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automatic-styles>
    <style:style style:name="co6" style:family="table-column">
      <style:table-column-properties fo:break-before="auto" style:column-width="0.859cm"/>
    </style:style>
    <style:style style:name="co7" style:family="table-column">
      <style:table-column-properties fo:break-before="auto" style:column-width="0.942cm"/>
    </style:style>
    <style:style style:name="co8" style:family="table-column">
      <style:table-column-properties fo:break-before="auto" style:column-width="1.192cm"/>
    </style:style>
    <style:style style:name="co9" style:family="table-column">
      <style:table-column-properties fo:break-before="auto" style:column-width="1.748cm"/>
    </style:style>
    <style:style style:name="co10" style:family="table-column">
      <style:table-column-properties fo:break-before="auto" style:column-width="1.774cm"/>
    </style:style>
    <style:style style:name="co11" style:family="table-column">
      <style:table-column-properties fo:break-before="auto" style:column-width="1.663cm"/>
    </style:style>
    <style:style style:name="co12" style:family="table-column">
      <style:table-column-properties fo:break-before="auto" style:column-width="1.58cm"/>
    </style:style>
    <style:style style:name="co5" style:family="table-column">
      <style:table-column-properties fo:break-before="auto" style:column-width="2.267cm"/>
    </style:style>
    <style:style style:name="co13" style:family="table-column">
      <style:table-column-properties fo:break-before="auto" style:column-width="1.332cm"/>
    </style:style>
    <style:style style:name="co15" style:family="table-column">
      <style:table-column-properties fo:break-before="auto" style:column-width="1.94cm"/>
    </style:style>
    <style:style style:name="co16" style:family="table-column">
      <style:table-column-properties fo:break-before="auto" style:column-width="0.159cm"/>
    </style:style>
    <style:style style:name="co17" style:family="table-column">
      <style:table-column-properties fo:break-before="auto" style:column-width="1.886cm"/>
    </style:style>
    <style:style style:name="co18" style:family="table-column">
      <style:table-column-properties fo:break-before="auto" style:column-width="0.499cm"/>
    </style:style>
    <style:style style:name="ro4" style:family="table-row">
      <style:table-row-properties style:row-height="0.478cm" fo:break-before="auto" style:use-optimal-row-height="true"/>
    </style:style>
    <style:style style:name="ro2" style:family="table-row">
      <style:table-row-properties style:row-height="0.132cm" fo:break-before="auto" style:use-optimal-row-height="false"/>
    </style:style>
    <style:style style:name="ro3" style:family="table-row">
      <style:table-row-properties style:row-height="0.499cm" fo:break-before="auto" style:use-optimal-row-height="false"/>
    </style:style>
    <style:style style:name="ro5" style:family="table-row">
      <style:table-row-properties style:row-height="0.19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53" style:family="table-cell" style:parent-style-name="Default" style:data-style-name="N100"/>
    <style:style style:name="ce454" style:family="table-cell" style:parent-style-name="Default" style:data-style-name="N100">
      <style:text-properties style:font-name="IPA明朝" style:font-name-asian="IPA明朝" style:font-name-complex="Tahoma"/>
    </style:style>
    <style:style style:name="ce45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56"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57"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035cm solid #000000"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transparent"/>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8"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2" style:family="table-cell" style:parent-style-name="Default">
      <style:table-cell-properties fo:border-bottom="0.035cm solid #000000" style:diagonal-bl-tr="none" style:diagonal-tl-br="none" fo:background-color="transparent" fo:border-left="none"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6pt" fo:font-style="normal" fo:text-shadow="none" style:text-underline-style="none" fo:font-weight="normal" style:font-name-asian="IPA明朝" style:font-size-asian="6pt" style:font-style-asian="normal" style:font-weight-asian="normal" style:font-size-complex="6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none" style:diagonal-bl-tr="none" style:diagonal-tl-br="none" fo:background-color="transparent" fo:border-left="none" fo:border-right="none"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9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0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1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4" style:family="table-cell" style:parent-style-name="Default">
      <style:text-properties style:font-name="IPA明朝" style:font-name-asian="IPA明朝" style:font-name-complex="Tahoma"/>
    </style:style>
    <style:style style:name="ce12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41" style:family="table-cell" style:parent-style-name="Default" style:data-style-name="N5116">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3"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3"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55" style:family="table-cell" style:parent-style-name="Default">
      <style:table-cell-properties fo:border-bottom="0.035cm solid #000000"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62"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7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5"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7"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8"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83"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8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6"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9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0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0.035cm solid #000000"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23" style:family="table-cell" style:parent-style-name="Default">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9" style:family="table-cell" style:parent-style-name="Default">
      <style:table-cell-properties fo:border-bottom="none" style:diagonal-bl-tr="none" style:diagonal-tl-br="none" fo:background-color="transparent" fo:border-left="none" fo:border-right="0.035cm solid #000000"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6"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8"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40"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4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42" style:family="table-cell" style:parent-style-name="Default">
      <style:table-cell-properties fo:border-bottom="none" style:diagonal-bl-tr="none" style:diagonal-tl-br="none" fo:border-left="none" fo:border-right="0.035cm solid #000000" fo:border-top="non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43" style:family="table-cell" style:parent-style-name="Default">
      <style:table-cell-properties fo:background-color="transparent"/>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45"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4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4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54"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7"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0" style:family="table-cell" style:parent-style-name="Default" style:data-style-name="N110">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1"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3"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8"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9"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70"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7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2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7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28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6"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9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9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92"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4"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5"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6" style:family="table-cell" style:parent-style-name="Default" style:data-style-name="N100">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7"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8"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9"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0"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3"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04"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5"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6"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0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0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0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1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11"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9pt" fo:font-style="normal" fo:text-shadow="none" style:text-underline-style="none" fo:font-weight="normal" style:font-name-asian="IPA明朝" style:font-size-asian="9pt" style:font-style-asian="normal" style:font-weight-asian="normal" style:font-name-complex="Tahoma" style:font-size-complex="9pt" style:font-style-complex="normal" style:font-weight-complex="normal"/>
    </style:style>
    <style:style style:name="ce31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1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1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9"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2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7"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3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3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32"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3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34" style:family="table-cell" style:parent-style-name="Default">
      <style:text-properties style:font-name="IPA明朝" style:font-name-asian="IPA明朝"/>
    </style:style>
    <style:style style:name="ce335"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36"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37"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338" style:family="table-cell" style:parent-style-name="Default">
      <style:table-cell-properties fo:border-bottom="none" fo:border-left="0.035cm solid #000000" fo:border-right="none" fo:border-top="none"/>
      <style:text-properties style:font-name="IPA明朝" style:font-name-asian="IPA明朝"/>
    </style:style>
    <style:style style:name="ce339" style:family="table-cell" style:parent-style-name="Default">
      <style:table-cell-properties fo:border-bottom="none" fo:border-left="0.035cm solid #000000" fo:border-right="none" fo:border-top="0.035cm solid #000000"/>
      <style:text-properties style:font-name="IPA明朝" style:font-name-asian="IPA明朝"/>
    </style:style>
    <style:style style:name="ce340"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weight="bold" style:font-name-asian="IPA明朝" style:font-weight-asian="bold" style:font-weight-complex="bold"/>
    </style:style>
    <style:style style:name="ce34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weight="bold" style:font-name-asian="IPA明朝" style:font-weight-asian="bold" style:font-weight-complex="bold"/>
    </style:style>
    <style:style style:name="ce342" style:family="table-cell" style:parent-style-name="Default">
      <style:table-cell-properties fo:border-bottom="none" fo:border-left="0.035cm solid #000000" fo:border-right="none" fo:border-top="none" style:vertical-align="middle"/>
      <style:text-properties style:font-name="IPA明朝" style:font-name-asian="IPA明朝"/>
    </style:style>
    <style:style style:name="ce343"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344" style:family="table-cell" style:parent-style-name="Default">
      <style:table-cell-properties fo:border-bottom="none" fo:border-left="none" fo:border-right="none" fo:border-top="0.035cm solid #000000"/>
      <style:text-properties style:font-name="IPA明朝" style:font-name-asian="IPA明朝"/>
    </style:style>
    <style:style style:name="ce345" style:family="table-cell" style:parent-style-name="Default">
      <style:table-cell-properties fo:border-bottom="none" fo:border-left="none" fo:border-right="none" fo:border-top="0.035cm solid #000000"/>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6" style:family="table-cell" style:parent-style-name="Default">
      <style:table-cell-properties fo:border="none"/>
      <style:text-properties style:font-name="IPA明朝" style:font-name-asian="IPA明朝"/>
    </style:style>
    <style:style style:name="ce347" style:family="table-cell" style:parent-style-name="Default">
      <style:table-cell-properties fo:border="none" style:vertical-align="middle"/>
      <style:text-properties style:font-name="IPA明朝" style:font-name-asian="IPA明朝"/>
    </style:style>
    <style:style style:name="ce348" style:family="table-cell" style:parent-style-name="Default">
      <style:table-cell-properties style:vertical-align="middle"/>
      <style:text-properties style:font-name="IPA明朝" fo:font-size="10pt" style:font-name-asian="IPA明朝" style:font-size-asian="10pt" style:font-size-complex="10pt"/>
    </style:style>
    <style:style style:name="ce349" style:family="table-cell" style:parent-style-name="Default">
      <style:table-cell-properties style:vertical-align="middle"/>
      <style:text-properties style:font-name="IPA明朝" style:font-name-asian="IPA明朝"/>
    </style:style>
    <style:style style:name="ce350"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1" style:family="table-cell" style:parent-style-name="Default">
      <style:table-cell-properties style:text-align-source="fix" style:repeat-content="false" style:vertical-align="middle"/>
      <style:paragraph-properties fo:text-align="end" fo:margin-left="0cm"/>
      <style:text-properties style:font-name="IPA明朝" fo:font-size="8pt" style:font-name-asian="IPA明朝" style:font-size-asian="8pt" style:font-size-complex="8pt"/>
    </style:style>
    <style:style style:name="ce352" style:family="table-cell" style:parent-style-name="Default">
      <style:table-cell-properties style:vertical-align="middle"/>
      <style:text-properties style:font-name="IPA明朝" fo:font-size="8pt" style:font-name-asian="IPA明朝" style:font-size-asian="8pt" style:font-size-complex="8pt"/>
    </style:style>
    <style:style style:name="ce353" style:family="table-cell" style:parent-style-name="Default" style:data-style-name="N100">
      <style:table-cell-properties style:vertical-align="middle"/>
      <style:text-properties style:font-name="IPA明朝" style:font-name-asian="IPA明朝"/>
    </style:style>
    <style:style style:name="ce354" style:family="table-cell" style:parent-style-name="Default" style:data-style-name="N100">
      <style:table-cell-properties fo:border-bottom="0.035cm solid #000000" fo:border-left="none" fo:border-right="none" fo:border-top="none" style:vertical-align="middle"/>
      <style:text-properties style:font-name="IPA明朝" style:font-name-asian="IPA明朝"/>
    </style:style>
    <style:style style:name="ce355" style:family="table-cell" style:parent-style-name="Default">
      <style:table-cell-properties fo:border-bottom="none" fo:border-left="none" fo:border-right="none" fo:border-top="0.035cm solid #000000"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6" style:family="table-cell" style:parent-style-name="Default" style:data-style-name="N100">
      <style:table-cell-properties style:text-align-source="fix" style:repeat-content="false" style:vertical-align="middle"/>
      <style:paragraph-properties fo:text-align="start" fo:margin-left="0cm"/>
      <style:text-properties style:font-name="IPA明朝" style:font-name-asian="IPA明朝"/>
    </style:style>
    <style:style style:name="ce357" style:family="table-cell" style:parent-style-name="Default">
      <style:table-cell-properties style:text-align-source="fix" style:repeat-content="false" style:vertical-align="middle"/>
      <style:paragraph-properties fo:text-align="end" fo:margin-left="0cm"/>
      <style:text-properties style:font-name="IPA明朝" fo:font-size="18pt" fo:font-weight="bold" style:font-name-asian="IPA明朝" style:font-size-asian="18pt" style:font-weight-asian="bold" style:font-size-complex="18pt" style:font-weight-complex="bold"/>
    </style:style>
    <style:style style:name="ce358" style:family="table-cell" style:parent-style-name="Default">
      <style:table-cell-properties style:text-align-source="fix" style:repeat-content="false" style:vertical-align="middle"/>
      <style:paragraph-properties fo:text-align="center" fo:margin-left="0cm"/>
      <style:text-properties fo:color="#000000" style:font-name="IPA明朝" fo:font-size="18pt" fo:language="zxx" fo:country="none" fo:font-weight="bold" style:font-name-asian="IPA明朝" style:font-size-asian="18pt" style:language-asian="zxx" style:country-asian="none" style:font-weight-asian="bold" style:font-name-complex="MS UI Gothic" style:font-size-complex="18pt" style:language-complex="zxx" style:country-complex="none" style:font-weight-complex="bold"/>
    </style:style>
    <style:style style:name="ce359"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size-complex="10pt"/>
    </style:style>
    <style:style style:name="ce360"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361" style:family="table-cell" style:parent-style-name="Default" style:data-style-name="N100">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62"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363"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64"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65"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2pt" style:font-name-asian="IPA明朝" style:font-size-asian="12pt" style:font-name-complex="Tahoma" style:font-size-complex="12pt"/>
    </style:style>
    <style:style style:name="ce366" style:family="table-cell" style:parent-style-name="Default">
      <style:table-cell-properties style:text-align-source="fix" style:repeat-content="false" style:vertical-align="middle"/>
      <style:paragraph-properties fo:text-align="start" fo:margin-left="0cm"/>
      <style:text-properties style:font-name="IPA明朝" style:font-name-asian="IPA明朝"/>
    </style:style>
    <style:style style:name="ce367"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368"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369" style:family="table-cell" style:parent-style-name="Default" style:data-style-name="N110">
      <style:table-cell-properties fo:border-bottom="none" style:text-align-source="fix" style:repeat-content="false" fo:border-left="0.035cm solid #000000" fo:border-right="none" fo:border-top="0.035cm solid #000000"/>
      <style:paragraph-properties fo:text-align="center" fo:margin-left="0cm"/>
      <style:text-properties style:font-name="IPA明朝" style:text-underline-style="solid" style:text-underline-width="auto" style:text-underline-color="font-color" style:font-name-asian="IPA明朝"/>
    </style:style>
    <style:style style:name="ce370"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371" style:family="table-cell" style:parent-style-name="Default">
      <style:table-cell-properties fo:border-bottom="none" fo:border-left="0.035cm solid #000000" fo:border-right="none" fo:border-top="none" style:vertical-align="middle"/>
      <style:text-properties style:font-name="IPA明朝" fo:font-size="7.5pt" style:font-name-asian="IPA明朝" style:font-size-asian="7.5pt" style:font-size-complex="7.5pt"/>
    </style:style>
    <style:style style:name="ce372" style:family="table-cell" style:parent-style-name="Default">
      <style:table-cell-properties fo:border-bottom="none" fo:border-left="0.035cm solid #000000" fo:border-right="none" fo:border-top="none"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373" style:family="table-cell" style:parent-style-name="Default" style:data-style-name="N100">
      <style:table-cell-properties style:text-align-source="fix" style:repeat-content="false" style:shrink-to-fit="true" style:vertical-align="middle"/>
      <style:paragraph-properties fo:text-align="start" fo:margin-left="0cm"/>
      <style:text-properties style:font-name="IPA明朝" style:font-name-asian="IPA明朝"/>
    </style:style>
    <style:style style:name="ce374" style:family="table-cell" style:parent-style-name="Default">
      <style:table-cell-properties style:shrink-to-fit="true" style:vertical-align="middle"/>
      <style:text-properties style:font-name="IPA明朝" style:font-name-asian="IPA明朝"/>
    </style:style>
    <style:style style:name="ce375" style:family="table-cell" style:parent-style-name="Default" style:data-style-name="N100">
      <style:table-cell-properties style:shrink-to-fit="true" style:vertical-align="middle"/>
      <style:text-properties style:font-name="IPA明朝" style:font-name-asian="IPA明朝"/>
    </style:style>
    <style:style style:name="ce376" style:family="table-cell" style:parent-style-name="Default" style:data-style-name="N100">
      <style:table-cell-properties fo:border-bottom="0.035cm solid #000000" fo:border-left="none" fo:border-right="none" style:shrink-to-fit="true" fo:border-top="none" style:vertical-align="middle"/>
      <style:text-properties style:font-name="IPA明朝" style:font-name-asian="IPA明朝"/>
    </style:style>
    <style:style style:name="ce377"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378" style:family="table-cell" style:parent-style-name="Default">
      <style:table-cell-properties style:vertical-align="bottom"/>
      <style:text-properties style:font-name="IPA明朝" style:font-name-asian="IPA明朝"/>
    </style:style>
    <style:style style:name="ce379" style:family="table-cell" style:parent-style-name="Default" style:data-style-name="N100">
      <style:table-cell-properties fo:wrap-option="no-wrap" style:vertical-align="bottom"/>
      <style:text-properties style:font-name="IPA明朝" style:font-name-asian="IPA明朝"/>
    </style:style>
    <style:style style:name="ce380" style:family="table-cell" style:parent-style-name="Default">
      <style:table-cell-properties fo:border-bottom="none" style:text-align-source="fix" style:repeat-content="false" fo:wrap-option="wrap" fo:border-left="none" fo:border-right="0.035cm solid #000000" style:shrink-to-fit="true" fo:border-top="none" style:vertical-align="top"/>
      <style:paragraph-properties fo:text-align="start" fo:margin-left="0cm"/>
      <style:text-properties style:font-name="IPA明朝" style:font-name-asian="IPA明朝"/>
    </style:style>
    <style:style style:name="ce381"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382" style:family="table-cell" style:parent-style-name="Default">
      <style:table-cell-properties style:text-align-source="fix" style:repeat-content="false" style:vertical-align="middle"/>
      <style:paragraph-properties fo:text-align="start"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83" style:family="table-cell" style:parent-style-name="Default">
      <style:table-cell-properties style:text-align-source="value-type" style:repeat-content="false" style:vertical-align="middle"/>
      <style:paragraph-properties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84"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end" fo:margin-left="0cm"/>
      <style:text-properties style:font-name="IPA明朝" style:font-name-asian="IPA明朝"/>
    </style:style>
    <style:style style:name="ce385" style:family="table-cell" style:parent-style-name="Default">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86"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387"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388" style:family="table-cell" style:parent-style-name="Default" style:data-style-name="N100">
      <style:table-cell-properties fo:border-bottom="0.018cm solid #000000" fo:border-left="none" fo:border-right="none" style:shrink-to-fit="true" fo:border-top="none" style:vertical-align="bottom"/>
      <style:text-properties style:font-name="IPA明朝" style:font-name-asian="IPA明朝" style:font-name-complex="Tahoma"/>
    </style:style>
    <style:style style:name="ce389"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90"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91"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392"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393"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style>
    <style:style style:name="ce394"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start" fo:margin-left="0cm"/>
      <style:text-properties style:font-name="IPA明朝" style:font-name-asian="IPA明朝"/>
    </style:style>
    <style:style style:name="ce395" style:family="table-cell" style:parent-style-name="Default">
      <style:table-cell-properties fo:border-bottom="none" fo:wrap-option="wrap" fo:border-left="0.035cm solid #000000" fo:border-right="none" fo:border-top="none"/>
      <style:text-properties style:font-name="IPA明朝" style:font-name-asian="IPA明朝"/>
    </style:style>
    <style:style style:name="ce396" style:family="table-cell" style:parent-style-name="Default">
      <style:table-cell-properties fo:border-bottom="0.035cm solid #000000" fo:border-left="0.035cm solid #000000" fo:border-right="none" fo:border-top="none"/>
      <style:text-properties style:font-name="IPA明朝" style:font-name-asian="IPA明朝"/>
    </style:style>
    <style:style style:name="ce397" style:family="table-cell" style:parent-style-name="Default">
      <style:table-cell-properties fo:border-bottom="none" fo:wrap-option="wrap" fo:border-left="none" fo:border-right="0.035cm solid #000000" fo:border-top="none" style:vertical-align="top"/>
      <style:text-properties style:font-name="IPA明朝" style:font-name-asian="IPA明朝"/>
    </style:style>
    <style:style style:name="ce398" style:family="table-cell" style:parent-style-name="Default">
      <style:table-cell-properties fo:wrap-option="wrap"/>
      <style:text-properties style:font-name="IPA明朝" style:font-name-asian="IPA明朝"/>
    </style:style>
    <style:style style:name="ce399" style:family="table-cell" style:parent-style-name="Default">
      <style:table-cell-properties fo:border-bottom="0.035cm solid #000000" fo:border-left="none" fo:border-right="none" fo:border-top="none"/>
      <style:text-properties style:font-name="IPA明朝" style:font-name-asian="IPA明朝"/>
    </style:style>
    <style:style style:name="ce400" style:family="table-cell" style:parent-style-name="Default">
      <style:table-cell-properties fo:border-bottom="none" style:text-align-source="fix" style:repeat-content="false" fo:border-left="none" fo:border-right="none" fo:border-top="0.035cm solid #000000" style:vertical-align="middle"/>
      <style:paragraph-properties fo:text-align="start"/>
      <style:text-properties style:font-name="IPA明朝" fo:font-size="10pt" style:font-name-asian="IPA明朝" style:font-size-asian="10pt" style:font-size-complex="10pt"/>
    </style:style>
    <style:style style:name="ce401" style:family="table-cell" style:parent-style-name="Default">
      <style:table-cell-properties style:text-align-source="fix" style:repeat-content="false" fo:border="0.002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402" style:family="table-cell" style:parent-style-name="Default">
      <style:table-cell-properties style:text-align-source="fix" style:repeat-content="false" fo:border="0.002cm solid #000000"/>
      <style:paragraph-properties fo:text-align="start" fo:margin-left="0cm"/>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403" style:family="table-cell" style:parent-style-name="Default">
      <style:table-cell-properties style:text-align-source="fix" style:repeat-content="false" fo:border="none"/>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404" style:family="table-cell" style:parent-style-name="Default">
      <style:table-cell-properties fo:border-bottom="none" fo:border-left="none" fo:border-right="none" fo:border-top="0.035cm solid #000000" style:vertical-align="middle"/>
      <style:text-properties style:font-name="IPA明朝" fo:font-size="12pt" style:font-name-asian="IPA明朝" style:font-size-asian="12pt" style:font-size-complex="12pt"/>
    </style:style>
    <style:style style:name="ce405" style:family="table-cell" style:parent-style-name="Default">
      <style:table-cell-properties style:vertical-align="middle"/>
      <style:text-properties style:font-name="IPA明朝" fo:font-size="12pt" style:font-name-asian="IPA明朝" style:font-size-asian="12pt" style:font-size-complex="12pt"/>
    </style:style>
    <style:style style:name="ce406" style:family="table-cell" style:parent-style-name="Default">
      <style:table-cell-properties fo:border-bottom="none" fo:border-left="none" fo:border-right="none" fo:border-top="0.002cm solid #000000"/>
      <style:text-properties style:font-name="IPA明朝" fo:font-size="8pt" style:font-name-asian="IPA明朝" style:font-size-asian="8pt" style:font-size-complex="8pt"/>
    </style:style>
    <style:style style:name="ce407" style:family="table-cell" style:parent-style-name="Default">
      <style:text-properties style:font-name="IPA明朝" fo:font-size="8pt" style:font-name-asian="IPA明朝" style:font-size-asian="8pt" style:font-size-complex="8pt"/>
    </style:style>
    <style:style style:name="ce40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2pt" style:font-name-asian="IPA明朝" style:font-size-asian="12pt" style:font-size-complex="12pt"/>
    </style:style>
    <style:style style:name="ce409" style:family="table-cell" style:parent-style-name="Default">
      <style:table-cell-properties style:vertical-align="middle"/>
      <style:text-properties style:font-name="IPA明朝" fo:font-size="11pt" style:font-name-asian="IPA明朝" style:font-size-asian="11pt" style:font-size-complex="11pt"/>
    </style:style>
    <style:style style:name="ce410" style:family="table-cell" style:parent-style-name="Default">
      <style:table-cell-properties fo:border-bottom="none" fo:border-left="none" fo:border-right="none" fo:border-top="0.002cm solid #000000"/>
      <style:text-properties style:font-name="IPA明朝" style:font-name-asian="IPA明朝"/>
    </style:style>
    <style:style style:name="ce411" style:family="table-cell" style:parent-style-name="Default" style:data-style-name="N100">
      <style:table-cell-properties style:vertical-align="middle"/>
      <style:text-properties style:font-name="IPA明朝" fo:font-size="10pt" style:font-name-asian="IPA明朝" style:font-size-asian="10pt" style:font-size-complex="10pt"/>
    </style:style>
    <style:style style:name="ce412" style:family="table-cell" style:parent-style-name="Default">
      <style:table-cell-properties style:vertical-align="middle"/>
      <style:text-properties style:font-name="IPA明朝" fo:font-size="7.5pt" style:font-name-asian="IPA明朝" style:font-size-asian="7.5pt" style:font-size-complex="7.5pt"/>
    </style:style>
    <style:style style:name="ce413"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style:font-name-asian="IPA明朝"/>
    </style:style>
    <style:style style:name="ce414" style:family="table-cell" style:parent-style-name="Default">
      <style:table-cell-properties fo:border="none" style:vertical-align="middle"/>
      <style:text-properties style:font-name="IPA明朝" fo:font-size="12pt" style:font-name-asian="IPA明朝" style:font-size-asian="12pt" style:font-size-complex="12pt"/>
    </style:style>
    <style:style style:name="ce415"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7.5pt" style:font-name-asian="IPA明朝" style:font-size-asian="7.5pt" style:font-size-complex="7.5pt"/>
    </style:style>
    <style:style style:name="ce416"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417"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418" style:family="table-cell" style:parent-style-name="Default">
      <style:table-cell-properties style:text-align-source="fix" style:repeat-content="false" fo:border="none" style:vertical-align="middle"/>
      <style:paragraph-properties fo:text-align="center" fo:margin-left="0cm"/>
      <style:text-properties style:font-name="IPA明朝" fo:font-size="12pt" style:font-name-asian="IPA明朝" style:font-size-asian="12pt" style:font-name-complex="Tahoma" style:font-size-complex="12pt"/>
    </style:style>
    <style:style style:name="ce419"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420" style:family="table-cell" style:parent-style-name="Default">
      <style:table-cell-properties style:vertical-align="bottom"/>
      <style:text-properties style:font-name="IPA明朝" fo:font-size="10pt" style:font-name-asian="IPA明朝" style:font-size-asian="10pt" style:font-name-complex="Tahoma" style:font-size-complex="10pt"/>
    </style:style>
    <style:style style:name="ce421"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style:text-properties style:font-name="IPA明朝" style:font-name-asian="IPA明朝"/>
    </style:style>
    <style:style style:name="ce422" style:family="table-cell" style:parent-style-name="Default">
      <style:table-cell-properties fo:border-bottom="none" fo:border-left="none" fo:border-right="0.035cm solid #000000" fo:border-top="0.035cm solid #000000" style:vertical-align="middle"/>
      <style:text-properties style:font-name="IPA明朝" style:font-name-asian="IPA明朝"/>
    </style:style>
    <style:style style:name="ce423" style:family="table-cell" style:parent-style-name="Default">
      <style:table-cell-properties fo:border-bottom="none" fo:border-left="none" fo:border-right="0.035cm solid #000000" fo:border-top="none" style:vertical-align="middle"/>
      <style:text-properties style:font-name="IPA明朝" style:font-name-asian="IPA明朝"/>
    </style:style>
    <style:style style:name="ce424" style:family="table-cell" style:parent-style-name="Default">
      <style:table-cell-properties fo:border-bottom="none" fo:border-left="none" fo:border-right="0.035cm solid #000000" fo:border-top="0.035cm solid #000000"/>
      <style:text-properties style:font-name="IPA明朝" style:font-name-asian="IPA明朝"/>
    </style:style>
    <style:style style:name="ce425" style:family="table-cell" style:parent-style-name="Default">
      <style:table-cell-properties fo:border-bottom="none" fo:border-left="none" fo:border-right="0.035cm solid #000000" fo:border-top="none"/>
      <style:text-properties style:font-name="IPA明朝" style:font-name-asian="IPA明朝"/>
    </style:style>
    <style:style style:name="ce426" style:family="table-cell" style:parent-style-name="Default">
      <style:table-cell-properties fo:border-bottom="none" fo:border-left="none" fo:border-right="0.035cm solid #000000" fo:border-top="0.002cm solid #000000"/>
      <style:text-properties style:font-name="IPA明朝" style:font-name-asian="IPA明朝"/>
    </style:style>
    <style:style style:name="ce427" style:family="table-cell" style:parent-style-name="Default">
      <style:table-cell-properties fo:border-bottom="none" fo:wrap-option="wrap" fo:border-left="none" fo:border-right="0.035cm solid #000000" fo:border-top="none"/>
      <style:text-properties style:font-name="IPA明朝" style:font-name-asian="IPA明朝"/>
    </style:style>
    <style:style style:name="ce428" style:family="table-cell" style:parent-style-name="Default">
      <style:table-cell-properties fo:border-bottom="0.035cm solid #000000" fo:border-left="none" fo:border-right="0.035cm solid #000000" fo:border-top="none"/>
      <style:text-properties style:font-name="IPA明朝" style:font-name-asian="IPA明朝"/>
    </style:style>
    <style:style style:name="ce429" style:family="table-cell" style:parent-style-name="Default">
      <style:table-cell-properties fo:border-bottom="none" style:text-align-source="value-type" style:repeat-content="false" fo:border-left="0.035cm solid #000000" fo:border-right="none" fo:border-top="0.035cm solid #000000" style:vertical-align="middle"/>
      <style:paragraph-properties fo:margin-left="0cm"/>
      <style:text-properties style:font-name="IPA明朝" fo:font-weight="bold" style:font-name-asian="IPA明朝" style:font-weight-asian="bold" style:font-weight-complex="bold"/>
    </style:style>
    <style:style style:name="ce430"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431" style:family="table-cell" style:parent-style-name="Default" style:data-style-name="N100">
      <style:table-cell-properties fo:border="none" style:vertical-align="middle"/>
      <style:text-properties style:font-name="IPA明朝" style:font-name-asian="IPA明朝"/>
    </style:style>
    <style:style style:name="ce432" style:family="table-cell" style:parent-style-name="Default" style:data-style-name="N100">
      <style:table-cell-properties fo:border-bottom="none" fo:wrap-option="wrap" fo:border-left="none" fo:border-right="0.035cm solid #000000" fo:border-top="none" style:vertical-align="top"/>
      <style:text-properties style:font-name="IPA明朝" style:font-name-asian="IPA明朝"/>
    </style:style>
    <style:style style:name="ce433" style:family="table-cell" style:parent-style-name="Default" style:data-style-name="N100">
      <style:text-properties style:font-name="IPA明朝" style:font-name-asian="IPA明朝"/>
    </style:style>
    <style:style style:name="ce434" style:family="table-cell" style:parent-style-name="Default" style:data-style-name="N100">
      <style:table-cell-properties fo:border="none"/>
      <style:text-properties style:font-name="IPA明朝" style:font-name-asian="IPA明朝"/>
    </style:style>
    <style:style style:name="ce435" style:family="table-cell" style:parent-style-name="Default">
      <style:table-cell-properties style:vertical-align="middle"/>
      <style:text-properties style:font-name="IPA明朝" style:text-underline-style="solid" style:text-underline-width="auto" style:text-underline-color="font-color" style:font-name-asian="IPA明朝"/>
    </style:style>
    <style:style style:name="ce436" style:family="table-cell" style:parent-style-name="Default" style:data-style-name="N100">
      <style:table-cell-properties fo:border-bottom="none" fo:border-left="none" fo:border-right="none" fo:border-top="0.035cm solid #000000" style:vertical-align="middle"/>
      <style:text-properties style:font-name="IPA明朝" style:font-name-asian="IPA明朝"/>
    </style:style>
    <style:style style:name="ce437" style:family="table-cell" style:parent-style-name="Default">
      <style:table-cell-properties fo:border="0.035cm solid #000000" style:vertical-align="middle"/>
      <style:text-properties style:font-name="IPA明朝" style:font-name-asian="IPA明朝"/>
    </style:style>
    <style:style style:name="ce438" style:family="table-cell" style:parent-style-name="Default">
      <style:table-cell-properties fo:border="0.035cm solid #000000" style:vertical-align="middle"/>
      <style:text-properties style:font-name="IPA明朝" style:font-name-asian="IPA明朝" style:font-name-complex="Tahoma"/>
    </style:style>
    <style:style style:name="ce439" style:family="table-cell" style:parent-style-name="Default">
      <style:table-cell-properties style:vertical-align="middle"/>
      <style:text-properties style:font-name="IPA明朝" fo:font-size="9pt" style:font-name-asian="IPA明朝" style:font-size-asian="9pt" style:font-size-complex="9pt"/>
    </style:style>
    <style:style style:name="ce440" style:family="table-cell" style:parent-style-name="Default">
      <style:table-cell-properties style:vertical-align="middle"/>
      <style:text-properties style:font-name="IPA明朝" fo:font-size="10pt" style:font-name-asian="IPA明朝" style:font-size-asian="10pt" style:font-name-complex="Tahoma" style:font-size-complex="10pt"/>
    </style:style>
    <style:style style:name="ce441" style:family="table-cell" style:parent-style-name="Default" style:data-style-name="N112">
      <style:table-cell-properties style:text-align-source="fix" style:repeat-content="false" style:vertical-align="middle"/>
      <style:paragraph-properties fo:text-align="start" fo:margin-left="0cm"/>
      <style:text-properties style:font-name="IPA明朝" fo:font-size="10pt" style:font-name-asian="IPA明朝" style:font-size-asian="10pt" style:font-name-complex="Tahoma" style:font-size-complex="10pt"/>
    </style:style>
    <style:style style:name="ce442" style:family="table-cell" style:parent-style-name="Default">
      <style:table-cell-properties style:vertical-align="middle"/>
      <style:text-properties style:font-name="IPA明朝" style:font-name-asian="IPA明朝" style:font-name-complex="Tahoma"/>
    </style:style>
    <style:style style:name="ce443" style:family="table-cell" style:parent-style-name="Default">
      <style:table-cell-properties fo:border="none" style:vertical-align="middle"/>
      <style:text-properties style:font-name="IPA明朝" fo:font-size="10pt" style:font-name-asian="IPA明朝" style:font-size-asian="10pt" style:font-name-complex="Tahoma" style:font-size-complex="10pt"/>
    </style:style>
    <style:style style:name="ce444" style:family="table-cell" style:parent-style-name="Default">
      <style:table-cell-properties fo:border-bottom="0.035cm solid #000000" fo:border-left="none" fo:border-right="none" fo:border-top="none" style:vertical-align="middle"/>
      <style:text-properties style:font-name="IPA明朝" fo:font-size="10pt" style:font-name-asian="IPA明朝" style:font-size-asian="10pt" style:font-name-complex="Tahoma" style:font-size-complex="10pt"/>
    </style:style>
    <style:style style:name="ce445" style:family="table-cell" style:parent-style-name="Default">
      <style:table-cell-properties fo:border-bottom="none" fo:border-left="none" fo:border-right="none" fo:border-top="0.035cm solid #000000" style:vertical-align="middle"/>
      <style:text-properties style:font-name="IPA明朝" fo:font-size="9pt" style:font-name-asian="IPA明朝" style:font-size-asian="9pt" style:font-size-complex="9pt"/>
    </style:style>
    <style:style style:name="ce446" style:family="table-cell" style:parent-style-name="Default" style:data-style-name="N100">
      <style:table-cell-properties fo:border="none" style:shrink-to-fit="true" style:vertical-align="middle"/>
      <style:text-properties style:font-name="IPA明朝" style:font-name-asian="IPA明朝"/>
    </style:style>
    <style:style style:name="ce447" style:family="table-cell" style:parent-style-name="Default" style:data-style-name="N100">
      <style:table-cell-properties fo:wrap-option="wrap" style:vertical-align="middle"/>
      <style:text-properties style:font-name="IPA明朝" style:font-name-asian="IPA明朝"/>
    </style:style>
    <style:style style:name="ce448"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9pt" style:font-name-asian="IPA明朝" style:font-size-asian="9pt" style:font-size-complex="9pt"/>
    </style:style>
    <style:style style:name="ce449"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font-name-complex="Tahoma"/>
    </style:style>
    <style:style style:name="ce450" style:family="table-cell" style:parent-style-name="Default">
      <style:table-cell-properties fo:border-bottom="none" fo:border-left="none" fo:border-right="none" fo:border-top="0.035cm solid #000000"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51" style:family="table-cell" style:parent-style-name="Default">
      <style:table-cell-properties fo:border="none"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52" style:family="table-cell" style:parent-style-name="Default">
      <style:text-properties style:font-name="IPA明朝" fo:font-size="10pt" style:font-name-asian="IPA明朝" style:font-size-asian="10pt" style:font-size-complex="10pt"/>
    </style:style>
    <style:style style:name="ce458" style:family="table-cell" style:parent-style-name="Default">
      <style:table-cell-properties fo:border-bottom="none" fo:border-left="none" fo:border-right="none" fo:border-top="0.002cm solid #000000"/>
    </style:style>
    <style:style style:name="ce459"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460" style:family="table-cell" style:parent-style-name="Default" style:data-style-name="N100">
      <style:table-cell-properties fo:border="none" style:shrink-to-fit="true" style:vertical-align="middle"/>
      <style:text-properties style:font-name="IPA明朝" style:font-name-asian="IPA明朝" style:font-name-complex="Tahoma"/>
    </style:style>
    <style:style style:name="ce461" style:family="table-cell" style:parent-style-name="Default" style:data-style-name="N100">
      <style:table-cell-properties style:shrink-to-fit="true" style:vertical-align="middle"/>
      <style:text-properties style:font-name="IPA明朝" fo:font-size="9pt" style:font-name-asian="IPA明朝" style:font-size-asian="9pt" style:font-size-complex="9pt"/>
    </style:style>
    <style:style style:name="ce462"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9pt" style:font-name-asian="IPA明朝" style:font-size-asian="9pt" style:font-size-complex="9pt"/>
    </style:style>
    <style:style style:name="ce463" style:family="table-cell" style:parent-style-name="Default">
      <style:table-cell-properties fo:border-bottom="none" fo:border-left="none" fo:border-right="0.035cm solid #000000" fo:border-top="none" style:vertical-align="middle"/>
      <style:text-properties style:font-name="IPA明朝" fo:font-size="9pt" style:font-name-asian="IPA明朝" style:font-size-asian="9pt" style:font-size-complex="9pt"/>
    </style:style>
    <style:style style:name="gr1" style:family="graphic">
      <style:graphic-properties draw:opacity="0%" draw:textarea-horizontal-align="center" draw:textarea-vertical-align="middle"/>
    </style:style>
    <style:style style:name="gr2" style:family="graphic">
      <style:graphic-properties draw:stroke="solid" svg:stroke-width="0.018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3" style:family="graphic">
      <style:graphic-properties draw:stroke="solid" svg:stroke-width="0.026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5" style:family="graphic">
      <style:graphic-properties draw:textarea-vertical-align="middle"/>
    </style:style>
    <style:style style:name="gr6"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text-align="start"/>
    </style:style>
    <style:style style:name="T1" style:family="text">
      <style:text-properties style:use-window-font-color="true" style:text-outline="false" style:text-line-through-style="none" style:text-position="0% 100%"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T2" style:family="text">
      <style:text-properties style:use-window-font-color="true" style:text-outline="false" style:text-line-through-style="none" style:text-position="0% 100%"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T3" style:family="text">
      <style:text-properties style:use-window-font-color="true" style:text-outline="false" style:text-line-through-style="none" style:text-position="0% 100%"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T5" style:family="text">
      <style:text-properties style:font-name-asian="ＭＳ ゴシック" style:font-size-asian="10pt" style:font-name-complex="Tahoma" style:font-size-complex="10pt"/>
    </style:style>
    <style:style style:name="T6" style:family="text">
      <style:text-properties style:use-window-font-color="true" style:text-outline="false" style:text-line-through-style="none" style:text-position="0% 100%"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T7" style:family="text">
      <style:text-properties style:use-window-font-color="true" style:text-outline="false" style:text-line-through-style="none" style:text-position="0% 100%" style:font-name="ＭＳ 明朝" fo:font-size="9pt" fo:font-style="normal" fo:text-shadow="none" style:text-underline-style="solid" style:text-underline-width="auto" style:text-underline-color="font-color" fo:font-weight="normal" style:font-name-asian="ＭＳ 明朝" style:font-size-asian="9pt" style:font-style-asian="normal" style:font-weight-asian="normal" style:font-size-complex="9pt" style:font-style-complex="normal" style:font-weight-complex="normal"/>
    </style:style>
    <style:style style:name="T8" style:family="text">
      <style:text-properties style:font-name="ＭＳ ゴシック1" fo:font-weight="bold" style:font-weight-asian="bold" style:font-weight-complex="bold"/>
    </style:style>
    <style:style style:name="T9" style:family="text">
      <style:text-properties fo:font-size="9pt" style:font-size-asian="9pt" style:font-size-complex="9pt"/>
    </style:style>
  </office:automatic-styles>
  <office:body>
    <office:spreadsheet>
      <table:table table:name="精神障害者保健福祉手帳用診断書" table:style-name="ta1" table:print-ranges="精神障害者保健福祉手帳用診断書.A1:精神障害者保健福祉手帳用診断書.IN225">
        <office:forms form:automatic-focus="false" form:apply-design-mode="false">
          <form:form form:name="Standard" form:apply-filter="true" form:control-implementation="ooo:com.sun.star.form.component.Form" office:target-frame="" xlink:href="">
            <form:properties>
              <form:property form:property-name="PropertyChangeNotificationEnabled" office:value-type="boolean" office:boolean-value="true"/>
            </form:properties>
            <form:checkbox form:name="Check Box 1" form:control-implementation="ooo:com.sun.star.form.component.CheckBox" form:id="contro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form:id="contro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 form:control-implementation="ooo:com.sun.star.form.component.CheckBox" form:id="contro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4" form:control-implementation="ooo:com.sun.star.form.component.CheckBox" form:id="contro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5" form:control-implementation="ooo:com.sun.star.form.component.CheckBox" form:id="contro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5" table:default-cell-style-name="ce25"/>
        <table:table-column table:style-name="co16" table:number-columns-repeated="127" table:default-cell-style-name="ce25"/>
        <table:table-column table:style-name="co16" table:number-columns-repeated="119" table:default-cell-style-name="ce264"/>
        <table:table-column table:style-name="co16" table:number-columns-repeated="10" table:default-cell-style-name="ce25"/>
        <table:table-column table:style-name="co17" table:number-columns-repeated="767" table:default-cell-style-name="Default"/>
        <table:table-row table:style-name="ro2">
          <table:table-cell table:style-name="ce6" office:value-type="string" table:number-columns-spanned="119" table:number-rows-spanned="5">
            <text:p>診　断　書　<text:span text:style-name="T1">（精神障害者保健福祉手帳用）</text:span></text:p>
            <draw:circle table:end-cell-address="精神障害者保健福祉手帳用診断書.A1" table:end-x="0.001cm" table:end-y="0.001cm" draw:z-index="0" draw:style-name="gr1" draw:text-style-name="P1" svg:width="0.001cm" svg:height="0.001cm" svg:x="0cm" svg:y="0cm">
              <text:p/>
            </draw:circle>
            <draw:circle table:end-cell-address="精神障害者保健福祉手帳用診断書.A1" table:end-x="0.001cm" table:end-y="0.001cm" draw:z-index="1" draw:style-name="gr1" draw:text-style-name="P1" svg:width="0.001cm" svg:height="0.001cm" svg:x="0cm" svg:y="0cm">
              <text:p/>
            </draw:circle>
            <draw:circle table:end-cell-address="精神障害者保健福祉手帳用診断書.A1" table:end-x="0.001cm" table:end-y="0.001cm" draw:z-index="2" draw:style-name="gr1" draw:text-style-name="P1" svg:width="0.001cm" svg:height="0.001cm" svg:x="0cm" svg:y="0cm">
              <text:p/>
            </draw:circle>
            <draw:circle table:end-cell-address="精神障害者保健福祉手帳用診断書.A1" table:end-x="0.001cm" table:end-y="0.001cm" draw:z-index="3" draw:style-name="gr1" draw:text-style-name="P1" svg:width="0.001cm" svg:height="0.001cm" svg:x="0cm" svg:y="0cm">
              <text:p/>
            </draw:circle>
            <draw:circle table:end-cell-address="精神障害者保健福祉手帳用診断書.A1" table:end-x="0.001cm" table:end-y="0.001cm" draw:z-index="4" draw:style-name="gr1" draw:text-style-name="P1" svg:width="0.001cm" svg:height="0.001cm" svg:x="0cm" svg:y="0cm">
              <text:p/>
            </draw:circle>
            <draw:circle table:end-cell-address="精神障害者保健福祉手帳用診断書.A1" table:end-x="0.001cm" table:end-y="0.001cm" draw:z-index="5" draw:style-name="gr1" draw:text-style-name="P1" svg:width="0.001cm" svg:height="0.001cm" svg:x="0cm" svg:y="0cm">
              <text:p/>
            </draw:circle>
            <draw:circle table:end-cell-address="精神障害者保健福祉手帳用診断書.A1" table:end-x="0.001cm" table:end-y="0.001cm" draw:z-index="6" draw:style-name="gr1" draw:text-style-name="P1" svg:width="0.001cm" svg:height="0.001cm" svg:x="0cm" svg:y="0cm">
              <text:p/>
            </draw:circle>
            <draw:circle table:end-cell-address="精神障害者保健福祉手帳用診断書.A1" table:end-x="0.001cm" table:end-y="0.001cm" draw:z-index="7" draw:style-name="gr1" draw:text-style-name="P1" svg:width="0.001cm" svg:height="0.001cm" svg:x="0cm" svg:y="0cm">
              <text:p/>
            </draw:circle>
            <draw:circle table:end-cell-address="精神障害者保健福祉手帳用診断書.A1" table:end-x="0.001cm" table:end-y="0.001cm" draw:z-index="8" draw:style-name="gr1" draw:text-style-name="P1" svg:width="0.001cm" svg:height="0.001cm" svg:x="0cm" svg:y="0cm">
              <text:p/>
            </draw:circle>
            <draw:circle table:end-cell-address="精神障害者保健福祉手帳用診断書.A1" table:end-x="0.001cm" table:end-y="0.001cm" draw:z-index="9" draw:style-name="gr1" draw:text-style-name="P1" svg:width="0.001cm" svg:height="0.001cm" svg:x="0cm" svg:y="0cm">
              <text:p/>
            </draw:circle>
            <draw:circle table:end-cell-address="精神障害者保健福祉手帳用診断書.A1" table:end-x="0.001cm" table:end-y="0.001cm" draw:z-index="10" draw:style-name="gr1" draw:text-style-name="P1" svg:width="0.001cm" svg:height="0.001cm" svg:x="0cm" svg:y="0cm">
              <text:p/>
            </draw:circle>
            <draw:circle table:end-cell-address="精神障害者保健福祉手帳用診断書.A1" table:end-x="0.001cm" table:end-y="0.001cm" draw:z-index="11" draw:style-name="gr1" draw:text-style-name="P1" svg:width="0.001cm" svg:height="0.001cm" svg:x="0cm" svg:y="0cm">
              <text:p/>
            </draw:circle>
            <draw:circle table:end-cell-address="精神障害者保健福祉手帳用診断書.A1" table:end-x="0.001cm" table:end-y="0.001cm" draw:z-index="12" draw:style-name="gr1" draw:text-style-name="P1" svg:width="0.001cm" svg:height="0.001cm" svg:x="0cm" svg:y="0cm">
              <text:p/>
            </draw:circle>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44" table:number-columns-repeated="52"/>
          <table:table-cell table:number-columns-repeated="16"/>
          <table:table-cell table:style-name="ce244"/>
          <table:table-cell table:style-name="ce291" office:value-type="string" table:number-columns-spanned="18" table:number-rows-spanned="4">
            <text:p>相模原市提出用</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312" office:value-type="string" table:number-columns-spanned="2" table:number-rows-spanned="4">
            <text:p>・</text:p>
          </table:table-cell>
          <table:covered-table-cell table:style-name="ce35"/>
          <table:table-cell table:style-name="ce312" office:value-type="string" table:number-columns-spanned="14" table:number-rows-spanned="4">
            <text:p>区　控</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312" office:value-type="string" table:number-columns-spanned="2" table:number-rows-spanned="4">
            <text:p>・</text:p>
          </table:table-cell>
          <table:covered-table-cell table:style-name="ce35"/>
          <table:table-cell table:style-name="ce320" office:value-type="string" table:number-columns-spanned="14" table:number-rows-spanned="4">
            <text:p>医療機関控</text:p>
          </table:table-cell>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3"/>
          <table:covered-table-cell table:style-name="ce325"/>
          <table:table-cell table:number-columns-repeated="777"/>
        </table:table-row>
        <table:table-row table:style-name="ro2">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44" table:number-columns-repeated="49"/>
          <table:table-cell table:style-name="ce7" table:number-columns-repeated="3"/>
          <table:table-cell table:number-columns-repeated="17"/>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6"/>
          <table:table-cell table:number-columns-repeated="777"/>
        </table:table-row>
        <table:table-row table:style-name="ro2">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44" table:number-columns-repeated="49"/>
          <table:table-cell table:style-name="ce7" table:number-columns-repeated="3"/>
          <table:table-cell table:number-columns-repeated="17"/>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1"/>
          <table:covered-table-cell table:style-name="ce326"/>
          <table:table-cell table:number-columns-repeated="777"/>
        </table:table-row>
        <table:table-row table:style-name="ro2">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44" table:number-columns-repeated="49"/>
          <table:table-cell table:style-name="ce7" table:number-columns-repeated="11"/>
          <table:table-cell table:style-name="ce289" table:number-columns-repeated="8"/>
          <table:table-cell/>
          <table:covered-table-cell table:style-name="ce292"/>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2"/>
          <table:covered-table-cell table:style-name="ce327"/>
          <table:table-cell table:number-columns-repeated="777"/>
        </table:table-row>
        <table:table-row table:style-name="ro2">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number-columns-repeated="9"/>
          <table:table-cell table:style-name="ce245" table:number-columns-repeated="119"/>
          <table:table-cell table:number-columns-repeated="777"/>
        </table:table-row>
        <table:table-row table:style-name="ro2" table:visibility="collapse">
          <table:table-cell table:style-name="ce8" office:value-type="string" table:number-columns-spanned="22" table:number-rows-spanned="5">
            <text:p>フ リ ガ ナ</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64" office:value-type="string" table:number-columns-spanned="46" table:number-rows-spanned="5">
            <text:p>@@患者台帳.フリガナ@@</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5"/>
          <table:table-cell table:style-name="ce139"/>
          <table:table-cell table:style-name="ce131" table:number-columns-repeated="4"/>
          <table:table-cell table:style-name="ce75"/>
          <table:table-cell table:style-name="ce131"/>
          <table:table-cell table:style-name="ce75"/>
          <table:table-cell table:style-name="ce131" table:number-columns-repeated="4"/>
          <table:table-cell table:style-name="ce75"/>
          <table:table-cell table:style-name="ce131"/>
          <table:table-cell table:style-name="ce75"/>
          <table:table-cell table:style-name="ce131" table:number-columns-repeated="4"/>
          <table:table-cell table:style-name="ce75"/>
          <table:table-cell table:style-name="ce131"/>
          <table:table-cell table:style-name="ce75"/>
          <table:table-cell table:style-name="ce131" table:number-columns-repeated="4"/>
          <table:table-cell table:style-name="ce75" table:number-columns-repeated="13"/>
          <table:table-cell table:style-name="ce202"/>
          <table:table-cell table:style-name="ce206"/>
          <table:table-cell table:style-name="ce209" table:number-columns-repeated="3"/>
          <table:table-cell table:style-name="ce75" table:number-columns-repeated="3"/>
          <table:table-cell table:style-name="ce216" table:number-columns-repeated="3"/>
          <table:table-cell table:style-name="ce224"/>
          <table:table-cell table:number-columns-repeated="9"/>
          <table:table-cell table:style-name="ce246" office:value-type="string" table:number-columns-spanned="119" table:number-rows-spanned="4">
            <text:p>６ 生活能力の状態<text:span text:style-name="T3">（保護的環境ではない場合を想定して判断する。児童では年齢相応の能力と比較の上で判断して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32"/>
          <table:table-cell table:number-columns-repeated="777"/>
        </table:table-row>
        <table:table-row table:style-name="ro2">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5"/>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36"/>
          <table:table-cell table:style-name="ce70" office:value-type="string" table:number-columns-spanned="5" table:number-rows-spanned="4">
            <text:p><text:s/></text:p>
          </table:table-cell>
          <table:covered-table-cell table:style-name="ce77"/>
          <table:covered-table-cell table:style-name="ce77"/>
          <table:covered-table-cell table:style-name="ce77"/>
          <table:covered-table-cell table:style-name="ce77"/>
          <table:table-cell table:style-name="ce76" office:value-type="string" table:number-columns-spanned="2" table:number-rows-spanned="4">
            <text:p><text:s/></text:p>
          </table:table-cell>
          <table:covered-table-cell table:style-name="ce77"/>
          <table:table-cell table:style-name="ce76" office:value-type="string" table:number-columns-spanned="5" table:number-rows-spanned="4">
            <text:p><text:s/></text:p>
          </table:table-cell>
          <table:covered-table-cell table:style-name="ce77"/>
          <table:covered-table-cell table:style-name="ce77"/>
          <table:covered-table-cell table:style-name="ce77"/>
          <table:covered-table-cell table:style-name="ce77"/>
          <table:table-cell table:style-name="ce76" office:value-type="string" table:number-columns-spanned="2" table:number-rows-spanned="4">
            <text:p><text:s/></text:p>
          </table:table-cell>
          <table:covered-table-cell table:style-name="ce77"/>
          <table:table-cell table:style-name="ce76" office:value-type="string" table:number-columns-spanned="5" table:number-rows-spanned="4">
            <text:p><text:s/></text:p>
          </table:table-cell>
          <table:covered-table-cell table:style-name="ce77"/>
          <table:covered-table-cell table:style-name="ce77"/>
          <table:covered-table-cell table:style-name="ce77"/>
          <table:covered-table-cell table:style-name="ce77"/>
          <table:table-cell table:style-name="ce76" office:value-type="string" table:number-columns-spanned="2" table:number-rows-spanned="4">
            <text:p><text:s/></text:p>
          </table:table-cell>
          <table:covered-table-cell table:style-name="ce77"/>
          <table:table-cell table:style-name="ce76" office:value-type="string" table:number-columns-spanned="5" table:number-rows-spanned="4">
            <text:p><text:s/></text:p>
          </table:table-cell>
          <table:covered-table-cell table:style-name="ce97"/>
          <table:covered-table-cell table:style-name="ce97"/>
          <table:covered-table-cell table:style-name="ce97"/>
          <table:covered-table-cell table:style-name="ce97"/>
          <table:table-cell table:style-name="ce189" table:number-columns-repeated="13"/>
          <table:table-cell table:style-name="ce203"/>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5"/>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36"/>
          <table:covered-table-cell table:style-name="ce70"/>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97"/>
          <table:covered-table-cell table:style-name="ce97"/>
          <table:covered-table-cell table:style-name="ce97"/>
          <table:covered-table-cell table:style-name="ce97"/>
          <table:table-cell table:style-name="ce189" table:number-columns-repeated="13"/>
          <table:table-cell table:style-name="ce203"/>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5"/>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36"/>
          <table:covered-table-cell table:style-name="ce70"/>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77"/>
          <table:covered-table-cell table:style-name="ce77"/>
          <table:covered-table-cell table:style-name="ce77"/>
          <table:covered-table-cell table:style-name="ce77"/>
          <table:covered-table-cell table:style-name="ce76"/>
          <table:covered-table-cell table:style-name="ce77"/>
          <table:covered-table-cell table:style-name="ce76"/>
          <table:covered-table-cell table:style-name="ce97"/>
          <table:covered-table-cell table:style-name="ce97"/>
          <table:covered-table-cell table:style-name="ce97"/>
          <table:covered-table-cell table:style-name="ce97"/>
          <table:table-cell table:style-name="ce189" table:number-columns-repeated="13"/>
          <table:table-cell table:style-name="ce203"/>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65"/>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36"/>
          <table:covered-table-cell table:style-name="ce140"/>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89" table:number-columns-repeated="13"/>
          <table:table-cell table:style-name="ce203"/>
          <table:table-cell table:style-name="ce207" office:value-type="string" table:number-columns-spanned="11" table:number-rows-spanned="4">
            <text:p>@@患者台帳.性別@@</text:p>
          </table:table-cell>
          <table:covered-table-cell table:style-name="ce88"/>
          <table:covered-table-cell table:style-name="ce88"/>
          <table:covered-table-cell table:style-name="ce88"/>
          <table:covered-table-cell table:style-name="ce76"/>
          <table:covered-table-cell table:style-name="ce76"/>
          <table:covered-table-cell table:style-name="ce76"/>
          <table:covered-table-cell table:style-name="ce218"/>
          <table:covered-table-cell table:style-name="ce88"/>
          <table:covered-table-cell table:style-name="ce88"/>
          <table:covered-table-cell table:style-name="ce154"/>
          <table:table-cell table:number-columns-repeated="9"/>
          <table:table-cell table:style-name="ce18"/>
          <table:table-cell table:style-name="ce33" table:number-columns-repeated="13"/>
          <table:table-cell table:style-name="ce52" table:number-columns-repeated="55"/>
          <table:table-cell table:style-name="ce265" table:number-columns-repeated="5"/>
          <table:table-cell table:style-name="ce52"/>
          <table:table-cell table:style-name="ce265" table:number-columns-repeated="3"/>
          <table:table-cell table:style-name="ce52"/>
          <table:table-cell table:style-name="ce265" table:number-columns-repeated="3"/>
          <table:table-cell table:style-name="ce52"/>
          <table:table-cell table:style-name="ce265" table:number-columns-repeated="3"/>
          <table:table-cell table:style-name="ce52"/>
          <table:table-cell table:style-name="ce265" table:number-columns-repeated="3"/>
          <table:table-cell table:style-name="ce52"/>
          <table:table-cell table:style-name="ce265" table:number-columns-repeated="6"/>
          <table:table-cell table:style-name="ce52"/>
          <table:table-cell table:style-name="ce265"/>
          <table:table-cell table:style-name="ce52"/>
          <table:table-cell table:style-name="ce265" table:number-columns-repeated="3"/>
          <table:table-cell table:style-name="ce52"/>
          <table:table-cell table:style-name="ce265" table:number-columns-repeated="4"/>
          <table:table-cell table:style-name="ce36" table:number-columns-repeated="4"/>
          <table:table-cell table:style-name="ce52" table:number-columns-repeated="3"/>
          <table:table-cell table:style-name="ce36" table:number-columns-repeated="3"/>
          <table:table-cell table:style-name="ce154"/>
          <table:table-cell table:number-columns-repeated="777"/>
        </table:table-row>
        <table:table-row table:style-name="ro2">
          <table:table-cell table:style-name="ce10" office:value-type="string" table:number-columns-spanned="22" table:number-rows-spanned="7">
            <text:p>氏　　　名</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66" office:value-type="string" table:number-columns-spanned="46" table:number-rows-spanned="7">
            <text:p>@@患者台帳.氏名@@</text:p>
          </table:table-cell>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table-cell table:style-name="ce141" office:value-type="string" table:number-columns-spanned="29" table:number-rows-spanned="7">
            <text:p>@@患者台帳.生年月日@@ 生</text:p>
          </table:table-cell>
          <table:covered-table-cell table:style-name="ce119"/>
          <table:covered-table-cell table:style-name="ce119"/>
          <table:covered-table-cell table:style-name="ce119"/>
          <table:covered-table-cell table:style-name="ce119"/>
          <table:covered-table-cell table:style-name="ce119"/>
          <table:covered-table-cell table:style-name="ce148"/>
          <table:covered-table-cell table:style-name="ce149"/>
          <table:covered-table-cell table:style-name="ce149"/>
          <table:covered-table-cell table:style-name="ce149"/>
          <table:covered-table-cell table:style-name="ce177"/>
          <table:covered-table-cell table:style-name="ce119"/>
          <table:covered-table-cell table:style-name="ce119"/>
          <table:covered-table-cell table:style-name="ce119"/>
          <table:covered-table-cell table:style-name="ce148"/>
          <table:covered-table-cell table:style-name="ce149"/>
          <table:covered-table-cell table:style-name="ce149"/>
          <table:covered-table-cell table:style-name="ce149"/>
          <table:covered-table-cell table:style-name="ce177"/>
          <table:covered-table-cell table:style-name="ce119"/>
          <table:covered-table-cell table:style-name="ce119"/>
          <table:covered-table-cell table:style-name="ce119"/>
          <table:covered-table-cell table:style-name="ce148"/>
          <table:covered-table-cell table:style-name="ce149"/>
          <table:covered-table-cell table:style-name="ce149"/>
          <table:covered-table-cell table:style-name="ce149"/>
          <table:covered-table-cell table:style-name="ce149"/>
          <table:covered-table-cell table:style-name="ce149"/>
          <table:covered-table-cell table:style-name="ce149"/>
          <table:table-cell table:style-name="ce148" office:value-type="string" table:number-columns-spanned="2" table:number-rows-spanned="7">
            <text:p>(</text:p>
          </table:table-cell>
          <table:covered-table-cell table:style-name="ce149"/>
          <table:table-cell table:style-name="ce177" table:number-columns-spanned="4" table:number-rows-spanned="7"/>
          <table:covered-table-cell table:style-name="ce119"/>
          <table:covered-table-cell table:style-name="ce119"/>
          <table:covered-table-cell table:style-name="ce119"/>
          <table:table-cell table:style-name="ce194" office:value-type="string" table:number-columns-spanned="5" table:number-rows-spanned="7">
            <text:p>歳)</text:p>
          </table:table-cell>
          <table:covered-table-cell table:style-name="ce149"/>
          <table:covered-table-cell table:style-name="ce149"/>
          <table:covered-table-cell table:style-name="ce149"/>
          <table:covered-table-cell table:style-name="ce204"/>
          <table:covered-table-cell table:style-name="ce21"/>
          <table:covered-table-cell table:style-name="ce88"/>
          <table:covered-table-cell table:style-name="ce88"/>
          <table:covered-table-cell table:style-name="ce88"/>
          <table:covered-table-cell table:style-name="ce76"/>
          <table:covered-table-cell table:style-name="ce76"/>
          <table:covered-table-cell table:style-name="ce76"/>
          <table:covered-table-cell table:style-name="ce88"/>
          <table:covered-table-cell table:style-name="ce88"/>
          <table:covered-table-cell table:style-name="ce88"/>
          <table:covered-table-cell table:style-name="ce154"/>
          <table:table-cell table:number-columns-repeated="9"/>
          <table:table-cell table:style-name="ce18"/>
          <table:table-cell table:style-name="ce33" office:value-type="string" table:number-columns-spanned="23" table:number-rows-spanned="3">
            <text:p>(１) 現在の生活環境</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44"/>
          <table:table-cell table:style-name="ce265" table:number-columns-repeated="28"/>
          <table:table-cell table:number-columns-repeated="8"/>
          <table:table-cell table:style-name="ce265" table:number-columns-repeated="4"/>
          <table:table-cell table:style-name="ce36" table:number-columns-repeated="4"/>
          <table:table-cell table:style-name="ce52" table:number-columns-repeated="3"/>
          <table:table-cell table:style-name="ce36" table:number-columns-repeated="3"/>
          <table:table-cell table:style-name="ce154"/>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204"/>
          <table:covered-table-cell table:style-name="ce21"/>
          <table:covered-table-cell table:style-name="ce88"/>
          <table:covered-table-cell table:style-name="ce88"/>
          <table:covered-table-cell table:style-name="ce88"/>
          <table:covered-table-cell table:style-name="ce76"/>
          <table:covered-table-cell table:style-name="ce76"/>
          <table:covered-table-cell table:style-name="ce76"/>
          <table:covered-table-cell table:style-name="ce88"/>
          <table:covered-table-cell table:style-name="ce88"/>
          <table:covered-table-cell table:style-name="ce88"/>
          <table:covered-table-cell table:style-name="ce154"/>
          <table:table-cell table:number-columns-repeated="9"/>
          <table:table-cell table:style-name="ce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44"/>
          <table:table-cell table:style-name="ce265" table:number-columns-repeated="28"/>
          <table:table-cell table:number-columns-repeated="8"/>
          <table:table-cell table:style-name="ce265" table:number-columns-repeated="4"/>
          <table:table-cell table:style-name="ce36" table:number-columns-repeated="4"/>
          <table:table-cell table:style-name="ce52" table:number-columns-repeated="3"/>
          <table:table-cell table:style-name="ce36" table:number-columns-repeated="3"/>
          <table:table-cell table:style-name="ce154"/>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204"/>
          <table:covered-table-cell table:style-name="ce21"/>
          <table:covered-table-cell table:style-name="ce88"/>
          <table:covered-table-cell table:style-name="ce88"/>
          <table:covered-table-cell table:style-name="ce88"/>
          <table:covered-table-cell table:style-name="ce76"/>
          <table:covered-table-cell table:style-name="ce76"/>
          <table:covered-table-cell table:style-name="ce76"/>
          <table:covered-table-cell table:style-name="ce88"/>
          <table:covered-table-cell table:style-name="ce88"/>
          <table:covered-table-cell table:style-name="ce88"/>
          <table:covered-table-cell table:style-name="ce154"/>
          <table:table-cell table:number-columns-repeated="9"/>
          <table:table-cell table:style-name="ce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44"/>
          <table:table-cell table:style-name="ce265" table:number-columns-repeated="28"/>
          <table:table-cell table:number-columns-repeated="8"/>
          <table:table-cell table:style-name="ce265" table:number-columns-repeated="4"/>
          <table:table-cell table:style-name="ce52" table:number-columns-repeated="10"/>
          <table:table-cell table:style-name="ce151"/>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204"/>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table-cell table:style-name="ce18"/>
          <table:table-cell table:style-name="ce33" table:number-columns-repeated="13"/>
          <table:table-cell table:style-name="ce52" table:number-columns-repeated="54"/>
          <table:table-cell table:style-name="ce265" table:number-columns-repeated="28"/>
          <table:table-cell table:number-columns-repeated="8"/>
          <table:table-cell table:style-name="ce265" table:number-columns-repeated="4"/>
          <table:table-cell table:style-name="ce52" table:number-columns-repeated="10"/>
          <table:table-cell table:style-name="ce151"/>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204"/>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table-cell table:style-name="ce18"/>
          <table:table-cell table:style-name="ce33"/>
          <table:table-cell table:style-name="ce39" office:value-type="string" table:number-columns-spanned="5" table:number-rows-spanned="4">
            <text:p>入院</text:p>
          </table:table-cell>
          <table:covered-table-cell table:style-name="ce94"/>
          <table:covered-table-cell table:style-name="ce94"/>
          <table:covered-table-cell table:style-name="ce94"/>
          <table:covered-table-cell table:style-name="ce94"/>
          <table:table-cell table:style-name="ce39" office:value-type="string" table:number-columns-spanned="2" table:number-rows-spanned="4">
            <text:p>・</text:p>
          </table:table-cell>
          <table:covered-table-cell table:style-name="ce39"/>
          <table:table-cell table:style-name="ce39" office:value-type="string" table:number-columns-spanned="5" table:number-rows-spanned="4">
            <text:p>入所</text:p>
          </table:table-cell>
          <table:covered-table-cell table:style-name="ce39"/>
          <table:covered-table-cell table:style-name="ce39"/>
          <table:covered-table-cell table:style-name="ce39"/>
          <table:covered-table-cell table:style-name="ce39"/>
          <table:table-cell table:style-name="ce37" office:value-type="string" table:number-columns-spanned="8" table:number-rows-spanned="4">
            <text:p>(施設名</text:p>
          </table:table-cell>
          <table:covered-table-cell table:style-name="ce37"/>
          <table:covered-table-cell table:style-name="ce267"/>
          <table:covered-table-cell table:style-name="ce267"/>
          <table:covered-table-cell table:style-name="ce267"/>
          <table:covered-table-cell table:style-name="ce267"/>
          <table:covered-table-cell table:style-name="ce267"/>
          <table:covered-table-cell table:style-name="ce267"/>
          <table:table-cell table:style-name="ce47" office:value-type="string" table:number-columns-spanned="34" table:number-rows-spanned="4">
            <text:p>@@医療保護-X-生活環境施設名@@</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37" office:value-type="string" table:number-columns-spanned="2" table:number-rows-spanned="4">
            <text:p>)</text:p>
          </table:table-cell>
          <table:covered-table-cell table:style-name="ce37"/>
          <table:table-cell table:style-name="ce287" office:value-type="string" table:number-columns-spanned="2" table:number-rows-spanned="4">
            <text:p>・</text:p>
          </table:table-cell>
          <table:covered-table-cell table:style-name="ce94"/>
          <table:table-cell table:style-name="ce37" office:value-type="string" table:number-columns-spanned="6" table:number-rows-spanned="4">
            <text:p>在宅(</text:p>
          </table:table-cell>
          <table:covered-table-cell table:style-name="ce267"/>
          <table:covered-table-cell table:style-name="ce267"/>
          <table:covered-table-cell table:style-name="ce267"/>
          <table:covered-table-cell table:style-name="ce267"/>
          <table:covered-table-cell table:style-name="ce267"/>
          <table:table-cell table:style-name="ce37" office:value-type="string" table:number-columns-spanned="8" table:number-rows-spanned="4">
            <text:p>ア 単身</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table-cell table:style-name="ce266" office:value-type="string" table:number-columns-spanned="17" table:number-rows-spanned="4">
            <text:p>イ 家族等と同居</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table-cell table:style-name="ce37" office:value-type="string" table:number-columns-spanned="2" table:number-rows-spanned="4">
            <text:p>)</text:p>
          </table:table-cell>
          <table:covered-table-cell table:style-name="ce37"/>
          <table:table-cell table:style-name="ce287" office:value-type="string" table:number-columns-spanned="2" table:number-rows-spanned="4">
            <text:p>・</text:p>
          </table:table-cell>
          <table:covered-table-cell table:style-name="ce94"/>
          <table:table-cell table:style-name="ce266" office:value-type="string" table:number-columns-spanned="8" table:number-rows-spanned="4">
            <text:p>その他(</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19" office:value-type="string" table:number-columns-spanned="14" table:number-rows-spanned="4">
            <text:p>@@医療保護-X-生活環境その他@@</text:p>
          </table:table-cell>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table-cell table:style-name="ce230" office:value-type="string" table:number-columns-spanned="2" table:number-rows-spanned="4">
            <text:p>)</text:p>
          </table:table-cell>
          <table:covered-table-cell table:style-name="ce230"/>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7"/>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137"/>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19"/>
          <table:covered-table-cell table:style-name="ce119"/>
          <table:covered-table-cell table:style-name="ce119"/>
          <table:covered-table-cell table:style-name="ce119"/>
          <table:covered-table-cell table:style-name="ce149"/>
          <table:covered-table-cell table:style-name="ce149"/>
          <table:covered-table-cell table:style-name="ce149"/>
          <table:covered-table-cell table:style-name="ce149"/>
          <table:covered-table-cell table:style-name="ce204"/>
          <table:table-cell table:style-name="ce207"/>
          <table:table-cell table:style-name="ce210" table:number-columns-repeated="3"/>
          <table:table-cell table:style-name="ce76" table:number-columns-repeated="3"/>
          <table:table-cell table:style-name="ce217" table:number-columns-repeated="3"/>
          <table:table-cell table:style-name="ce218"/>
          <table:table-cell table:number-columns-repeated="9"/>
          <table:table-cell table:style-name="ce18"/>
          <table:table-cell table:style-name="ce33"/>
          <table:covered-table-cell table:style-name="ce94"/>
          <table:covered-table-cell table:style-name="ce94"/>
          <table:covered-table-cell table:style-name="ce94"/>
          <table:covered-table-cell table:style-name="ce94"/>
          <table:covered-table-cell table:style-name="ce94"/>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7"/>
          <table:covered-table-cell table:style-name="ce3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37"/>
          <table:covered-table-cell table:style-name="ce37"/>
          <table:covered-table-cell table:style-name="ce94"/>
          <table:covered-table-cell table:style-name="ce94"/>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37"/>
          <table:covered-table-cell table:style-name="ce37"/>
          <table:covered-table-cell table:style-name="ce94"/>
          <table:covered-table-cell table:style-name="ce94"/>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37"/>
          <table:covered-table-cell table:style-name="ce230"/>
          <table:table-cell table:number-columns-repeated="777"/>
        </table:table-row>
        <table:table-row table:style-name="ro2">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8"/>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138"/>
          <table:covered-table-cell table:style-name="ce143"/>
          <table:covered-table-cell table:style-name="ce12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205"/>
          <table:table-cell table:style-name="ce208"/>
          <table:table-cell table:style-name="ce211" table:number-columns-repeated="3"/>
          <table:table-cell table:style-name="ce86" table:number-columns-repeated="3"/>
          <table:table-cell table:style-name="ce219" table:number-columns-repeated="3"/>
          <table:table-cell table:style-name="ce225"/>
          <table:table-cell table:number-columns-repeated="9"/>
          <table:table-cell table:style-name="ce18"/>
          <table:table-cell table:style-name="ce33"/>
          <table:covered-table-cell table:style-name="ce94"/>
          <table:covered-table-cell table:style-name="ce94"/>
          <table:covered-table-cell table:style-name="ce94"/>
          <table:covered-table-cell table:style-name="ce94"/>
          <table:covered-table-cell table:style-name="ce94"/>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7"/>
          <table:covered-table-cell table:style-name="ce3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37"/>
          <table:covered-table-cell table:style-name="ce37"/>
          <table:covered-table-cell table:style-name="ce94"/>
          <table:covered-table-cell table:style-name="ce94"/>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37"/>
          <table:covered-table-cell table:style-name="ce37"/>
          <table:covered-table-cell table:style-name="ce94"/>
          <table:covered-table-cell table:style-name="ce94"/>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37"/>
          <table:covered-table-cell table:style-name="ce230"/>
          <table:table-cell table:number-columns-repeated="777"/>
        </table:table-row>
        <table:table-row table:style-name="ro2">
          <table:table-cell table:style-name="ce11" office:value-type="string" table:number-columns-spanned="22" table:number-rows-spanned="9">
            <text:p>住　　　所</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55"/>
          <table:table-cell table:style-name="ce69" office:value-type="string" table:number-columns-spanned="97" table:number-rows-spanned="9">
            <text:p>@@患者台帳.住所0@@@@患者台帳.住所1@@@@患者台帳.住所2@@@@患者台帳.住所3@@@@患者台帳.住所4@@</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00"/>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7"/>
          <table:covered-table-cell table:style-name="ce75"/>
          <table:covered-table-cell table:style-name="ce75"/>
          <table:covered-table-cell table:style-name="ce111"/>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226"/>
          <table:table-cell table:number-columns-repeated="9"/>
          <table:table-cell table:style-name="ce18"/>
          <table:table-cell table:style-name="ce33"/>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267"/>
          <table:covered-table-cell table:style-name="ce285"/>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8"/>
          <table:table-cell table:style-name="ce33" table:number-columns-repeated="13"/>
          <table:table-cell table:style-name="ce52" table:number-columns-repeated="104"/>
          <table:table-cell table:style-name="ce151"/>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8"/>
          <table:table-cell table:style-name="ce33" office:value-type="string" table:number-columns-spanned="67" table:number-rows-spanned="3">
            <text:p>(２) 日常生活能力の判定<text:span text:style-name="T2">（該当するもの一つを○で囲んでください。）</text:span></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table-cell table:style-name="ce293" office:value-type="string" table:number-columns-spanned="50" table:number-rows-spanned="6">
            <text:p>(３) 日常生活能力の程度<text:span text:style-name="T3">（該当する記号を</text:span></text:p>
            <text:p><text:span text:style-name="T3">　選んで、どれか一つを囲んでください。）</text:span></text:p>
          </table:table-cell>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28"/>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covered-table-cell table:style-name="ce294"/>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28"/>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covered-table-cell table:style-name="ce294"/>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28"/>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8"/>
          <table:table-cell table:style-name="ce33" table:number-columns-repeated="13"/>
          <table:table-cell table:style-name="ce52" table:number-columns-repeated="55"/>
          <table:covered-table-cell table:style-name="ce294"/>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02"/>
          <table:covered-table-cell table:style-name="ce328"/>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247"/>
          <table:table-cell table:style-name="ce265" office:value-type="string" table:number-columns-spanned="22" table:number-rows-spanned="5">
            <text:p>ア　適切な食事摂取</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table-cell table:style-name="ce52" table:number-columns-repeated="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777"/>
        </table:table-row>
        <table:table-row table:style-name="ro2">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6"/>
          <table:covered-table-cell table:style-name="ce70"/>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227"/>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table-cell table:style-name="ce52" table:number-columns-repeated="23"/>
          <table:table-cell table:style-name="ce265" table:number-columns-repeated="2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777"/>
        </table:table-row>
        <table:table-row table:style-name="ro2">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7"/>
          <table:covered-table-cell table:style-name="ce7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86"/>
          <table:covered-table-cell table:style-name="ce86"/>
          <table:covered-table-cell table:style-name="ce86"/>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228"/>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table-cell table:style-name="ce52" table:number-columns-repeated="23"/>
          <table:table-cell table:style-name="ce265" table:number-columns-repeated="23"/>
          <table:table-cell table:style-name="ce295"/>
          <table:table-cell table:style-name="ce265" table:number-columns-repeated="20"/>
          <table:table-cell table:style-name="ce52" table:number-columns-repeated="28"/>
          <table:table-cell table:style-name="ce151"/>
          <table:table-cell table:number-columns-repeated="777"/>
        </table:table-row>
        <table:table-row table:style-name="ro2">
          <table:table-cell table:style-name="ce14" office:value-type="string" table:number-columns-spanned="22" table:number-rows-spanned="25">
            <text:p>１ 病 <text:s text:c="5"/>名</text:p>
            <text:p><text:span text:style-name="T2"/></text:p>
            <text:p><text:span text:style-name="T3">（ＩＣＤコードは、右の病名と対応する</text:span><text:span text:style-name="T3">F00</text:span><text:span text:style-name="T3">～</text:span><text:span text:style-name="T3">F99</text:span><text:span text:style-name="T3">､</text:span><text:span text:style-name="T3">G40</text:span><text:span text:style-name="T3">のいずれかを</text:span><text:span text:style-name="T3">3</text:span><text:span text:style-name="T3">桁もしくは</text:span><text:span text:style-name="T3">4</text:span><text:span text:style-name="T3">桁で記入してください。）</text:span></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8"/>
          <table:table-cell table:style-name="ce72"/>
          <table:table-cell table:style-name="ce87" table:number-columns-repeated="95"/>
          <table:table-cell table:style-name="ce229"/>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table-cell table:style-name="ce52" table:number-columns-repeated="23"/>
          <table:table-cell table:style-name="ce265" table:number-columns-repeated="23"/>
          <table:table-cell table:style-name="ce296" office:value-type="string" table:number-columns-spanned="4" table:number-rows-spanned="4">
            <text:p>ア</text:p>
          </table:table-cell>
          <table:covered-table-cell table:style-name="ce303"/>
          <table:covered-table-cell table:style-name="ce303"/>
          <table:covered-table-cell table:style-name="ce303"/>
          <table:table-cell table:style-name="ce307" office:value-type="string" table:number-columns-spanned="45" table:number-rows-spanned="6">
            <text:p><text:s/>精神障害を認めるが、日常生活及び社会生活は普通にでき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table-cell table:style-name="ce52" office:value-type="string" table:number-columns-spanned="21" table:number-rows-spanned="7">
            <text:p>(1)主たる精神障害</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table-cell table:style-name="ce118" office:value-type="string" table:number-columns-spanned="43" table:number-rows-spanned="7">
            <text:p>@@紹介元-X-主病名ICD10病名@@</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table-cell table:style-name="ce52" office:value-type="string" table:number-columns-spanned="14" table:number-rows-spanned="7">
            <text:p>ＩＣＤコード</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195" office:value-type="string" table:number-columns-spanned="2" table:number-rows-spanned="7">
            <text:p>(</text:p>
          </table:table-cell>
          <table:covered-table-cell table:style-name="ce196"/>
          <table:table-cell table:style-name="ce200" office:value-type="string" table:number-columns-spanned="12" table:number-rows-spanned="7">
            <text:p>@@紹介元-X-主病名ICD10@@</text:p>
          </table:table-cell>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table-cell table:style-name="ce221" office:value-type="string" table:number-columns-spanned="2" table:number-rows-spanned="7">
            <text:p>)</text:p>
          </table:table-cell>
          <table:covered-table-cell table:style-name="ce221"/>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table-cell table:style-name="ce52" table:number-columns-repeated="22"/>
          <table:table-cell table:style-name="ce265" table:number-columns-repeated="24"/>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table-cell table:style-name="ce117" office:value-type="string" table:number-columns-spanned="14" table:number-rows-spanned="4">
            <text:p>自発的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自発的に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8"/>
          <table:table-cell table:style-name="ce304" table:number-columns-repeated="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table-cell table:style-name="ce299"/>
          <table:table-cell table:style-name="ce305"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247"/>
          <table:table-cell table:style-name="ce265" office:value-type="string" table:number-columns-spanned="40" table:number-rows-spanned="5">
            <text:p>イ　身辺の清潔保持、規則正しい生活</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28"/>
          <table:table-cell table:style-name="ce299"/>
          <table:table-cell table:style-name="ce305" table:number-columns-repeated="3"/>
          <table:table-cell table:style-name="ce52" table:number-columns-repeated="45"/>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5"/>
          <table:table-cell table:style-name="ce265" table:number-columns-repeated="23"/>
          <table:table-cell table:style-name="ce296" office:value-type="string" table:number-columns-spanned="4" table:number-rows-spanned="4">
            <text:p>イ</text:p>
          </table:table-cell>
          <table:covered-table-cell table:style-name="ce303"/>
          <table:covered-table-cell table:style-name="ce303"/>
          <table:covered-table-cell table:style-name="ce303"/>
          <table:table-cell table:style-name="ce307" office:value-type="string" table:number-columns-spanned="45" table:number-rows-spanned="6">
            <text:p><text:s text:c="2"/>精神障害を認め、日常生活又は社会生活に一定の制限を受け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table-cell table:style-name="ce38" table:number-columns-repeated="22"/>
          <table:table-cell table:style-name="ce76" table:number-columns-repeated="43"/>
          <table:table-cell table:style-name="ce38" table:number-columns-repeated="30"/>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5"/>
          <table:table-cell table:style-name="ce265" table:number-columns-repeated="23"/>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table-cell table:style-name="ce52" office:value-type="string" table:number-columns-spanned="21" table:number-rows-spanned="7">
            <text:p>(2)従たる精神障害</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table-cell table:style-name="ce118" office:value-type="string" table:number-columns-spanned="43" table:number-rows-spanned="7">
            <text:p>@@紹介元-X-従病名ICD10病名@@</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table-cell table:style-name="ce52" office:value-type="string" table:number-columns-spanned="14" table:number-rows-spanned="7">
            <text:p>ＩＣＤコード</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195" office:value-type="string" table:number-columns-spanned="2" table:number-rows-spanned="7">
            <text:p>(</text:p>
          </table:table-cell>
          <table:covered-table-cell table:style-name="ce196"/>
          <table:table-cell table:style-name="ce200" office:value-type="string" table:number-columns-spanned="12" table:number-rows-spanned="7">
            <text:p>@@紹介元-X-従病名ICD10@@</text:p>
          </table:table-cell>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table-cell table:style-name="ce221" office:value-type="string" table:number-columns-spanned="2" table:number-rows-spanned="7">
            <text:p>)</text:p>
          </table:table-cell>
          <table:covered-table-cell table:style-name="ce221"/>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5"/>
          <table:table-cell table:style-name="ce265" table:number-columns-repeated="23"/>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4"/>
          <table:table-cell table:style-name="ce265" table:number-columns-repeated="24"/>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table-cell table:style-name="ce117" office:value-type="string" table:number-columns-spanned="14" table:number-rows-spanned="4">
            <text:p>自発的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自発的に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8"/>
          <table:table-cell table:style-name="ce304" table:number-columns-repeated="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9"/>
          <table:table-cell table:style-name="ce305"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9"/>
          <table:table-cell table:style-name="ce305" table:number-columns-repeated="3"/>
          <table:table-cell table:style-name="ce52" table:number-columns-repeated="45"/>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table-cell table:style-name="ce296" office:value-type="string" table:number-columns-spanned="4" table:number-rows-spanned="4">
            <text:p>ウ</text:p>
          </table:table-cell>
          <table:covered-table-cell table:style-name="ce303"/>
          <table:covered-table-cell table:style-name="ce303"/>
          <table:covered-table-cell table:style-name="ce303"/>
          <table:table-cell table:style-name="ce307" office:value-type="string" table:number-columns-spanned="45" table:number-rows-spanned="6">
            <text:p><text:s/>精神障害を認め、日常生活に著しい制限を受けており、時に応じて援助を必要とす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96"/>
          <table:covered-table-cell table:style-name="ce196"/>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22"/>
          <table:covered-table-cell table:style-name="ce221"/>
          <table:table-cell table:number-columns-repeated="9"/>
          <table:table-cell table:style-name="ce247"/>
          <table:table-cell table:style-name="ce265" office:value-type="string" table:number-columns-spanned="21" table:number-rows-spanned="5">
            <text:p>ウ　金銭管理と買物</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52" table:number-columns-repeated="47"/>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table-cell table:style-name="ce38" table:number-columns-repeated="22"/>
          <table:table-cell table:style-name="ce76" table:number-columns-repeated="43"/>
          <table:table-cell table:style-name="ce38" table:number-columns-repeated="30"/>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52" table:number-columns-repeated="24"/>
          <table:table-cell table:style-name="ce265" table:number-columns-repeated="23"/>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table-cell table:style-name="ce52" office:value-type="string" table:number-columns-spanned="21" table:number-rows-spanned="7">
            <text:p>(3)身体合併症</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table-cell table:style-name="ce102" office:value-type="string" table:number-columns-spanned="43" table:number-rows-spanned="7">
            <text:p>@@患情問診-X-合併症@@</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table-cell table:style-name="ce37" office:value-type="string" table:number-columns-spanned="16" table:number-rows-spanned="4">
            <text:p>身体障害者手帳</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3"/>
          <table:table-cell table:style-name="ce230"/>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52" table:number-columns-repeated="24"/>
          <table:table-cell table:style-name="ce265" table:number-columns-repeated="23"/>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3"/>
          <table:table-cell table:style-name="ce230"/>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52" table:number-columns-repeated="24"/>
          <table:table-cell table:style-name="ce265" table:number-columns-repeated="23"/>
          <table:table-cell table:style-name="ce299"/>
          <table:table-cell table:style-name="ce305" table:number-columns-repeated="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3"/>
          <table:table-cell table:style-name="ce230"/>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52" table:number-columns-repeated="23"/>
          <table:table-cell table:style-name="ce265" table:number-columns-repeated="24"/>
          <table:table-cell table:style-name="ce299"/>
          <table:table-cell table:style-name="ce305"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3"/>
          <table:table-cell table:style-name="ce230"/>
          <table:table-cell table:number-columns-repeated="9"/>
          <table:table-cell table:style-name="ce15"/>
          <table:table-cell table:style-name="ce117" office:value-type="string" table:number-columns-spanned="14" table:number-rows-spanned="4">
            <text:p>適切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9"/>
          <table:table-cell table:style-name="ce305" table:number-columns-repeated="3"/>
          <table:table-cell table:style-name="ce52" table:number-columns-repeated="45"/>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number-columns-repeated="2"/>
          <table:table-cell table:style-name="ce38"/>
          <table:table-cell table:style-name="ce93" office:value-type="string" table:number-columns-spanned="2" table:number-rows-spanned="4">
            <text:p>【</text:p>
          </table:table-cell>
          <table:covered-table-cell table:style-name="ce88"/>
          <table:table-cell table:style-name="ce186" office:value-type="string" table:number-columns-spanned="10" table:number-rows-spanned="4">
            <text:p>有りの場合</text:p>
          </table:table-cell>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table-cell table:style-name="ce197" office:value-type="string" table:number-columns-spanned="6" table:number-rows-spanned="4">
            <text:p>等級</text:p>
          </table:table-cell>
          <table:covered-table-cell table:style-name="ce198"/>
          <table:covered-table-cell table:style-name="ce198"/>
          <table:covered-table-cell table:style-name="ce198"/>
          <table:covered-table-cell table:style-name="ce198"/>
          <table:covered-table-cell table:style-name="ce198"/>
          <table:table-cell table:style-name="ce212" office:value-type="string" table:number-columns-spanned="5" table:number-rows-spanned="4">
            <text:p>@@医療保護-X-rank@@</text:p>
          </table:table-cell>
          <table:covered-table-cell table:style-name="ce213"/>
          <table:covered-table-cell table:style-name="ce213"/>
          <table:covered-table-cell table:style-name="ce213"/>
          <table:covered-table-cell table:style-name="ce213"/>
          <table:table-cell table:style-name="ce215" office:value-type="string" table:number-columns-spanned="5" table:number-rows-spanned="4">
            <text:p>級】</text:p>
          </table:table-cell>
          <table:covered-table-cell table:style-name="ce88"/>
          <table:covered-table-cell table:style-name="ce88"/>
          <table:covered-table-cell table:style-name="ce88"/>
          <table:covered-table-cell table:style-name="ce154"/>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96" office:value-type="string" table:number-columns-spanned="4" table:number-rows-spanned="4">
            <text:p>エ</text:p>
          </table:table-cell>
          <table:covered-table-cell table:style-name="ce303"/>
          <table:covered-table-cell table:style-name="ce303"/>
          <table:covered-table-cell table:style-name="ce303"/>
          <table:table-cell table:style-name="ce307" office:value-type="string" table:number-columns-spanned="45" table:number-rows-spanned="6">
            <text:p>精神障害を認め、日常生活に著しい制限を受けており、常時援助を必要とす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36" table:number-columns-repeated="2"/>
          <table:table-cell table:style-name="ce38"/>
          <table:covered-table-cell table:style-name="ce88"/>
          <table:covered-table-cell table:style-name="ce88"/>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198"/>
          <table:covered-table-cell table:style-name="ce198"/>
          <table:covered-table-cell table:style-name="ce198"/>
          <table:covered-table-cell table:style-name="ce198"/>
          <table:covered-table-cell table:style-name="ce198"/>
          <table:covered-table-cell table:style-name="ce198"/>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154"/>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52"/>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table-cell table:style-name="ce36" table:number-columns-repeated="2"/>
          <table:table-cell table:style-name="ce38"/>
          <table:covered-table-cell table:style-name="ce88"/>
          <table:covered-table-cell table:style-name="ce88"/>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198"/>
          <table:covered-table-cell table:style-name="ce198"/>
          <table:covered-table-cell table:style-name="ce198"/>
          <table:covered-table-cell table:style-name="ce198"/>
          <table:covered-table-cell table:style-name="ce198"/>
          <table:covered-table-cell table:style-name="ce198"/>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154"/>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60"/>
          <table:table-cell table:style-name="ce73"/>
          <table:table-cell table:style-name="ce42" table:number-columns-repeated="68"/>
          <table:covered-table-cell table:style-name="ce176"/>
          <table:covered-table-cell table:style-name="ce176"/>
          <table:covered-table-cell table:style-name="ce186"/>
          <table:covered-table-cell table:style-name="ce186"/>
          <table:covered-table-cell table:style-name="ce186"/>
          <table:covered-table-cell table:style-name="ce186"/>
          <table:covered-table-cell table:style-name="ce186"/>
          <table:covered-table-cell table:style-name="ce186"/>
          <table:covered-table-cell table:style-name="ce186"/>
          <table:covered-table-cell table:style-name="ce186"/>
          <table:covered-table-cell table:style-name="ce186"/>
          <table:covered-table-cell table:style-name="ce186"/>
          <table:covered-table-cell table:style-name="ce199"/>
          <table:covered-table-cell table:style-name="ce199"/>
          <table:covered-table-cell table:style-name="ce199"/>
          <table:covered-table-cell table:style-name="ce199"/>
          <table:covered-table-cell table:style-name="ce199"/>
          <table:covered-table-cell table:style-name="ce199"/>
          <table:covered-table-cell table:style-name="ce214"/>
          <table:covered-table-cell table:style-name="ce214"/>
          <table:covered-table-cell table:style-name="ce214"/>
          <table:covered-table-cell table:style-name="ce214"/>
          <table:covered-table-cell table:style-name="ce214"/>
          <table:covered-table-cell table:style-name="ce176"/>
          <table:covered-table-cell table:style-name="ce176"/>
          <table:covered-table-cell table:style-name="ce176"/>
          <table:covered-table-cell table:style-name="ce176"/>
          <table:covered-table-cell table:style-name="ce231"/>
          <table:table-cell table:number-columns-repeated="9"/>
          <table:table-cell table:style-name="ce247"/>
          <table:table-cell table:style-name="ce265" office:value-type="string" table:number-columns-spanned="17" table:number-rows-spanned="5">
            <text:p>エ　通院と服薬</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213" table:number-columns-repeated="2"/>
          <table:table-cell table:style-name="ce30" table:number-columns-repeated="2"/>
          <table:table-cell table:style-name="ce52" table:number-columns-repeated="47"/>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table-cell table:style-name="ce17" office:value-type="string" table:number-columns-spanned="22" table:number-rows-spanned="12">
            <text:p>２ 初診年月日</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61"/>
          <table:table-cell table:style-name="ce74" office:value-type="string" table:number-columns-spanned="2" table:number-rows-spanned="6">
            <text:p>･</text:p>
          </table:table-cell>
          <table:covered-table-cell table:style-name="ce35"/>
          <table:table-cell table:style-name="ce72" office:value-type="string" table:number-columns-spanned="37" table:number-rows-spanned="6">
            <text:p>主たる精神障害の初診年月日</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127" office:value-type="string" table:number-columns-spanned="38" table:number-rows-spanned="6">
            <text:p>@@医療保護-X-初診日@@</text:p>
          </table:table-cell>
          <table:covered-table-cell table:style-name="ce131"/>
          <table:covered-table-cell table:style-name="ce131"/>
          <table:covered-table-cell table:style-name="ce131"/>
          <table:covered-table-cell table:style-name="ce131"/>
          <table:covered-table-cell table:style-name="ce75"/>
          <table:covered-table-cell table:style-name="ce131"/>
          <table:covered-table-cell table:style-name="ce75"/>
          <table:covered-table-cell table:style-name="ce131"/>
          <table:covered-table-cell table:style-name="ce131"/>
          <table:covered-table-cell table:style-name="ce131"/>
          <table:covered-table-cell table:style-name="ce131"/>
          <table:covered-table-cell table:style-name="ce121"/>
          <table:covered-table-cell table:style-name="ce123"/>
          <table:covered-table-cell table:style-name="ce123"/>
          <table:covered-table-cell table:style-name="ce123"/>
          <table:covered-table-cell table:style-name="ce123"/>
          <table:covered-table-cell table:style-name="ce123"/>
          <table:covered-table-cell table:style-name="ce75"/>
          <table:covered-table-cell table:style-name="ce131"/>
          <table:covered-table-cell table:style-name="ce131"/>
          <table:covered-table-cell table:style-name="ce131"/>
          <table:covered-table-cell table:style-name="ce121"/>
          <table:covered-table-cell table:style-name="ce123"/>
          <table:covered-table-cell table:style-name="ce123"/>
          <table:covered-table-cell table:style-name="ce123"/>
          <table:covered-table-cell table:style-name="ce75"/>
          <table:covered-table-cell table:style-name="ce131"/>
          <table:covered-table-cell table:style-name="ce131"/>
          <table:covered-table-cell table:style-name="ce131"/>
          <table:covered-table-cell table:style-name="ce121"/>
          <table:covered-table-cell table:style-name="ce123"/>
          <table:covered-table-cell table:style-name="ce123"/>
          <table:covered-table-cell table:style-name="ce123"/>
          <table:covered-table-cell table:style-name="ce75"/>
          <table:covered-table-cell table:style-name="ce190"/>
          <table:covered-table-cell table:style-name="ce190"/>
          <table:covered-table-cell table:style-name="ce190"/>
          <table:table-cell table:style-name="ce131"/>
          <table:table-cell table:style-name="ce35" table:number-columns-repeated="3"/>
          <table:table-cell table:style-name="ce87" table:number-columns-repeated="15"/>
          <table:table-cell table:style-name="ce229"/>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277" office:value-type="string" table:number-columns-spanned="2" table:number-rows-spanned="3">
            <text:p>【</text:p>
          </table:table-cell>
          <table:covered-table-cell table:style-name="ce149"/>
          <table:table-cell table:style-name="ce128" office:value-type="string" table:number-columns-spanned="4" table:number-rows-spanned="3">
            <text:p>要</text:p>
          </table:table-cell>
          <table:covered-table-cell table:style-name="ce97"/>
          <table:covered-table-cell table:style-name="ce97"/>
          <table:covered-table-cell table:style-name="ce97"/>
          <table:table-cell table:style-name="ce76" office:value-type="string" table:number-columns-spanned="2" table:number-rows-spanned="3">
            <text:p>・</text:p>
          </table:table-cell>
          <table:covered-table-cell table:style-name="ce76"/>
          <table:table-cell table:style-name="ce76" office:value-type="string" table:number-columns-spanned="6" table:number-rows-spanned="3">
            <text:p>不要</text:p>
          </table:table-cell>
          <table:covered-table-cell table:style-name="ce76"/>
          <table:covered-table-cell table:style-name="ce76"/>
          <table:covered-table-cell table:style-name="ce76"/>
          <table:covered-table-cell table:style-name="ce76"/>
          <table:covered-table-cell table:style-name="ce76"/>
          <table:table-cell table:style-name="ce76" office:value-type="string" table:number-columns-spanned="2" table:number-rows-spanned="3">
            <text:p>】</text:p>
          </table:table-cell>
          <table:covered-table-cell table:style-name="ce97"/>
          <table:table-cell table:style-name="ce52" table:number-columns-repeated="12"/>
          <table:table-cell table:style-name="ce265" table:number-columns-repeated="23"/>
          <table:table-cell table:style-name="ce299"/>
          <table:table-cell table:style-name="ce305" table:number-columns-repeated="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22"/>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76"/>
          <table:covered-table-cell table:style-name="ce128"/>
          <table:covered-table-cell table:style-name="ce128"/>
          <table:covered-table-cell table:style-name="ce128"/>
          <table:covered-table-cell table:style-name="ce128"/>
          <table:covered-table-cell table:style-name="ce76"/>
          <table:covered-table-cell table:style-name="ce128"/>
          <table:covered-table-cell table:style-name="ce76"/>
          <table:covered-table-cell table:style-name="ce128"/>
          <table:covered-table-cell table:style-name="ce128"/>
          <table:covered-table-cell table:style-name="ce128"/>
          <table:covered-table-cell table:style-name="ce128"/>
          <table:covered-table-cell table:style-name="ce146"/>
          <table:covered-table-cell table:style-name="ce122"/>
          <table:covered-table-cell table:style-name="ce122"/>
          <table:covered-table-cell table:style-name="ce122"/>
          <table:covered-table-cell table:style-name="ce122"/>
          <table:covered-table-cell table:style-name="ce122"/>
          <table:covered-table-cell table:style-name="ce76"/>
          <table:covered-table-cell table:style-name="ce128"/>
          <table:covered-table-cell table:style-name="ce128"/>
          <table:covered-table-cell table:style-name="ce128"/>
          <table:covered-table-cell table:style-name="ce146"/>
          <table:covered-table-cell table:style-name="ce122"/>
          <table:covered-table-cell table:style-name="ce122"/>
          <table:covered-table-cell table:style-name="ce122"/>
          <table:covered-table-cell table:style-name="ce76"/>
          <table:covered-table-cell table:style-name="ce128"/>
          <table:covered-table-cell table:style-name="ce128"/>
          <table:covered-table-cell table:style-name="ce128"/>
          <table:covered-table-cell table:style-name="ce146"/>
          <table:covered-table-cell table:style-name="ce122"/>
          <table:covered-table-cell table:style-name="ce122"/>
          <table:covered-table-cell table:style-name="ce122"/>
          <table:covered-table-cell table:style-name="ce76"/>
          <table:covered-table-cell table:style-name="ce77"/>
          <table:covered-table-cell table:style-name="ce77"/>
          <table:covered-table-cell table:style-name="ce77"/>
          <table:table-cell table:style-name="ce128"/>
          <table:table-cell table:style-name="ce36"/>
          <table:table-cell table:style-name="ce88" table:number-columns-repeated="2"/>
          <table:table-cell table:style-name="ce38" table:number-columns-repeated="15"/>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149"/>
          <table:covered-table-cell table:style-name="ce149"/>
          <table:covered-table-cell table:style-name="ce97"/>
          <table:covered-table-cell table:style-name="ce97"/>
          <table:covered-table-cell table:style-name="ce97"/>
          <table:covered-table-cell table:style-name="ce97"/>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97"/>
          <table:covered-table-cell table:style-name="ce97"/>
          <table:table-cell table:style-name="ce52" table:number-columns-repeated="12"/>
          <table:table-cell table:style-name="ce265" table:number-columns-repeated="23"/>
          <table:table-cell table:style-name="ce299"/>
          <table:table-cell table:style-name="ce305"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21"/>
          <table:covered-table-cell table:style-name="ce88"/>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149"/>
          <table:covered-table-cell table:style-name="ce149"/>
          <table:covered-table-cell table:style-name="ce97"/>
          <table:covered-table-cell table:style-name="ce97"/>
          <table:covered-table-cell table:style-name="ce97"/>
          <table:covered-table-cell table:style-name="ce97"/>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97"/>
          <table:covered-table-cell table:style-name="ce97"/>
          <table:table-cell table:style-name="ce52" table:number-columns-repeated="12"/>
          <table:table-cell table:style-name="ce265" table:number-columns-repeated="23"/>
          <table:table-cell table:style-name="ce299"/>
          <table:table-cell table:style-name="ce305" table:number-columns-repeated="3"/>
          <table:table-cell table:style-name="ce52" table:number-columns-repeated="45"/>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21"/>
          <table:covered-table-cell table:style-name="ce88"/>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table-cell table:style-name="ce213" table:number-columns-repeated="2"/>
          <table:table-cell table:style-name="ce30" table:number-columns-repeated="2"/>
          <table:table-cell table:style-name="ce52" table:number-columns-repeated="23"/>
          <table:table-cell table:style-name="ce265" table:number-columns-repeated="24"/>
          <table:table-cell table:style-name="ce296" office:value-type="string" table:number-columns-spanned="4" table:number-rows-spanned="4">
            <text:p>オ</text:p>
          </table:table-cell>
          <table:covered-table-cell table:style-name="ce303"/>
          <table:covered-table-cell table:style-name="ce303"/>
          <table:covered-table-cell table:style-name="ce303"/>
          <table:table-cell table:style-name="ce307" office:value-type="string" table:number-columns-spanned="45" table:number-rows-spanned="6">
            <text:p><text:s/>精神障害を認め、身の回りのことはほとんどできない。</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21"/>
          <table:covered-table-cell table:style-name="ce88"/>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table-cell table:style-name="ce117" office:value-type="string" table:number-columns-spanned="14" table:number-rows-spanned="4">
            <text:p>適切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21"/>
          <table:covered-table-cell table:style-name="ce88"/>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73" office:value-type="string" table:number-columns-spanned="2" table:number-rows-spanned="6">
            <text:p>･</text:p>
          </table:table-cell>
          <table:covered-table-cell table:style-name="ce52"/>
          <table:table-cell table:style-name="ce73" office:value-type="string" table:number-columns-spanned="37" table:number-rows-spanned="6">
            <text:p>診断書作成医療機関の初診年月日</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129" office:value-type="string" table:number-columns-spanned="38" table:number-rows-spanned="6">
            <text:p>@@医療保護-X-shoshin2@@</text:p>
          </table:table-cell>
          <table:covered-table-cell table:style-name="ce128"/>
          <table:covered-table-cell table:style-name="ce128"/>
          <table:covered-table-cell table:style-name="ce128"/>
          <table:covered-table-cell table:style-name="ce128"/>
          <table:covered-table-cell table:style-name="ce86"/>
          <table:covered-table-cell table:style-name="ce128"/>
          <table:covered-table-cell table:style-name="ce86"/>
          <table:covered-table-cell table:style-name="ce128"/>
          <table:covered-table-cell table:style-name="ce128"/>
          <table:covered-table-cell table:style-name="ce128"/>
          <table:covered-table-cell table:style-name="ce128"/>
          <table:covered-table-cell table:style-name="ce147"/>
          <table:covered-table-cell table:style-name="ce122"/>
          <table:covered-table-cell table:style-name="ce122"/>
          <table:covered-table-cell table:style-name="ce122"/>
          <table:covered-table-cell table:style-name="ce122"/>
          <table:covered-table-cell table:style-name="ce122"/>
          <table:covered-table-cell table:style-name="ce86"/>
          <table:covered-table-cell table:style-name="ce128"/>
          <table:covered-table-cell table:style-name="ce128"/>
          <table:covered-table-cell table:style-name="ce128"/>
          <table:covered-table-cell table:style-name="ce147"/>
          <table:covered-table-cell table:style-name="ce122"/>
          <table:covered-table-cell table:style-name="ce122"/>
          <table:covered-table-cell table:style-name="ce122"/>
          <table:covered-table-cell table:style-name="ce86"/>
          <table:covered-table-cell table:style-name="ce128"/>
          <table:covered-table-cell table:style-name="ce128"/>
          <table:covered-table-cell table:style-name="ce128"/>
          <table:covered-table-cell table:style-name="ce147"/>
          <table:covered-table-cell table:style-name="ce122"/>
          <table:covered-table-cell table:style-name="ce122"/>
          <table:covered-table-cell table:style-name="ce122"/>
          <table:covered-table-cell table:style-name="ce86"/>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297"/>
          <table:covered-table-cell table:style-name="ce303"/>
          <table:covered-table-cell table:style-name="ce303"/>
          <table:covered-table-cell table:style-name="ce30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table-cell table:style-name="ce21"/>
          <table:table-cell table:style-name="ce36" table:number-columns-repeated="3"/>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247"/>
          <table:table-cell table:style-name="ce265" office:value-type="string" table:number-columns-spanned="35" table:number-rows-spanned="5">
            <text:p>オ　他人との意思伝達・対人関係</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table-cell table:style-name="ce52" table:number-columns-repeated="33"/>
          <table:table-cell table:style-name="ce21"/>
          <table:table-cell table:style-name="ce36"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table-cell table:style-name="ce300"/>
          <table:table-cell table:style-name="ce176" table:number-columns-repeated="48"/>
          <table:table-cell table:style-name="ce23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128"/>
          <table:covered-table-cell table:style-name="ce128"/>
          <table:covered-table-cell table:style-name="ce128"/>
          <table:covered-table-cell table:style-name="ce128"/>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table-cell table:style-name="ce88" table:number-columns-repeated="4"/>
          <table:table-cell table:style-name="ce38" table:number-columns-repeated="15"/>
          <table:table-cell table:style-name="ce15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table-cell table:style-name="ce301" office:value-type="string" table:number-columns-spanned="50" table:number-rows-spanned="4">
            <text:p>７ ６の具体的程度、状態等</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8"/>
          <table:table-cell table:number-columns-repeated="777"/>
        </table:table-row>
        <table:table-row table:style-name="ro2">
          <table:covered-table-cell table:style-name="ce1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6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130"/>
          <table:covered-table-cell table:style-name="ce130"/>
          <table:covered-table-cell table:style-name="ce130"/>
          <table:covered-table-cell table:style-name="ce130"/>
          <table:covered-table-cell table:style-name="ce120"/>
          <table:covered-table-cell table:style-name="ce120"/>
          <table:covered-table-cell table:style-name="ce120"/>
          <table:covered-table-cell table:style-name="ce120"/>
          <table:covered-table-cell table:style-name="ce98"/>
          <table:covered-table-cell table:style-name="ce98"/>
          <table:covered-table-cell table:style-name="ce98"/>
          <table:covered-table-cell table:style-name="ce98"/>
          <table:table-cell table:style-name="ce176" table:number-columns-repeated="4"/>
          <table:table-cell table:style-name="ce42" table:number-columns-repeated="15"/>
          <table:table-cell table:style-name="ce155"/>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number-columns-repeated="777"/>
        </table:table-row>
        <table:table-row table:style-name="ro2">
          <table:table-cell table:style-name="ce14" office:value-type="string" table:number-columns-spanned="22" table:number-rows-spanned="31">
            <text:p>３ 発病から現在までの病歴及び治療の経過、内容</text:p>
            <text:p/>
            <text:p><text:span text:style-name="T3">(</text:span><text:span text:style-name="T3">推定発病年月、発病状況、初発症状などを記入してください。</text:span><text:span text:style-name="T3">)</text:span></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61"/>
          <table:table-cell table:style-name="ce75" office:value-type="string" table:number-columns-spanned="18" table:number-rows-spanned="5">
            <text:p>(推定発病時期</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108" office:value-type="string" table:number-columns-spanned="20" table:number-rows-spanned="5">
            <text:p>@@医療保護-X-suitei@@</text:p>
          </table:table-cell>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75"/>
          <table:covered-table-cell table:style-name="ce75"/>
          <table:covered-table-cell table:style-name="ce75"/>
          <table:covered-table-cell table:style-name="ce75"/>
          <table:covered-table-cell table:style-name="ce121"/>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table-cell table:style-name="ce75" office:value-type="string" table:number-columns-spanned="8" table:number-rows-spanned="5">
            <text:p>頃）</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75"/>
          <table:table-cell table:style-name="ce145"/>
          <table:table-cell table:style-name="ce35" table:number-columns-repeated="48"/>
          <table:table-cell table:style-name="ce232"/>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table-cell table:style-name="ce52" table:number-columns-repeated="9"/>
          <table:table-cell table:style-name="ce265" table:number-columns-repeated="24"/>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76"/>
          <table:covered-table-cell table:style-name="ce76"/>
          <table:covered-table-cell table:style-name="ce76"/>
          <table:covered-table-cell table:style-name="ce76"/>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table-cell table:style-name="ce36" table:number-columns-repeated="49"/>
          <table:table-cell table:style-name="ce154"/>
          <table:table-cell table:number-columns-repeated="9"/>
          <table:table-cell table:style-name="ce15"/>
          <table:table-cell table:style-name="ce117" office:value-type="string" table:number-columns-spanned="14" table:number-rows-spanned="4">
            <text:p>適切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9"/>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76"/>
          <table:covered-table-cell table:style-name="ce76"/>
          <table:covered-table-cell table:style-name="ce76"/>
          <table:covered-table-cell table:style-name="ce76"/>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table-cell table:style-name="ce36" table:number-columns-repeated="49"/>
          <table:table-cell table:style-name="ce154"/>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table-cell table:style-name="ce255" office:value-type="string" table:number-columns-spanned="49" table:number-rows-spanned="31">
            <text:p>@@医療保護-X-6status@@</text:p>
          </table:table-cell>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77"/>
          <table:covered-table-cell table:style-name="ce77"/>
          <table:covered-table-cell table:style-name="ce77"/>
          <table:covered-table-cell table:style-name="ce7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76"/>
          <table:table-cell table:style-name="ce36" table:number-columns-repeated="49"/>
          <table:table-cell table:style-name="ce154"/>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77"/>
          <table:covered-table-cell table:style-name="ce77"/>
          <table:covered-table-cell table:style-name="ce77"/>
          <table:covered-table-cell table:style-name="ce7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76"/>
          <table:table-cell table:style-name="ce36" table:number-columns-repeated="23"/>
          <table:table-cell table:number-columns-repeated="22"/>
          <table:table-cell table:style-name="ce36" table:number-columns-repeated="4"/>
          <table:table-cell table:style-name="ce154"/>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78" office:value-type="string" table:number-columns-spanned="97" table:number-rows-spanned="19">
            <text:p>@@医療保護-X-受診歴@@</text:p>
          </table:table-cell>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247"/>
          <table:table-cell table:style-name="ce265" office:value-type="string" table:number-columns-spanned="33" table:number-rows-spanned="5">
            <text:p>カ　身辺の安全保持・危機対応</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3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2"/>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2"/>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2"/>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1"/>
          <table:table-cell table:style-name="ce265" table:number-columns-repeated="2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1"/>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table-cell table:style-name="ce117" office:value-type="string" table:number-columns-spanned="14" table:number-rows-spanned="4">
            <text:p>適切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247"/>
          <table:table-cell table:style-name="ce265" office:value-type="string" table:number-columns-spanned="35" table:number-rows-spanned="5">
            <text:p>キ　社会的手続や公共施設の利用</text:p>
          </table:table-cell>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3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0"/>
          <table:table-cell table:style-name="ce265" table:number-columns-repeated="2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213"/>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9"/>
          <table:table-cell table:style-name="ce265" table:number-columns-repeated="2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table-cell table:style-name="ce117" office:value-type="string" table:number-columns-spanned="14" table:number-rows-spanned="4">
            <text:p>適切に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6"/>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15"/>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1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5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7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233"/>
          <table:table-cell table:number-columns-repeated="9"/>
          <table:table-cell table:style-name="ce247"/>
          <table:table-cell table:style-name="ce265" office:value-type="string" table:number-columns-spanned="56" table:number-rows-spanned="5">
            <text:p>ク　趣味・娯楽への関心、文化的社会的活動への参加</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80" office:value-type="string" table:number-columns-spanned="78" table:number-rows-spanned="3">
            <text:p>※器質性精神障害（認知症を除く）の場合、発症の原因となった疾患名とその発症日</text:p>
          </table:table-cell>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table-cell table:style-name="ce37" table:number-columns-repeated="10"/>
          <table:table-cell table:style-name="ce88" table:number-columns-repeated="8"/>
          <table:table-cell table:style-name="ce151"/>
          <table:table-cell table:number-columns-repeated="9"/>
          <table:table-cell table:style-name="ce15"/>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5" table:number-columns-repeated="1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8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table-cell table:style-name="ce37" table:number-columns-repeated="10"/>
          <table:table-cell table:style-name="ce88" table:number-columns-repeated="8"/>
          <table:table-cell table:style-name="ce151"/>
          <table:table-cell table:number-columns-repeated="9"/>
          <table:table-cell table:style-name="ce15"/>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5" table:number-columns-repeated="1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covered-table-cell table:style-name="ce8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table-cell table:style-name="ce37" table:number-columns-repeated="10"/>
          <table:table-cell table:style-name="ce88" table:number-columns-repeated="8"/>
          <table:table-cell table:style-name="ce151"/>
          <table:table-cell table:number-columns-repeated="9"/>
          <table:table-cell table:style-name="ce15"/>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5" table:number-columns-repeated="1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37" table:number-columns-repeated="2"/>
          <table:table-cell table:style-name="ce93" office:value-type="string" table:number-columns-spanned="2" table:number-rows-spanned="4">
            <text:p>(</text:p>
          </table:table-cell>
          <table:covered-table-cell table:style-name="ce94"/>
          <table:table-cell table:style-name="ce93" office:value-type="string" table:number-columns-spanned="9" table:number-rows-spanned="4">
            <text:p>疾患名：</text:p>
          </table:table-cell>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style-name="ce104" office:value-type="string" table:number-columns-spanned="48" table:number-rows-spanned="4">
            <text:p>@@医療保護-X-shikkan2@@</text:p>
          </table:table-cell>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table-cell table:style-name="ce183" office:value-type="string" table:number-columns-spanned="30" table:number-rows-spanned="4">
            <text:p>(@@医療保護-X-shikkandate@@)</text:p>
          </table:table-cell>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93"/>
          <table:covered-table-cell table:style-name="ce97"/>
          <table:covered-table-cell table:style-name="ce97"/>
          <table:covered-table-cell table:style-name="ce97"/>
          <table:covered-table-cell table:style-name="ce102"/>
          <table:covered-table-cell table:style-name="ce191"/>
          <table:covered-table-cell table:style-name="ce191"/>
          <table:covered-table-cell table:style-name="ce191"/>
          <table:covered-table-cell table:style-name="ce93"/>
          <table:covered-table-cell table:style-name="ce97"/>
          <table:covered-table-cell table:style-name="ce97"/>
          <table:covered-table-cell table:style-name="ce97"/>
          <table:covered-table-cell table:style-name="ce102"/>
          <table:covered-table-cell table:style-name="ce191"/>
          <table:covered-table-cell table:style-name="ce191"/>
          <table:covered-table-cell table:style-name="ce191"/>
          <table:covered-table-cell table:style-name="ce93"/>
          <table:covered-table-cell table:style-name="ce97"/>
          <table:covered-table-cell table:style-name="ce97"/>
          <table:covered-table-cell table:style-name="ce97"/>
          <table:covered-table-cell table:style-name="ce93"/>
          <table:covered-table-cell table:style-name="ce97"/>
          <table:table-cell table:style-name="ce37" table:number-columns-repeated="4"/>
          <table:table-cell table:style-name="ce230"/>
          <table:table-cell table:number-columns-repeated="9"/>
          <table:table-cell table:style-name="ce15"/>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5" table:number-columns-repeated="1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37" table:number-columns-repeated="2"/>
          <table:covered-table-cell table:style-name="ce94"/>
          <table:covered-table-cell table:style-name="ce94"/>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97"/>
          <table:covered-table-cell table:style-name="ce97"/>
          <table:covered-table-cell table:style-name="ce97"/>
          <table:covered-table-cell table:style-name="ce97"/>
          <table:covered-table-cell table:style-name="ce191"/>
          <table:covered-table-cell table:style-name="ce191"/>
          <table:covered-table-cell table:style-name="ce191"/>
          <table:covered-table-cell table:style-name="ce191"/>
          <table:covered-table-cell table:style-name="ce97"/>
          <table:covered-table-cell table:style-name="ce97"/>
          <table:covered-table-cell table:style-name="ce97"/>
          <table:covered-table-cell table:style-name="ce97"/>
          <table:covered-table-cell table:style-name="ce191"/>
          <table:covered-table-cell table:style-name="ce191"/>
          <table:covered-table-cell table:style-name="ce191"/>
          <table:covered-table-cell table:style-name="ce191"/>
          <table:covered-table-cell table:style-name="ce97"/>
          <table:covered-table-cell table:style-name="ce97"/>
          <table:covered-table-cell table:style-name="ce97"/>
          <table:covered-table-cell table:style-name="ce97"/>
          <table:covered-table-cell table:style-name="ce97"/>
          <table:covered-table-cell table:style-name="ce97"/>
          <table:table-cell table:style-name="ce37" table:number-columns-repeated="4"/>
          <table:table-cell table:style-name="ce230"/>
          <table:table-cell table:number-columns-repeated="9"/>
          <table:table-cell table:style-name="ce15"/>
          <table:table-cell table:style-name="ce117" office:value-type="string" table:number-columns-spanned="14" table:number-rows-spanned="4">
            <text:p>適切にできる</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117" office:value-type="string" table:number-columns-spanned="1" table:number-rows-spanned="4">
            <text:p>・</text:p>
          </table:table-cell>
          <table:table-cell table:style-name="ce117" office:value-type="string" table:number-columns-spanned="25" table:number-rows-spanned="4">
            <text:p>おおむねできるが援助が必要</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117" office:value-type="string" table:number-columns-spanned="1" table:number-rows-spanned="4">
            <text:p>・</text:p>
          </table:table-cell>
          <table:table-cell table:style-name="ce96" office:value-type="string" table:number-columns-spanned="17" table:number-rows-spanned="4">
            <text:p>援助があればできる</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117" office:value-type="string" table:number-columns-spanned="1" table:number-rows-spanned="4">
            <text:p>・</text:p>
          </table:table-cell>
          <table:table-cell table:style-name="ce117" office:value-type="string" table:number-columns-spanned="8" table:number-rows-spanned="4">
            <text:p>できない</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2"/>
          <table:table-cell table:style-name="ce37" table:number-columns-repeated="2"/>
          <table:covered-table-cell table:style-name="ce94"/>
          <table:covered-table-cell table:style-name="ce94"/>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184"/>
          <table:covered-table-cell table:style-name="ce97"/>
          <table:covered-table-cell table:style-name="ce97"/>
          <table:covered-table-cell table:style-name="ce97"/>
          <table:covered-table-cell table:style-name="ce97"/>
          <table:covered-table-cell table:style-name="ce191"/>
          <table:covered-table-cell table:style-name="ce191"/>
          <table:covered-table-cell table:style-name="ce191"/>
          <table:covered-table-cell table:style-name="ce191"/>
          <table:covered-table-cell table:style-name="ce97"/>
          <table:covered-table-cell table:style-name="ce97"/>
          <table:covered-table-cell table:style-name="ce97"/>
          <table:covered-table-cell table:style-name="ce97"/>
          <table:covered-table-cell table:style-name="ce191"/>
          <table:covered-table-cell table:style-name="ce191"/>
          <table:covered-table-cell table:style-name="ce191"/>
          <table:covered-table-cell table:style-name="ce191"/>
          <table:covered-table-cell table:style-name="ce97"/>
          <table:covered-table-cell table:style-name="ce97"/>
          <table:covered-table-cell table:style-name="ce97"/>
          <table:covered-table-cell table:style-name="ce97"/>
          <table:covered-table-cell table:style-name="ce97"/>
          <table:covered-table-cell table:style-name="ce97"/>
          <table:table-cell table:style-name="ce37" table:number-columns-repeated="4"/>
          <table:table-cell table:style-name="ce230"/>
          <table:table-cell table:number-columns-repeated="9"/>
          <table:table-cell table:style-name="ce15"/>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96"/>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1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63"/>
          <table:table-cell table:style-name="ce81" table:number-columns-repeated="2"/>
          <table:covered-table-cell table:style-name="ce95"/>
          <table:covered-table-cell table:style-name="ce95"/>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table-cell/>
          <table:covered-table-cell table:style-name="ce185"/>
          <table:covered-table-cell table:style-name="ce185"/>
          <table:covered-table-cell table:style-name="ce185"/>
          <table:covered-table-cell table:style-name="ce185"/>
          <table:covered-table-cell table:style-name="ce185"/>
          <table:covered-table-cell table:style-name="ce185"/>
          <table:covered-table-cell table:style-name="ce185"/>
          <table:covered-table-cell table:style-name="ce185"/>
          <table:covered-table-cell table:style-name="ce98"/>
          <table:covered-table-cell table:style-name="ce98"/>
          <table:covered-table-cell table:style-name="ce98"/>
          <table:covered-table-cell table:style-name="ce98"/>
          <table:covered-table-cell table:style-name="ce192"/>
          <table:covered-table-cell table:style-name="ce192"/>
          <table:covered-table-cell table:style-name="ce192"/>
          <table:covered-table-cell table:style-name="ce192"/>
          <table:covered-table-cell table:style-name="ce98"/>
          <table:covered-table-cell table:style-name="ce98"/>
          <table:covered-table-cell table:style-name="ce98"/>
          <table:covered-table-cell table:style-name="ce98"/>
          <table:covered-table-cell table:style-name="ce192"/>
          <table:covered-table-cell table:style-name="ce192"/>
          <table:covered-table-cell table:style-name="ce192"/>
          <table:covered-table-cell table:style-name="ce192"/>
          <table:covered-table-cell table:style-name="ce98"/>
          <table:covered-table-cell table:style-name="ce98"/>
          <table:covered-table-cell table:style-name="ce98"/>
          <table:covered-table-cell table:style-name="ce98"/>
          <table:covered-table-cell table:style-name="ce98"/>
          <table:covered-table-cell table:style-name="ce98"/>
          <table:table-cell table:style-name="ce81" table:number-columns-repeated="4"/>
          <table:table-cell table:style-name="ce234"/>
          <table:table-cell table:number-columns-repeated="9"/>
          <table:table-cell table:style-name="ce15"/>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265"/>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table-cell table:style-name="ce20" office:value-type="string" table:number-columns-spanned="75" table:number-rows-spanned="8">
            <text:p>４ 現在の病状、状態像等　（<text:span text:style-name="T3">該当項目を○で囲んでください。）</text:span></text:p>
            <text:p><text:span text:style-name="T3">（おおむね過去２年間に認められたもの、今後２年間に予想されるものを含む。）</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152"/>
          <table:table-cell table:style-name="ce156" office:value-type="string" table:number-columns-spanned="43" table:number-rows-spanned="11">
            <text:p>５ ４の病状・状態像等の具体的程度、症状、検査所見<text:span text:style-name="T3">(</text:span><text:span text:style-name="T3">検査名、検査結果、検査時期等</text:span><text:span text:style-name="T3">)</text:span><text:span text:style-name="T4">等</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32"/>
          <table:table-cell table:number-columns-repeated="9"/>
          <table:table-cell table:style-name="ce15"/>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11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table-cell table:style-name="ce52"/>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table-cell table:style-name="ce154"/>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15"/>
          <table:table-cell table:style-name="ce77" table:number-columns-repeated="14"/>
          <table:table-cell table:style-name="ce117"/>
          <table:table-cell table:style-name="ce77" table:number-columns-repeated="25"/>
          <table:table-cell table:style-name="ce117"/>
          <table:table-cell table:style-name="ce77" table:number-columns-repeated="17"/>
          <table:table-cell table:style-name="ce117"/>
          <table:table-cell table:style-name="ce77" table:number-columns-repeated="8"/>
          <table:table-cell table:style-name="ce52"/>
          <table:covered-table-cell table:style-name="ce255"/>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table-cell table:style-name="ce154"/>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246" office:value-type="string" table:number-columns-spanned="119" table:number-rows-spanned="4">
            <text:p>８ 現在の障害福祉等のサービスの利用状況<text:span text:style-name="T3">（利用がある場合は、該当項目を○で囲んで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32"/>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165"/>
          <table:table-cell table:style-name="ce266" table:number-columns-repeated="23"/>
          <table:table-cell table:style-name="ce37" table:number-columns-repeated="94"/>
          <table:table-cell table:style-name="ce230"/>
          <table:table-cell table:number-columns-repeated="777"/>
        </table:table-row>
        <table:table-row table:style-name="ro2">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165"/>
          <table:table-cell table:style-name="ce37"/>
          <table:table-cell table:style-name="ce266" office:value-type="string" table:number-columns-spanned="23" table:number-rows-spanned="4">
            <text:p>・自立訓練（生活訓練）</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table-cell table:style-name="ce266" office:value-type="string" table:number-columns-spanned="32" table:number-rows-spanned="4">
            <text:p>・共同生活援助（グループホーム）</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6" office:value-type="string" table:number-columns-spanned="29" table:number-rows-spanned="4">
            <text:p>・共同生活介護（ケアホーム）</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6" office:value-type="string" table:number-columns-spanned="27" table:number-rows-spanned="4">
            <text:p>・居宅介護（ホームヘルプ）</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4"/>
          <table:table-cell table:style-name="ce324"/>
          <table:table-cell table:style-name="ce285"/>
          <table:table-cell table:number-columns-repeated="777"/>
        </table:table-row>
        <table:table-row table:style-name="ro2">
          <table:table-cell table:style-name="ce22"/>
          <table:table-cell table:style-name="ce37" office:value-type="string" table:number-columns-spanned="15" table:number-rows-spanned="4">
            <text:p>(1)抑うつ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52" table:number-columns-repeated="59"/>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165"/>
          <table:table-cell table:style-name="ce37"/>
          <table:covered-table-cell table:style-name="ce266"/>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266"/>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4"/>
          <table:table-cell table:style-name="ce324"/>
          <table:table-cell table:style-name="ce285"/>
          <table:table-cell table:number-columns-repeated="777"/>
        </table:table-row>
        <table:table-row table:style-name="ro2">
          <table:table-cell table:style-name="ce22"/>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52" table:number-columns-repeated="59"/>
          <table:table-cell table:style-name="ce151"/>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number-columns-repeated="9"/>
          <table:table-cell table:style-name="ce165"/>
          <table: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4"/>
          <table:table-cell table:style-name="ce324"/>
          <table:table-cell table:style-name="ce285"/>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9"/>
          <table:table-cell table:style-name="ce153"/>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9"/>
          <table:table-cell table:style-name="ce165"/>
          <table: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4"/>
          <table:table-cell table:style-name="ce324"/>
          <table:table-cell table:style-name="ce285"/>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9"/>
          <table:table-cell table:style-name="ce153"/>
          <table:table-cell table:style-name="ce157" office:value-type="string" table:number-columns-spanned="43" table:number-rows-spanned="3">
            <text:p><text:s/>(検査施行が不可能な場合には、その旨も記載)</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235"/>
          <table:table-cell table:number-columns-repeated="9"/>
          <table:table-cell table:style-name="ce165"/>
          <table:table-cell table:style-name="ce37" table:number-columns-repeated="2"/>
          <table:table-cell table:style-name="ce266" table:number-columns-repeated="15"/>
          <table:table-cell table:style-name="ce37" table:number-columns-repeated="11"/>
          <table:table-cell table:style-name="ce266" table:number-columns-repeated="47"/>
          <table:table-cell table:style-name="ce37" table:number-columns-repeated="42"/>
          <table:table-cell table:style-name="ce230"/>
          <table:table-cell table:number-columns-repeated="777"/>
        </table:table-row>
        <table:table-row table:style-name="ro2">
          <table:table-cell table:style-name="ce23"/>
          <table:table-cell table:style-name="ce38"/>
          <table:table-cell table:style-name="ce43" office:value-type="string" table:number-columns-spanned="18" table:number-rows-spanned="3">
            <text:p>ア 思考・運動抑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8" table:number-rows-spanned="3">
            <text:p>イ 易刺激性、興奮</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4" table:number-rows-spanned="3">
            <text:p>ウ 憂うつ気分</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32" office:value-type="string" table:number-columns-spanned="12" table:number-rows-spanned="3">
            <text:p>@@医療保護-X-抑鬱状態その他@@ </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50" office:value-type="string" table:number-columns-spanned="2" table:number-rows-spanned="3">
            <text:p>)</text:p>
          </table:table-cell>
          <table:covered-table-cell table:style-name="ce150"/>
          <table:covered-table-cell table:style-name="ce158"/>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235"/>
          <table:table-cell table:number-columns-repeated="9"/>
          <table:table-cell table:style-name="ce165"/>
          <table:table-cell table:style-name="ce37"/>
          <table:table-cell table:style-name="ce272" office:value-type="string" table:number-columns-spanned="25" table:number-rows-spanned="4">
            <text:p>・地域活動支援センター</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table-cell table:style-name="ce266" office:value-type="string" table:number-columns-spanned="13" table:number-rows-spanned="4">
            <text:p>・訪問指導</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office:value-type="string" table:number-columns-spanned="13" table:number-rows-spanned="4">
            <text:p>・生活保護</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72" office:value-type="string" table:number-columns-spanned="29" table:number-rows-spanned="4">
            <text:p>・その他の障害福祉サービス等</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66" office:value-type="string" table:number-columns-spanned="2" table:number-rows-spanned="4">
            <text:p>(</text:p>
          </table:table-cell>
          <table:covered-table-cell table:style-name="ce266"/>
          <table:table-cell table:style-name="ce311" office:value-type="string" table:number-columns-spanned="33" table:number-rows-spanned="4">
            <text:p>@@医療保護-X-在宅サービスその他@@</text:p>
          </table:table-cell>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table-cell table:style-name="ce230" office:value-type="string" table:number-columns-spanned="2" table:number-rows-spanned="4">
            <text:p>)</text:p>
          </table:table-cell>
          <table:covered-table-cell table:style-name="ce285"/>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58"/>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235"/>
          <table:table-cell table:number-columns-repeated="9"/>
          <table:table-cell table:style-name="ce165"/>
          <table:table-cell table:style-name="ce3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66"/>
          <table:covered-table-cell table:style-name="ce266"/>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37"/>
          <table:covered-table-cell table:style-name="ce285"/>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table-cell table:style-name="ce159" office:value-type="string" table:number-columns-spanned="43" table:number-rows-spanned="68">
            <text:p>@@医療保護-X-現状態像程度症状@@</text:p>
          </table:table-cell>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165"/>
          <table: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66"/>
          <table:covered-table-cell table:style-name="ce266"/>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266"/>
          <table:covered-table-cell table:style-name="ce285"/>
          <table:table-cell table:number-columns-repeated="777"/>
        </table:table-row>
        <table:table-row table:style-name="ro2">
          <table:table-cell table:style-name="ce23"/>
          <table:table-cell table:style-name="ce37" office:value-type="string" table:number-columns-spanned="11" table:number-rows-spanned="4">
            <text:p>(2)躁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165"/>
          <table: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66"/>
          <table:covered-table-cell table:style-name="ce266"/>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266"/>
          <table:covered-table-cell table:style-name="ce285"/>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48"/>
          <table:table-cell table:style-name="ce268" table:number-columns-repeated="17"/>
          <table:table-cell table:style-name="ce81" table:number-columns-repeated="100"/>
          <table:table-cell table:style-name="ce234"/>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52"/>
          <table:table-cell table:style-name="ce36" table:number-columns-repeated="17"/>
          <table:table-cell table:style-name="ce52" table:number-columns-repeated="3"/>
          <table:table-cell table:style-name="ce43" table:number-columns-repeated="76"/>
          <table:table-cell table:style-name="ce52" table:number-columns-repeated="7"/>
          <table:table-cell table:style-name="ce43" table:number-columns-repeated="15"/>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49" office:value-type="string" table:number-columns-spanned="119" table:number-rows-spanned="7">
            <text:p>※自立支援医療を同時申請する場合、９～11を記入してください。</text:p>
          </table:table-cell>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table-cell table:style-name="ce38"/>
          <table:table-cell table:style-name="ce43" office:value-type="string" table:number-columns-spanned="12" table:number-rows-spanned="3">
            <text:p>ア 行為心迫</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イ 多弁</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1" table:number-rows-spanned="3">
            <text:p>ウ 感情高揚・易刺激性</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91" office:value-type="string" table:number-columns-spanned="21" table:number-rows-spanned="3">
            <text:p>@@医療保護-X-躁状態その他@@</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0"/>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0"/>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0"/>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table-cell table:style-name="ce37" office:value-type="string" table:number-columns-spanned="17" table:number-rows-spanned="4">
            <text:p>(3)幻覚妄想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0"/>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covered-table-cell table:style-name="ce2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covered-table-cell table:style-name="ce252"/>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53" office:value-type="string" table:number-columns-spanned="23" table:number-rows-spanned="4">
            <text:p>９ 現在の治療内容</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29" table:number-columns-repeated="6"/>
          <table:table-cell table:number-columns-repeated="11"/>
          <table:table-cell table:style-name="ce29" table:number-columns-repeated="5"/>
          <table:table-cell table:style-name="ce35" table:number-columns-repeated="5"/>
          <table:table-cell table:style-name="ce72" table:number-columns-repeated="4"/>
          <table:table-cell table:style-name="ce288" table:number-columns-repeated="20"/>
          <table:table-cell table:style-name="ce308" table:number-columns-repeated="2"/>
          <table:table-cell table:style-name="ce288" table:number-columns-repeated="42"/>
          <table:table-cell table:style-name="ce329"/>
          <table:table-cell table:number-columns-repeated="777"/>
        </table:table-row>
        <table:table-row table:style-name="ro2">
          <table:table-cell table:style-name="ce23"/>
          <table:table-cell table:style-name="ce38"/>
          <table:table-cell table:style-name="ce43" office:value-type="string" table:number-columns-spanned="8" table:number-rows-spanned="3">
            <text:p>ア 幻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3" office:value-type="string" table:number-columns-spanned="8" table:number-rows-spanned="3">
            <text:p>イ 妄想</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3" office:value-type="string" table:number-columns-spanned="10" table:number-rows-spanned="3">
            <text:p>ウ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91" office:value-type="string" table:number-columns-spanned="46" table:number-rows-spanned="3">
            <text:p>@@医療保護-X-幻覚妄想状態その他@@</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81" table:number-columns-repeated="6"/>
          <table:table-cell table:number-columns-repeated="36"/>
          <table:table-cell table:style-name="ce43" table:number-columns-repeated="9"/>
          <table:table-cell table:style-name="ce44" table:number-columns-repeated="2"/>
          <table:table-cell table:style-name="ce43" table:number-columns-repeated="42"/>
          <table:table-cell table:style-name="ce330"/>
          <table:table-cell table:number-columns-repeated="777"/>
        </table:table-row>
        <table:table-row table:style-name="ro2">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281" table:number-columns-repeated="6"/>
          <table:table-cell table:number-columns-repeated="39"/>
          <table:table-cell table:style-name="ce43" table:number-columns-repeated="6"/>
          <table:table-cell table:style-name="ce44" table:number-columns-repeated="2"/>
          <table:table-cell table:style-name="ce43" table:number-columns-repeated="42"/>
          <table:table-cell table:style-name="ce330"/>
          <table:table-cell table:number-columns-repeated="777"/>
        </table:table-row>
        <table:table-row table:style-name="ro2">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9"/>
          <table:table-cell table:number-columns-repeated="36"/>
          <table:table-cell table:style-name="ce43" table:number-columns-repeated="6"/>
          <table:table-cell table:style-name="ce44" table:number-columns-repeated="2"/>
          <table:table-cell table:style-name="ce43" table:number-columns-repeated="42"/>
          <table:table-cell table:style-name="ce330"/>
          <table:table-cell table:number-columns-repeated="777"/>
        </table:table-row>
        <table:table-row table:style-name="ro2">
          <table:table-cell table:style-name="ce23"/>
          <table:table-cell table:style-name="ce37" office:value-type="string" table:number-columns-spanned="31" table:number-rows-spanned="4">
            <text:p>(4)精神運動興奮及び昏迷の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1"/>
          <table:table-cell table:style-name="ce88" table:number-columns-repeated="11"/>
          <table:table-cell table:style-name="ce52" table:number-columns-repeated="20"/>
          <table:table-cell table:number-columns-repeated="36"/>
          <table:table-cell table:style-name="ce43" table:number-columns-repeated="6"/>
          <table:table-cell table:style-name="ce44" table:number-columns-repeated="2"/>
          <table:table-cell table:style-name="ce43" table:number-columns-repeated="42"/>
          <table:table-cell table:style-name="ce330"/>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165" office:value-type="string" table:number-columns-spanned="35" table:number-rows-spanned="4">
            <text:p>(1)投薬内容（薬剤名等）</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table-cell table:number-columns-repeated="22"/>
          <table:table-cell table:style-name="ce37" office:value-type="string" table:number-columns-spanned="47" table:number-rows-spanned="4">
            <text:p>(2)精神療法等 <text:span text:style-name="T2">(</text:span><text:span text:style-name="T2">該当項目を○で囲んでください。）</text:span></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2"/>
          <table:table-cell table:style-name="ce43" table:number-columns-repeated="7"/>
          <table:table-cell table:number-columns-repeated="4"/>
          <table:table-cell table:style-name="ce330"/>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table-cell table:number-columns-repeated="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2"/>
          <table:table-cell table:style-name="ce43" table:number-columns-repeated="7"/>
          <table:table-cell table:number-columns-repeated="4"/>
          <table:table-cell table:style-name="ce330"/>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table-cell table:number-columns-repeated="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2"/>
          <table:table-cell table:style-name="ce43" table:number-columns-repeated="7"/>
          <table:table-cell table:number-columns-repeated="4"/>
          <table:table-cell table:style-name="ce330"/>
          <table:table-cell table:number-columns-repeated="777"/>
        </table:table-row>
        <table:table-row table:style-name="ro2">
          <table:table-cell table:style-name="ce23"/>
          <table:table-cell table:style-name="ce38"/>
          <table:table-cell table:style-name="ce43" office:value-type="string" table:number-columns-spanned="8" table:number-rows-spanned="3">
            <text:p>ア 興奮</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イ 昏迷</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ウ 拒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38" table:number-rows-spanned="3">
            <text:p>@@医療保護-X-興奮昏迷状態その他@@ </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draw:custom-shape table:end-cell-address="精神障害者保健福祉手帳用診断書.GB146" table:end-x="0.008cm" table:end-y="0.051cm" draw:z-index="18" draw:name="AutoShape 6" draw:style-name="gr2" draw:text-style-name="P2" svg:width="8.435cm" svg:height="2.32cm" svg:x="0.113cm" svg:y="0.103cm">
              <text:p/>
              <draw:enhanced-geometry svg:viewBox="0 0 21600 21600" draw:glue-points="10800 0 0 10800 10800 21600 21600 10800" draw:path-stretchpoint-x="10800" draw:text-areas="?f8 ?f9 ?f10 ?f11" draw:type="bracket-pair" draw:modifiers="144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covered-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15"/>
          <table:table-cell table:number-columns-repeated="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2"/>
          <table:table-cell table:style-name="ce43" table:number-columns-repeated="7"/>
          <table:table-cell table:number-columns-repeated="4"/>
          <table:table-cell table:style-name="ce330"/>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table-cell table:style-name="ce273" office:value-type="string" table:number-columns-spanned="51" table:number-rows-spanned="17">
            <text:p>@@医療保護-X-投薬内容@@</text:p>
          </table:table-cell>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3"/>
          <table:table-cell table:style-name="ce52" table:number-columns-repeated="4"/>
          <table:table-cell table:style-name="ce43" table:number-columns-repeated="20"/>
          <table:table-cell table:style-name="ce44" table:number-columns-repeated="2"/>
          <table:table-cell table:style-name="ce43" table:number-columns-repeated="27"/>
          <table:table-cell table:number-columns-repeated="4"/>
          <table:table-cell table:style-name="ce330"/>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table-cell table:style-name="ce37" office:value-type="string" table:number-columns-spanned="18" table:number-rows-spanned="3">
            <text:p>・通院精神療法</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table-cell table:style-name="ce37" office:value-type="string" table:number-columns-spanned="18" table:number-rows-spanned="3">
            <text:p>・精神分析療法</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office:value-type="string" table:number-columns-spanned="18" table:number-rows-spanned="3">
            <text:p>・精神科作業療法</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table-cell table:style-name="ce37" office:value-type="string" table:number-columns-spanned="25" table:number-rows-spanned="4">
            <text:p>(5)統合失調症等残遺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3"/>
          <table:table-cell table:style-name="ce52" table:number-columns-repeated="2"/>
          <table:table-cell table:style-name="ce37" table:number-columns-repeated="17"/>
          <table:table-cell/>
          <table:table-cell table:style-name="ce37" table:number-columns-repeated="5"/>
          <table:table-cell table:style-name="ce266" table:number-columns-repeated="2"/>
          <table:table-cell table:style-name="ce37" table:number-columns-repeated="27"/>
          <table:table-cell table:number-columns-repeated="2"/>
          <table:table-cell table:style-name="ce52"/>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table-cell table:style-name="ce37" office:value-type="string" table:number-columns-spanned="18" table:number-rows-spanned="3">
            <text:p>・精神科デイケア</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8"/>
          <table:table-cell table:style-name="ce37" office:value-type="string" table:number-columns-spanned="18" table:number-rows-spanned="3">
            <text:p>・認知行動療法</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office:value-type="string" table:number-columns-spanned="18" table:number-rows-spanned="3">
            <text:p>・てんかん指導料</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table-cell table:style-name="ce38"/>
          <table:table-cell table:style-name="ce43" office:value-type="string" table:number-columns-spanned="8" table:number-rows-spanned="3">
            <text:p>ア 自閉</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3" table:number-rows-spanned="3">
            <text:p>イ 感情平板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3" table:number-rows-spanned="3">
            <text:p>ウ 意欲の減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28" table:number-rows-spanned="3">
            <text:p>@@医療保護-X-統合失調症等残遺状態その他@@</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3"/>
          <table:table-cell table:style-name="ce36"/>
          <table:table-cell table:style-name="ce154"/>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3"/>
          <table:table-cell table:style-name="ce52" table:number-columns-repeated="2"/>
          <table:table-cell table:style-name="ce37" table:number-columns-repeated="22"/>
          <table:table-cell table:style-name="ce266" table:number-columns-repeated="2"/>
          <table:table-cell table:style-name="ce37" table:number-columns-repeated="11"/>
          <table:table-cell table:number-columns-repeated="15"/>
          <table:table-cell table:style-name="ce37"/>
          <table:table-cell table:number-columns-repeated="3"/>
          <table:table-cell table:style-name="ce52"/>
          <table:table-cell table:style-name="ce330"/>
          <table:table-cell table:number-columns-repeated="777"/>
        </table:table-row>
        <table:table-row table:style-name="ro2">
          <table:table-cell table:style-name="ce23"/>
          <table:table-cell table:style-name="ce37" office:value-type="string" table:number-columns-spanned="23" table:number-rows-spanned="4">
            <text:p>(6)情動及び行動の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table-cell table:style-name="ce37" office:value-type="string" table:number-columns-spanned="10" table:number-rows-spanned="3">
            <text:p>・その他</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table-cell table:style-name="ce37" office:value-type="string" table:number-columns-spanned="2" table:number-rows-spanned="3">
            <text:p>(</text:p>
          </table:table-cell>
          <table:covered-table-cell table:style-name="ce37"/>
          <table:table-cell table:style-name="ce48" office:value-type="string" table:number-columns-spanned="22" table:number-rows-spanned="3">
            <text:p>@@医療保護-X-9etc@@</text:p>
          </table:table-cell>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table-cell table:style-name="ce318" office:value-type="string" table:number-columns-spanned="2" table:number-rows-spanned="3">
            <text:p>)</text:p>
          </table:table-cell>
          <table:covered-table-cell table:style-name="ce318"/>
          <table:table-cell table:style-name="ce37" office:value-type="string" table:number-columns-spanned="10" table:number-rows-spanned="3">
            <text:p>・なし</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2"/>
          <table:table-cell table:number-columns-repeated="3"/>
          <table:table-cell table:style-name="ce88" table:number-columns-repeated="2"/>
          <table:table-cell table:style-name="ce37"/>
          <table:table-cell table:number-columns-repeated="3"/>
          <table:table-cell table:style-name="ce52"/>
          <table:table-cell table:style-name="ce330"/>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18"/>
          <table:covered-table-cell table:style-name="ce3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2"/>
          <table:table-cell table:number-columns-repeated="3"/>
          <table:table-cell table:style-name="ce88" table:number-columns-repeated="2"/>
          <table:table-cell table:style-name="ce37"/>
          <table:table-cell table:number-columns-repeated="3"/>
          <table:table-cell table:style-name="ce52"/>
          <table:table-cell table:style-name="ce330"/>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06"/>
          <table:covered-table-cell table:style-name="ce318"/>
          <table:covered-table-cell table:style-name="ce31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88" table:number-columns-repeated="2"/>
          <table:table-cell table:number-columns-repeated="3"/>
          <table:table-cell table:style-name="ce88" table:number-columns-repeated="2"/>
          <table:table-cell table:style-name="ce37"/>
          <table:table-cell table:number-columns-repeated="3"/>
          <table:table-cell table:style-name="ce52"/>
          <table:table-cell table:style-name="ce330"/>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88" table:number-columns-repeated="3"/>
          <table:table-cell table:style-name="ce52" table:number-columns-repeated="2"/>
          <table:table-cell table:style-name="ce37" table:number-columns-repeated="22"/>
          <table:table-cell table:style-name="ce266" table:number-columns-repeated="2"/>
          <table:table-cell table:style-name="ce37" table:number-columns-repeated="27"/>
          <table:table-cell table:number-columns-repeated="4"/>
          <table:table-cell table:style-name="ce330"/>
          <table:table-cell table:number-columns-repeated="777"/>
        </table:table-row>
        <table:table-row table:style-name="ro2">
          <table:table-cell table:style-name="ce23"/>
          <table:table-cell table:style-name="ce38"/>
          <table:table-cell table:style-name="ce43" office:value-type="string" table:number-columns-spanned="10" table:number-rows-spanned="3">
            <text:p>ア 爆発性</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7" table:number-rows-spanned="3">
            <text:p>イ 暴力・衝動行為</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ウ 多動</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5" table:number-rows-spanned="3">
            <text:p>エ 食行動の異常</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table:table-cell table:style-name="ce36" table:number-columns-repeated="14"/>
          <table:table-cell table:style-name="ce38" table:number-columns-repeated="8"/>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table-cell table:style-name="ce37" office:value-type="string" table:number-columns-spanned="22" table:number-rows-spanned="4">
            <text:p>(3)訪問看護指示の有無</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table-cell table:style-name="ce96" office:value-type="string" table:number-columns-spanned="2" table:number-rows-spanned="4">
            <text:p>【</text:p>
          </table:table-cell>
          <table:covered-table-cell table:style-name="ce96"/>
          <table:table-cell table:style-name="ce39" office:value-type="string" table:number-columns-spanned="8" table:number-rows-spanned="4">
            <text:p>@@医療保護-X-9homon@@</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96" office:value-type="string" table:number-columns-spanned="2" table:number-rows-spanned="4">
            <text:p>】</text:p>
          </table:table-cell>
          <table:covered-table-cell table:style-name="ce96"/>
          <table:table-cell table:style-name="ce313" office:value-type="string" table:number-columns-spanned="27" table:number-rows-spanned="4">
            <text:p>(どちらかを○で囲んでください。）</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13"/>
          <table:covered-table-cell table:style-name="ce46"/>
          <table:covered-table-cell table:style-name="ce46"/>
          <table:covered-table-cell table:style-name="ce46"/>
          <table:covered-table-cell table:style-name="ce33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6" table:number-columns-repeated="15"/>
          <table:table-cell table:style-name="ce38" table:number-columns-repeated="8"/>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6"/>
          <table:covered-table-cell table:style-name="ce9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6"/>
          <table:covered-table-cell table:style-name="ce96"/>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13"/>
          <table:covered-table-cell table:style-name="ce46"/>
          <table:covered-table-cell table:style-name="ce46"/>
          <table:covered-table-cell table:style-name="ce46"/>
          <table:covered-table-cell table:style-name="ce33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6" table:number-columns-repeated="15"/>
          <table:table-cell table:style-name="ce38" table:number-columns-repeated="8"/>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6"/>
          <table:covered-table-cell table:style-name="ce9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6"/>
          <table:covered-table-cell table:style-name="ce96"/>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13"/>
          <table:covered-table-cell table:style-name="ce46"/>
          <table:covered-table-cell table:style-name="ce46"/>
          <table:covered-table-cell table:style-name="ce46"/>
          <table:covered-table-cell table:style-name="ce331"/>
          <table:table-cell table:number-columns-repeated="777"/>
        </table:table-row>
        <table:table-row table:style-name="ro2">
          <table:table-cell table:style-name="ce23"/>
          <table:table-cell table:style-name="ce38"/>
          <table:table-cell table:style-name="ce43" office:value-type="string" table:number-columns-spanned="16" table:number-rows-spanned="3">
            <text:p>オ チック・汚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カ 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7" office:value-type="string" table:number-columns-spanned="46" table:number-rows-spanned="3">
            <text:p>@@医療保護-X-情動行動障害その他@@</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2"/>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covered-table-cell table:style-name="ce274"/>
          <table:table-cell table:style-name="ce276"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6"/>
          <table:covered-table-cell table:style-name="ce9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6"/>
          <table:covered-table-cell table:style-name="ce96"/>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13"/>
          <table:covered-table-cell table:style-name="ce46"/>
          <table:covered-table-cell table:style-name="ce46"/>
          <table:covered-table-cell table:style-name="ce46"/>
          <table:covered-table-cell table:style-name="ce33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3"/>
          <table:table-cell table:style-name="ce88"/>
          <table:table-cell table:style-name="ce276" table:number-columns-repeated="53"/>
          <table:table-cell table:style-name="ce88" table:number-columns-repeated="3"/>
          <table:table-cell table:number-columns-repeated="22"/>
          <table:table-cell table:style-name="ce43"/>
          <table:table-cell table:number-columns-repeated="13"/>
          <table:table-cell table:style-name="ce43" table:number-columns-repeated="17"/>
          <table:table-cell table:number-columns-repeated="4"/>
          <table:table-cell table:style-name="ce330"/>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number-columns-repeated="32"/>
          <table:table-cell table:style-name="ce43"/>
          <table:table-cell table:style-name="ce52" table:number-columns-repeated="20"/>
          <table:table-cell table:style-name="ce43" table:number-columns-repeated="20"/>
          <table:table-cell table:style-name="ce44" table:number-columns-repeated="2"/>
          <table:table-cell table:style-name="ce43" table:number-columns-repeated="42"/>
          <table:table-cell table:style-name="ce330"/>
          <table:table-cell table:number-columns-repeated="777"/>
        </table:table-row>
        <table:table-row table:style-name="ro2">
          <table:table-cell table:style-name="ce23"/>
          <table:table-cell table:style-name="ce37" office:value-type="string" table:number-columns-spanned="17" table:number-rows-spanned="4">
            <text:p>(7)不安及び不穏</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53" office:value-type="string" table:number-columns-spanned="89" table:number-rows-spanned="4">
            <text:p>10 今後の治療方針<text:span text:style-name="T3">（治療目標をふまえて、継続的に行っていく治療方法を記入して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72" table:number-columns-repeated="29"/>
          <table:table-cell table:style-name="ce152"/>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29"/>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29"/>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52" table:number-columns-repeated="29"/>
          <table:table-cell table:style-name="ce151"/>
          <table:table-cell table:number-columns-repeated="777"/>
        </table:table-row>
        <table:table-row table:style-name="ro2">
          <table:table-cell table:style-name="ce23"/>
          <table:table-cell table:style-name="ce38"/>
          <table:table-cell table:style-name="ce43" office:value-type="string" table:number-columns-spanned="21" table:number-rows-spanned="3">
            <text:p>ア 強度の不安・恐怖感</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4" office:value-type="string" table:number-columns-spanned="12" table:number-rows-spanned="3">
            <text:p>イ 強迫体験</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5" table:number-rows-spanned="3">
            <text:p>ウ 心的外傷に関連する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54" office:value-type="string" table:number-columns-spanned="119" table:number-rows-spanned="9">
            <text:p>@@医療保護-X-10@@</text:p>
          </table:table-cell>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office:value-type="string" table:number-columns-spanned="17" table:number-rows-spanned="3">
            <text:p>エ 解離・転換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オ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45" table:number-rows-spanned="3">
            <text:p>@@医療保護-X-不安不穏その他@@</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9" office:value-type="string" table:number-columns-spanned="41" table:number-rows-spanned="4">
            <text:p>(8)てんかん発作等（けいれん及び意識障害）</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5"/>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332"/>
          <table:table-cell table:number-columns-repeated="777"/>
        </table:table-row>
        <table:table-row table:style-name="ro2">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46" office:value-type="string" table:number-columns-spanned="119" table:number-rows-spanned="4">
            <text:p>11 自立支援医療における「重度かつ継続」<text:span text:style-name="T6">（主たる精神障害がＦ</text:span><text:span text:style-name="T6">00</text:span><text:span text:style-name="T6">～Ｆ</text:span><text:span text:style-name="T6">39</text:span><text:span text:style-name="T6">及びＧ</text:span><text:span text:style-name="T6">40</text:span><text:span text:style-name="T6">の場合は記入不要です。）</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32"/>
          <table:table-cell table:number-columns-repeated="777"/>
        </table:table-row>
        <table:table-row table:style-name="ro2">
          <table:table-cell table:style-name="ce23"/>
          <table:table-cell table:style-name="ce38"/>
          <table:table-cell table:style-name="ce43" office:value-type="string" table:number-columns-spanned="15" table:number-rows-spanned="3">
            <text:p>ア てんかん発作</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9" office:value-type="string" table:number-columns-spanned="54" table:number-rows-spanned="3">
            <text:p>（該当する場合は、５欄に発作のタイプ、頻度等について記入）</text:p>
          </table:table-cell>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table-cell table:style-name="ce36" table:number-columns-repeated="4"/>
          <table:table-cell table:style-name="ce15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table-cell table:style-name="ce36">
            <draw:line table:end-cell-address="精神障害者保健福祉手帳用診断書.BZ163" table:end-x="0.113cm" table:end-y="0.052cm" draw:z-index="19" draw:name="Line 7" draw:style-name="gr3" draw:text-style-name="P3" svg:x1="0.033cm" svg:y1="0.052cm" svg:x2="1.061cm" svg:y2="0.052cm">
              <text:p/>
            </draw:line>
          </table:table-cell>
          <table:table-cell table:style-name="ce36" table:number-columns-repeated="3"/>
          <table:table-cell table:style-name="ce154"/>
          <table:covered-table-cell table:style-name="ce160"/>
          <table:covered-table-cell table:style-name="ce167">
            <draw:line table:end-cell-address="精神障害者保健福祉手帳用診断書.BZ177" table:end-x="0.113cm" table:end-y="0.131cm" draw:z-index="20" draw:name="Line 8" draw:style-name="gr4" draw:text-style-name="P3" svg:x1="0.113cm" svg:y1="0.052cm" svg:x2="0.113cm" svg:y2="1.976cm">
              <text:p/>
            </draw:line>
          </table:covered-table-cell>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covered-table-cell table:style-name="ce53"/>
          <table:table-cell table:style-name="ce36" table:number-columns-repeated="4"/>
          <table:table-cell table:style-name="ce15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table-cell table:style-name="ce23"/>
          <table:table-cell table:style-name="ce38"/>
          <table:table-cell table:style-name="ce43" office:value-type="string" table:number-columns-spanned="11" table:number-rows-spanned="3">
            <text:p>イ 意識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ウ 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91" office:value-type="string" table:number-columns-spanned="51" table:number-rows-spanned="3">
            <text:p>@@医療保護-X-痙攣意識障害その他@@ </text:p>
          </table:table-cell>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table-cell table:style-name="ce36" table:number-columns-repeated="15"/>
          <table:table-cell table:style-name="ce52" table:number-columns-repeated="2"/>
          <table:table-cell table:style-name="ce44" table:number-columns-repeated="8"/>
          <table:table-cell table:style-name="ce52" table:number-columns-repeated="31"/>
          <table:table-cell table:style-name="ce44" table:number-columns-repeated="3"/>
          <table:table-cell table:style-name="ce290" table:number-columns-repeated="57"/>
          <table:table-cell table:style-name="ce150"/>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56" office:value-type="string" table:number-columns-spanned="119" table:number-rows-spanned="6">
            <text:p>(1)　１病名の(1)主たる精神障害のICDｺｰﾄﾞがF40～F99であって、情動及び行動の障害又は不安及び不穏状態に該当し、</text:p>
            <text:p><text:s text:c="3"/>計画的・集中的な治療を継続的に要する場合に、該当事項に「レ」を記入してください。</text:p>
          </table:table-cell>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85"/>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85"/>
          <table:table-cell table:number-columns-repeated="777"/>
        </table:table-row>
        <table:table-row table:style-name="ro2">
          <table:table-cell table:style-name="ce23"/>
          <table:table-cell table:style-name="ce37" office:value-type="string" table:number-columns-spanned="33" table:number-rows-spanned="4">
            <text:p>(9)精神作用物質の乱用及び依存等</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85"/>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5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67"/>
          <table:covered-table-cell table:style-name="ce285"/>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53"/>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54"/>
          <table:table-cell table:number-columns-repeated="777"/>
        </table:table-row>
        <table:table-row table:style-name="ro2">
          <table:table-cell table:style-name="ce23"/>
          <table:table-cell table:style-name="ce38"/>
          <table:table-cell table:style-name="ce43" office:value-type="string" table:number-columns-spanned="13" table:number-rows-spanned="3">
            <text:p>ア アルコール</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3" office:value-type="string" table:number-columns-spanned="12" table:number-rows-spanned="3">
            <text:p>イ 覚せい剤</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2" table:number-rows-spanned="3">
            <text:p>ウ 有機溶剤</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25" table:number-rows-spanned="3">
            <text:p>@@医療保護-X-物質乱用依存その他@@</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37"/>
          <table:table-cell table:style-name="ce36" table:number-columns-repeated="3"/>
          <table:table-cell table:style-name="ce36">
            <draw:control table:end-cell-address="精神障害者保健福祉手帳用診断書.EI176" table:end-x="0.112cm" table:end-y="0.105cm" draw:z-index="13" draw:name="Check Box 1" draw:style-name="gr5" draw:text-style-name="P4" svg:width="0.843cm" svg:height="0.581cm" svg:x="0.06cm" svg:y="0.051cm" draw:control="control1"/>
          </table:table-cell>
          <table:table-cell table:style-name="ce36" table:number-columns-repeated="26"/>
          <table:table-cell table:style-name="ce36">
            <draw:control table:end-cell-address="精神障害者保健福祉手帳用診断書.FJ176" table:end-x="0.113cm" table:end-y="0.105cm" draw:z-index="15" draw:name="Check Box 3" draw:style-name="gr5" draw:text-style-name="P4" svg:width="0.844cm" svg:height="0.581cm" svg:x="0.06cm" svg:y="0.051cm" draw:control="control3"/>
          </table:table-cell>
          <table:table-cell table:style-name="ce36"/>
          <table:table-cell table:style-name="ce52" table:number-columns-repeated="33"/>
          <table:table-cell table:style-name="ce52">
            <draw:control table:end-cell-address="精神障害者保健福祉手帳用診断書.GS176" table:end-x="0.112cm" table:end-y="0.105cm" draw:z-index="14" draw:name="Check Box 2" draw:style-name="gr5" draw:text-style-name="P4" svg:width="0.844cm" svg:height="0.581cm" svg:x="0.059cm" svg:y="0.051cm" draw:control="control2"/>
          </table:table-cell>
          <table:table-cell table:style-name="ce52" table:number-columns-repeated="50"/>
          <table:table-cell table:style-name="ce151"/>
          <table:table-cell table:number-columns-repeated="777"/>
        </table:table-row>
        <table:table-row table:style-name="ro2">
          <table:table-cell table:style-name="ce23"/>
          <table: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36" table:number-columns-repeated="3"/>
          <table:table-cell table:style-name="ce52"/>
          <table:table-cell table:style-name="ce275" table:number-columns-repeated="4"/>
          <table:table-cell table:style-name="ce266" office:value-type="string" table:number-columns-spanned="21" table:number-rows-spanned="3">
            <text:p>症状等が持続してい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36"/>
          <table:table-cell table:style-name="ce52"/>
          <table:table-cell table:style-name="ce36" table:number-columns-repeated="4"/>
          <table:table-cell table:style-name="ce266" office:value-type="string" table:number-columns-spanned="29" table:number-rows-spanned="3">
            <text:p>症状等が消長を繰り返している</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table-cell table:style-name="ce36" table:number-columns-repeated="5"/>
          <table:table-cell table:style-name="ce52"/>
          <table:table-cell table:style-name="ce37" office:value-type="string" table:number-columns-spanned="46" table:number-rows-spanned="3">
            <text:p>症状等の持続又は消長の繰り返しは<text:span text:style-name="T7">していない</text:span></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table-cell table:style-name="ce52"/>
          <table:table-cell table:style-name="ce151"/>
          <table:table-cell table:number-columns-repeated="777"/>
        </table:table-row>
        <table:table-row table:style-name="ro2">
          <table:table-cell table:style-name="ce23"/>
          <table: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36" table:number-columns-repeated="3"/>
          <table:table-cell table:style-name="ce275" table:number-columns-repeated="5"/>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36" table:number-columns-repeated="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table-cell table:style-name="ce36" table:number-columns-repeated="5"/>
          <table:table-cell table:style-name="ce26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table-cell table:style-name="ce52"/>
          <table:table-cell table:style-name="ce151"/>
          <table:table-cell table:number-columns-repeated="777"/>
        </table:table-row>
        <table:table-row table:style-name="ro2">
          <table:table-cell table:style-name="ce23"/>
          <table:table-cell table:style-name="ce38"/>
          <table:table-cell table:style-name="ce45" office:value-type="string" table:number-columns-spanned="8" table:number-rows-spanned="3">
            <text:p>(ア) 乱用</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45" office:value-type="string" table:number-columns-spanned="8" table:number-rows-spanned="3">
            <text:p>(イ) 依存</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54" office:value-type="string" table:number-columns-spanned="24" table:number-rows-spanned="3">
            <text:p>(ウ) 残遺性・遅発性精神病性障害</text:p>
          </table:table-cell>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table-cell table:style-name="ce114" office:value-type="string" table:number-columns-spanned="34" table:number-rows-spanned="3">
            <text:p>(状態像を該当項目に再掲すること）</text:p>
          </table:table-cell>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table-cell table:style-name="ce43" table:number-columns-repeated="2"/>
          <table:table-cell table:style-name="ce275" table:number-columns-repeated="5"/>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table-cell table:style-name="ce36" table:number-columns-repeated="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table-cell table:style-name="ce36" table:number-columns-repeated="5"/>
          <table:table-cell table:style-name="ce26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88"/>
          <table:table-cell table:style-name="ce52"/>
          <table:table-cell table:style-name="ce151"/>
          <table:table-cell table:number-columns-repeated="777"/>
        </table:table-row>
        <table:table-row table:style-name="ro2">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4"/>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9"/>
          <table:table-cell table:style-name="ce22"/>
          <table:table-cell table:style-name="ce52"/>
          <table:table-cell table:style-name="ce43" table:number-columns-repeated="13"/>
          <table:table-cell table:style-name="ce36" table:number-columns-repeated="34"/>
          <table:table-cell table:style-name="ce52" table:number-columns-repeated="25"/>
          <table:table-cell table:style-name="ce44" table:number-columns-repeated="2"/>
          <table:table-cell table:style-name="ce52" table:number-columns-repeated="42"/>
          <table:table-cell table:style-name="ce151"/>
          <table:table-cell table:number-columns-repeated="777"/>
        </table:table-row>
        <table:table-row table:style-name="ro2">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54"/>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5"/>
          <table:covered-table-cell table:style-name="ce114"/>
          <table:table-cell table:style-name="ce161"/>
          <table:table-cell table:style-name="ce168" table:number-columns-repeated="41"/>
          <table:table-cell table:style-name="ce237"/>
          <table:table-cell table:number-columns-repeated="9"/>
          <table:table-cell table:style-name="ce258" office:value-type="string" table:number-columns-spanned="119" table:number-rows-spanned="3">
            <text:p>(2) (1)は､３年以上の精神医療の経験を有する医師の診断となるため、該当する項目に「レ」を記入してください。</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table-cell table:style-name="ce45" office:value-type="string" table:number-columns-spanned="10" table:number-rows-spanned="3">
            <text:p>(エ) その他(</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47" office:value-type="string" table:number-columns-spanned="62" table:number-rows-spanned="3">
            <text:p>@@医療保護-X-49etc@@ </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table-cell table:style-name="ce44" office:value-type="string" table:number-columns-spanned="2" table:number-rows-spanned="3">
            <text:p>)</text:p>
          </table:table-cell>
          <table:covered-table-cell table:style-name="ce44"/>
          <table:table-cell table:style-name="ce162" office:value-type="string" table:number-columns-spanned="43" table:number-rows-spanned="6">
            <text:p>てんかん発作に該当する場合は、次の項目について記入してください。</text:p>
          </table:table-cell>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9"/>
          <table:covered-table-cell table:style-name="ce257"/>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44"/>
          <table:covered-table-cell table:style-name="ce44"/>
          <table:covered-table-cell table:style-name="ce163"/>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9"/>
          <table:covered-table-cell table:style-name="ce257"/>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44"/>
          <table:covered-table-cell table:style-name="ce44"/>
          <table:covered-table-cell table:style-name="ce163"/>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9"/>
          <table:table-cell table:style-name="ce22"/>
          <table:table-cell table:style-name="ce52"/>
          <table:table-cell table:style-name="ce36" table:number-columns-repeated="3"/>
          <table:table-cell table:style-name="ce36">
            <draw:control table:end-cell-address="精神障害者保健福祉手帳用診断書.EI184" table:end-x="0.112cm" table:end-y="0.104cm" draw:z-index="17" draw:name="Check Box 5" draw:style-name="gr5" draw:text-style-name="P4" svg:width="0.843cm" svg:height="0.58cm" svg:x="0.06cm" svg:y="0.052cm" draw:control="control5"/>
          </table:table-cell>
          <table:table-cell table:style-name="ce36" table:number-columns-repeated="30"/>
          <table:table-cell table:style-name="ce52" table:number-columns-repeated="31"/>
          <table:table-cell table:style-name="ce52">
            <draw:control table:end-cell-address="精神障害者保健福祉手帳用診断書.GS184" table:end-x="0.112cm" table:end-y="0.104cm" draw:z-index="16" draw:name="Check Box 4" draw:style-name="gr5" draw:text-style-name="P4" svg:width="0.844cm" svg:height="0.58cm" svg:x="0.059cm" svg:y="0.052cm" draw:control="control4"/>
          </table:table-cell>
          <table:table-cell table:style-name="ce52" table:number-columns-repeated="50"/>
          <table:table-cell table:style-name="ce151"/>
          <table:table-cell table:number-columns-repeated="777"/>
        </table:table-row>
        <table:table-row table:style-name="ro2">
          <table:table-cell table:style-name="ce23"/>
          <table:table-cell table:style-name="ce38"/>
          <table:table-cell table:style-name="ce36" table:number-columns-repeated="54"/>
          <table:table-cell table:style-name="ce52" table:number-columns-repeated="18"/>
          <table:table-cell table:style-name="ce44"/>
          <table:table-cell table:style-name="ce150"/>
          <table:covered-table-cell table:style-name="ce163"/>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9"/>
          <table:table-cell table:style-name="ce22"/>
          <table:table-cell table:style-name="ce52"/>
          <table:table-cell table:style-name="ce43"/>
          <table:table-cell table:style-name="ce36"/>
          <table:table-cell table:style-name="ce52"/>
          <table:table-cell table:style-name="ce36" table:number-columns-repeated="4"/>
          <table:table-cell table:style-name="ce266" office:value-type="string" table:number-columns-spanned="38" table:number-rows-spanned="3">
            <text:p>精神保健指定医(精神保健指定医番号　第</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93" office:value-type="string" table:number-columns-spanned="14" table:number-rows-spanned="3">
            <text:p>@@医療保護-X-自立支援精神保健指定医@@</text:p>
          </table:table-cell>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table-cell table:style-name="ce37" office:value-type="string" table:number-columns-spanned="5" table:number-rows-spanned="3">
            <text:p>号)</text:p>
          </table:table-cell>
          <table:covered-table-cell table:style-name="ce37"/>
          <table:covered-table-cell table:style-name="ce37"/>
          <table:covered-table-cell table:style-name="ce37"/>
          <table:covered-table-cell table:style-name="ce37"/>
          <table:table-cell table:style-name="ce52" table:number-columns-repeated="5"/>
          <table:table-cell table:style-name="ce266" office:value-type="string" table:number-columns-spanned="34" table:number-rows-spanned="3">
            <text:p>精神医療に従事した経験　３年以上</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covered-table-cell table:style-name="ce36"/>
          <table:covered-table-cell table:style-name="ce36"/>
          <table:table-cell table:style-name="ce52" table:number-columns-repeated="13"/>
          <table:table-cell table:style-name="ce151"/>
          <table:table-cell table:number-columns-repeated="777"/>
        </table:table-row>
        <table:table-row table:style-name="ro2">
          <table:table-cell table:style-name="ce23"/>
          <table:table-cell table:style-name="ce40" office:value-type="string" table:number-columns-spanned="25" table:number-rows-spanned="4">
            <text:p>〔<text:span text:style-name="T2">現在の精神作用物質の使用</text:span></text:p>
          </table:table-cell>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9" office:value-type="string" table:number-columns-spanned="8" table:number-rows-spanned="4">
            <text:p>@@医療保護-X-49genumu@@</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table-cell table:style-name="ce43" office:value-type="string" table:number-columns-spanned="21" table:number-rows-spanned="4">
            <text:p>(不使用の場合､その期間</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25" office:value-type="string" table:number-columns-spanned="18" table:number-rows-spanned="4">
            <text:p>@@医療保護-X-49gendate@@ </text:p>
          </table:table-cell>
          <table:covered-table-cell table:style-name="ce126"/>
          <table:covered-table-cell table:style-name="ce126"/>
          <table:covered-table-cell table:style-name="ce126"/>
          <table:covered-table-cell table:style-name="ce126"/>
          <table:covered-table-cell table:style-name="ce126"/>
          <table:covered-table-cell table:style-name="ce43"/>
          <table:covered-table-cell table:style-name="ce36"/>
          <table:covered-table-cell table:style-name="ce36"/>
          <table:covered-table-cell table:style-name="ce133"/>
          <table:covered-table-cell table:style-name="ce134"/>
          <table:covered-table-cell table:style-name="ce134"/>
          <table:covered-table-cell table:style-name="ce43"/>
          <table:covered-table-cell table:style-name="ce36"/>
          <table:covered-table-cell table:style-name="ce36"/>
          <table:covered-table-cell table:style-name="ce36"/>
          <table:covered-table-cell table:style-name="ce36"/>
          <table:covered-table-cell table:style-name="ce36"/>
          <table:table-cell table:style-name="ce151" office:value-type="string" table:number-columns-spanned="2" table:number-rows-spanned="4">
            <text:p>〕</text:p>
          </table:table-cell>
          <table:covered-table-cell table:style-name="ce151"/>
          <table:covered-table-cell table:style-name="ce163"/>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9"/>
          <table:table-cell table:style-name="ce22"/>
          <table:table-cell table:style-name="ce52"/>
          <table:table-cell table:style-name="ce36" table:number-columns-repeated="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287"/>
          <table:covered-table-cell table:style-name="ce37"/>
          <table:covered-table-cell table:style-name="ce37"/>
          <table:covered-table-cell table:style-name="ce37"/>
          <table:covered-table-cell table:style-name="ce37"/>
          <table:covered-table-cell table:style-name="ce37"/>
          <table:table-cell table:style-name="ce52" table:number-columns-repeated="5"/>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covered-table-cell table:style-name="ce36"/>
          <table:covered-table-cell table:style-name="ce36"/>
          <table:table-cell table:style-name="ce52" table:number-columns-repeated="13"/>
          <table:table-cell table:style-name="ce151"/>
          <table:table-cell table:number-columns-repeated="777"/>
        </table:table-row>
        <table:table-row table:style-name="ro2">
          <table:table-cell table:style-name="ce23"/>
          <table:covered-table-cell table:style-name="ce41"/>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36"/>
          <table:covered-table-cell table:style-name="ce36"/>
          <table:covered-table-cell table:style-name="ce36"/>
          <table:covered-table-cell table:style-name="ce134"/>
          <table:covered-table-cell table:style-name="ce134"/>
          <table:covered-table-cell table:style-name="ce13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2"/>
          <table:covered-table-cell table:style-name="ce151"/>
          <table:covered-table-cell table:style-name="ce163"/>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169"/>
          <table:covered-table-cell table:style-name="ce238"/>
          <table:table-cell table:number-columns-repeated="4"/>
          <table:table-cell table:style-name="ce243"/>
          <table:table-cell table:number-columns-repeated="4"/>
          <table:table-cell table:style-name="ce22"/>
          <table:table-cell table:style-name="ce52"/>
          <table:table-cell table:style-name="ce36" table:number-columns-repeated="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37"/>
          <table:covered-table-cell table:style-name="ce37"/>
          <table:covered-table-cell table:style-name="ce37"/>
          <table:covered-table-cell table:style-name="ce37"/>
          <table:covered-table-cell table:style-name="ce37"/>
          <table:table-cell table:style-name="ce52" table:number-columns-repeated="5"/>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36"/>
          <table:covered-table-cell table:style-name="ce36"/>
          <table:covered-table-cell table:style-name="ce36"/>
          <table:table-cell table:style-name="ce52" table:number-columns-repeated="13"/>
          <table:table-cell table:style-name="ce151"/>
          <table:table-cell table:number-columns-repeated="777"/>
        </table:table-row>
        <table:table-row table:style-name="ro2">
          <table:table-cell table:style-name="ce23"/>
          <table:covered-table-cell table:style-name="ce41"/>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36"/>
          <table:covered-table-cell table:style-name="ce36"/>
          <table:covered-table-cell table:style-name="ce36"/>
          <table:covered-table-cell table:style-name="ce134"/>
          <table:covered-table-cell table:style-name="ce134"/>
          <table:covered-table-cell table:style-name="ce13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2"/>
          <table:covered-table-cell table:style-name="ce151"/>
          <table:table-cell table:style-name="ce21"/>
          <table:table-cell table:style-name="ce88" table:number-columns-repeated="17"/>
          <table:table-cell table:style-name="ce38" table:number-columns-repeated="24"/>
          <table:table-cell table:style-name="ce153"/>
          <table:table-cell table:number-columns-repeated="9"/>
          <table:table-cell table:style-name="ce22"/>
          <table:table-cell table:style-name="ce52"/>
          <table:table-cell table:style-name="ce36" table:number-columns-repeated="59"/>
          <table:table-cell table:style-name="ce37" table:number-columns-repeated="5"/>
          <table:table-cell table:style-name="ce52" table:number-columns-repeated="5"/>
          <table:table-cell table:style-name="ce266" table:number-columns-repeated="31"/>
          <table:table-cell table:style-name="ce36" table:number-columns-repeated="3"/>
          <table:table-cell table:style-name="ce52" table:number-columns-repeated="13"/>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36"/>
          <table:covered-table-cell table:style-name="ce36"/>
          <table:covered-table-cell table:style-name="ce36"/>
          <table:covered-table-cell table:style-name="ce134"/>
          <table:covered-table-cell table:style-name="ce134"/>
          <table:covered-table-cell table:style-name="ce13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54"/>
          <table:table-cell table:style-name="ce164" office:value-type="string" table:number-columns-spanned="23" table:number-rows-spanned="3">
            <text:p>(1)発作のタイプ、頻度</text:p>
          </table:table-cell>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table-cell table:style-name="ce38" table:number-columns-repeated="19"/>
          <table:table-cell table:style-name="ce153"/>
          <table:table-cell table:number-columns-repeated="9"/>
          <table:table-cell table:style-name="ce259"/>
          <table:table-cell table:style-name="ce270" table:number-columns-repeated="2"/>
          <table:table-cell table:style-name="ce176" table:number-columns-repeated="23"/>
          <table:table-cell table:style-name="ce81" table:number-columns-repeated="8"/>
          <table:table-cell table:style-name="ce73"/>
          <table:table-cell table:style-name="ce286"/>
          <table:table-cell table:style-name="ce176" table:number-columns-repeated="26"/>
          <table:table-cell table:style-name="ce286"/>
          <table:table-cell table:style-name="ce176" table:number-columns-repeated="2"/>
          <table:table-cell table:style-name="ce286"/>
          <table:table-cell table:style-name="ce176" table:number-columns-repeated="2"/>
          <table:table-cell table:style-name="ce286"/>
          <table:table-cell table:style-name="ce176" table:number-columns-repeated="5"/>
          <table:table-cell table:style-name="ce73" table:number-columns-repeated="44"/>
          <table:table-cell table:style-name="ce333"/>
          <table:table-cell table:number-columns-repeated="777"/>
        </table:table-row>
        <table:table-row table:style-name="ro2">
          <table:table-cell table:style-name="ce23"/>
          <table:table-cell table:style-name="ce37" office:value-type="string" table:number-columns-spanned="34" table:number-rows-spanned="4">
            <text:p>(10)知能・記憶・学習・注意の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53"/>
          <table:covered-table-cell table:style-name="ce164"/>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table-cell table:style-name="ce38" table:number-columns-repeated="19"/>
          <table:table-cell table:style-name="ce153"/>
          <table:table-cell table:number-columns-repeated="9"/>
          <table:table-cell table:style-name="ce52"/>
          <table:table-cell table:style-name="ce44" table:number-columns-repeated="2"/>
          <table:table-cell table:style-name="ce36" table:number-columns-repeated="23"/>
          <table:table-cell table:style-name="ce37" table:number-columns-repeated="8"/>
          <table:table-cell table:style-name="ce52"/>
          <table:table-cell table:style-name="ce43"/>
          <table:table-cell table:style-name="ce36" table:number-columns-repeated="26"/>
          <table:table-cell table:style-name="ce43"/>
          <table:table-cell table:style-name="ce36" table:number-columns-repeated="2"/>
          <table:table-cell table:style-name="ce43"/>
          <table:table-cell table:style-name="ce36" table:number-columns-repeated="2"/>
          <table:table-cell table:style-name="ce43"/>
          <table:table-cell table:style-name="ce36" table:number-columns-repeated="5"/>
          <table:table-cell table:style-name="ce52" table:number-columns-repeated="45"/>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53"/>
          <table:covered-table-cell table:style-name="ce164"/>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table-cell table:style-name="ce193" table:number-columns-repeated="19"/>
          <table:table-cell table:style-name="ce239"/>
          <table:table-cell table:number-columns-repeated="9"/>
          <table:table-cell table:style-name="ce73"/>
          <table:table-cell table:style-name="ce270" table:number-columns-repeated="2"/>
          <table:table-cell table:style-name="ce176" table:number-columns-repeated="23"/>
          <table:table-cell table:style-name="ce81" table:number-columns-repeated="8"/>
          <table:table-cell table:style-name="ce73"/>
          <table:table-cell table:style-name="ce286"/>
          <table:table-cell table:style-name="ce176" table:number-columns-repeated="26"/>
          <table:table-cell table:style-name="ce286"/>
          <table:table-cell table:style-name="ce176" table:number-columns-repeated="2"/>
          <table:table-cell table:style-name="ce286"/>
          <table:table-cell table:style-name="ce176" table:number-columns-repeated="2"/>
          <table:table-cell table:style-name="ce286"/>
          <table:table-cell table:style-name="ce176" table:number-columns-repeated="5"/>
          <table:table-cell table:style-name="ce73" table:number-columns-repeated="45"/>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53"/>
          <table:table-cell table:style-name="ce23"/>
          <table:table-cell table:style-name="ce171" office:value-type="string" table:number-columns-spanned="3" table:number-rows-spanned="3">
            <text:p>ア</text:p>
          </table:table-cell>
          <table:covered-table-cell table:style-name="ce172"/>
          <table:covered-table-cell table:style-name="ce172"/>
          <table:table-cell table:style-name="ce179" office:value-type="string" table:number-columns-spanned="39" table:number-rows-spanned="3">
            <text:p>意識障害はないが、随意運動が失われる発作</text:p>
          </table:table-cell>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table-cell table:style-name="ce253" office:value-type="string" table:number-columns-spanned="12" table:number-rows-spanned="4">
            <text:p>12 備考</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29"/>
          <table:table-cell table:style-name="ce35" table:number-columns-repeated="36"/>
          <table:table-cell table:style-name="ce72" table:number-columns-repeated="25"/>
          <table:table-cell table:style-name="ce308" table:number-columns-repeated="2"/>
          <table:table-cell table:style-name="ce72" table:number-columns-repeated="42"/>
          <table:table-cell table:style-name="ce152"/>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53"/>
          <table:table-cell table:style-name="ce23"/>
          <table:covered-table-cell table:style-name="ce172"/>
          <table:covered-table-cell table:style-name="ce172"/>
          <table:covered-table-cell table:style-name="ce172"/>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0"/>
          <table:table-cell table:style-name="ce52" table:number-columns-repeated="8"/>
          <table:table-cell table:style-name="ce36" table:number-columns-repeated="8"/>
          <table:table-cell table:style-name="ce43"/>
          <table:table-cell table:style-name="ce36" table:number-columns-repeated="9"/>
          <table:table-cell table:style-name="ce52" table:number-columns-repeated="35"/>
          <table:table-cell table:style-name="ce44" table:number-columns-repeated="2"/>
          <table:table-cell table:style-name="ce52" table:number-columns-repeated="42"/>
          <table:table-cell table:style-name="ce151"/>
          <table:table-cell table:number-columns-repeated="777"/>
        </table:table-row>
        <table:table-row table:style-name="ro2">
          <table:table-cell table:style-name="ce23"/>
          <table:table-cell table:style-name="ce38"/>
          <table:table-cell table:style-name="ce43" office:value-type="string" table:number-columns-spanned="11" table:number-rows-spanned="3">
            <text:p>ア 知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9" office:value-type="string" table:number-columns-spanned="11" table:number-rows-spanned="3">
            <text:p>(精神遅滞)</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96" office:value-type="string" table:number-columns-spanned="9" table:number-rows-spanned="3">
            <text:p>(ア) 軽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96" office:value-type="string" table:number-columns-spanned="11" table:number-rows-spanned="3">
            <text:p>(イ) 中等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96" office:value-type="string" table:number-columns-spanned="9" table:number-rows-spanned="3">
            <text:p>(ウ) 重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number-columns-repeated="23"/>
          <table:table-cell table:style-name="ce23"/>
          <table:covered-table-cell table:style-name="ce172"/>
          <table:covered-table-cell table:style-name="ce172"/>
          <table:covered-table-cell table:style-name="ce172"/>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0"/>
          <table:table-cell table:style-name="ce52" table:number-columns-repeated="8"/>
          <table:table-cell table:style-name="ce36" table:number-columns-repeated="18"/>
          <table:table-cell table:style-name="ce52" table:number-columns-repeated="35"/>
          <table:table-cell table:style-name="ce44" table:number-columns-repeated="2"/>
          <table:table-cell table:style-name="ce52" table:number-columns-repeated="4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number-columns-repeated="23"/>
          <table:table-cell table:style-name="ce23"/>
          <table:table-cell table:style-name="ce43" table:number-columns-repeated="14"/>
          <table:table-cell table:style-name="ce49" office:value-type="string" table:number-columns-spanned="5" table:number-rows-spanned="3">
            <text:p>月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10@@</text:p>
          </table:table-cell>
          <table:covered-table-cell table:style-name="ce101"/>
          <table:covered-table-cell table:style-name="ce101"/>
          <table:table-cell table:style-name="ce96" office:value-type="string" table:number-columns-spanned="3" table:number-rows-spanned="3">
            <text:p>)回</text:p>
          </table:table-cell>
          <table:covered-table-cell table:style-name="ce96"/>
          <table:covered-table-cell table:style-name="ce96"/>
          <table:table-cell table:style-name="ce43"/>
          <table:table-cell table:style-name="ce96" office:value-type="string" table:number-columns-spanned="4" table:number-rows-spanned="3">
            <text:p>又は</text:p>
          </table:table-cell>
          <table:covered-table-cell table:style-name="ce96"/>
          <table:covered-table-cell table:style-name="ce96"/>
          <table:covered-table-cell table:style-name="ce96"/>
          <table:table-cell table:style-name="ce43"/>
          <table:table-cell table:style-name="ce49" office:value-type="string" table:number-columns-spanned="5" table:number-rows-spanned="3">
            <text:p>年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20@@</text:p>
          </table:table-cell>
          <table:covered-table-cell table:style-name="ce101"/>
          <table:covered-table-cell table:style-name="ce101"/>
          <table:table-cell table:style-name="ce220" office:value-type="string" table:number-columns-spanned="3" table:number-rows-spanned="3">
            <text:p>)回</text:p>
          </table:table-cell>
          <table:covered-table-cell table:style-name="ce96"/>
          <table:covered-table-cell table:style-name="ce220"/>
          <table:table-cell table:number-columns-repeated="9"/>
          <table:covered-table-cell table:style-name="ce21"/>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0"/>
          <table:table-cell table:style-name="ce52" table:number-columns-repeated="8"/>
          <table:table-cell table:style-name="ce36" table:number-columns-repeated="18"/>
          <table:table-cell table:style-name="ce52" table:number-columns-repeated="35"/>
          <table:table-cell table:style-name="ce44" table:number-columns-repeated="2"/>
          <table:table-cell table:style-name="ce52" table:number-columns-repeated="4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number-columns-repeated="23"/>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table-cell table:style-name="ce254" office:value-type="string" table:number-columns-spanned="119" table:number-rows-spanned="11">
            <text:p>@@医療保護-X-手帳診断書備考@@</text:p>
          </table:table-cell>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table:number-columns-repeated="11"/>
          <table:table-cell table:style-name="ce36" table:number-columns-repeated="2"/>
          <table:table-cell table:style-name="ce38" table:number-columns-repeated="28"/>
          <table:table-cell table:style-name="ce117" office:value-type="string" table:number-columns-spanned="25" table:number-rows-spanned="3">
            <text:p>療育手帳【有りの場合 等級等</text:p>
          </table:table-cell>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table-cell table:style-name="ce144" office:value-type="string" table:number-columns-spanned="6" table:number-rows-spanned="3">
            <text:p>@@医療保護-X-410rank@@ </text:p>
          </table:table-cell>
          <table:covered-table-cell table:style-name="ce144"/>
          <table:covered-table-cell table:style-name="ce144"/>
          <table:covered-table-cell table:style-name="ce144"/>
          <table:covered-table-cell table:style-name="ce144"/>
          <table:covered-table-cell table:style-name="ce144"/>
          <table:table-cell table:style-name="ce150" office:value-type="string" table:number-columns-spanned="2" table:number-rows-spanned="3">
            <text:p>】</text:p>
          </table:table-cell>
          <table:covered-table-cell table:style-name="ce150"/>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table:number-columns-repeated="11"/>
          <table:table-cell table:style-name="ce36" table:number-columns-repeated="2"/>
          <table:table-cell table:style-name="ce38" table:number-columns-repeated="28"/>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44"/>
          <table:covered-table-cell table:style-name="ce150"/>
          <table:table-cell table:style-name="ce23"/>
          <table:table-cell table:style-name="ce173" office:value-type="string" table:number-columns-spanned="3" table:number-rows-spanned="3">
            <text:p>イ</text:p>
          </table:table-cell>
          <table:covered-table-cell table:style-name="ce174"/>
          <table:covered-table-cell table:style-name="ce174"/>
          <table:table-cell table:style-name="ce179" office:value-type="string" table:number-columns-spanned="39" table:number-rows-spanned="3">
            <text:p>意識を失い、行為が途絶するが、倒れない発作</text:p>
          </table:table-cell>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table:number-columns-repeated="11"/>
          <table:table-cell table:style-name="ce36" table:number-columns-repeated="2"/>
          <table:table-cell table:style-name="ce38" table:number-columns-repeated="28"/>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44"/>
          <table:covered-table-cell table:style-name="ce150"/>
          <table:table-cell table:style-name="ce23"/>
          <table:covered-table-cell table:style-name="ce174"/>
          <table:covered-table-cell table:style-name="ce174"/>
          <table:covered-table-cell table:style-name="ce174"/>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office:value-type="string" table:number-columns-spanned="11" table:number-rows-spanned="3">
            <text:p>イ 認 知 症</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table-cell table:style-name="ce96" office:value-type="string" table:number-columns-spanned="9" table:number-rows-spanned="3">
            <text:p>(ア) 軽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96" office:value-type="string" table:number-columns-spanned="11" table:number-rows-spanned="3">
            <text:p>(イ) 中等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96" office:value-type="string" table:number-columns-spanned="9" table:number-rows-spanned="3">
            <text:p>(ウ) 重度</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38" table:number-columns-repeated="22"/>
          <table:table-cell table:style-name="ce153"/>
          <table:table-cell table:style-name="ce23"/>
          <table:covered-table-cell table:style-name="ce174"/>
          <table:covered-table-cell table:style-name="ce174"/>
          <table:covered-table-cell table:style-name="ce174"/>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38" table:number-columns-repeated="22"/>
          <table:table-cell table:style-name="ce153"/>
          <table:table-cell table:style-name="ce23"/>
          <table:table-cell table:style-name="ce43" table:number-columns-repeated="14"/>
          <table:table-cell table:style-name="ce49" office:value-type="string" table:number-columns-spanned="5" table:number-rows-spanned="3">
            <text:p>月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11@@</text:p>
          </table:table-cell>
          <table:covered-table-cell table:style-name="ce101"/>
          <table:covered-table-cell table:style-name="ce101"/>
          <table:table-cell table:style-name="ce96" office:value-type="string" table:number-columns-spanned="3" table:number-rows-spanned="3">
            <text:p>)回</text:p>
          </table:table-cell>
          <table:covered-table-cell table:style-name="ce96"/>
          <table:covered-table-cell table:style-name="ce96"/>
          <table:table-cell table:style-name="ce43"/>
          <table:table-cell table:style-name="ce96" office:value-type="string" table:number-columns-spanned="4" table:number-rows-spanned="3">
            <text:p>又は</text:p>
          </table:table-cell>
          <table:covered-table-cell table:style-name="ce96"/>
          <table:covered-table-cell table:style-name="ce96"/>
          <table:covered-table-cell table:style-name="ce96"/>
          <table:table-cell table:style-name="ce43"/>
          <table:table-cell table:style-name="ce49" office:value-type="string" table:number-columns-spanned="5" table:number-rows-spanned="3">
            <text:p>年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21@@</text:p>
          </table:table-cell>
          <table:covered-table-cell table:style-name="ce101"/>
          <table:covered-table-cell table:style-name="ce101"/>
          <table:table-cell table:style-name="ce220" office:value-type="string" table:number-columns-spanned="3" table:number-rows-spanned="3">
            <text:p>)回</text:p>
          </table:table-cell>
          <table:covered-table-cell table:style-name="ce96"/>
          <table:covered-table-cell table:style-name="ce220"/>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38" table:number-columns-repeated="22"/>
          <table:table-cell table:style-name="ce153"/>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office:value-type="string" table:number-columns-spanned="19" table:number-rows-spanned="3">
            <text:p>ウ その他の記憶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 table:number-rows-spanned="3">
            <text:p>(</text:p>
          </table:table-cell>
          <table:covered-table-cell table:style-name="ce43"/>
          <table:table-cell table:style-name="ce47" office:value-type="string" table:number-columns-spanned="51" table:number-rows-spanned="3">
            <text:p>@@医療保護-X-410u@@</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table-cell table:style-name="ce173" office:value-type="string" table:number-columns-spanned="3" table:number-rows-spanned="3">
            <text:p>ウ</text:p>
          </table:table-cell>
          <table:covered-table-cell table:style-name="ce174"/>
          <table:covered-table-cell table:style-name="ce174"/>
          <table:table-cell table:style-name="ce179" office:value-type="string" table:number-columns-spanned="39" table:number-rows-spanned="3">
            <text:p>意識障害の有無を問わず、転倒する発作</text:p>
          </table:table-cell>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covered-table-cell table:style-name="ce174"/>
          <table:covered-table-cell table:style-name="ce174"/>
          <table:covered-table-cell table:style-name="ce174"/>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160"/>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236"/>
          <table:table-cell table:number-columns-repeated="777"/>
        </table:table-row>
        <table:table-row table:style-name="ro2">
          <table:table-cell table:style-name="ce23"/>
          <table:table-cell table:style-name="ce38"/>
          <table:table-cell table:style-name="ce43" office:value-type="string" table:number-columns-spanned="13" table:number-rows-spanned="3">
            <text:p>エ 学習の困難</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9" office:value-type="string" table:number-columns-spanned="9" table:number-rows-spanned="3">
            <text:p>(ア) 読み</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41" office:value-type="string" table:number-columns-spanned="9" table:number-rows-spanned="3">
            <text:p>(イ) 書き</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9" office:value-type="string" table:number-columns-spanned="9" table:number-rows-spanned="3">
            <text:p>(ウ) 算数</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96" office:value-type="string" table:number-columns-spanned="11" table:number-rows-spanned="3">
            <text:p>(エ) その他(</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124" office:value-type="string" table:number-columns-spanned="21" table:number-rows-spanned="2">
            <text:p>@@医療保護-X-410e@@</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150" office:value-type="string" table:number-columns-spanned="2" table:number-rows-spanned="3">
            <text:p>)</text:p>
          </table:table-cell>
          <table:covered-table-cell table:style-name="ce150"/>
          <table:table-cell table:style-name="ce23"/>
          <table:covered-table-cell table:style-name="ce174"/>
          <table:covered-table-cell table:style-name="ce174"/>
          <table:covered-table-cell table:style-name="ce174"/>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79"/>
          <table:table-cell table:number-columns-repeated="9"/>
          <table:covered-table-cell table:style-name="ce255"/>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269"/>
          <table:covered-table-cell table:style-name="ce332"/>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Default"/>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44"/>
          <table:covered-table-cell table:style-name="ce150"/>
          <table:table-cell table:style-name="ce23"/>
          <table:table-cell table:style-name="ce43" table:number-columns-repeated="14"/>
          <table:table-cell table:style-name="ce49" office:value-type="string" table:number-columns-spanned="5" table:number-rows-spanned="3">
            <text:p>月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12@@</text:p>
          </table:table-cell>
          <table:covered-table-cell table:style-name="ce101"/>
          <table:covered-table-cell table:style-name="ce101"/>
          <table:table-cell table:style-name="ce96" office:value-type="string" table:number-columns-spanned="3" table:number-rows-spanned="3">
            <text:p>)回</text:p>
          </table:table-cell>
          <table:covered-table-cell table:style-name="ce96"/>
          <table:covered-table-cell table:style-name="ce96"/>
          <table:table-cell table:style-name="ce43"/>
          <table:table-cell table:style-name="ce96" office:value-type="string" table:number-columns-spanned="4" table:number-rows-spanned="3">
            <text:p>又は</text:p>
          </table:table-cell>
          <table:covered-table-cell table:style-name="ce96"/>
          <table:covered-table-cell table:style-name="ce96"/>
          <table:covered-table-cell table:style-name="ce96"/>
          <table:table-cell table:style-name="ce43"/>
          <table:table-cell table:style-name="ce49" office:value-type="string" table:number-columns-spanned="5" table:number-rows-spanned="3">
            <text:p>年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221@@</text:p>
          </table:table-cell>
          <table:covered-table-cell table:style-name="ce101"/>
          <table:covered-table-cell table:style-name="ce101"/>
          <table:table-cell table:style-name="ce220" office:value-type="string" table:number-columns-spanned="3" table:number-rows-spanned="3">
            <text:p>)回</text:p>
          </table:table-cell>
          <table:covered-table-cell table:style-name="ce96"/>
          <table:covered-table-cell table:style-name="ce220"/>
          <table:table-cell table:number-columns-repeated="9"/>
          <table:table-cell table:style-name="ce74"/>
          <table:table-cell table:style-name="ce72"/>
          <table:table-cell table:style-name="ce35" table:number-columns-repeated="73"/>
          <table:table-cell table:style-name="ce72" table:number-columns-repeated="43"/>
          <table:table-cell table:style-name="ce152"/>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Default"/>
          <table:table-cell table:style-name="ce52" table:number-columns-repeated="20"/>
          <table:covered-table-cell table:style-name="ce44"/>
          <table:covered-table-cell table:style-name="ce150"/>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table-cell table:style-name="ce260" office:value-type="string" table:number-columns-spanned="33" table:number-rows-spanned="3">
            <text:p>@@医療保護-X-date@@ </text:p>
          </table:table-cell>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200"/>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101"/>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table-cell table:style-name="ce36"/>
          <table:table-cell table:style-name="ce285" office:value-type="string" table:number-columns-spanned="85" table:number-rows-spanned="3">
            <text:p>(診断日は、２「初診年月日」から６ヶ月以上経過していることが必要です。）</text:p>
          </table:table-cell>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table-cell table:style-name="ce43" office:value-type="string" table:number-columns-spanned="15" table:number-rows-spanned="3">
            <text:p>オ 遂行機能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2" table:number-rows-spanned="3">
            <text:p>カ 注意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キ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35" table:number-rows-spanned="3">
            <text:p>@@医療保護-X-410ki@@</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52"/>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table-cell table:style-name="ce165"/>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covered-table-cell table:style-name="ce261"/>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200"/>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200"/>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table-cell table:style-name="ce3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table-cell table:style-name="ce173" office:value-type="string" table:number-columns-spanned="3" table:number-rows-spanned="3">
            <text:p>エ</text:p>
          </table:table-cell>
          <table:covered-table-cell table:style-name="ce174"/>
          <table:covered-table-cell table:style-name="ce174"/>
          <table:table-cell table:style-name="ce181" office:value-type="string" table:number-columns-spanned="39" table:number-rows-spanned="3">
            <text:p>意識障害を呈し、状況にそぐわない行為を示す発作</text:p>
          </table:table-cell>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1"/>
          <table:table-cell table:number-columns-repeated="9"/>
          <table:covered-table-cell table:style-name="ce261"/>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128"/>
          <table:covered-table-cell table:style-name="ce200"/>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covered-table-cell table:style-name="ce101"/>
          <table:covered-table-cell table:style-name="ce101"/>
          <table:covered-table-cell table:style-name="ce101"/>
          <table:covered-table-cell table:style-name="ce101"/>
          <table:covered-table-cell table:style-name="ce101"/>
          <table:covered-table-cell table:style-name="ce76"/>
          <table:covered-table-cell table:style-name="ce76"/>
          <table:covered-table-cell table:style-name="ce76"/>
          <table:covered-table-cell table:style-name="ce200"/>
          <table:covered-table-cell table:style-name="ce200"/>
          <table:covered-table-cell table:style-name="ce200"/>
          <table:covered-table-cell table:style-name="ce200"/>
          <table:covered-table-cell table:style-name="ce200"/>
          <table:covered-table-cell table:style-name="ce76"/>
          <table:covered-table-cell table:style-name="ce76"/>
          <table:covered-table-cell table:style-name="ce76"/>
          <table:table-cell table:style-name="ce3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66"/>
          <table:covered-table-cell table:style-name="ce285"/>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covered-table-cell table:style-name="ce174"/>
          <table:covered-table-cell table:style-name="ce174"/>
          <table:covered-table-cell table:style-name="ce174"/>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1"/>
          <table:table-cell table:number-columns-repeated="9"/>
          <table:table-cell table:style-name="ce22"/>
          <table:table-cell table:style-name="ce52" table:number-columns-repeated="32"/>
          <table:table-cell table:style-name="ce36" table:number-columns-repeated="5"/>
          <table:table-cell table:style-name="ce52" table:number-columns-repeated="80"/>
          <table:table-cell table:style-name="ce151"/>
          <table:table-cell table:number-columns-repeated="777"/>
        </table:table-row>
        <table:table-row table:style-name="ro2">
          <table:table-cell table:style-name="ce23"/>
          <table:table-cell table:style-name="ce37" office:value-type="string" table:number-columns-spanned="28" table:number-rows-spanned="4">
            <text:p>(11)広汎性発達障害関連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53"/>
          <table:table-cell table:style-name="ce23"/>
          <table:covered-table-cell table:style-name="ce174"/>
          <table:covered-table-cell table:style-name="ce174"/>
          <table:covered-table-cell table:style-name="ce174"/>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2"/>
          <table:covered-table-cell table:style-name="ce181"/>
          <table:table-cell table:number-columns-repeated="9"/>
          <table:table-cell table:style-name="ce22"/>
          <table:table-cell table:style-name="ce52" table:number-columns-repeated="117"/>
          <table:table-cell table:style-name="ce151"/>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53"/>
          <table:table-cell table:style-name="ce23"/>
          <table:table-cell table:style-name="ce43" table:number-columns-repeated="14"/>
          <table:table-cell table:style-name="ce49" office:value-type="string" table:number-columns-spanned="5" table:number-rows-spanned="3">
            <text:p>月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13@@</text:p>
          </table:table-cell>
          <table:covered-table-cell table:style-name="ce101"/>
          <table:covered-table-cell table:style-name="ce101"/>
          <table:table-cell table:style-name="ce96" office:value-type="string" table:number-columns-spanned="3" table:number-rows-spanned="3">
            <text:p>)回</text:p>
          </table:table-cell>
          <table:covered-table-cell table:style-name="ce96"/>
          <table:covered-table-cell table:style-name="ce96"/>
          <table:table-cell table:style-name="ce43"/>
          <table:table-cell table:style-name="ce96" office:value-type="string" table:number-columns-spanned="4" table:number-rows-spanned="3">
            <text:p>又は</text:p>
          </table:table-cell>
          <table:covered-table-cell table:style-name="ce96"/>
          <table:covered-table-cell table:style-name="ce96"/>
          <table:covered-table-cell table:style-name="ce96"/>
          <table:table-cell table:style-name="ce43"/>
          <table:table-cell table:style-name="ce49" office:value-type="string" table:number-columns-spanned="5" table:number-rows-spanned="3">
            <text:p>年に(</text:p>
          </table:table-cell>
          <table:covered-table-cell table:style-name="ce49"/>
          <table:covered-table-cell table:style-name="ce49"/>
          <table:covered-table-cell table:style-name="ce49"/>
          <table:covered-table-cell table:style-name="ce49"/>
          <table:table-cell table:style-name="ce101" office:value-type="string" table:number-columns-spanned="3" table:number-rows-spanned="3">
            <text:p>@@医療保護-X-kai23@@</text:p>
          </table:table-cell>
          <table:covered-table-cell table:style-name="ce101"/>
          <table:covered-table-cell table:style-name="ce101"/>
          <table:table-cell table:style-name="ce220" office:value-type="string" table:number-columns-spanned="3" table:number-rows-spanned="3">
            <text:p>)回</text:p>
          </table:table-cell>
          <table:covered-table-cell table:style-name="ce96"/>
          <table:covered-table-cell table:style-name="ce220"/>
          <table:table-cell table:number-columns-repeated="9"/>
          <table:table-cell table:style-name="ce22"/>
          <table:table-cell table:style-name="ce52" table:number-columns-repeated="21"/>
          <table:table-cell table:style-name="ce278"/>
          <table:table-cell table:style-name="ce279" table:number-columns-repeated="52"/>
          <table:table-cell table:style-name="ce52" table:number-columns-repeated="43"/>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53"/>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table-cell table:style-name="ce262" office:value-type="string" table:number-columns-spanned="21" table:number-rows-spanned="3">
            <text:p>医療機関の名称</text:p>
          </table:table-cell>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table-cell table:style-name="ce282" office:value-type="string" table:number-columns-spanned="51" table:number-rows-spanned="7">
            <text:p>@@システム.CORPORATION_NAME@@ @@システム.HOSPITAL_NAME@@</text:p>
          </table:table-cell>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52" table:number-columns-repeated="43"/>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53"/>
          <table:table-cell table:style-name="ce23"/>
          <table:table-cell table:style-name="ce43" table:number-columns-repeated="14"/>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96"/>
          <table:table-cell table:style-name="ce43"/>
          <table:covered-table-cell table:style-name="ce96"/>
          <table:covered-table-cell table:style-name="ce96"/>
          <table:covered-table-cell table:style-name="ce96"/>
          <table:covered-table-cell table:style-name="ce96"/>
          <table:table-cell table:style-name="ce43"/>
          <table:covered-table-cell table:style-name="ce49"/>
          <table:covered-table-cell table:style-name="ce49"/>
          <table:covered-table-cell table:style-name="ce49"/>
          <table:covered-table-cell table:style-name="ce49"/>
          <table:covered-table-cell table:style-name="ce49"/>
          <table:covered-table-cell table:style-name="ce101"/>
          <table:covered-table-cell table:style-name="ce101"/>
          <table:covered-table-cell table:style-name="ce101"/>
          <table:covered-table-cell table:style-name="ce96"/>
          <table:covered-table-cell table:style-name="ce96"/>
          <table:covered-table-cell table:style-name="ce220"/>
          <table:table-cell table:number-columns-repeated="9"/>
          <table:covered-table-cell table:style-name="ce263"/>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44"/>
          <table:table-cell table:style-name="ce309" office:value-type="string" table:number-columns-spanned="15" table:number-rows-spanned="3">
            <text:p>診療担当科名</text:p>
          </table:table-cell>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265"/>
          <table:table-cell table:style-name="ce316" office:value-type="string" table:number-columns-spanned="20" table:number-rows-spanned="3">
            <text:p>@@医療保護-X-shinka@@</text:p>
          </table:table-cell>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number-columns-repeated="2"/>
          <table:table-cell table:style-name="ce52" table:number-columns-repeated="3"/>
          <table:table-cell table:style-name="ce151"/>
          <table:table-cell table:number-columns-repeated="777"/>
        </table:table-row>
        <table:table-row table:style-name="ro2">
          <table:table-cell table:style-name="ce23"/>
          <table:table-cell table:style-name="ce38"/>
          <table:table-cell table:style-name="ce43" office:value-type="string" table:number-columns-spanned="28" table:number-rows-spanned="3">
            <text:p>ア 相互的な社会関係の質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53"/>
          <table:table-cell table:style-name="ce23"/>
          <table:table-cell table:style-name="ce38"/>
          <table:table-cell table:style-name="ce178" table:number-columns-repeated="40"/>
          <table:table-cell table:style-name="ce240"/>
          <table:table-cell table:number-columns-repeated="9"/>
          <table:covered-table-cell table:style-name="ce263"/>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44"/>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265"/>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number-columns-repeated="2"/>
          <table:table-cell table:style-name="ce52" table:number-columns-repeated="3"/>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53"/>
          <table:table-cell table:style-name="ce166" office:value-type="string" table:number-columns-spanned="43" table:number-rows-spanned="3">
            <text:p>(2)発作がコントロールされている場合</text:p>
          </table:table-cell>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241"/>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44"/>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265"/>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number-columns-repeated="2"/>
          <table:table-cell table:style-name="ce52" table:number-columns-repeated="3"/>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53"/>
          <table:covered-table-cell table:style-name="ce8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241"/>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44"/>
          <table:table-cell table:style-name="ce52" table:number-columns-repeated="42"/>
          <table:table-cell table:style-name="ce151"/>
          <table:table-cell table:number-columns-repeated="777"/>
        </table:table-row>
        <table:table-row table:style-name="ro2">
          <table:table-cell table:style-name="ce23"/>
          <table:table-cell table:style-name="ce38"/>
          <table:table-cell table:style-name="ce43" office:value-type="string" table:number-columns-spanned="45" table:number-rows-spanned="3">
            <text:p>イ コミュニケーションのパターンにおける質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53"/>
          <table:covered-table-cell table:style-name="ce8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90"/>
          <table:covered-table-cell table:style-name="ce241"/>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79"/>
          <table:table-cell table:style-name="ce44"/>
          <table:table-cell table:style-name="ce52" table:number-columns-repeated="4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53"/>
          <table:table-cell table:style-name="ce23"/>
          <table:table-cell table:style-name="ce38"/>
          <table:table-cell table:style-name="ce44" office:value-type="string" table:number-columns-spanned="13" table:number-rows-spanned="3">
            <text:p>最終発作年月日</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96" office:value-type="string" table:number-columns-spanned="2" table:number-rows-spanned="3">
            <text:p>(</text:p>
          </table:table-cell>
          <table:covered-table-cell table:style-name="ce96"/>
          <table:table-cell table:style-name="ce187" office:value-type="string" table:number-columns-spanned="24" table:number-rows-spanned="3">
            <text:p>@@医療保護-X-tendate@@</text:p>
          </table:table-cell>
          <table:covered-table-cell table:style-name="ce188"/>
          <table:covered-table-cell table:style-name="ce188"/>
          <table:covered-table-cell table:style-name="ce188"/>
          <table:covered-table-cell table:style-name="ce188"/>
          <table:covered-table-cell table:style-name="ce188"/>
          <table:covered-table-cell table:style-name="ce188"/>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table-cell table:style-name="ce220" office:value-type="string" table:number-columns-spanned="2" table:number-rows-spanned="3">
            <text:p>)</text:p>
          </table:table-cell>
          <table:covered-table-cell table:style-name="ce242"/>
          <table:table-cell table:number-columns-repeated="9"/>
          <table:table-cell table:style-name="ce22"/>
          <table:table-cell table:style-name="ce52" table:number-columns-repeated="22"/>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44" table:number-columns-repeated="2"/>
          <table:table-cell table:style-name="ce52" table:number-columns-repeated="4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53"/>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188"/>
          <table:covered-table-cell table:style-name="ce188"/>
          <table:covered-table-cell table:style-name="ce188"/>
          <table:covered-table-cell table:style-name="ce188"/>
          <table:covered-table-cell table:style-name="ce188"/>
          <table:covered-table-cell table:style-name="ce188"/>
          <table:covered-table-cell table:style-name="ce188"/>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covered-table-cell table:style-name="ce223"/>
          <table:covered-table-cell table:style-name="ce242"/>
          <table:table-cell table:number-columns-repeated="9"/>
          <table:table-cell table:style-name="ce22"/>
          <table:table-cell table:style-name="ce52" table:number-columns-repeated="21"/>
          <table:table-cell table:style-name="ce280"/>
          <table:table-cell table:style-name="ce283" table:number-columns-repeated="52"/>
          <table:table-cell table:style-name="ce44"/>
          <table:table-cell table:style-name="ce52" table:number-columns-repeated="42"/>
          <table:table-cell table:style-name="ce151"/>
          <table:table-cell table:number-columns-repeated="777"/>
        </table:table-row>
        <table:table-row table:style-name="ro2">
          <table:table-cell table:style-name="ce23"/>
          <table:table-cell table:style-name="ce38"/>
          <table:table-cell table:style-name="ce43" office:value-type="string" table:number-columns-spanned="37" table:number-rows-spanned="3">
            <text:p>ウ 限定した常同的で反復的な関心と活動</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office:value-type="string" table:number-columns-spanned="25" table:number-rows-spanned="3">
            <text:p>@@医療保護-X-411e@@</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150" office:value-type="string" table:number-columns-spanned="2" table:number-rows-spanned="3">
            <text:p>)</text:p>
          </table:table-cell>
          <table:covered-table-cell table:style-name="ce150"/>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6"/>
          <table:covered-table-cell table:style-name="ce96"/>
          <table:covered-table-cell table:style-name="ce188"/>
          <table:covered-table-cell table:style-name="ce188"/>
          <table:covered-table-cell table:style-name="ce188"/>
          <table:covered-table-cell table:style-name="ce188"/>
          <table:covered-table-cell table:style-name="ce188"/>
          <table:covered-table-cell table:style-name="ce188"/>
          <table:covered-table-cell table:style-name="ce188"/>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covered-table-cell table:style-name="ce200"/>
          <table:covered-table-cell table:style-name="ce200"/>
          <table:covered-table-cell table:style-name="ce200"/>
          <table:covered-table-cell table:style-name="ce200"/>
          <table:covered-table-cell table:style-name="ce96"/>
          <table:covered-table-cell table:style-name="ce96"/>
          <table:covered-table-cell table:style-name="ce96"/>
          <table:covered-table-cell table:style-name="ce223"/>
          <table:covered-table-cell table:style-name="ce242"/>
          <table:table-cell table:number-columns-repeated="9"/>
          <table:table-cell table:style-name="ce262" office:value-type="string" table:number-columns-spanned="21" table:number-rows-spanned="3">
            <text:p>所在地・電話番号</text:p>
          </table:table-cell>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table-cell table:style-name="ce284" office:value-type="string" table:number-columns-spanned="51" table:number-rows-spanned="8">
            <text:p>@@システム.HOSPITAL_ZIP@@ @@システム.HOSPITAL_ADDR@@ @@システム.HOSPITAL_TEL@@</text:p>
          </table:table-cell>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table-cell table:style-name="ce309" office:value-type="string" table:number-columns-spanned="15" table:number-rows-spanned="3">
            <text:p>医師氏名</text:p>
          </table:table-cell>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36"/>
          <table:table-cell table:style-name="ce317" office:value-type="string" table:number-columns-spanned="20" table:number-rows-spanned="3">
            <text:p>@@医療保護-X-dr@@</text:p>
          </table:table-cell>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table-cell table:style-name="ce52" office:value-type="string" table:number-columns-spanned="3" table:number-rows-spanned="3">
            <text:p>印</text:p>
          </table:table-cell>
          <table:covered-table-cell table:style-name="ce52"/>
          <table:covered-table-cell table:style-name="ce52"/>
          <table:table-cell table:style-name="ce5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table-cell table:style-name="ce37"/>
          <table:table-cell table:style-name="ce36" table:number-columns-repeated="9"/>
          <table:table-cell table:style-name="ce52" table:number-columns-repeated="31"/>
          <table:table-cell table:style-name="ce151"/>
          <table:table-cell table:number-columns-repeated="9"/>
          <table:covered-table-cell table:style-name="ce263"/>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36"/>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covered-table-cell table:style-name="ce52"/>
          <table:covered-table-cell table:style-name="ce52"/>
          <table:covered-table-cell table:style-name="ce52"/>
          <table:table-cell table:style-name="ce52"/>
          <table:table-cell table:style-name="ce151"/>
          <table:table-cell table:number-columns-repeated="777"/>
        </table:table-row>
        <table:table-row table:style-name="ro2">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4"/>
          <table:covered-table-cell table:style-name="ce150"/>
          <table:table-cell table:style-name="ce23"/>
          <table:table-cell table:style-name="ce175" office:value-type="string" table:number-columns-spanned="42" table:number-rows-spanned="6">
            <text:p><text:span text:style-name="T5">@@</text:span><text:span text:style-name="T5">医療保護</text:span><text:span text:style-name="T5">-X-tenetc@@</text:span></text:p>
          </table:table-cell>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237"/>
          <table:table-cell table:number-columns-repeated="9"/>
          <table:covered-table-cell table:style-name="ce263"/>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covered-table-cell table:style-name="ce271"/>
          <table:table-cell table:style-name="ce27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covered-table-cell table:style-name="ce310"/>
          <table:table-cell table:style-name="ce310"/>
          <table:table-cell table:style-name="ce36"/>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table-cell table:style-name="ce36"/>
          <table:covered-table-cell table:style-name="ce52"/>
          <table:covered-table-cell table:style-name="ce52"/>
          <table:covered-table-cell table:style-name="ce52"/>
          <table:table-cell table:style-name="ce52"/>
          <table:table-cell table:style-name="ce151"/>
          <table:table-cell table:number-columns-repeated="777"/>
        </table:table-row>
        <table:table-row table:style-name="ro2">
          <table:table-cell table:style-name="ce23"/>
          <table:table-cell table:style-name="ce37" office:value-type="string" table:number-columns-spanned="11" table:number-rows-spanned="4">
            <text:p>(12)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 table:number-rows-spanned="4">
            <text:p>(</text:p>
          </table:table-cell>
          <table:covered-table-cell table:style-name="ce43"/>
          <table:table-cell table:style-name="ce50" office:value-type="string" table:number-columns-spanned="60" table:number-rows-spanned="4">
            <text:p>@@医療保護-X-412etc@@</text:p>
          </table:table-cell>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150" office:value-type="string" table:number-columns-spanned="2" table:number-rows-spanned="4">
            <text:p>)</text:p>
          </table:table-cell>
          <table:covered-table-cell table:style-name="ce150"/>
          <table:table-cell table:style-name="ce23"/>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237"/>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table-cell table:style-name="ce52" table:number-columns-repeated="42"/>
          <table:table-cell table:style-name="ce151"/>
          <table:table-cell table:number-columns-repeated="777"/>
        </table:table-row>
        <table:table-row table:style-name="ro2">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44"/>
          <table:covered-table-cell table:style-name="ce150"/>
          <table:table-cell table:style-name="ce23"/>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237"/>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table-cell table:style-name="ce37" office:value-type="string" table:number-columns-spanned="21" table:number-rows-spanned="3">
            <text:p>(自署または記名捺印)</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2" table:number-columns-repeated="20"/>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44"/>
          <table:covered-table-cell table:style-name="ce150"/>
          <table:table-cell table:style-name="ce23"/>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237"/>
          <table:table-cell table:number-columns-repeated="9"/>
          <table:table-cell table:style-name="ce22"/>
          <table:table-cell table:style-name="ce52" table:number-columns-repeated="21"/>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2" table:number-columns-repeated="20"/>
          <table:table-cell table:style-name="ce151"/>
          <table:table-cell table:number-columns-repeated="777"/>
        </table:table-row>
        <table:table-row table:style-name="ro2">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44"/>
          <table:covered-table-cell table:style-name="ce150"/>
          <table:table-cell table:style-name="ce23"/>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168"/>
          <table:covered-table-cell table:style-name="ce237"/>
          <table:table-cell table:number-columns-repeated="9"/>
          <table:table-cell table:style-name="ce22"/>
          <table:table-cell table:style-name="ce36" table:number-columns-repeated="11"/>
          <table:table-cell table:style-name="ce43" table:number-columns-repeated="2"/>
          <table:table-cell table:style-name="ce52" table:number-columns-repeated="8"/>
          <table:table-cell table:style-name="ce279"/>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covered-table-cell table:style-name="ce105"/>
          <table:table-cell table:style-name="ce283"/>
          <table: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2" table:number-columns-repeated="20"/>
          <table:table-cell table:style-name="ce151"/>
          <table:table-cell table:number-columns-repeated="777"/>
        </table:table-row>
        <table:table-row table:style-name="ro2">
          <table:table-cell table:style-name="ce24"/>
          <table:table-cell table:style-name="ce42" table:number-columns-repeated="74"/>
          <table:table-cell table:style-name="ce155"/>
          <table:table-cell table:style-name="ce24"/>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231"/>
          <table:table-cell table:number-columns-repeated="9"/>
          <table:table-cell table:style-name="ce259"/>
          <table:table-cell table:style-name="ce73" table:number-columns-repeated="22"/>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table-cell table:style-name="ce73" table:number-columns-repeated="44"/>
          <table:table-cell table:style-name="ce333"/>
          <table:table-cell table:number-columns-repeated="777"/>
        </table:table-row>
        <table:table-row table:style-name="ro2">
          <table:table-cell table:number-columns-repeated="220"/>
          <table:table-cell table:style-name="ce314" table:number-columns-repeated="23"/>
          <table:table-cell table:number-columns-repeated="781"/>
        </table:table-row>
        <table:table-row table:style-name="ro2" table:number-rows-repeated="2">
          <table:table-cell table:number-columns-repeated="220"/>
          <table:table-cell table:style-name="ce315" table:number-columns-repeated="23"/>
          <table:table-cell table:number-columns-repeated="781"/>
        </table:table-row>
        <table:table-row table:style-name="ro2" table:number-rows-repeated="3">
          <table:table-cell table:number-columns-repeated="1024"/>
        </table:table-row>
        <table:table-row table:style-name="ro2" table:number-rows-repeated="3">
          <table:table-cell table:number-columns-repeated="34"/>
          <table:table-cell table:style-name="ce44" table:number-columns-repeated="25"/>
          <table:table-cell table:style-name="ce43" table:number-columns-repeated="6"/>
          <table:table-cell table:style-name="ce44" table:number-columns-repeated="2"/>
          <table:table-cell table:style-name="ce38" table:number-columns-repeated="3"/>
          <table:table-cell table:number-columns-repeated="954"/>
        </table:table-row>
        <table:table-row table:style-name="ro2" table:number-rows-repeated="2">
          <table:table-cell table:number-columns-repeated="34"/>
          <table:table-cell table:style-name="ce38" table:number-columns-repeated="36"/>
          <table:table-cell table:number-columns-repeated="954"/>
        </table:table-row>
        <table:table-row table:style-name="ro2" table:number-rows-repeated="3">
          <table:table-cell table:number-columns-repeated="34"/>
          <table:table-cell table:style-name="ce38" table:number-columns-repeated="2"/>
          <table:table-cell table:style-name="ce43" table:number-columns-repeated="29"/>
          <table:table-cell table:style-name="ce38" table:number-columns-repeated="5"/>
          <table:table-cell table:number-columns-repeated="954"/>
        </table:table-row>
        <table:table-row table:style-name="ro2" table:number-rows-repeated="2">
          <table:table-cell table:number-columns-repeated="34"/>
          <table:table-cell table:style-name="ce38" table:number-columns-repeated="36"/>
          <table:table-cell table:number-columns-repeated="954"/>
        </table:table-row>
        <table:table-row table:style-name="ro2" table:number-rows-repeated="65292">
          <table:table-cell table:number-columns-repeated="1024"/>
        </table:table-row>
        <table:table-row table:style-name="ro2">
          <table:table-cell table:number-columns-repeated="1024"/>
        </table:table-row>
      </table:table>
      <table:table table:name="精神障害者保健福祉手帳用診断書_2" table:style-name="ta1" table:print-ranges="精神障害者保健福祉手帳用診断書_2.A1:精神障害者保健福祉手帳用診断書_2.CF60">
        <office:forms form:automatic-focus="false" form:apply-design-mode="false"/>
        <table:table-column table:style-name="co18" table:number-columns-repeated="256" table:default-cell-style-name="ce334"/>
        <table:table-row table:style-name="ro3">
          <table:table-cell>
            <draw:circle table:end-cell-address="精神障害者保健福祉手帳用診断書_2.A1" table:end-x="0.001cm" table:end-y="0.001cm" draw:z-index="0" draw:style-name="gr1" draw:text-style-name="P1" svg:width="0.001cm" svg:height="0.001cm" svg:x="0cm" svg:y="0cm">
              <text:p/>
            </draw:circle>
            <draw:circle table:end-cell-address="精神障害者保健福祉手帳用診断書_2.A1" table:end-x="0.001cm" table:end-y="0.001cm" draw:z-index="1" draw:style-name="gr1" draw:text-style-name="P1" svg:width="0.001cm" svg:height="0.001cm" svg:x="0cm" svg:y="0cm">
              <text:p/>
            </draw:circle>
            <draw:circle table:end-cell-address="精神障害者保健福祉手帳用診断書_2.A1" table:end-x="0.001cm" table:end-y="0.001cm" draw:z-index="2" draw:style-name="gr1" draw:text-style-name="P1" svg:width="0.001cm" svg:height="0.001cm" svg:x="0cm" svg:y="0cm">
              <text:p/>
            </draw:circle>
            <draw:circle table:end-cell-address="精神障害者保健福祉手帳用診断書_2.A1" table:end-x="0.001cm" table:end-y="0.001cm" draw:z-index="3" draw:style-name="gr1" draw:text-style-name="P1" svg:width="0.001cm" svg:height="0.001cm" svg:x="0cm" svg:y="0cm">
              <text:p/>
            </draw:circle>
            <draw:circle table:end-cell-address="精神障害者保健福祉手帳用診断書_2.A1" table:end-x="0.001cm" table:end-y="0.001cm" draw:z-index="4" draw:style-name="gr1" draw:text-style-name="P1" svg:width="0.001cm" svg:height="0.001cm" svg:x="0cm" svg:y="0cm">
              <text:p/>
            </draw:circle>
            <draw:circle table:end-cell-address="精神障害者保健福祉手帳用診断書_2.A1" table:end-x="0.001cm" table:end-y="0.001cm" draw:z-index="5" draw:style-name="gr1" draw:text-style-name="P1" svg:width="0.001cm" svg:height="0.001cm" svg:x="0cm" svg:y="0cm">
              <text:p/>
            </draw:circle>
            <draw:circle table:end-cell-address="精神障害者保健福祉手帳用診断書_2.A1" table:end-x="0.001cm" table:end-y="0.001cm" draw:z-index="6" draw:style-name="gr1" draw:text-style-name="P1" svg:width="0.001cm" svg:height="0.001cm" svg:x="0cm" svg:y="0cm">
              <text:p/>
            </draw:circle>
            <draw:circle table:end-cell-address="精神障害者保健福祉手帳用診断書_2.A1" table:end-x="0.001cm" table:end-y="0.001cm" draw:z-index="7" draw:style-name="gr1" draw:text-style-name="P1" svg:width="0.001cm" svg:height="0.001cm" svg:x="0cm" svg:y="0cm">
              <text:p/>
            </draw:circle>
            <draw:circle table:end-cell-address="精神障害者保健福祉手帳用診断書_2.A1" table:end-x="0.002cm" table:end-y="0.002cm" draw:z-index="8" draw:style-name="gr1" draw:text-style-name="P1" svg:width="0.001cm" svg:height="0.001cm" svg:x="0.001cm" svg:y="0.001cm">
              <text:p/>
            </draw:circle>
            <draw:circle table:end-cell-address="精神障害者保健福祉手帳用診断書_2.A1" table:end-x="0.001cm" table:end-y="0.001cm" draw:z-index="9" draw:style-name="gr1" draw:text-style-name="P1" svg:width="0.001cm" svg:height="0.001cm" svg:x="0cm" svg:y="0cm">
              <text:p/>
            </draw:circle>
            <draw:circle table:end-cell-address="精神障害者保健福祉手帳用診断書_2.A1" table:end-x="0.002cm" table:end-y="0.002cm" draw:z-index="10" draw:style-name="gr1" draw:text-style-name="P1" svg:width="0.001cm" svg:height="0.001cm" svg:x="0.001cm" svg:y="0.001cm">
              <text:p/>
            </draw:circle>
            <draw:circle table:end-cell-address="精神障害者保健福祉手帳用診断書_2.A1" table:end-x="0.001cm" table:end-y="0.001cm" draw:z-index="11" draw:style-name="gr1" draw:text-style-name="P1" svg:width="0.001cm" svg:height="0.001cm" svg:x="0cm" svg:y="0cm">
              <text:p/>
            </draw:circle>
            <draw:circle table:end-cell-address="精神障害者保健福祉手帳用診断書_2.A1" table:end-x="0.001cm" table:end-y="0.001cm" draw:z-index="12" draw:style-name="gr1" draw:text-style-name="P1" svg:width="0.001cm" svg:height="0.001cm" svg:x="0cm" svg:y="0cm">
              <text:p/>
            </draw:circle>
            <draw:circle table:end-cell-address="精神障害者保健福祉手帳用診断書_2.A1" table:end-x="0.001cm" table:end-y="0.001cm" draw:z-index="13" draw:style-name="gr1" draw:text-style-name="P1" svg:width="0.001cm" svg:height="0.001cm" svg:x="0cm" svg:y="0cm">
              <text:p/>
            </draw:circle>
            <draw:circle table:end-cell-address="精神障害者保健福祉手帳用診断書_2.A1" table:end-x="0.002cm" table:end-y="0.002cm" draw:z-index="14" draw:style-name="gr1" draw:text-style-name="P1" svg:width="0.001cm" svg:height="0.001cm" svg:x="0.001cm" svg:y="0.001cm">
              <text:p/>
            </draw:circle>
            <draw:circle table:end-cell-address="精神障害者保健福祉手帳用診断書_2.A1" table:end-x="0.001cm" table:end-y="0.001cm" draw:z-index="15" draw:style-name="gr1" draw:text-style-name="P1" svg:width="0.001cm" svg:height="0.001cm" svg:x="0cm" svg:y="0cm">
              <text:p/>
            </draw:circle>
          </table:table-cell>
          <table:table-cell table:number-columns-repeated="255"/>
        </table:table-row>
        <table:table-row table:style-name="ro3">
          <table:table-cell table:number-columns-repeated="7"/>
          <table:table-cell table:style-name="ce357"/>
          <table:table-cell table:number-columns-repeated="8"/>
          <table:table-cell table:style-name="ce382"/>
          <table:table-cell table:number-columns-repeated="239"/>
        </table:table-row>
        <table:table-row table:style-name="ro3">
          <table:table-cell table:number-columns-repeated="7"/>
          <table:table-cell table:style-name="ce358" office:value-type="string" table:number-columns-spanned="9" table:number-rows-spanned="2">
            <text:p>診　断　書</text:p>
          </table:table-cell>
          <table:covered-table-cell table:number-columns-repeated="8"/>
          <table:table-cell table:style-name="ce383" office:value-type="string" table:number-columns-spanned="21" table:number-rows-spanned="2">
            <text:p>（精神障害者保健福祉手帳用）</text:p>
          </table:table-cell>
          <table:covered-table-cell table:number-columns-repeated="20"/>
          <table:table-cell table:number-columns-repeated="37"/>
          <table:table-cell table:style-name="ce459" office:value-type="string" table:number-columns-spanned="6" table:number-rows-spanned="1">
            <text:p>市　町　村　控</text:p>
          </table:table-cell>
          <table:covered-table-cell table:number-columns-repeated="5"/>
          <table:table-cell table:number-columns-repeated="176"/>
        </table:table-row>
        <table:table-row table:style-name="ro3">
          <table:table-cell table:number-columns-repeated="7"/>
          <table:covered-table-cell table:number-columns-repeated="30"/>
          <table:table-cell table:number-columns-repeated="219"/>
        </table:table-row>
        <table:table-row table:style-name="ro3">
          <table:table-cell table:number-columns-repeated="4"/>
          <table:table-cell table:style-name="ce335" office:value-type="string" table:number-columns-spanned="5" table:number-rows-spanned="1">
            <text:p>ふ　り　が　な</text:p>
          </table:table-cell>
          <table:covered-table-cell table:style-name="ce344"/>
          <table:covered-table-cell table:style-name="ce344"/>
          <table:covered-table-cell table:style-name="ce344"/>
          <table:covered-table-cell table:style-name="ce344"/>
          <table:table-cell table:style-name="ce363" office:value-type="string" table:number-columns-spanned="10" table:number-rows-spanned="1">
            <text:p>@@患者台帳.フリガナ@@</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89" office:value-type="string" table:number-columns-spanned="9" table:number-rows-spanned="2">
            <text:p>@@患者台帳.生年月日@@</text:p>
          </table:table-cell>
          <table:covered-table-cell table:style-name="ce360"/>
          <table:covered-table-cell table:style-name="ce360"/>
          <table:covered-table-cell table:style-name="ce360"/>
          <table:covered-table-cell table:style-name="ce360"/>
          <table:covered-table-cell table:style-name="ce360"/>
          <table:covered-table-cell table:style-name="ce360"/>
          <table:covered-table-cell table:style-name="ce360"/>
          <table:covered-table-cell table:style-name="ce360"/>
          <table:table-cell table:style-name="ce400" office:value-type="string" table:number-columns-spanned="2" table:number-rows-spanned="2">
            <text:p>生</text:p>
          </table:table-cell>
          <table:covered-table-cell table:style-name="ce404"/>
          <table:table-cell table:style-name="ce408"/>
          <table:table-cell table:style-name="ce404"/>
          <table:table-cell table:style-name="ce413"/>
          <table:table-cell table:style-name="ce404"/>
          <table:table-cell table:style-name="ce417"/>
          <table:table-cell table:style-name="ce421" office:value-type="string" table:number-columns-spanned="5" table:number-rows-spanned="2">
            <text:p>@@患者台帳.性別@@</text:p>
          </table:table-cell>
          <table:covered-table-cell table:style-name="ce360"/>
          <table:covered-table-cell table:style-name="ce360"/>
          <table:covered-table-cell table:style-name="ce360"/>
          <table:covered-table-cell table:style-name="ce422"/>
          <table:table-cell table:number-columns-repeated="3"/>
          <table:table-cell table:style-name="ce429" office:value-type="float" office:value="7">
            <text:p>7</text:p>
          </table:table-cell>
          <table:table-cell table:style-name="ce344"/>
          <table:table-cell table:style-name="ce360" office:value-type="string">
            <text:p>生活能力の状態<text:span text:style-name="T9">（保護的環境ではなく、例えばアパート等で単身生活を行った場合を想定して判定してください。）</text:span></text:p>
          </table:table-cell>
          <table:table-cell table:style-name="ce360" table:number-columns-repeated="34"/>
          <table:table-cell table:style-name="ce422"/>
          <table:table-cell table:number-columns-repeated="175"/>
        </table:table-row>
        <table:table-row table:style-name="ro3">
          <table:table-cell table:number-columns-repeated="4"/>
          <table:table-cell table:style-name="ce336" office:value-type="string" table:number-columns-spanned="5" table:number-rows-spanned="1">
            <text:p>氏　　　名</text:p>
          </table:table-cell>
          <table:covered-table-cell table:number-columns-repeated="4"/>
          <table:table-cell table:style-name="ce364" office:value-type="string" table:number-columns-spanned="10" table:number-rows-spanned="1">
            <text:p>@@患者台帳.氏名@@</text:p>
          </table:table-cell>
          <table:covered-table-cell table:number-columns-repeated="9"/>
          <table:covered-table-cell table:style-name="ce390"/>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405"/>
          <table:table-cell table:style-name="ce409" office:value-type="string">
            <text:p>（</text:p>
          </table:table-cell>
          <table:table-cell table:style-name="ce411" office:value-type="string" table:number-columns-spanned="2" table:number-rows-spanned="1">
            <text:p>-1</text:p>
          </table:table-cell>
          <table:covered-table-cell table:style-name="ce414"/>
          <table:table-cell table:style-name="ce409" office:value-type="string">
            <text:p>歳）</text:p>
          </table:table-cell>
          <table:table-cell table:style-name="ce418"/>
          <table:covered-table-cell table:style-name="ce349"/>
          <table:covered-table-cell table:style-name="ce349"/>
          <table:covered-table-cell table:style-name="ce349"/>
          <table:covered-table-cell table:style-name="ce349"/>
          <table:covered-table-cell table:style-name="ce423"/>
          <table:table-cell table:number-columns-repeated="3"/>
          <table:table-cell table:style-name="ce342"/>
          <table:table-cell table:style-name="ce347" office:value-type="string">
            <text:p>(1)</text:p>
          </table:table-cell>
          <table:table-cell table:style-name="ce347" office:value-type="string">
            <text:p>現在の生活環境</text:p>
          </table:table-cell>
          <table:table-cell table:style-name="ce347" table:number-columns-repeated="6"/>
          <table:table-cell table:style-name="ce347" office:value-type="string">
            <text:p>入院</text:p>
          </table:table-cell>
          <table:table-cell table:style-name="ce347"/>
          <table:table-cell table:style-name="ce347" office:value-type="string">
            <text:p>・</text:p>
          </table:table-cell>
          <table:table-cell table:style-name="ce347" office:value-type="string">
            <text:p>入所（施設名</text:p>
          </table:table-cell>
          <table:table-cell table:style-name="ce347" table:number-columns-repeated="4"/>
          <table:table-cell table:style-name="ce446" office:value-type="string" table:number-columns-spanned="8" table:number-rows-spanned="1">
            <text:p>@@医療保護-X-生活環境施設名@@</text:p>
          </table:table-cell>
          <table:covered-table-cell table:style-name="ce347"/>
          <table:covered-table-cell table:style-name="ce347"/>
          <table:covered-table-cell table:style-name="ce347"/>
          <table:covered-table-cell table:style-name="ce347"/>
          <table:covered-table-cell table:style-name="ce347"/>
          <table:covered-table-cell table:style-name="ce347"/>
          <table:covered-table-cell table:style-name="ce347"/>
          <table:table-cell table:style-name="ce347" office:value-type="string" table:number-columns-spanned="7" table:number-rows-spanned="1">
            <text:p>）・在宅・その他（</text:p>
          </table:table-cell>
          <table:covered-table-cell table:style-name="ce347"/>
          <table:covered-table-cell table:style-name="ce347"/>
          <table:covered-table-cell table:style-name="ce347"/>
          <table:covered-table-cell table:style-name="ce347"/>
          <table:covered-table-cell table:style-name="ce347"/>
          <table:covered-table-cell table:style-name="ce347"/>
          <table:table-cell table:style-name="ce460" office:value-type="string" table:number-columns-spanned="5" table:number-rows-spanned="1">
            <text:p>@@医療保護-X-生活環境その他@@</text:p>
          </table:table-cell>
          <table:covered-table-cell table:style-name="ce347"/>
          <table:covered-table-cell table:style-name="ce347"/>
          <table:covered-table-cell table:style-name="ce347"/>
          <table:covered-table-cell table:style-name="ce347"/>
          <table:table-cell table:style-name="ce423" office:value-type="string">
            <text:p>）</text:p>
          </table:table-cell>
          <table:table-cell table:number-columns-repeated="175"/>
        </table:table-row>
        <table:table-row table:style-name="ro3">
          <table:table-cell table:number-columns-repeated="4"/>
          <table:table-cell table:style-name="ce337" office:value-type="string" table:number-columns-spanned="5" table:number-rows-spanned="2">
            <text:p>住　　　所</text:p>
          </table:table-cell>
          <table:covered-table-cell table:style-name="ce344"/>
          <table:covered-table-cell table:style-name="ce344"/>
          <table:covered-table-cell table:style-name="ce344"/>
          <table:covered-table-cell table:style-name="ce344"/>
          <table:table-cell table:style-name="ce365" office:value-type="string" table:number-columns-spanned="31" table:number-rows-spanned="2">
            <text:p>@@患者台帳.住所0@@@@患者台帳.住所1@@@@患者台帳.住所2@@@@患者台帳.住所3@@@@患者台帳.住所4@@</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424"/>
          <table:table-cell table:number-columns-repeated="3"/>
          <table:table-cell table:style-name="ce342"/>
          <table:table-cell table:style-name="ce349" table:number-columns-repeated="25"/>
          <table:table-cell table:style-name="ce342" office:value-type="string">
            <text:p>(3)</text:p>
          </table:table-cell>
          <table:table-cell table:style-name="ce349" office:value-type="string">
            <text:p>日常生活能力の程度</text:p>
          </table:table-cell>
          <table:table-cell table:style-name="ce349" table:number-columns-repeated="9"/>
          <table:table-cell table:style-name="ce423"/>
          <table:table-cell table:number-columns-repeated="175"/>
        </table:table-row>
        <table:table-row table:style-name="ro3">
          <table:table-cell table:number-columns-repeated="4"/>
          <table:covered-table-cell table:style-name="ce338"/>
          <table:covered-table-cell table:number-columns-repeated="34"/>
          <table:covered-table-cell table:style-name="ce425"/>
          <table:table-cell table:number-columns-repeated="3"/>
          <table:table-cell table:style-name="ce342"/>
          <table:table-cell table:style-name="ce349" office:value-type="string">
            <text:p>(2)</text:p>
          </table:table-cell>
          <table:table-cell table:style-name="ce385" office:value-type="string">
            <text:p>日常生活の判定</text:p>
          </table:table-cell>
          <table:table-cell table:style-name="ce349" table:number-columns-repeated="23"/>
          <table:table-cell table:style-name="ce342"/>
          <table:table-cell table:style-name="ce352" office:value-type="string">
            <text:p>(該当する番号(ｱ～ｵ)を一つ選</text:p>
          </table:table-cell>
          <table:table-cell table:style-name="ce349" table:number-columns-repeated="9"/>
          <table:table-cell table:style-name="ce423"/>
          <table:table-cell table:number-columns-repeated="175"/>
        </table:table-row>
        <table:table-row table:style-name="ro3">
          <table:table-cell table:number-columns-repeated="4"/>
          <table:table-cell table:style-name="ce339"/>
          <table:table-cell table:style-name="ce345"/>
          <table:table-cell table:style-name="ce344" table:number-columns-repeated="5"/>
          <table:table-cell table:style-name="ce367" office:value-type="string">
            <text:p>(1) 主たる精神障害</text:p>
          </table:table-cell>
          <table:table-cell table:style-name="ce377" table:number-columns-repeated="6"/>
          <table:table-cell table:style-name="ce386" office:value-type="string" table:number-columns-spanned="11" table:number-rows-spanned="1">
            <text:p>@@紹介元-X-主病名ICD10病名@@</text:p>
          </table:table-cell>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table-cell table:style-name="ce377" office:value-type="string">
            <text:p>ICDコード</text:p>
          </table:table-cell>
          <table:table-cell table:style-name="ce377" table:number-columns-repeated="4"/>
          <table:table-cell table:style-name="ce419" office:value-type="string" table:number-columns-spanned="4" table:number-rows-spanned="1">
            <text:p>@@紹介元-X-主病名ICD10@@</text:p>
          </table:table-cell>
          <table:covered-table-cell table:style-name="ce377"/>
          <table:covered-table-cell table:style-name="ce377"/>
          <table:covered-table-cell table:style-name="ce377"/>
          <table:table-cell table:style-name="ce377"/>
          <table:table-cell table:style-name="ce424"/>
          <table:table-cell table:number-columns-repeated="3"/>
          <table:table-cell table:style-name="ce342"/>
          <table:table-cell table:style-name="ce349"/>
          <table:table-cell table:style-name="ce349" office:value-type="string">
            <text:p>（各項目ごとに、該当するもの一つを○で囲んでください。）</text:p>
          </table:table-cell>
          <table:table-cell table:style-name="ce349" table:number-columns-repeated="23"/>
          <table:table-cell table:style-name="ce342"/>
          <table:table-cell table:style-name="ce352" office:value-type="string">
            <text:p>んで、○で囲んでください。）</text:p>
          </table:table-cell>
          <table:table-cell table:style-name="ce349" table:number-columns-repeated="9"/>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68"/>
          <table:table-cell table:style-name="ce378" table:number-columns-repeated="27"/>
          <table:table-cell table:style-name="ce425"/>
          <table:table-cell table:number-columns-repeated="3"/>
          <table:table-cell table:style-name="ce342"/>
          <table:table-cell table:style-name="ce349" office:value-type="string">
            <text:p>ア</text:p>
          </table:table-cell>
          <table:table-cell table:style-name="ce349" office:value-type="string">
            <text:p>適切な食事摂取</text:p>
          </table:table-cell>
          <table:table-cell table:style-name="ce349" table:number-columns-repeated="23"/>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0" office:value-type="float" office:value="1">
            <text:p>1</text:p>
          </table:table-cell>
          <table:table-cell table:style-name="ce347"/>
          <table:table-cell table:style-name="ce349" office:value-type="string">
            <text:p>病</text:p>
          </table:table-cell>
          <table:table-cell table:style-name="ce349" table:number-columns-repeated="2"/>
          <table:table-cell table:style-name="ce349" office:value-type="string">
            <text:p>名</text:p>
          </table:table-cell>
          <table:table-cell table:style-name="ce349"/>
          <table:table-cell table:style-name="ce368" office:value-type="string">
            <text:p>(2) 従たる精神障害</text:p>
          </table:table-cell>
          <table:table-cell table:style-name="ce378" table:number-columns-repeated="6"/>
          <table:table-cell table:style-name="ce387" office:value-type="string" table:number-columns-spanned="11" table:number-rows-spanned="1">
            <text:p>@@紹介元-X-従病名ICD10病名@@</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table-cell table:style-name="ce378" office:value-type="string">
            <text:p>ICDコード</text:p>
          </table:table-cell>
          <table:table-cell table:style-name="ce378" table:number-columns-repeated="4"/>
          <table:table-cell table:style-name="ce420" office:value-type="string" table:number-columns-spanned="4" table:number-rows-spanned="1">
            <text:p>@@紹介元-X-従病名ICD10@@</text:p>
          </table:table-cell>
          <table:covered-table-cell table:style-name="ce378"/>
          <table:covered-table-cell table:style-name="ce378"/>
          <table:covered-table-cell table:style-name="ce378"/>
          <table:table-cell table:style-name="ce378"/>
          <table:table-cell table:style-name="ce425"/>
          <table:table-cell table:number-columns-repeated="3"/>
          <table:table-cell table:style-name="ce342"/>
          <table:table-cell table:style-name="ce353"/>
          <table:table-cell table:style-name="ce352" office:value-type="string">
            <text:p>自発的にできる・自発的にできるが援助が必要・援助があればできる・できない</text:p>
          </table:table-cell>
          <table:table-cell table:style-name="ce349" table:number-columns-repeated="23"/>
          <table:table-cell table:style-name="ce342"/>
          <table:table-cell table:style-name="ce349" office:value-type="string">
            <text:p>ア</text:p>
          </table:table-cell>
          <table:table-cell table:style-name="ce349" office:value-type="string">
            <text:p>精神障害を認めるが、日</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38"/>
          <table:table-cell table:number-columns-repeated="27"/>
          <table:table-cell table:style-name="ce425"/>
          <table:table-cell table:number-columns-repeated="3"/>
          <table:table-cell table:style-name="ce342"/>
          <table:table-cell table:style-name="ce353" office:value-type="string">
            <text:p>イ</text:p>
          </table:table-cell>
          <table:table-cell table:style-name="ce349" office:value-type="string">
            <text:p>身辺の清潔保持</text:p>
          </table:table-cell>
          <table:table-cell table:style-name="ce349" table:number-columns-repeated="23"/>
          <table:table-cell table:style-name="ce342"/>
          <table:table-cell table:style-name="ce349"/>
          <table:table-cell table:style-name="ce349" office:value-type="string">
            <text:p>常生活及び社会生活は普通</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68" office:value-type="string">
            <text:p>(3) 身体合併症</text:p>
          </table:table-cell>
          <table:table-cell table:style-name="ce378" table:number-columns-repeated="6"/>
          <table:table-cell table:style-name="ce388" office:value-type="string" table:number-columns-spanned="11" table:number-rows-spanned="1">
            <text:p>@@患情問診-X-合併症@@</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table-cell table:number-columns-repeated="10"/>
          <table:table-cell table:style-name="ce425"/>
          <table:table-cell table:number-columns-repeated="3"/>
          <table:table-cell table:style-name="ce342"/>
          <table:table-cell table:style-name="ce353"/>
          <table:table-cell table:style-name="ce352" office:value-type="string">
            <text:p>自発的にできる・自発的に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にできる。</text:p>
          </table:table-cell>
          <table:table-cell table:style-name="ce349" table:number-columns-repeated="8"/>
          <table:table-cell table:style-name="ce423"/>
          <table:table-cell table:number-columns-repeated="175"/>
        </table:table-row>
        <table:table-row table:style-name="ro5">
          <table:table-cell table:number-columns-repeated="4"/>
          <table:table-cell table:style-name="ce338"/>
          <table:table-cell table:number-columns-repeated="6"/>
          <table:table-cell table:style-name="ce338"/>
          <table:table-cell table:number-columns-repeated="27"/>
          <table:table-cell table:style-name="ce425"/>
          <table:table-cell table:number-columns-repeated="3"/>
          <table:table-cell table:style-name="ce342"/>
          <table:table-cell table:style-name="ce349" table:number-columns-repeated="25"/>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1" office:value-type="float" office:value="2">
            <text:p>2</text:p>
          </table:table-cell>
          <table:table-cell table:style-name="ce344"/>
          <table:table-cell table:style-name="ce350" office:value-type="string">
            <text:p>初診年月日</text:p>
          </table:table-cell>
          <table:table-cell table:style-name="ce359" table:number-columns-repeated="4"/>
          <table:table-cell table:style-name="ce369" office:value-type="string" table:number-columns-spanned="17" table:number-rows-spanned="2">
            <text:p>@@医療保護-X-初診日@@</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401" office:value-type="string">
            <text:p>　</text:p>
          </table:table-cell>
          <table:table-cell table:style-name="ce406" office:value-type="string">
            <text:p>診察録を確認</text:p>
          </table:table-cell>
          <table:table-cell table:style-name="ce410" table:number-columns-repeated="9"/>
          <table:table-cell table:style-name="ce426"/>
          <table:table-cell table:number-columns-repeated="3"/>
          <table:table-cell table:style-name="ce342"/>
          <table:table-cell table:style-name="ce353" office:value-type="string">
            <text:p>ウ</text:p>
          </table:table-cell>
          <table:table-cell table:style-name="ce349" office:value-type="string">
            <text:p>金銭管理と買物</text:p>
          </table:table-cell>
          <table:table-cell table:style-name="ce349" table:number-columns-repeated="23"/>
          <table:table-cell table:style-name="ce342"/>
          <table:table-cell table:style-name="ce349" office:value-type="string">
            <text:p>イ</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3"/>
          <table:table-cell table:style-name="ce348" office:value-type="string">
            <text:p>（※）</text:p>
          </table:table-cell>
          <table:table-cell table:style-name="ce348" table:number-columns-repeated="2"/>
          <table:covered-table-cell table:style-name="ce370"/>
          <table:covered-table-cell table:number-columns-repeated="16"/>
          <table:table-cell table:style-name="ce402" office:value-type="string">
            <text:p>　</text:p>
          </table:table-cell>
          <table:table-cell table:style-name="ce407" office:value-type="string">
            <text:p>本人又は家族等の申し立て</text:p>
          </table:table-cell>
          <table:table-cell table:number-columns-repeated="9"/>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活又は社会生活に一定の制</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6"/>
          <table:table-cell table:style-name="ce371" office:value-type="string">
            <text:p>※申請者が手帳の交付を求める精神疾患について、初めて医師の診療を受けた日（前医があるときは、前医での</text:p>
          </table:table-cell>
          <table:table-cell table:number-columns-repeated="16"/>
          <table:table-cell table:style-name="ce403"/>
          <table:table-cell table:number-columns-repeated="10"/>
          <table:table-cell table:style-name="ce425"/>
          <table:table-cell table:number-columns-repeated="3"/>
          <table:table-cell table:style-name="ce342"/>
          <table:table-cell table:style-name="ce353" office:value-type="string">
            <text:p>エ</text:p>
          </table:table-cell>
          <table:table-cell table:style-name="ce349" office:value-type="string">
            <text:p>通院と服薬</text:p>
          </table:table-cell>
          <table:table-cell table:style-name="ce349" table:number-columns-repeated="4"/>
          <table:table-cell table:style-name="ce349" office:value-type="string">
            <text:p>@@医療保護-X-障害年金通院服薬要不要@@</text:p>
          </table:table-cell>
          <table:table-cell table:style-name="ce349" table:number-columns-repeated="18"/>
          <table:table-cell table:style-name="ce342"/>
          <table:table-cell table:style-name="ce349"/>
          <table:table-cell table:style-name="ce349" office:value-type="string">
            <text:p>限を受け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6"/>
          <table:table-cell table:style-name="ce372" office:value-type="string">
            <text:p>初診日）を記載してください。</text:p>
          </table:table-cell>
          <table:table-cell table:number-columns-repeated="16"/>
          <table:table-cell table:style-name="ce403"/>
          <table:table-cell table:number-columns-repeated="10"/>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office:value-type="string">
            <text:p>ウ</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1" office:value-type="float" office:value="3">
            <text:p>3</text:p>
          </table:table-cell>
          <table:table-cell table:style-name="ce344"/>
          <table:table-cell table:style-name="ce355" office:value-type="string">
            <text:p>発病から現在</text:p>
          </table:table-cell>
          <table:table-cell table:style-name="ce344" table:number-columns-repeated="4"/>
          <table:table-cell table:style-name="ce339"/>
          <table:table-cell table:style-name="ce377" office:value-type="string">
            <text:p>(1) 推定発病時期</text:p>
          </table:table-cell>
          <table:table-cell table:style-name="ce377" table:number-columns-repeated="4"/>
          <table:table-cell table:style-name="ce384"/>
          <table:table-cell table:style-name="ce377" table:number-columns-repeated="2"/>
          <table:table-cell table:style-name="ce393" office:value-type="string" table:number-columns-spanned="8" table:number-rows-spanned="1">
            <text:p>@@医療保護-X-発病日@@</text:p>
          </table:table-cell>
          <table:covered-table-cell table:style-name="ce377"/>
          <table:covered-table-cell table:style-name="ce377"/>
          <table:covered-table-cell table:style-name="ce377"/>
          <table:covered-table-cell table:style-name="ce377"/>
          <table:covered-table-cell table:style-name="ce377"/>
          <table:covered-table-cell table:style-name="ce377"/>
          <table:covered-table-cell table:style-name="ce377"/>
          <table:table-cell table:style-name="ce377" office:value-type="string">
            <text:p>頃</text:p>
          </table:table-cell>
          <table:table-cell table:style-name="ce344" table:number-columns-repeated="10"/>
          <table:table-cell table:style-name="ce424"/>
          <table:table-cell table:number-columns-repeated="3"/>
          <table:table-cell table:style-name="ce342"/>
          <table:table-cell table:style-name="ce353" office:value-type="string">
            <text:p>オ</text:p>
          </table:table-cell>
          <table:table-cell table:style-name="ce349" office:value-type="string">
            <text:p>他人との意思伝達・対人関係</text:p>
          </table:table-cell>
          <table:table-cell table:style-name="ce349" table:number-columns-repeated="23"/>
          <table:table-cell table:style-name="ce342"/>
          <table:table-cell table:style-name="ce349"/>
          <table:table-cell table:style-name="ce349" office:value-type="string">
            <text:p>生活に著しい制限を受けてお</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table-cell table:style-name="ce347" office:value-type="string">
            <text:p>までの病歴</text:p>
          </table:table-cell>
          <table:table-cell table:number-columns-repeated="4"/>
          <table:table-cell table:style-name="ce338"/>
          <table:table-cell table:style-name="ce378" table:number-columns-repeated="17"/>
          <table:table-cell table:number-columns-repeated="10"/>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り、時に応じて援助を必要</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9"/>
          <table:table-cell table:number-columns-repeated="5"/>
          <table:table-cell table:style-name="ce338"/>
          <table:table-cell table:style-name="ce379" office:value-type="string">
            <text:p>(2)精神科受診歴等</text:p>
          </table:table-cell>
          <table:table-cell table:style-name="ce378" table:number-columns-repeated="16"/>
          <table:table-cell table:number-columns-repeated="10"/>
          <table:table-cell table:style-name="ce425"/>
          <table:table-cell table:number-columns-repeated="3"/>
          <table:table-cell table:style-name="ce342"/>
          <table:table-cell table:style-name="ce353" office:value-type="string">
            <text:p>カ</text:p>
          </table:table-cell>
          <table:table-cell table:style-name="ce349" office:value-type="string">
            <text:p>身辺の安全保持・危機対応</text:p>
          </table:table-cell>
          <table:table-cell table:style-name="ce349" table:number-columns-repeated="23"/>
          <table:table-cell table:style-name="ce342"/>
          <table:table-cell table:style-name="ce349"/>
          <table:table-cell table:style-name="ce349" office:value-type="string">
            <text:p>とす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7" office:value-type="string">
            <text:p>（推定発病年月、</text:p>
          </table:table-cell>
          <table:table-cell table:number-columns-repeated="5"/>
          <table:table-cell table:style-name="ce338"/>
          <table:table-cell table:style-name="ce380" office:value-type="string" table:number-columns-spanned="28" table:number-rows-spanned="4">
            <text:p>@@医療保護-X-受診歴@@</text:p>
          </table:table-cell>
          <table:covered-table-cell table:number-columns-repeated="26"/>
          <table:covered-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office:value-type="string">
            <text:p>エ</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7" office:value-type="string">
            <text:p>精神科受診歴等）</text:p>
          </table:table-cell>
          <table:table-cell table:number-columns-repeated="5"/>
          <table:table-cell table:style-name="ce338"/>
          <table:covered-table-cell table:number-columns-repeated="27"/>
          <table:covered-table-cell table:style-name="ce425"/>
          <table:table-cell table:number-columns-repeated="3"/>
          <table:table-cell table:style-name="ce342"/>
          <table:table-cell table:style-name="ce353" office:value-type="string">
            <text:p>キ</text:p>
          </table:table-cell>
          <table:table-cell table:style-name="ce349" office:value-type="string">
            <text:p>社会的手続や公共施設の利用</text:p>
          </table:table-cell>
          <table:table-cell table:style-name="ce349" table:number-columns-repeated="23"/>
          <table:table-cell table:style-name="ce342"/>
          <table:table-cell table:style-name="ce349"/>
          <table:table-cell table:style-name="ce349" office:value-type="string">
            <text:p>活に著しい制限を受けてお</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number-columns-repeated="6"/>
          <table:table-cell table:style-name="ce338"/>
          <table:covered-table-cell table:number-columns-repeated="27"/>
          <table:covered-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り、常時援助を必要とす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number-columns-repeated="6"/>
          <table:table-cell table:style-name="ce338"/>
          <table:covered-table-cell table:number-columns-repeated="27"/>
          <table:covered-table-cell table:style-name="ce425"/>
          <table:table-cell table:number-columns-repeated="3"/>
          <table:table-cell table:style-name="ce342"/>
          <table:table-cell table:style-name="ce349" office:value-type="string">
            <text:p>ク</text:p>
          </table:table-cell>
          <table:table-cell table:style-name="ce349" office:value-type="string">
            <text:p>趣味・娯楽への関心、文化的社会的活動への参加</text:p>
          </table:table-cell>
          <table:table-cell table:style-name="ce349" table:number-columns-repeated="23"/>
          <table:table-cell table:style-name="ce342"/>
          <table:table-cell table:style-name="ce349" office:value-type="string">
            <text:p>オ</text:p>
          </table:table-cell>
          <table:table-cell table:style-name="ce349" office:value-type="string">
            <text:p>精神障害を認め、身のま</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1" office:value-type="float" office:value="4">
            <text:p>4</text:p>
          </table:table-cell>
          <table:table-cell table:style-name="ce350"/>
          <table:table-cell table:style-name="ce355" office:value-type="string">
            <text:p>現在までの病状・状態像等</text:p>
          </table:table-cell>
          <table:table-cell table:style-name="ce360" table:number-columns-repeated="19"/>
          <table:table-cell table:style-name="ce394" office:value-type="string">
            <text:p><text:span text:style-name="T8">5</text:span> 4の病状・状態像等の具体的程度、症状等</text:p>
          </table:table-cell>
          <table:table-cell table:style-name="ce355"/>
          <table:table-cell table:style-name="ce360" table:number-columns-repeated="11"/>
          <table:table-cell table:style-name="ce422"/>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わりのことはほとんどでき</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51" office:value-type="string">
            <text:p>※</text:p>
          </table:table-cell>
          <table:table-cell table:style-name="ce352" office:value-type="string">
            <text:p>該当項目を○で囲んでください。（概ね、過去2年間に認められたもの、</text:p>
          </table:table-cell>
          <table:table-cell table:style-name="ce349" table:number-columns-repeated="19"/>
          <table:table-cell table:style-name="ce338"/>
          <table:table-cell table:style-name="ce397" office:value-type="string" table:number-columns-spanned="13" table:number-rows-spanned="16">
            <text:p>@@医療保護-X-現状態像程度症状@@</text:p>
          </table:table-cell>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table:number-columns-repeated="25"/>
          <table:table-cell table:style-name="ce342"/>
          <table:table-cell table:style-name="ce349"/>
          <table:table-cell table:style-name="ce349" office:value-type="string">
            <text:p>ない。</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52"/>
          <table:table-cell table:style-name="ce352" office:value-type="string">
            <text:p>今後2年間に予想されるものも含む）</text:p>
          </table:table-cell>
          <table:table-cell table:style-name="ce349" table:number-columns-repeated="19"/>
          <table:table-cell table:style-name="ce395"/>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table:number-columns-repeated="25"/>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office:value-type="string">
            <text:p>(1)</text:p>
          </table:table-cell>
          <table:table-cell table:style-name="ce353"/>
          <table:table-cell table:style-name="ce353" office:value-type="string">
            <text:p>抑うつ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1" office:value-type="float" office:value="8">
            <text:p>8</text:p>
          </table:table-cell>
          <table:table-cell table:style-name="ce344"/>
          <table:table-cell table:style-name="ce360" office:value-type="string">
            <text:p>現在の精神保健福祉サービスの利用状況</text:p>
          </table:table-cell>
          <table:table-cell table:style-name="ce360" table:number-columns-repeated="11"/>
          <table:table-cell table:style-name="ce445" office:value-type="string">
            <text:p>(該当する項目を○で囲んでください。）</text:p>
          </table:table-cell>
          <table:table-cell table:style-name="ce360" table:number-columns-repeated="12"/>
          <table:table-cell table:style-name="ce458"/>
          <table:table-cell table:style-name="ce360" table:number-columns-repeated="9"/>
          <table:table-cell table:style-name="ce422"/>
          <table:table-cell table:number-columns-repeated="175"/>
        </table:table-row>
        <table:table-row table:style-name="ro3">
          <table:table-cell table:number-columns-repeated="4"/>
          <table:table-cell table:style-name="ce342"/>
          <table:table-cell table:style-name="ce353"/>
          <table:table-cell table:style-name="ce356" office:value-type="string">
            <text:p>ア</text:p>
          </table:table-cell>
          <table:table-cell table:style-name="ce361" office:value-type="string">
            <text:p>思考・運動抑制</text:p>
          </table:table-cell>
          <table:table-cell table:style-name="ce349" table:number-columns-repeated="6"/>
          <table:table-cell table:style-name="ce366" office:value-type="string">
            <text:p>イ</text:p>
          </table:table-cell>
          <table:table-cell table:style-name="ce349" office:value-type="string">
            <text:p>刺激性、興奮</text:p>
          </table:table-cell>
          <table:table-cell table:style-name="ce349" table:number-columns-repeated="5"/>
          <table:table-cell table:style-name="ce366"/>
          <table:table-cell table:style-name="ce349" table:number-columns-repeated="4"/>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1)</text:p>
          </table:table-cell>
          <table:table-cell table:style-name="ce435" office:value-type="string">
            <text:p>入所施設</text:p>
          </table:table-cell>
          <table:table-cell table:style-name="ce349" table:number-columns-repeated="4"/>
          <table:table-cell table:style-name="ce439" office:value-type="string">
            <text:p>生活訓練施設(援護寮）・福祉ホーム・グループホーム・その他</text:p>
          </table:table-cell>
          <table:table-cell table:style-name="ce439"/>
          <table:table-cell table:style-name="ce349" table:number-columns-repeated="18"/>
          <table:table-cell table:style-name="ce439" office:value-type="string">
            <text:p>（</text:p>
          </table:table-cell>
          <table:table-cell table:style-name="ce375" office:value-type="string" table:number-columns-spanned="9" table:number-rows-spanned="1">
            <text:p>@@医療保護-X-入所施設その他@@</text:p>
          </table:table-cell>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table:table-cell table:style-name="ce356" office:value-type="string">
            <text:p>ウ</text:p>
          </table:table-cell>
          <table:table-cell table:style-name="ce361" office:value-type="string">
            <text:p>抑うつ気分</text:p>
          </table:table-cell>
          <table:table-cell table:style-name="ce349" table:number-columns-repeated="4"/>
          <table:table-cell table:style-name="ce349" office:value-type="string">
            <text:p>エ</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8" table:number-rows-spanned="1">
            <text:p>@@医療保護-X-抑鬱状態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2)</text:p>
          </table:table-cell>
          <table:table-cell table:style-name="ce435" office:value-type="string">
            <text:p>通所施設</text:p>
          </table:table-cell>
          <table:table-cell table:style-name="ce349" table:number-columns-repeated="4"/>
          <table:table-cell table:style-name="ce439" office:value-type="string">
            <text:p>通所授産施設・小規模授産施設・地域作業所・生活支援センター・その他</text:p>
          </table:table-cell>
          <table:table-cell table:style-name="ce439"/>
          <table:table-cell table:style-name="ce349" table:number-columns-repeated="22"/>
          <table:table-cell table:style-name="ce439" office:value-type="string">
            <text:p>（</text:p>
          </table:table-cell>
          <table:table-cell table:style-name="ce461" office:value-type="string" table:number-columns-spanned="5" table:number-rows-spanned="1">
            <text:p>@@医療保護-X-通所施設その他@@</text:p>
          </table:table-cell>
          <table:covered-table-cell table:style-name="ce439"/>
          <table:covered-table-cell table:style-name="ce439"/>
          <table:covered-table-cell table:style-name="ce439"/>
          <table:covered-table-cell table:style-name="ce43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office:value-type="string">
            <text:p>(2)</text:p>
          </table:table-cell>
          <table:table-cell table:style-name="ce353"/>
          <table:table-cell table:style-name="ce353" office:value-type="string">
            <text:p>躁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3)</text:p>
          </table:table-cell>
          <table:table-cell table:style-name="ce435" office:value-type="string">
            <text:p>在宅サービス</text:p>
          </table:table-cell>
          <table:table-cell table:style-name="ce349" table:number-columns-repeated="4"/>
          <table:table-cell table:style-name="ce439"/>
          <table:table-cell table:style-name="ce439" office:value-type="string">
            <text:p>訪問介護（ホームヘルプサービス）・保険所による相談、訪問・その他</text:p>
          </table:table-cell>
          <table:table-cell table:style-name="ce349" table:number-columns-repeated="22"/>
          <table:table-cell table:style-name="ce439" office:value-type="string">
            <text:p>（</text:p>
          </table:table-cell>
          <table:table-cell table:style-name="ce462" office:value-type="string" table:number-columns-spanned="5" table:number-rows-spanned="1">
            <text:p>@@医療保護-X-在宅サービスその他@@</text:p>
          </table:table-cell>
          <table:covered-table-cell table:style-name="ce439"/>
          <table:covered-table-cell table:style-name="ce439"/>
          <table:covered-table-cell table:style-name="ce439"/>
          <table:covered-table-cell table:style-name="ce43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行為心迫</text:p>
          </table:table-cell>
          <table:table-cell table:style-name="ce349" table:number-columns-repeated="3"/>
          <table:table-cell table:style-name="ce366" office:value-type="string">
            <text:p>イ</text:p>
          </table:table-cell>
          <table:table-cell table:style-name="ce349" office:value-type="string">
            <text:p>多弁</text:p>
          </table:table-cell>
          <table:table-cell table:style-name="ce349" table:number-columns-repeated="2"/>
          <table:table-cell table:style-name="ce366" office:value-type="string">
            <text:p>ウ</text:p>
          </table:table-cell>
          <table:table-cell table:style-name="ce349" office:value-type="string">
            <text:p>感情高揚・刺激性</text:p>
          </table:table-cell>
          <table:table-cell table:style-name="ce349" table:number-columns-repeated="9"/>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35"/>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3" office:value-type="string" table:number-columns-spanned="14" table:number-rows-spanned="1">
            <text:p>@@医療保護-X-躁状態その他@@ </text:p>
          </table:table-cell>
          <table:covered-table-cell table:style-name="ce381"/>
          <table:covered-table-cell table:style-name="ce381"/>
          <table:covered-table-cell table:style-name="ce381"/>
          <table:covered-table-cell table:style-name="ce381"/>
          <table:covered-table-cell table:style-name="ce381"/>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1" office:value-type="float" office:value="9">
            <text:p>9</text:p>
          </table:table-cell>
          <table:table-cell table:style-name="ce344"/>
          <table:table-cell table:style-name="ce436" office:value-type="string">
            <text:p>自立支援医療における「重度かつ継続」について</text:p>
          </table:table-cell>
          <table:table-cell table:style-name="ce360" table:number-columns-repeated="16"/>
          <table:table-cell table:style-name="ce448" office:value-type="string">
            <text:p>※</text:p>
          </table:table-cell>
          <table:table-cell table:style-name="ce450" office:value-type="string">
            <text:p>自立支援医療を同時申請する場合記入。</text:p>
          </table:table-cell>
          <table:table-cell table:style-name="ce360" table:number-columns-repeated="16"/>
          <table:table-cell table:style-name="ce422"/>
          <table:table-cell table:number-columns-repeated="175"/>
        </table:table-row>
        <table:table-row table:style-name="ro3">
          <table:table-cell table:number-columns-repeated="4"/>
          <table:table-cell table:style-name="ce342"/>
          <table:table-cell table:style-name="ce353" office:value-type="string">
            <text:p>(3)</text:p>
          </table:table-cell>
          <table:table-cell table:style-name="ce353"/>
          <table:table-cell table:style-name="ce361" office:value-type="string">
            <text:p>幻覚妄想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15"/>
          <table:table-cell table:style-name="ce347"/>
          <table:table-cell table:style-name="ce447"/>
          <table:table-cell table:style-name="ce439"/>
          <table:table-cell table:style-name="ce439" office:value-type="string">
            <text:p>但し、主たる精神障害がF0～F3及びG40の場合は記入不要。</text:p>
          </table:table-cell>
          <table:table-cell table:style-name="ce349" table:number-columns-repeated="16"/>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幻覚</text:p>
          </table:table-cell>
          <table:table-cell table:style-name="ce349" table:number-columns-repeated="2"/>
          <table:table-cell table:style-name="ce366" office:value-type="string">
            <text:p>イ</text:p>
          </table:table-cell>
          <table:table-cell table:style-name="ce349" office:value-type="string">
            <text:p>妄想</text:p>
          </table:table-cell>
          <table:table-cell table:style-name="ce349" table:number-columns-repeated="2"/>
          <table:table-cell table:style-name="ce366" office:value-type="string">
            <text:p>ウ</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6" table:number-rows-spanned="1">
            <text:p>@@医療保護-X-幻覚妄想状態その他@@ </text:p>
          </table:table-cell>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office:value-type="string">
            <text:p>(1)</text:p>
          </table:table-cell>
          <table:table-cell table:style-name="ce349" office:value-type="string">
            <text:p>１病名(1)主たる精神障害のICDコードがF4～F9であって、情動及び行動の障害又は不安及び不穏状態に</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office:value-type="string">
            <text:p>(4)</text:p>
          </table:table-cell>
          <table:table-cell table:style-name="ce353"/>
          <table:table-cell table:style-name="ce353" office:value-type="string">
            <text:p>精神運動興奮及び昏迷の障害</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office:value-type="string">
            <text:p>該当し計画的・集中的継続的治療を要する場合に、該当事項に「レ」を記入してください。</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興奮</text:p>
          </table:table-cell>
          <table:table-cell table:style-name="ce349" table:number-columns-repeated="2"/>
          <table:table-cell table:style-name="ce366" office:value-type="string">
            <text:p>イ</text:p>
          </table:table-cell>
          <table:table-cell table:style-name="ce349" office:value-type="string">
            <text:p>昏迷</text:p>
          </table:table-cell>
          <table:table-cell table:style-name="ce349" table:number-columns-repeated="2"/>
          <table:table-cell table:style-name="ce366" office:value-type="string">
            <text:p>ウ</text:p>
          </table:table-cell>
          <table:table-cell table:style-name="ce349" office:value-type="string">
            <text:p>拒絶</text:p>
          </table:table-cell>
          <table:table-cell table:style-name="ce349" table:number-columns-repeated="2"/>
          <table:table-cell table:style-name="ce366"/>
          <table:table-cell table:style-name="ce349" table:number-columns-repeated="7"/>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437" table:formula="of:=IF(&quot;@@医療保護-X-自立支援重度継続病名@@&quot;=&quot;症状等が持続している&quot;;&quot;レ&quot;;&quot;&quot;)">
            <text:p/>
          </table:table-cell>
          <table:table-cell table:style-name="ce349" office:value-type="string">
            <text:p>症状等が持続する</text:p>
          </table:table-cell>
          <table:table-cell table:style-name="ce349" table:number-columns-repeated="7"/>
          <table:table-cell table:style-name="ce437" table:formula="of:=IF(&quot;@@医療保護-X-自立支援重度継続病名@@&quot;=&quot;症状等が消長を繰り返している&quot;;&quot;レ&quot;;&quot;&quot;)">
            <text:p/>
          </table:table-cell>
          <table:table-cell table:style-name="ce349" office:value-type="string">
            <text:p>症状等が消長を繰り返す</text:p>
          </table:table-cell>
          <table:table-cell table:style-name="ce349" table:number-columns-repeated="4"/>
          <table:table-cell table:style-name="ce347"/>
          <table:table-cell table:style-name="ce349" table:number-columns-repeated="3"/>
          <table:table-cell table:style-name="ce437" table:formula="of:=IF(&quot;@@医療保護-X-自立支援重度継続病名@@&quot;=&quot;症状等の持続又は消長の繰り返しはない&quot;;&quot;レ&quot;;&quot;&quot;)">
            <text:p/>
          </table:table-cell>
          <table:table-cell table:style-name="ce349" office:value-type="string">
            <text:p>症状等の持続又は消長の繰り返しはない</text:p>
          </table:table-cell>
          <table:table-cell table:style-name="ce349" table:number-columns-repeated="14"/>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66" office:value-type="string">
            <text:p>（</text:p>
          </table:table-cell>
          <table:table-cell table:style-name="ce374" office:value-type="string" table:number-columns-spanned="14" table:number-rows-spanned="1">
            <text:p>@@医療保護-X-興奮昏迷状態その他@@ </text:p>
          </table:table-cell>
          <table:covered-table-cell table:style-name="ce349"/>
          <table:covered-table-cell table:style-name="ce349"/>
          <table:covered-table-cell table:style-name="ce366"/>
          <table:covered-table-cell table:style-name="ce349"/>
          <table:covered-table-cell table:style-name="ce349"/>
          <table:covered-table-cell table:style-name="ce349"/>
          <table:covered-table-cell table:style-name="ce366"/>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office:value-type="string">
            <text:p>(2)</text:p>
          </table:table-cell>
          <table:table-cell table:style-name="ce349" office:value-type="string">
            <text:p>(1)は、3年以上の精神医療の経験を有する医師の診断となるため、該当する項目に「レ」を記載してください。</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office:value-type="string">
            <text:p>(5)</text:p>
          </table:table-cell>
          <table:table-cell table:style-name="ce353"/>
          <table:table-cell table:style-name="ce353" office:value-type="string">
            <text:p>統合失調症等残遺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437"/>
          <table:table-cell table:style-name="ce349" office:value-type="string">
            <text:p>精神保健指定医</text:p>
          </table:table-cell>
          <table:table-cell table:style-name="ce349" table:number-columns-repeated="6"/>
          <table:table-cell table:style-name="ce362" office:value-type="string">
            <text:p>精神保健指定医の証　第</text:p>
          </table:table-cell>
          <table:table-cell table:style-name="ce362" table:number-columns-repeated="8"/>
          <table:table-cell table:style-name="ce449" office:value-type="string" table:number-columns-spanned="6" table:number-rows-spanned="1">
            <text:p>@@医療保護-X-自立支援精神保健指定医@@</text:p>
          </table:table-cell>
          <table:covered-table-cell table:style-name="ce362"/>
          <table:covered-table-cell table:style-name="ce362"/>
          <table:covered-table-cell table:style-name="ce362"/>
          <table:covered-table-cell table:style-name="ce362"/>
          <table:covered-table-cell table:style-name="ce362"/>
          <table:table-cell table:style-name="ce362" office:value-type="string">
            <text:p>号</text:p>
          </table:table-cell>
          <table:table-cell table:style-name="ce439" office:value-type="string">
            <text:p>(指定医番号をご記入ください。）</text:p>
          </table:table-cell>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自閉</text:p>
          </table:table-cell>
          <table:table-cell table:style-name="ce349" table:number-columns-repeated="2"/>
          <table:table-cell table:style-name="ce366" office:value-type="string">
            <text:p>イ</text:p>
          </table:table-cell>
          <table:table-cell table:style-name="ce349" office:value-type="string">
            <text:p>感情鈍麻</text:p>
          </table:table-cell>
          <table:table-cell table:style-name="ce349" table:number-columns-repeated="3"/>
          <table:table-cell table:style-name="ce366" office:value-type="string">
            <text:p>ウ</text:p>
          </table:table-cell>
          <table:table-cell table:style-name="ce349" office:value-type="string">
            <text:p>意欲の減退</text:p>
          </table:table-cell>
          <table:table-cell table:style-name="ce349" table:number-columns-repeated="9"/>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15"/>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統合失調症等残遺状態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431"/>
          <table:table-cell table:style-name="ce438"/>
          <table:table-cell table:style-name="ce347" office:value-type="string">
            <text:p>精神医療に従事した経験年数3年以上</text:p>
          </table:table-cell>
          <table:table-cell table:style-name="ce347" table:number-columns-repeated="13"/>
          <table:table-cell table:style-name="ce347" office:value-type="string">
            <text:p>@@医療保護-X-自立支援医師年数@@</text:p>
          </table:table-cell>
          <table:table-cell table:style-name="ce347"/>
          <table:table-cell table:style-name="ce347" office:value-type="string">
            <text:p><text:s/></text:p>
          </table:table-cell>
          <table:table-cell table:style-name="ce347" table:number-columns-repeated="7"/>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office:value-type="string">
            <text:p>(6)</text:p>
          </table:table-cell>
          <table:table-cell table:style-name="ce353"/>
          <table:table-cell table:style-name="ce353" office:value-type="string">
            <text:p>情動及び行動の障害</text:p>
          </table:table-cell>
          <table:table-cell table:style-name="ce349" table:number-columns-repeated="18"/>
          <table:table-cell table:style-name="ce394" office:value-type="string">
            <text:p><text:span text:style-name="T8">6</text:span> 現在の治療内容</text:p>
          </table:table-cell>
          <table:table-cell table:style-name="ce360" table:number-columns-repeated="5"/>
          <table:table-cell table:style-name="ce415" office:value-type="string">
            <text:p>※</text:p>
          </table:table-cell>
          <table:table-cell table:style-name="ce416" office:value-type="string">
            <text:p>自立支援医療を同時申請</text:p>
          </table:table-cell>
          <table:table-cell table:style-name="ce416"/>
          <table:table-cell table:style-name="ce360" table:number-columns-repeated="4"/>
          <table:table-cell table:style-name="ce422"/>
          <table:table-cell table:number-columns-repeated="3"/>
          <table:table-cell table:style-name="ce342"/>
          <table:table-cell table:style-name="ce349" table:number-columns-repeated="36"/>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爆発性</text:p>
          </table:table-cell>
          <table:table-cell table:style-name="ce349" table:number-columns-repeated="3"/>
          <table:table-cell table:style-name="ce366" office:value-type="string">
            <text:p>イ</text:p>
          </table:table-cell>
          <table:table-cell table:style-name="ce349" office:value-type="string">
            <text:p>暴力・衝動行為</text:p>
          </table:table-cell>
          <table:table-cell table:style-name="ce349" table:number-columns-repeated="6"/>
          <table:table-cell table:style-name="ce366" office:value-type="string">
            <text:p>ウ</text:p>
          </table:table-cell>
          <table:table-cell table:style-name="ce349" office:value-type="string">
            <text:p>多動</text:p>
          </table:table-cell>
          <table:table-cell table:style-name="ce349" table:number-columns-repeated="5"/>
          <table:table-cell table:style-name="ce342"/>
          <table:table-cell table:style-name="ce349" table:number-columns-repeated="5"/>
          <table:table-cell table:style-name="ce412"/>
          <table:table-cell table:style-name="ce412" office:value-type="string">
            <text:p>する場合に記入。</text:p>
          </table:table-cell>
          <table:table-cell table:style-name="ce412"/>
          <table:table-cell table:style-name="ce349" table:number-columns-repeated="4"/>
          <table:table-cell table:style-name="ce423"/>
          <table:table-cell table:number-columns-repeated="3"/>
          <table:table-cell table:style-name="ce430" office:value-type="float" office:value="10">
            <text:p>10</text:p>
          </table:table-cell>
          <table:table-cell table:style-name="ce344"/>
          <table:table-cell table:style-name="ce360" office:value-type="string">
            <text:p>備　　考</text:p>
          </table:table-cell>
          <table:table-cell table:style-name="ce360" table:number-columns-repeated="34"/>
          <table:table-cell table:style-name="ce422"/>
          <table:table-cell table:style-name="ce346"/>
          <table:table-cell table:number-columns-repeated="174"/>
        </table:table-row>
        <table:table-row table:style-name="ro3">
          <table:table-cell table:number-columns-repeated="4"/>
          <table:table-cell table:style-name="ce342"/>
          <table:table-cell table:style-name="ce353"/>
          <table:table-cell table:style-name="ce353" office:value-type="string">
            <text:p>エ</text:p>
          </table:table-cell>
          <table:table-cell table:style-name="ce361" office:value-type="string">
            <text:p>食行動の異常</text:p>
          </table:table-cell>
          <table:table-cell table:style-name="ce349" table:number-columns-repeated="5"/>
          <table:table-cell table:style-name="ce349" office:value-type="string">
            <text:p>オ</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7" table:number-rows-spanned="1">
            <text:p>@@医療保護-X-情動行動障害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42" office:value-type="string">
            <text:p>(1)</text:p>
          </table:table-cell>
          <table:table-cell table:style-name="ce349" office:value-type="string">
            <text:p>投薬内容</text:p>
          </table:table-cell>
          <table:table-cell table:style-name="ce349" table:number-columns-repeated="11"/>
          <table:table-cell table:style-name="ce423"/>
          <table:table-cell table:number-columns-repeated="3"/>
          <table:table-cell table:style-name="ce338"/>
          <table:table-cell table:style-name="ce432" office:value-type="string" table:number-columns-spanned="37" table:number-rows-spanned="6">
            <text:p>@@医療保護-X-手帳診断書備考@@</text:p>
          </table:table-cell>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office:value-type="string">
            <text:p>(7)</text:p>
          </table:table-cell>
          <table:table-cell table:style-name="ce353"/>
          <table:table-cell table:style-name="ce353" office:value-type="string">
            <text:p>不安及び不穏</text:p>
          </table:table-cell>
          <table:table-cell table:style-name="ce349" table:number-columns-repeated="18"/>
          <table:table-cell table:style-name="ce338"/>
          <table:table-cell table:style-name="ce397" office:value-type="string" table:number-columns-spanned="13" table:number-rows-spanned="6">
            <text:p>@@医療保護-X-投薬内容@@</text:p>
          </table:table-cell>
          <table:covered-table-cell table:number-columns-repeated="11"/>
          <table:covered-table-cell table:style-name="ce425"/>
          <table:table-cell table:number-columns-repeated="3"/>
          <table:table-cell table:style-name="ce338"/>
          <table:covered-table-cell table:style-name="ce433"/>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強度の不安・恐怖感</text:p>
          </table:table-cell>
          <table:table-cell table:style-name="ce349" table:number-columns-repeated="4"/>
          <table:table-cell table:style-name="ce366"/>
          <table:table-cell table:style-name="ce349" table:number-columns-repeated="3"/>
          <table:table-cell table:style-name="ce349" office:value-type="string">
            <text:p>イ</text:p>
          </table:table-cell>
          <table:table-cell table:style-name="ce385" office:value-type="string">
            <text:p>強迫体験</text:p>
          </table:table-cell>
          <table:table-cell table:style-name="ce349" table:number-columns-repeated="8"/>
          <table:table-cell table:style-name="ce338"/>
          <table:covered-table-cell table:number-columns-repeated="12"/>
          <table:covered-table-cell table:style-name="ce425"/>
          <table:table-cell table:number-columns-repeated="3"/>
          <table:table-cell table:style-name="ce338"/>
          <table:covered-table-cell table:style-name="ce433"/>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ウ</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不安不穏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number-columns-repeated="12"/>
          <table:covered-table-cell table:style-name="ce425"/>
          <table:table-cell table:number-columns-repeated="3"/>
          <table:table-cell table:style-name="ce338"/>
          <table:covered-table-cell table:style-name="ce433"/>
          <table:covered-table-cell table:number-columns-repeated="20"/>
          <table:covered-table-cell table:style-name="ce452"/>
          <table:covered-table-cell table:number-columns-repeated="14"/>
          <table:covered-table-cell table:style-name="ce425"/>
          <table:table-cell table:number-columns-repeated="175"/>
        </table:table-row>
        <table:table-row table:style-name="ro3">
          <table:table-cell table:number-columns-repeated="4"/>
          <table:table-cell table:style-name="ce342"/>
          <table:table-cell table:style-name="ce353" office:value-type="string">
            <text:p>(8)</text:p>
          </table:table-cell>
          <table:table-cell table:style-name="ce353"/>
          <table:table-cell table:style-name="ce353" office:value-type="string">
            <text:p>けいれん及び意識障害</text:p>
          </table:table-cell>
          <table:table-cell table:style-name="ce349" table:number-columns-repeated="18"/>
          <table:table-cell table:style-name="ce338"/>
          <table:covered-table-cell table:number-columns-repeated="12"/>
          <table:covered-table-cell table:style-name="ce425"/>
          <table:table-cell table:number-columns-repeated="3"/>
          <table:table-cell table:style-name="ce338"/>
          <table:covered-table-cell table:number-columns-repeated="36"/>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けいれん </text:p>
          </table:table-cell>
          <table:table-cell table:style-name="ce349" table:number-columns-repeated="2"/>
          <table:table-cell table:style-name="ce366"/>
          <table:table-cell table:style-name="ce349" office:value-type="string">
            <text:p>イ</text:p>
          </table:table-cell>
          <table:table-cell table:style-name="ce349" office:value-type="string">
            <text:p>意識障害</text:p>
          </table:table-cell>
          <table:table-cell table:style-name="ce349"/>
          <table:table-cell table:style-name="ce366"/>
          <table:table-cell table:style-name="ce349"/>
          <table:table-cell table:style-name="ce366"/>
          <table:table-cell table:style-name="ce349" table:number-columns-repeated="3"/>
          <table:table-cell table:style-name="ce366"/>
          <table:table-cell table:style-name="ce349" table:number-columns-repeated="5"/>
          <table:table-cell table:style-name="ce338"/>
          <table:covered-table-cell table:number-columns-repeated="12"/>
          <table:covered-table-cell table:style-name="ce425"/>
          <table:table-cell table:number-columns-repeated="3"/>
          <table:table-cell table:style-name="ce338"/>
          <table:covered-table-cell table:style-name="ce434"/>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ウ</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3" office:value-type="string" table:number-columns-spanned="14" table:number-rows-spanned="1">
            <text:p>@@医療保護-X-痙攣意識障害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number-columns-repeated="12"/>
          <table:covered-table-cell table:style-name="ce425"/>
          <table:table-cell table:number-columns-repeated="3"/>
          <table:table-cell table:style-name="ce339"/>
          <table:table-cell table:style-name="ce377" table:number-columns-spanned="6" table:number-rows-spanned="1"/>
          <table:covered-table-cell table:style-name="ce377"/>
          <table:covered-table-cell table:style-name="ce377"/>
          <table:covered-table-cell table:style-name="ce377"/>
          <table:covered-table-cell table:style-name="ce377"/>
          <table:covered-table-cell table:style-name="ce377"/>
          <table:table-cell table:style-name="ce377"/>
          <table:table-cell table:style-name="ce377" office:value-type="string">
            <text:p>（※診断日は「2 初診年月日」から6か月以上を経過した時点となります。）</text:p>
          </table:table-cell>
          <table:table-cell table:style-name="ce344" table:number-columns-repeated="28"/>
          <table:table-cell table:style-name="ce424"/>
          <table:table-cell table:number-columns-repeated="175"/>
        </table:table-row>
        <table:table-row table:style-name="ro3">
          <table:table-cell table:number-columns-repeated="4"/>
          <table:table-cell table:style-name="ce342"/>
          <table:table-cell table:style-name="ce353" office:value-type="string">
            <text:p>(9)</text:p>
          </table:table-cell>
          <table:table-cell table:style-name="ce353"/>
          <table:table-cell table:style-name="ce353" office:value-type="string">
            <text:p>精神作用物質の乱用及び依存</text:p>
          </table:table-cell>
          <table:table-cell table:style-name="ce349" table:number-columns-repeated="18"/>
          <table:table-cell table:style-name="ce342" office:value-type="string">
            <text:p>(2)</text:p>
          </table:table-cell>
          <table:table-cell table:style-name="ce349" office:value-type="string">
            <text:p>精神療法等</text:p>
          </table:table-cell>
          <table:table-cell table:style-name="ce349" table:number-columns-repeated="3"/>
          <table:table-cell table:style-name="ce412" office:value-type="string">
            <text:p>(該当項目を○で囲んでください。）</text:p>
          </table:table-cell>
          <table:table-cell table:style-name="ce349" table:number-columns-repeated="7"/>
          <table:table-cell table:style-name="ce423"/>
          <table:table-cell table:number-columns-repeated="3"/>
          <table:table-cell table:style-name="ce338"/>
          <table:table-cell table:style-name="ce433"/>
          <table:table-cell table:number-columns-repeated="35"/>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アルコール</text:p>
          </table:table-cell>
          <table:table-cell table:style-name="ce349" table:number-columns-repeated="4"/>
          <table:table-cell table:style-name="ce366" office:value-type="string">
            <text:p>イ</text:p>
          </table:table-cell>
          <table:table-cell table:style-name="ce349" office:value-type="string">
            <text:p>覚せい剤</text:p>
          </table:table-cell>
          <table:table-cell table:style-name="ce349" table:number-columns-repeated="3"/>
          <table:table-cell table:style-name="ce366" office:value-type="string">
            <text:p>ウ</text:p>
          </table:table-cell>
          <table:table-cell table:style-name="ce349" office:value-type="string">
            <text:p>有機溶剤</text:p>
          </table:table-cell>
          <table:table-cell table:style-name="ce349" table:number-columns-repeated="7"/>
          <table:table-cell table:style-name="ce342"/>
          <table:table-cell table:style-name="ce349" office:value-type="string">
            <text:p>通院精神療法</text:p>
          </table:table-cell>
          <table:table-cell table:style-name="ce349" table:number-columns-repeated="5"/>
          <table:table-cell table:style-name="ce349" office:value-type="string">
            <text:p>・精神分析療法</text:p>
          </table:table-cell>
          <table:table-cell table:style-name="ce349" table:number-columns-repeated="5"/>
          <table:table-cell table:style-name="ce423"/>
          <table:table-cell table:number-columns-repeated="3"/>
          <table:table-cell table:style-name="ce338"/>
          <table:table-cell table:style-name="ce349" table:number-columns-repeated="7"/>
          <table:table-cell table:style-name="ce440" office:value-type="string" table:number-columns-spanned="12" table:number-rows-spanned="1">
            <text:p>@@システム.CORPORATION_NAME@@</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number-columns-repeated="2"/>
          <table:table-cell table:number-columns-repeated="15"/>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物質乱用依存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42"/>
          <table:table-cell table:style-name="ce349" office:value-type="string">
            <text:p>精神科作業療法</text:p>
          </table:table-cell>
          <table:table-cell table:style-name="ce349" table:number-columns-repeated="5"/>
          <table:table-cell table:style-name="ce349" office:value-type="string">
            <text:p>・精神科デイケア</text:p>
          </table:table-cell>
          <table:table-cell table:style-name="ce349" table:number-columns-repeated="5"/>
          <table:table-cell table:style-name="ce423"/>
          <table:table-cell table:number-columns-repeated="3"/>
          <table:table-cell table:style-name="ce338"/>
          <table:table-cell table:style-name="ce353" office:value-type="string">
            <text:p>医療機関の名称</text:p>
          </table:table-cell>
          <table:table-cell table:style-name="ce349" table:number-columns-repeated="6"/>
          <table:table-cell table:style-name="ce440" office:value-type="string" table:number-columns-spanned="12" table:number-rows-spanned="1">
            <text:p>@@システム.HOSPITAL_NAME@@</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table-cell table:style-name="ce349" office:value-type="string">
            <text:p>診療担当科名</text:p>
          </table:table-cell>
          <table:table-cell table:number-columns-repeated="5"/>
          <table:table-cell table:style-name="ce349" office:value-type="string">
            <text:p>精神神経科</text:p>
          </table:table-cell>
          <table:table-cell table:style-name="ce349" table:number-columns-repeated="9"/>
          <table:table-cell table:style-name="ce425"/>
          <table:table-cell table:number-columns-repeated="175"/>
        </table:table-row>
        <table:table-row table:style-name="ro3">
          <table:table-cell table:number-columns-repeated="4"/>
          <table:table-cell table:style-name="ce342"/>
          <table:table-cell table:style-name="ce353" office:value-type="string">
            <text:p>(10)</text:p>
          </table:table-cell>
          <table:table-cell table:style-name="ce353"/>
          <table:table-cell table:style-name="ce353" office:value-type="string">
            <text:p>知能障害</text:p>
          </table:table-cell>
          <table:table-cell table:style-name="ce349" table:number-columns-repeated="18"/>
          <table:table-cell table:style-name="ce342"/>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5" table:number-rows-spanned="1">
            <text:p>@@医療保護-X-精神療法その他@@</text:p>
          </table:table-cell>
          <table:covered-table-cell table:style-name="ce349"/>
          <table:covered-table-cell table:style-name="ce349"/>
          <table:covered-table-cell table:style-name="ce349"/>
          <table:covered-table-cell table:style-name="ce349"/>
          <table:table-cell table:style-name="ce349" office:value-type="string">
            <text:p>） ・ なし</text:p>
          </table:table-cell>
          <table:table-cell table:style-name="ce349" table:number-columns-repeated="2"/>
          <table:table-cell table:style-name="ce423"/>
          <table:table-cell table:number-columns-repeated="3"/>
          <table:table-cell table:style-name="ce338"/>
          <table:table-cell table:style-name="ce349" table:number-columns-repeated="7"/>
          <table:table-cell table:style-name="ce441" office:value-type="string" table:number-columns-spanned="5" table:number-rows-spanned="1">
            <text:p>@@システム.HOSPITAL_ZIP@@</text:p>
          </table:table-cell>
          <table:covered-table-cell table:style-name="ce349"/>
          <table:covered-table-cell table:style-name="ce349"/>
          <table:covered-table-cell table:style-name="ce349"/>
          <table:covered-table-cell table:style-name="ce349"/>
          <table:table-cell table:style-name="ce349" table:number-columns-repeated="9"/>
          <table:table-cell table:number-columns-repeated="5"/>
          <table:table-cell table:style-name="ce349" table:number-columns-repeated="8"/>
          <table:table-cell table:style-name="ce349">
            <draw:custom-shape table:end-cell-address="精神障害者保健福祉手帳用診断書_2.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9"/>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知的障害(精神遅滞）</text:p>
          </table:table-cell>
          <table:table-cell table:style-name="ce349" table:number-columns-repeated="3"/>
          <table:table-cell table:style-name="ce366"/>
          <table:table-cell table:style-name="ce349" table:number-columns-repeated="3"/>
          <table:table-cell table:style-name="ce349" office:value-type="string">
            <text:p>(ｱ)</text:p>
          </table:table-cell>
          <table:table-cell table:style-name="ce349" office:value-type="string">
            <text:p>軽度</text:p>
          </table:table-cell>
          <table:table-cell table:style-name="ce349" table:number-columns-repeated="2"/>
          <table:table-cell table:style-name="ce349" office:value-type="string">
            <text:p>(ｲ)</text:p>
          </table:table-cell>
          <table:table-cell table:style-name="ce349" office:value-type="string">
            <text:p>中等度</text:p>
          </table:table-cell>
          <table:table-cell table:style-name="ce349" table:number-columns-repeated="2"/>
          <table:table-cell table:style-name="ce349" office:value-type="string">
            <text:p>(ｳ)</text:p>
          </table:table-cell>
          <table:table-cell table:style-name="ce349" office:value-type="string">
            <text:p>重度</text:p>
          </table:table-cell>
          <table:table-cell table:style-name="ce349"/>
          <table:table-cell table:style-name="ce342"/>
          <table:table-cell table:style-name="ce349" table:number-columns-repeated="12"/>
          <table:table-cell table:style-name="ce423"/>
          <table:table-cell table:number-columns-repeated="3"/>
          <table:table-cell table:style-name="ce338"/>
          <table:table-cell table:style-name="ce349" table:number-columns-repeated="7"/>
          <table:table-cell table:style-name="ce442" office:value-type="string" table:number-columns-spanned="12" table:number-rows-spanned="1">
            <text:p>@@システム.HOSPITAL_ADDR@@</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table-cell table:style-name="ce353" office:value-type="string">
            <text:p>医 師 氏 名</text:p>
          </table:table-cell>
          <table:table-cell table:number-columns-repeated="5"/>
          <table:table-cell table:style-name="ce349" table:number-columns-repeated="9"/>
          <table:table-cell table:style-name="ce349" office:value-type="string">
            <text:p>印</text:p>
          </table:table-cell>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イ</text:p>
          </table:table-cell>
          <table:table-cell table:style-name="ce353" office:value-type="string">
            <text:p>認知症</text:p>
          </table:table-cell>
          <table:table-cell table:style-name="ce349" table:number-columns-repeated="7"/>
          <table:table-cell table:style-name="ce349" office:value-type="string">
            <text:p>(ｱ)</text:p>
          </table:table-cell>
          <table:table-cell table:style-name="ce349" office:value-type="string">
            <text:p>軽度</text:p>
          </table:table-cell>
          <table:table-cell table:style-name="ce349" table:number-columns-repeated="2"/>
          <table:table-cell table:style-name="ce349" office:value-type="string">
            <text:p>(ｲ)</text:p>
          </table:table-cell>
          <table:table-cell table:style-name="ce349" office:value-type="string">
            <text:p>中等度</text:p>
          </table:table-cell>
          <table:table-cell table:style-name="ce349" table:number-columns-repeated="2"/>
          <table:table-cell table:style-name="ce349" office:value-type="string">
            <text:p>(ｳ)</text:p>
          </table:table-cell>
          <table:table-cell table:style-name="ce349" office:value-type="string">
            <text:p>重度</text:p>
          </table:table-cell>
          <table:table-cell table:style-name="ce347"/>
          <table:table-cell table:style-name="ce342" office:value-type="string">
            <text:p>(3)</text:p>
          </table:table-cell>
          <table:table-cell table:style-name="ce347" office:value-type="string">
            <text:p>訪問看護指示の有無</text:p>
          </table:table-cell>
          <table:table-cell table:style-name="ce349"/>
          <table:table-cell table:style-name="ce347" table:number-columns-repeated="6"/>
          <table:table-cell table:style-name="ce347" office:value-type="string">
            <text:p>【 無 ・ 有 】</text:p>
          </table:table-cell>
          <table:table-cell table:style-name="ce347" table:number-columns-repeated="3"/>
          <table:table-cell table:style-name="ce423"/>
          <table:table-cell table:number-columns-repeated="3"/>
          <table:table-cell table:style-name="ce338"/>
          <table:table-cell table:style-name="ce353" office:value-type="string">
            <text:p>所在地・電話番号</text:p>
          </table:table-cell>
          <table:table-cell table:style-name="ce347" table:number-columns-repeated="6"/>
          <table:table-cell table:style-name="ce347" office:value-type="string">
            <text:p>TEL</text:p>
          </table:table-cell>
          <table:table-cell table:style-name="ce347"/>
          <table:table-cell table:style-name="ce443" office:value-type="string" table:number-columns-spanned="6" table:number-rows-spanned="1">
            <text:p>@@システム.HOSPITAL_TEL@@</text:p>
          </table:table-cell>
          <table:covered-table-cell table:style-name="ce347"/>
          <table:covered-table-cell table:style-name="ce347"/>
          <table:covered-table-cell table:style-name="ce347"/>
          <table:covered-table-cell table:style-name="ce347"/>
          <table:covered-table-cell table:style-name="ce347"/>
          <table:table-cell table:style-name="ce347" table:number-columns-repeated="4"/>
          <table:table-cell table:style-name="ce451" office:value-type="string">
            <text:p>（自筆又は記名捺印）</text:p>
          </table:table-cell>
          <table:table-cell table:style-name="ce347"/>
          <table:table-cell table:style-name="ce346" table:number-columns-repeated="5"/>
          <table:table-cell table:style-name="ce347" table:number-columns-repeated="10"/>
          <table:table-cell table:style-name="ce425"/>
          <table:table-cell table:number-columns-repeated="175"/>
        </table:table-row>
        <table:table-row table:style-name="ro3">
          <table:table-cell table:number-columns-repeated="4"/>
          <table:table-cell table:style-name="ce343"/>
          <table:table-cell table:style-name="ce354" office:value-type="string">
            <text:p>(11)</text:p>
          </table:table-cell>
          <table:table-cell table:style-name="ce354"/>
          <table:table-cell table:style-name="ce354" office:value-type="string">
            <text:p>その他（</text:p>
          </table:table-cell>
          <table:table-cell table:style-name="ce362" table:number-columns-repeated="3"/>
          <table:table-cell table:style-name="ce376" office:value-type="string" table:number-columns-spanned="14" table:number-rows-spanned="1">
            <text:p>@@医療保護-X-現状態像その他@@</text:p>
          </table:table-cell>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table-cell table:style-name="ce362" office:value-type="string">
            <text:p>）</text:p>
          </table:table-cell>
          <table:table-cell table:style-name="ce396"/>
          <table:table-cell table:style-name="ce399" table:number-columns-repeated="12"/>
          <table:table-cell table:style-name="ce428"/>
          <table:table-cell table:number-columns-repeated="3"/>
          <table:table-cell table:style-name="ce396"/>
          <table:table-cell table:style-name="ce362" table:number-columns-repeated="7"/>
          <table:table-cell table:style-name="ce362" office:value-type="string">
            <text:p>FAX</text:p>
          </table:table-cell>
          <table:table-cell table:style-name="ce362"/>
          <table:table-cell table:style-name="ce444" office:value-type="string" table:number-columns-spanned="6" table:number-rows-spanned="1">
            <text:p>@@システム.HOSPITAL_FAX@@</text:p>
          </table:table-cell>
          <table:covered-table-cell table:style-name="ce362"/>
          <table:covered-table-cell table:style-name="ce362"/>
          <table:covered-table-cell table:style-name="ce362"/>
          <table:covered-table-cell table:style-name="ce362"/>
          <table:covered-table-cell table:style-name="ce362"/>
          <table:table-cell table:style-name="ce362" table:number-columns-repeated="6"/>
          <table:table-cell table:style-name="ce399" table:number-columns-repeated="15"/>
          <table:table-cell table:style-name="ce428"/>
          <table:table-cell table:number-columns-repeated="175"/>
        </table:table-row>
        <table:table-row table:style-name="ro3" table:number-rows-repeated="2">
          <table:table-cell table:number-columns-repeated="256"/>
        </table:table-row>
        <table:table-row table:style-name="ro3">
          <table:table-cell table:number-columns-repeated="27"/>
          <table:table-cell table:style-name="ce349"/>
          <table:table-cell table:number-columns-repeated="228"/>
        </table:table-row>
        <table:table-row table:style-name="ro3" table:number-rows-repeated="65474">
          <table:table-cell table:number-columns-repeated="256"/>
        </table:table-row>
        <table:table-row table:style-name="ro3">
          <table:table-cell table:number-columns-repeated="256"/>
        </table:table-row>
      </table:table>
      <table:table table:name="精神障害者保健福祉手帳用診断書_3" table:style-name="ta1" table:print-ranges="精神障害者保健福祉手帳用診断書_3.A1:精神障害者保健福祉手帳用診断書_3.CF60">
        <table:table-column table:style-name="co18" table:number-columns-repeated="256" table:default-cell-style-name="ce334"/>
        <table:table-row table:style-name="ro3">
          <table:table-cell>
            <draw:circle table:end-cell-address="精神障害者保健福祉手帳用診断書_3.A1" table:end-x="0.001cm" table:end-y="0.001cm" draw:z-index="0" draw:style-name="gr1" draw:text-style-name="P1" svg:width="0.001cm" svg:height="0.001cm" svg:x="0cm" svg:y="0cm">
              <text:p/>
            </draw:circle>
            <draw:circle table:end-cell-address="精神障害者保健福祉手帳用診断書_3.A1" table:end-x="0.001cm" table:end-y="0.001cm" draw:z-index="1" draw:style-name="gr1" draw:text-style-name="P1" svg:width="0.001cm" svg:height="0.001cm" svg:x="0cm" svg:y="0cm">
              <text:p/>
            </draw:circle>
            <draw:circle table:end-cell-address="精神障害者保健福祉手帳用診断書_3.A1" table:end-x="0.001cm" table:end-y="0.001cm" draw:z-index="2" draw:style-name="gr1" draw:text-style-name="P1" svg:width="0.001cm" svg:height="0.001cm" svg:x="0cm" svg:y="0cm">
              <text:p/>
            </draw:circle>
            <draw:circle table:end-cell-address="精神障害者保健福祉手帳用診断書_3.A1" table:end-x="0.001cm" table:end-y="0.001cm" draw:z-index="3" draw:style-name="gr1" draw:text-style-name="P1" svg:width="0.001cm" svg:height="0.001cm" svg:x="0cm" svg:y="0cm">
              <text:p/>
            </draw:circle>
            <draw:circle table:end-cell-address="精神障害者保健福祉手帳用診断書_3.A1" table:end-x="0.001cm" table:end-y="0.001cm" draw:z-index="4" draw:style-name="gr1" draw:text-style-name="P1" svg:width="0.001cm" svg:height="0.001cm" svg:x="0cm" svg:y="0cm">
              <text:p/>
            </draw:circle>
            <draw:circle table:end-cell-address="精神障害者保健福祉手帳用診断書_3.A1" table:end-x="0.001cm" table:end-y="0.001cm" draw:z-index="5" draw:style-name="gr1" draw:text-style-name="P1" svg:width="0.001cm" svg:height="0.001cm" svg:x="0cm" svg:y="0cm">
              <text:p/>
            </draw:circle>
            <draw:circle table:end-cell-address="精神障害者保健福祉手帳用診断書_3.A1" table:end-x="0.001cm" table:end-y="0.001cm" draw:z-index="6" draw:style-name="gr1" draw:text-style-name="P1" svg:width="0.001cm" svg:height="0.001cm" svg:x="0cm" svg:y="0cm">
              <text:p/>
            </draw:circle>
            <draw:circle table:end-cell-address="精神障害者保健福祉手帳用診断書_3.A1" table:end-x="0.001cm" table:end-y="0.001cm" draw:z-index="7" draw:style-name="gr1" draw:text-style-name="P1" svg:width="0.001cm" svg:height="0.001cm" svg:x="0cm" svg:y="0cm">
              <text:p/>
            </draw:circle>
            <draw:circle table:end-cell-address="精神障害者保健福祉手帳用診断書_3.A1" table:end-x="0.002cm" table:end-y="0.002cm" draw:z-index="8" draw:style-name="gr1" draw:text-style-name="P1" svg:width="0.001cm" svg:height="0.001cm" svg:x="0.001cm" svg:y="0.001cm">
              <text:p/>
            </draw:circle>
            <draw:circle table:end-cell-address="精神障害者保健福祉手帳用診断書_3.A1" table:end-x="0.001cm" table:end-y="0.001cm" draw:z-index="9" draw:style-name="gr1" draw:text-style-name="P1" svg:width="0.001cm" svg:height="0.001cm" svg:x="0cm" svg:y="0cm">
              <text:p/>
            </draw:circle>
            <draw:circle table:end-cell-address="精神障害者保健福祉手帳用診断書_3.A1" table:end-x="0.002cm" table:end-y="0.002cm" draw:z-index="10" draw:style-name="gr1" draw:text-style-name="P1" svg:width="0.001cm" svg:height="0.001cm" svg:x="0.001cm" svg:y="0.001cm">
              <text:p/>
            </draw:circle>
            <draw:circle table:end-cell-address="精神障害者保健福祉手帳用診断書_3.A1" table:end-x="0.001cm" table:end-y="0.001cm" draw:z-index="11" draw:style-name="gr1" draw:text-style-name="P1" svg:width="0.001cm" svg:height="0.001cm" svg:x="0cm" svg:y="0cm">
              <text:p/>
            </draw:circle>
            <draw:circle table:end-cell-address="精神障害者保健福祉手帳用診断書_3.A1" table:end-x="0.001cm" table:end-y="0.001cm" draw:z-index="12" draw:style-name="gr1" draw:text-style-name="P1" svg:width="0.001cm" svg:height="0.001cm" svg:x="0cm" svg:y="0cm">
              <text:p/>
            </draw:circle>
            <draw:circle table:end-cell-address="精神障害者保健福祉手帳用診断書_3.A1" table:end-x="0.001cm" table:end-y="0.001cm" draw:z-index="13" draw:style-name="gr1" draw:text-style-name="P1" svg:width="0.001cm" svg:height="0.001cm" svg:x="0cm" svg:y="0cm">
              <text:p/>
            </draw:circle>
            <draw:circle table:end-cell-address="精神障害者保健福祉手帳用診断書_3.A1" table:end-x="0.002cm" table:end-y="0.002cm" draw:z-index="14" draw:style-name="gr1" draw:text-style-name="P1" svg:width="0.001cm" svg:height="0.001cm" svg:x="0.001cm" svg:y="0.001cm">
              <text:p/>
            </draw:circle>
            <draw:circle table:end-cell-address="精神障害者保健福祉手帳用診断書_3.A1" table:end-x="0.001cm" table:end-y="0.001cm" draw:z-index="15" draw:style-name="gr1" draw:text-style-name="P1" svg:width="0.001cm" svg:height="0.001cm" svg:x="0cm" svg:y="0cm">
              <text:p/>
            </draw:circle>
          </table:table-cell>
          <table:table-cell table:number-columns-repeated="255"/>
        </table:table-row>
        <table:table-row table:style-name="ro3">
          <table:table-cell table:number-columns-repeated="7"/>
          <table:table-cell table:style-name="ce357"/>
          <table:table-cell table:number-columns-repeated="8"/>
          <table:table-cell table:style-name="ce382"/>
          <table:table-cell table:number-columns-repeated="239"/>
        </table:table-row>
        <table:table-row table:style-name="ro3">
          <table:table-cell table:number-columns-repeated="7"/>
          <table:table-cell table:style-name="ce358" office:value-type="string" table:number-columns-spanned="9" table:number-rows-spanned="2">
            <text:p>診　断　書</text:p>
          </table:table-cell>
          <table:covered-table-cell table:number-columns-repeated="8"/>
          <table:table-cell table:style-name="ce383" office:value-type="string" table:number-columns-spanned="21" table:number-rows-spanned="2">
            <text:p>（精神障害者保健福祉手帳用）</text:p>
          </table:table-cell>
          <table:covered-table-cell table:number-columns-repeated="20"/>
          <table:table-cell table:number-columns-repeated="37"/>
          <table:table-cell table:style-name="ce459" office:value-type="string" table:number-columns-spanned="6" table:number-rows-spanned="1">
            <text:p>医 療 機 関 控</text:p>
          </table:table-cell>
          <table:covered-table-cell table:number-columns-repeated="5"/>
          <table:table-cell table:number-columns-repeated="176"/>
        </table:table-row>
        <table:table-row table:style-name="ro3">
          <table:table-cell table:number-columns-repeated="7"/>
          <table:covered-table-cell table:number-columns-repeated="30"/>
          <table:table-cell table:number-columns-repeated="219"/>
        </table:table-row>
        <table:table-row table:style-name="ro3">
          <table:table-cell table:number-columns-repeated="4"/>
          <table:table-cell table:style-name="ce335" office:value-type="string" table:number-columns-spanned="5" table:number-rows-spanned="1">
            <text:p>ふ　り　が　な</text:p>
          </table:table-cell>
          <table:covered-table-cell table:style-name="ce344"/>
          <table:covered-table-cell table:style-name="ce344"/>
          <table:covered-table-cell table:style-name="ce344"/>
          <table:covered-table-cell table:style-name="ce344"/>
          <table:table-cell table:style-name="ce363" office:value-type="string" table:number-columns-spanned="10" table:number-rows-spanned="1">
            <text:p>@@患者台帳.フリガナ@@</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89" office:value-type="string" table:number-columns-spanned="9" table:number-rows-spanned="2">
            <text:p>@@患者台帳.生年月日@@</text:p>
          </table:table-cell>
          <table:covered-table-cell table:style-name="ce360"/>
          <table:covered-table-cell table:style-name="ce360"/>
          <table:covered-table-cell table:style-name="ce360"/>
          <table:covered-table-cell table:style-name="ce360"/>
          <table:covered-table-cell table:style-name="ce360"/>
          <table:covered-table-cell table:style-name="ce360"/>
          <table:covered-table-cell table:style-name="ce360"/>
          <table:covered-table-cell table:style-name="ce360"/>
          <table:table-cell table:style-name="ce400" office:value-type="string" table:number-columns-spanned="2" table:number-rows-spanned="2">
            <text:p>生</text:p>
          </table:table-cell>
          <table:covered-table-cell table:style-name="ce404"/>
          <table:table-cell table:style-name="ce408"/>
          <table:table-cell table:style-name="ce404"/>
          <table:table-cell table:style-name="ce413"/>
          <table:table-cell table:style-name="ce404"/>
          <table:table-cell table:style-name="ce417"/>
          <table:table-cell table:style-name="ce421" office:value-type="string" table:number-columns-spanned="5" table:number-rows-spanned="2">
            <text:p>@@患者台帳.性別@@</text:p>
          </table:table-cell>
          <table:covered-table-cell table:style-name="ce360"/>
          <table:covered-table-cell table:style-name="ce360"/>
          <table:covered-table-cell table:style-name="ce360"/>
          <table:covered-table-cell table:style-name="ce422"/>
          <table:table-cell table:number-columns-repeated="3"/>
          <table:table-cell table:style-name="ce429" office:value-type="float" office:value="7">
            <text:p>7</text:p>
          </table:table-cell>
          <table:table-cell table:style-name="ce344"/>
          <table:table-cell table:style-name="ce360" office:value-type="string">
            <text:p>生活能力の状態<text:span text:style-name="T9">（保護的環境ではなく、例えばアパート等で単身生活を行った場合を想定して判定してください。）</text:span></text:p>
          </table:table-cell>
          <table:table-cell table:style-name="ce360" table:number-columns-repeated="34"/>
          <table:table-cell table:style-name="ce422"/>
          <table:table-cell table:number-columns-repeated="175"/>
        </table:table-row>
        <table:table-row table:style-name="ro3">
          <table:table-cell table:number-columns-repeated="4"/>
          <table:table-cell table:style-name="ce336" office:value-type="string" table:number-columns-spanned="5" table:number-rows-spanned="1">
            <text:p>氏　　　名</text:p>
          </table:table-cell>
          <table:covered-table-cell table:number-columns-repeated="4"/>
          <table:table-cell table:style-name="ce364" office:value-type="string" table:number-columns-spanned="10" table:number-rows-spanned="1">
            <text:p>@@患者台帳.氏名@@</text:p>
          </table:table-cell>
          <table:covered-table-cell table:number-columns-repeated="9"/>
          <table:covered-table-cell table:style-name="ce390"/>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405"/>
          <table:table-cell table:style-name="ce409" office:value-type="string">
            <text:p>（</text:p>
          </table:table-cell>
          <table:table-cell table:style-name="ce411" office:value-type="string" table:number-columns-spanned="2" table:number-rows-spanned="1">
            <text:p>-1</text:p>
          </table:table-cell>
          <table:covered-table-cell table:style-name="ce414"/>
          <table:table-cell table:style-name="ce409" office:value-type="string">
            <text:p>歳）</text:p>
          </table:table-cell>
          <table:table-cell table:style-name="ce418"/>
          <table:covered-table-cell table:style-name="ce349"/>
          <table:covered-table-cell table:style-name="ce349"/>
          <table:covered-table-cell table:style-name="ce349"/>
          <table:covered-table-cell table:style-name="ce349"/>
          <table:covered-table-cell table:style-name="ce423"/>
          <table:table-cell table:number-columns-repeated="3"/>
          <table:table-cell table:style-name="ce342"/>
          <table:table-cell table:style-name="ce347" office:value-type="string">
            <text:p>(1)</text:p>
          </table:table-cell>
          <table:table-cell table:style-name="ce347" office:value-type="string">
            <text:p>現在の生活環境</text:p>
          </table:table-cell>
          <table:table-cell table:style-name="ce347" table:number-columns-repeated="6"/>
          <table:table-cell table:style-name="ce347" office:value-type="string">
            <text:p>入院</text:p>
          </table:table-cell>
          <table:table-cell table:style-name="ce347"/>
          <table:table-cell table:style-name="ce347" office:value-type="string">
            <text:p>・</text:p>
          </table:table-cell>
          <table:table-cell table:style-name="ce347" office:value-type="string">
            <text:p>入所（施設名</text:p>
          </table:table-cell>
          <table:table-cell table:style-name="ce347" table:number-columns-repeated="4"/>
          <table:table-cell table:style-name="ce446" office:value-type="string" table:number-columns-spanned="8" table:number-rows-spanned="1">
            <text:p>@@医療保護-X-生活環境施設名@@</text:p>
          </table:table-cell>
          <table:covered-table-cell table:style-name="ce347"/>
          <table:covered-table-cell table:style-name="ce347"/>
          <table:covered-table-cell table:style-name="ce347"/>
          <table:covered-table-cell table:style-name="ce347"/>
          <table:covered-table-cell table:style-name="ce347"/>
          <table:covered-table-cell table:style-name="ce347"/>
          <table:covered-table-cell table:style-name="ce347"/>
          <table:table-cell table:style-name="ce347" office:value-type="string" table:number-columns-spanned="7" table:number-rows-spanned="1">
            <text:p>）・在宅・その他（</text:p>
          </table:table-cell>
          <table:covered-table-cell table:style-name="ce347"/>
          <table:covered-table-cell table:style-name="ce347"/>
          <table:covered-table-cell table:style-name="ce347"/>
          <table:covered-table-cell table:style-name="ce347"/>
          <table:covered-table-cell table:style-name="ce347"/>
          <table:covered-table-cell table:style-name="ce347"/>
          <table:table-cell table:style-name="ce460" office:value-type="string" table:number-columns-spanned="5" table:number-rows-spanned="1">
            <text:p>@@医療保護-X-生活環境その他@@</text:p>
          </table:table-cell>
          <table:covered-table-cell table:style-name="ce347"/>
          <table:covered-table-cell table:style-name="ce347"/>
          <table:covered-table-cell table:style-name="ce347"/>
          <table:covered-table-cell table:style-name="ce347"/>
          <table:table-cell table:style-name="ce423" office:value-type="string">
            <text:p>）</text:p>
          </table:table-cell>
          <table:table-cell table:number-columns-repeated="175"/>
        </table:table-row>
        <table:table-row table:style-name="ro3">
          <table:table-cell table:number-columns-repeated="4"/>
          <table:table-cell table:style-name="ce337" office:value-type="string" table:number-columns-spanned="5" table:number-rows-spanned="2">
            <text:p>住　　　所</text:p>
          </table:table-cell>
          <table:covered-table-cell table:style-name="ce344"/>
          <table:covered-table-cell table:style-name="ce344"/>
          <table:covered-table-cell table:style-name="ce344"/>
          <table:covered-table-cell table:style-name="ce344"/>
          <table:table-cell table:style-name="ce365" office:value-type="string" table:number-columns-spanned="31" table:number-rows-spanned="2">
            <text:p>@@患者台帳.住所0@@@@患者台帳.住所1@@@@患者台帳.住所2@@@@患者台帳.住所3@@@@患者台帳.住所4@@</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424"/>
          <table:table-cell table:number-columns-repeated="3"/>
          <table:table-cell table:style-name="ce342"/>
          <table:table-cell table:style-name="ce349" table:number-columns-repeated="25"/>
          <table:table-cell table:style-name="ce342" office:value-type="string">
            <text:p>(3)</text:p>
          </table:table-cell>
          <table:table-cell table:style-name="ce349" office:value-type="string">
            <text:p>日常生活能力の程度</text:p>
          </table:table-cell>
          <table:table-cell table:style-name="ce349" table:number-columns-repeated="9"/>
          <table:table-cell table:style-name="ce423"/>
          <table:table-cell table:number-columns-repeated="175"/>
        </table:table-row>
        <table:table-row table:style-name="ro3">
          <table:table-cell table:number-columns-repeated="4"/>
          <table:covered-table-cell table:style-name="ce338"/>
          <table:covered-table-cell table:number-columns-repeated="34"/>
          <table:covered-table-cell table:style-name="ce425"/>
          <table:table-cell table:number-columns-repeated="3"/>
          <table:table-cell table:style-name="ce342"/>
          <table:table-cell table:style-name="ce349" office:value-type="string">
            <text:p>(2)</text:p>
          </table:table-cell>
          <table:table-cell table:style-name="ce385" office:value-type="string">
            <text:p>日常生活の判定</text:p>
          </table:table-cell>
          <table:table-cell table:style-name="ce349" table:number-columns-repeated="23"/>
          <table:table-cell table:style-name="ce342"/>
          <table:table-cell table:style-name="ce352" office:value-type="string">
            <text:p>(該当する番号(ｱ～ｵ)を一つ選</text:p>
          </table:table-cell>
          <table:table-cell table:style-name="ce349" table:number-columns-repeated="9"/>
          <table:table-cell table:style-name="ce423"/>
          <table:table-cell table:number-columns-repeated="175"/>
        </table:table-row>
        <table:table-row table:style-name="ro3">
          <table:table-cell table:number-columns-repeated="4"/>
          <table:table-cell table:style-name="ce339"/>
          <table:table-cell table:style-name="ce345"/>
          <table:table-cell table:style-name="ce344" table:number-columns-repeated="5"/>
          <table:table-cell table:style-name="ce367" office:value-type="string">
            <text:p>(1) 主たる精神障害</text:p>
          </table:table-cell>
          <table:table-cell table:style-name="ce377" table:number-columns-repeated="6"/>
          <table:table-cell table:style-name="ce386" office:value-type="string" table:number-columns-spanned="11" table:number-rows-spanned="1">
            <text:p>@@紹介元-X-主病名ICD10病名@@</text:p>
          </table:table-cell>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covered-table-cell table:style-name="ce391"/>
          <table:table-cell table:style-name="ce377" office:value-type="string">
            <text:p>ICDコード</text:p>
          </table:table-cell>
          <table:table-cell table:style-name="ce377" table:number-columns-repeated="4"/>
          <table:table-cell table:style-name="ce419" office:value-type="string" table:number-columns-spanned="4" table:number-rows-spanned="1">
            <text:p>@@紹介元-X-主病名ICD10@@</text:p>
          </table:table-cell>
          <table:covered-table-cell table:style-name="ce377"/>
          <table:covered-table-cell table:style-name="ce377"/>
          <table:covered-table-cell table:style-name="ce377"/>
          <table:table-cell table:style-name="ce377"/>
          <table:table-cell table:style-name="ce424"/>
          <table:table-cell table:number-columns-repeated="3"/>
          <table:table-cell table:style-name="ce342"/>
          <table:table-cell table:style-name="ce349"/>
          <table:table-cell table:style-name="ce349" office:value-type="string">
            <text:p>（各項目ごとに、該当するもの一つを○で囲んでください。）</text:p>
          </table:table-cell>
          <table:table-cell table:style-name="ce349" table:number-columns-repeated="23"/>
          <table:table-cell table:style-name="ce342"/>
          <table:table-cell table:style-name="ce352" office:value-type="string">
            <text:p>んで、○で囲んでください。）</text:p>
          </table:table-cell>
          <table:table-cell table:style-name="ce349" table:number-columns-repeated="9"/>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68"/>
          <table:table-cell table:style-name="ce378" table:number-columns-repeated="27"/>
          <table:table-cell table:style-name="ce425"/>
          <table:table-cell table:number-columns-repeated="3"/>
          <table:table-cell table:style-name="ce342"/>
          <table:table-cell table:style-name="ce349" office:value-type="string">
            <text:p>ア</text:p>
          </table:table-cell>
          <table:table-cell table:style-name="ce349" office:value-type="string">
            <text:p>適切な食事摂取</text:p>
          </table:table-cell>
          <table:table-cell table:style-name="ce349" table:number-columns-repeated="23"/>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0" office:value-type="float" office:value="1">
            <text:p>1</text:p>
          </table:table-cell>
          <table:table-cell table:style-name="ce347"/>
          <table:table-cell table:style-name="ce349" office:value-type="string">
            <text:p>病</text:p>
          </table:table-cell>
          <table:table-cell table:style-name="ce349" table:number-columns-repeated="2"/>
          <table:table-cell table:style-name="ce349" office:value-type="string">
            <text:p>名</text:p>
          </table:table-cell>
          <table:table-cell table:style-name="ce349"/>
          <table:table-cell table:style-name="ce368" office:value-type="string">
            <text:p>(2) 従たる精神障害</text:p>
          </table:table-cell>
          <table:table-cell table:style-name="ce378" table:number-columns-repeated="6"/>
          <table:table-cell table:style-name="ce387" office:value-type="string" table:number-columns-spanned="11" table:number-rows-spanned="1">
            <text:p>@@紹介元-X-従病名ICD10病名@@</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table-cell table:style-name="ce378" office:value-type="string">
            <text:p>ICDコード</text:p>
          </table:table-cell>
          <table:table-cell table:style-name="ce378" table:number-columns-repeated="4"/>
          <table:table-cell table:style-name="ce420" office:value-type="string" table:number-columns-spanned="4" table:number-rows-spanned="1">
            <text:p>@@紹介元-X-従病名ICD10@@</text:p>
          </table:table-cell>
          <table:covered-table-cell table:style-name="ce378"/>
          <table:covered-table-cell table:style-name="ce378"/>
          <table:covered-table-cell table:style-name="ce378"/>
          <table:table-cell table:style-name="ce378"/>
          <table:table-cell table:style-name="ce425"/>
          <table:table-cell table:number-columns-repeated="3"/>
          <table:table-cell table:style-name="ce342"/>
          <table:table-cell table:style-name="ce353"/>
          <table:table-cell table:style-name="ce352" office:value-type="string">
            <text:p>自発的にできる・自発的にできるが援助が必要・援助があればできる・できない</text:p>
          </table:table-cell>
          <table:table-cell table:style-name="ce349" table:number-columns-repeated="23"/>
          <table:table-cell table:style-name="ce342"/>
          <table:table-cell table:style-name="ce349" office:value-type="string">
            <text:p>ア</text:p>
          </table:table-cell>
          <table:table-cell table:style-name="ce349" office:value-type="string">
            <text:p>精神障害を認めるが、日</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38"/>
          <table:table-cell table:number-columns-repeated="27"/>
          <table:table-cell table:style-name="ce425"/>
          <table:table-cell table:number-columns-repeated="3"/>
          <table:table-cell table:style-name="ce342"/>
          <table:table-cell table:style-name="ce353" office:value-type="string">
            <text:p>イ</text:p>
          </table:table-cell>
          <table:table-cell table:style-name="ce349" office:value-type="string">
            <text:p>身辺の清潔保持</text:p>
          </table:table-cell>
          <table:table-cell table:style-name="ce349" table:number-columns-repeated="23"/>
          <table:table-cell table:style-name="ce342"/>
          <table:table-cell table:style-name="ce349"/>
          <table:table-cell table:style-name="ce349" office:value-type="string">
            <text:p>常生活及び社会生活は普通</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6"/>
          <table:table-cell table:number-columns-repeated="5"/>
          <table:table-cell table:style-name="ce368" office:value-type="string">
            <text:p>(3) 身体合併症</text:p>
          </table:table-cell>
          <table:table-cell table:style-name="ce378" table:number-columns-repeated="6"/>
          <table:table-cell table:style-name="ce388" office:value-type="string" table:number-columns-spanned="11" table:number-rows-spanned="1">
            <text:p>@@患情問診-X-合併症@@</text:p>
          </table:table-cell>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covered-table-cell table:style-name="ce392"/>
          <table:table-cell table:number-columns-repeated="10"/>
          <table:table-cell table:style-name="ce425"/>
          <table:table-cell table:number-columns-repeated="3"/>
          <table:table-cell table:style-name="ce342"/>
          <table:table-cell table:style-name="ce353"/>
          <table:table-cell table:style-name="ce352" office:value-type="string">
            <text:p>自発的にできる・自発的に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にできる。</text:p>
          </table:table-cell>
          <table:table-cell table:style-name="ce349" table:number-columns-repeated="8"/>
          <table:table-cell table:style-name="ce423"/>
          <table:table-cell table:number-columns-repeated="175"/>
        </table:table-row>
        <table:table-row table:style-name="ro5">
          <table:table-cell table:number-columns-repeated="4"/>
          <table:table-cell table:style-name="ce338"/>
          <table:table-cell table:number-columns-repeated="6"/>
          <table:table-cell table:style-name="ce338"/>
          <table:table-cell table:number-columns-repeated="27"/>
          <table:table-cell table:style-name="ce425"/>
          <table:table-cell table:number-columns-repeated="3"/>
          <table:table-cell table:style-name="ce342"/>
          <table:table-cell table:style-name="ce349" table:number-columns-repeated="25"/>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1" office:value-type="float" office:value="2">
            <text:p>2</text:p>
          </table:table-cell>
          <table:table-cell table:style-name="ce344"/>
          <table:table-cell table:style-name="ce350" office:value-type="string">
            <text:p>初診年月日</text:p>
          </table:table-cell>
          <table:table-cell table:style-name="ce359" table:number-columns-repeated="4"/>
          <table:table-cell table:style-name="ce369" office:value-type="string" table:number-columns-spanned="17" table:number-rows-spanned="2">
            <text:p>@@医療保護-X-初診日@@</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401" office:value-type="string">
            <text:p>　</text:p>
          </table:table-cell>
          <table:table-cell table:style-name="ce406" office:value-type="string">
            <text:p>診察録を確認</text:p>
          </table:table-cell>
          <table:table-cell table:style-name="ce410" table:number-columns-repeated="9"/>
          <table:table-cell table:style-name="ce426"/>
          <table:table-cell table:number-columns-repeated="3"/>
          <table:table-cell table:style-name="ce342"/>
          <table:table-cell table:style-name="ce353" office:value-type="string">
            <text:p>ウ</text:p>
          </table:table-cell>
          <table:table-cell table:style-name="ce349" office:value-type="string">
            <text:p>金銭管理と買物</text:p>
          </table:table-cell>
          <table:table-cell table:style-name="ce349" table:number-columns-repeated="23"/>
          <table:table-cell table:style-name="ce342"/>
          <table:table-cell table:style-name="ce349" office:value-type="string">
            <text:p>イ</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3"/>
          <table:table-cell table:style-name="ce348" office:value-type="string">
            <text:p>（※）</text:p>
          </table:table-cell>
          <table:table-cell table:style-name="ce348" table:number-columns-repeated="2"/>
          <table:covered-table-cell table:style-name="ce370"/>
          <table:covered-table-cell table:number-columns-repeated="16"/>
          <table:table-cell table:style-name="ce402" office:value-type="string">
            <text:p>　</text:p>
          </table:table-cell>
          <table:table-cell table:style-name="ce407" office:value-type="string">
            <text:p>本人又は家族等の申し立て</text:p>
          </table:table-cell>
          <table:table-cell table:number-columns-repeated="9"/>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活又は社会生活に一定の制</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6"/>
          <table:table-cell table:style-name="ce371" office:value-type="string">
            <text:p>※申請者が手帳の交付を求める精神疾患について、初めて医師の診療を受けた日（前医があるときは、前医での</text:p>
          </table:table-cell>
          <table:table-cell table:number-columns-repeated="16"/>
          <table:table-cell table:style-name="ce403"/>
          <table:table-cell table:number-columns-repeated="10"/>
          <table:table-cell table:style-name="ce425"/>
          <table:table-cell table:number-columns-repeated="3"/>
          <table:table-cell table:style-name="ce342"/>
          <table:table-cell table:style-name="ce353" office:value-type="string">
            <text:p>エ</text:p>
          </table:table-cell>
          <table:table-cell table:style-name="ce349" office:value-type="string">
            <text:p>通院と服薬</text:p>
          </table:table-cell>
          <table:table-cell table:style-name="ce349" table:number-columns-repeated="4"/>
          <table:table-cell table:style-name="ce349" office:value-type="string">
            <text:p>@@医療保護-X-障害年金通院服薬要不要@@</text:p>
          </table:table-cell>
          <table:table-cell table:style-name="ce349" table:number-columns-repeated="18"/>
          <table:table-cell table:style-name="ce342"/>
          <table:table-cell table:style-name="ce349"/>
          <table:table-cell table:style-name="ce349" office:value-type="string">
            <text:p>限を受け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style-name="ce348" table:number-columns-repeated="6"/>
          <table:table-cell table:style-name="ce372" office:value-type="string">
            <text:p>初診日）を記載してください。</text:p>
          </table:table-cell>
          <table:table-cell table:number-columns-repeated="16"/>
          <table:table-cell table:style-name="ce403"/>
          <table:table-cell table:number-columns-repeated="10"/>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office:value-type="string">
            <text:p>ウ</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1" office:value-type="float" office:value="3">
            <text:p>3</text:p>
          </table:table-cell>
          <table:table-cell table:style-name="ce344"/>
          <table:table-cell table:style-name="ce355" office:value-type="string">
            <text:p>発病から現在</text:p>
          </table:table-cell>
          <table:table-cell table:style-name="ce344" table:number-columns-repeated="4"/>
          <table:table-cell table:style-name="ce339"/>
          <table:table-cell table:style-name="ce377" office:value-type="string">
            <text:p>(1) 推定発病時期</text:p>
          </table:table-cell>
          <table:table-cell table:style-name="ce377" table:number-columns-repeated="4"/>
          <table:table-cell table:style-name="ce384"/>
          <table:table-cell table:style-name="ce377" table:number-columns-repeated="2"/>
          <table:table-cell table:style-name="ce393" office:value-type="string" table:number-columns-spanned="8" table:number-rows-spanned="1">
            <text:p>@@医療保護-X-発病日@@</text:p>
          </table:table-cell>
          <table:covered-table-cell table:style-name="ce377"/>
          <table:covered-table-cell table:style-name="ce377"/>
          <table:covered-table-cell table:style-name="ce377"/>
          <table:covered-table-cell table:style-name="ce377"/>
          <table:covered-table-cell table:style-name="ce377"/>
          <table:covered-table-cell table:style-name="ce377"/>
          <table:covered-table-cell table:style-name="ce377"/>
          <table:table-cell table:style-name="ce377" office:value-type="string">
            <text:p>頃</text:p>
          </table:table-cell>
          <table:table-cell table:style-name="ce344" table:number-columns-repeated="10"/>
          <table:table-cell table:style-name="ce424"/>
          <table:table-cell table:number-columns-repeated="3"/>
          <table:table-cell table:style-name="ce342"/>
          <table:table-cell table:style-name="ce353" office:value-type="string">
            <text:p>オ</text:p>
          </table:table-cell>
          <table:table-cell table:style-name="ce349" office:value-type="string">
            <text:p>他人との意思伝達・対人関係</text:p>
          </table:table-cell>
          <table:table-cell table:style-name="ce349" table:number-columns-repeated="23"/>
          <table:table-cell table:style-name="ce342"/>
          <table:table-cell table:style-name="ce349"/>
          <table:table-cell table:style-name="ce349" office:value-type="string">
            <text:p>生活に著しい制限を受けてお</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table-cell table:style-name="ce347" office:value-type="string">
            <text:p>までの病歴</text:p>
          </table:table-cell>
          <table:table-cell table:number-columns-repeated="4"/>
          <table:table-cell table:style-name="ce338"/>
          <table:table-cell table:style-name="ce378" table:number-columns-repeated="17"/>
          <table:table-cell table:number-columns-repeated="10"/>
          <table: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り、時に応じて援助を必要</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9"/>
          <table:table-cell table:number-columns-repeated="5"/>
          <table:table-cell table:style-name="ce338"/>
          <table:table-cell table:style-name="ce379" office:value-type="string">
            <text:p>(2)精神科受診歴等</text:p>
          </table:table-cell>
          <table:table-cell table:style-name="ce378" table:number-columns-repeated="16"/>
          <table:table-cell table:number-columns-repeated="10"/>
          <table:table-cell table:style-name="ce425"/>
          <table:table-cell table:number-columns-repeated="3"/>
          <table:table-cell table:style-name="ce342"/>
          <table:table-cell table:style-name="ce353" office:value-type="string">
            <text:p>カ</text:p>
          </table:table-cell>
          <table:table-cell table:style-name="ce349" office:value-type="string">
            <text:p>身辺の安全保持・危機対応</text:p>
          </table:table-cell>
          <table:table-cell table:style-name="ce349" table:number-columns-repeated="23"/>
          <table:table-cell table:style-name="ce342"/>
          <table:table-cell table:style-name="ce349"/>
          <table:table-cell table:style-name="ce349" office:value-type="string">
            <text:p>とす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7" office:value-type="string">
            <text:p>（推定発病年月、</text:p>
          </table:table-cell>
          <table:table-cell table:number-columns-repeated="5"/>
          <table:table-cell table:style-name="ce338"/>
          <table:table-cell table:style-name="ce380" office:value-type="string" table:number-columns-spanned="28" table:number-rows-spanned="4">
            <text:p>@@医療保護-X-受診歴@@</text:p>
          </table:table-cell>
          <table:covered-table-cell table:number-columns-repeated="26"/>
          <table:covered-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office:value-type="string">
            <text:p>エ</text:p>
          </table:table-cell>
          <table:table-cell table:style-name="ce349" office:value-type="string">
            <text:p>精神障害を認め、日常生</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47" office:value-type="string">
            <text:p>精神科受診歴等）</text:p>
          </table:table-cell>
          <table:table-cell table:number-columns-repeated="5"/>
          <table:table-cell table:style-name="ce338"/>
          <table:covered-table-cell table:number-columns-repeated="27"/>
          <table:covered-table-cell table:style-name="ce425"/>
          <table:table-cell table:number-columns-repeated="3"/>
          <table:table-cell table:style-name="ce342"/>
          <table:table-cell table:style-name="ce353" office:value-type="string">
            <text:p>キ</text:p>
          </table:table-cell>
          <table:table-cell table:style-name="ce349" office:value-type="string">
            <text:p>社会的手続や公共施設の利用</text:p>
          </table:table-cell>
          <table:table-cell table:style-name="ce349" table:number-columns-repeated="23"/>
          <table:table-cell table:style-name="ce342"/>
          <table:table-cell table:style-name="ce349"/>
          <table:table-cell table:style-name="ce349" office:value-type="string">
            <text:p>活に著しい制限を受けてお</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number-columns-repeated="6"/>
          <table:table-cell table:style-name="ce338"/>
          <table:covered-table-cell table:number-columns-repeated="27"/>
          <table:covered-table-cell table:style-name="ce425"/>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り、常時援助を必要とする。</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38"/>
          <table:table-cell table:number-columns-repeated="6"/>
          <table:table-cell table:style-name="ce338"/>
          <table:covered-table-cell table:number-columns-repeated="27"/>
          <table:covered-table-cell table:style-name="ce425"/>
          <table:table-cell table:number-columns-repeated="3"/>
          <table:table-cell table:style-name="ce342"/>
          <table:table-cell table:style-name="ce349" office:value-type="string">
            <text:p>ク</text:p>
          </table:table-cell>
          <table:table-cell table:style-name="ce349" office:value-type="string">
            <text:p>趣味・娯楽への関心、文化的社会的活動への参加</text:p>
          </table:table-cell>
          <table:table-cell table:style-name="ce349" table:number-columns-repeated="23"/>
          <table:table-cell table:style-name="ce342"/>
          <table:table-cell table:style-name="ce349" office:value-type="string">
            <text:p>オ</text:p>
          </table:table-cell>
          <table:table-cell table:style-name="ce349" office:value-type="string">
            <text:p>精神障害を認め、身のま</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1" office:value-type="float" office:value="4">
            <text:p>4</text:p>
          </table:table-cell>
          <table:table-cell table:style-name="ce350"/>
          <table:table-cell table:style-name="ce355" office:value-type="string">
            <text:p>現在までの病状・状態像等</text:p>
          </table:table-cell>
          <table:table-cell table:style-name="ce360" table:number-columns-repeated="19"/>
          <table:table-cell table:style-name="ce394" office:value-type="string">
            <text:p><text:span text:style-name="T8">5</text:span> 4の病状・状態像等の具体的程度、症状等</text:p>
          </table:table-cell>
          <table:table-cell table:style-name="ce355"/>
          <table:table-cell table:style-name="ce360" table:number-columns-repeated="11"/>
          <table:table-cell table:style-name="ce422"/>
          <table:table-cell table:number-columns-repeated="3"/>
          <table:table-cell table:style-name="ce342"/>
          <table:table-cell table:style-name="ce353"/>
          <table:table-cell table:style-name="ce352" office:value-type="string">
            <text:p>適切にできる・概ねできるが援助が必要・援助があればできる・できない</text:p>
          </table:table-cell>
          <table:table-cell table:style-name="ce349" table:number-columns-repeated="23"/>
          <table:table-cell table:style-name="ce342"/>
          <table:table-cell table:style-name="ce349"/>
          <table:table-cell table:style-name="ce349" office:value-type="string">
            <text:p>わりのことはほとんどでき</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51" office:value-type="string">
            <text:p>※</text:p>
          </table:table-cell>
          <table:table-cell table:style-name="ce352" office:value-type="string">
            <text:p>該当項目を○で囲んでください。（概ね、過去2年間に認められたもの、</text:p>
          </table:table-cell>
          <table:table-cell table:style-name="ce349" table:number-columns-repeated="19"/>
          <table:table-cell table:style-name="ce338"/>
          <table:table-cell table:style-name="ce397" office:value-type="string" table:number-columns-spanned="13" table:number-rows-spanned="16">
            <text:p>@@医療保護-X-現状態像程度症状@@</text:p>
          </table:table-cell>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table:number-columns-repeated="25"/>
          <table:table-cell table:style-name="ce342"/>
          <table:table-cell table:style-name="ce349"/>
          <table:table-cell table:style-name="ce349" office:value-type="string">
            <text:p>ない。</text:p>
          </table:table-cell>
          <table:table-cell table:style-name="ce349" table:number-columns-repeated="8"/>
          <table:table-cell table:style-name="ce423"/>
          <table:table-cell table:number-columns-repeated="175"/>
        </table:table-row>
        <table:table-row table:style-name="ro3">
          <table:table-cell table:number-columns-repeated="4"/>
          <table:table-cell table:style-name="ce342"/>
          <table:table-cell table:style-name="ce352"/>
          <table:table-cell table:style-name="ce352" office:value-type="string">
            <text:p>今後2年間に予想されるものも含む）</text:p>
          </table:table-cell>
          <table:table-cell table:style-name="ce349" table:number-columns-repeated="19"/>
          <table:table-cell table:style-name="ce395"/>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table:number-columns-repeated="25"/>
          <table:table-cell table:style-name="ce342"/>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office:value-type="string">
            <text:p>(1)</text:p>
          </table:table-cell>
          <table:table-cell table:style-name="ce353"/>
          <table:table-cell table:style-name="ce353" office:value-type="string">
            <text:p>抑うつ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1" office:value-type="float" office:value="8">
            <text:p>8</text:p>
          </table:table-cell>
          <table:table-cell table:style-name="ce344"/>
          <table:table-cell table:style-name="ce360" office:value-type="string">
            <text:p>現在の精神保健福祉サービスの利用状況</text:p>
          </table:table-cell>
          <table:table-cell table:style-name="ce360" table:number-columns-repeated="11"/>
          <table:table-cell table:style-name="ce445" office:value-type="string">
            <text:p>(該当する項目を○で囲んでください。）</text:p>
          </table:table-cell>
          <table:table-cell table:style-name="ce360" table:number-columns-repeated="12"/>
          <table:table-cell table:style-name="ce458"/>
          <table:table-cell table:style-name="ce360" table:number-columns-repeated="9"/>
          <table:table-cell table:style-name="ce422"/>
          <table:table-cell table:number-columns-repeated="175"/>
        </table:table-row>
        <table:table-row table:style-name="ro3">
          <table:table-cell table:number-columns-repeated="4"/>
          <table:table-cell table:style-name="ce342"/>
          <table:table-cell table:style-name="ce353"/>
          <table:table-cell table:style-name="ce356" office:value-type="string">
            <text:p>ア</text:p>
          </table:table-cell>
          <table:table-cell table:style-name="ce361" office:value-type="string">
            <text:p>思考・運動抑制</text:p>
          </table:table-cell>
          <table:table-cell table:style-name="ce349" table:number-columns-repeated="6"/>
          <table:table-cell table:style-name="ce366" office:value-type="string">
            <text:p>イ</text:p>
          </table:table-cell>
          <table:table-cell table:style-name="ce349" office:value-type="string">
            <text:p>刺激性、興奮</text:p>
          </table:table-cell>
          <table:table-cell table:style-name="ce349" table:number-columns-repeated="5"/>
          <table:table-cell table:style-name="ce366"/>
          <table:table-cell table:style-name="ce349" table:number-columns-repeated="4"/>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1)</text:p>
          </table:table-cell>
          <table:table-cell table:style-name="ce435" office:value-type="string">
            <text:p>入所施設</text:p>
          </table:table-cell>
          <table:table-cell table:style-name="ce349" table:number-columns-repeated="4"/>
          <table:table-cell table:style-name="ce439" office:value-type="string">
            <text:p>生活訓練施設(援護寮）・福祉ホーム・グループホーム・その他</text:p>
          </table:table-cell>
          <table:table-cell table:style-name="ce439"/>
          <table:table-cell table:style-name="ce349" table:number-columns-repeated="18"/>
          <table:table-cell table:style-name="ce439" office:value-type="string">
            <text:p>（</text:p>
          </table:table-cell>
          <table:table-cell table:style-name="ce375" office:value-type="string" table:number-columns-spanned="9" table:number-rows-spanned="1">
            <text:p>@@医療保護-X-入所施設その他@@</text:p>
          </table:table-cell>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table:table-cell table:style-name="ce356" office:value-type="string">
            <text:p>ウ</text:p>
          </table:table-cell>
          <table:table-cell table:style-name="ce361" office:value-type="string">
            <text:p>抑うつ気分</text:p>
          </table:table-cell>
          <table:table-cell table:style-name="ce349" table:number-columns-repeated="4"/>
          <table:table-cell table:style-name="ce349" office:value-type="string">
            <text:p>エ</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8" table:number-rows-spanned="1">
            <text:p>@@医療保護-X-抑鬱状態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2)</text:p>
          </table:table-cell>
          <table:table-cell table:style-name="ce435" office:value-type="string">
            <text:p>通所施設</text:p>
          </table:table-cell>
          <table:table-cell table:style-name="ce349" table:number-columns-repeated="4"/>
          <table:table-cell table:style-name="ce439" office:value-type="string">
            <text:p>通所授産施設・小規模授産施設・地域作業所・生活支援センター・その他</text:p>
          </table:table-cell>
          <table:table-cell table:style-name="ce439"/>
          <table:table-cell table:style-name="ce349" table:number-columns-repeated="22"/>
          <table:table-cell table:style-name="ce439" office:value-type="string">
            <text:p>（</text:p>
          </table:table-cell>
          <table:table-cell table:style-name="ce461" office:value-type="string" table:number-columns-spanned="5" table:number-rows-spanned="1">
            <text:p>@@医療保護-X-通所施設その他@@</text:p>
          </table:table-cell>
          <table:covered-table-cell table:style-name="ce439"/>
          <table:covered-table-cell table:style-name="ce439"/>
          <table:covered-table-cell table:style-name="ce439"/>
          <table:covered-table-cell table:style-name="ce43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office:value-type="string">
            <text:p>(2)</text:p>
          </table:table-cell>
          <table:table-cell table:style-name="ce353"/>
          <table:table-cell table:style-name="ce353" office:value-type="string">
            <text:p>躁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49" office:value-type="string">
            <text:p>(3)</text:p>
          </table:table-cell>
          <table:table-cell table:style-name="ce435" office:value-type="string">
            <text:p>在宅サービス</text:p>
          </table:table-cell>
          <table:table-cell table:style-name="ce349" table:number-columns-repeated="4"/>
          <table:table-cell table:style-name="ce439"/>
          <table:table-cell table:style-name="ce439" office:value-type="string">
            <text:p>訪問介護（ホームヘルプサービス）・保険所による相談、訪問・その他</text:p>
          </table:table-cell>
          <table:table-cell table:style-name="ce349" table:number-columns-repeated="22"/>
          <table:table-cell table:style-name="ce439" office:value-type="string">
            <text:p>（</text:p>
          </table:table-cell>
          <table:table-cell table:style-name="ce462" office:value-type="string" table:number-columns-spanned="5" table:number-rows-spanned="1">
            <text:p>@@医療保護-X-在宅サービスその他@@</text:p>
          </table:table-cell>
          <table:covered-table-cell table:style-name="ce439"/>
          <table:covered-table-cell table:style-name="ce439"/>
          <table:covered-table-cell table:style-name="ce439"/>
          <table:covered-table-cell table:style-name="ce439"/>
          <table:table-cell table:style-name="ce463" office:value-type="string">
            <text:p>）</text:p>
          </table:table-cell>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行為心迫</text:p>
          </table:table-cell>
          <table:table-cell table:style-name="ce349" table:number-columns-repeated="3"/>
          <table:table-cell table:style-name="ce366" office:value-type="string">
            <text:p>イ</text:p>
          </table:table-cell>
          <table:table-cell table:style-name="ce349" office:value-type="string">
            <text:p>多弁</text:p>
          </table:table-cell>
          <table:table-cell table:style-name="ce349" table:number-columns-repeated="2"/>
          <table:table-cell table:style-name="ce366" office:value-type="string">
            <text:p>ウ</text:p>
          </table:table-cell>
          <table:table-cell table:style-name="ce349" office:value-type="string">
            <text:p>感情高揚・刺激性</text:p>
          </table:table-cell>
          <table:table-cell table:style-name="ce349" table:number-columns-repeated="9"/>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35"/>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3" office:value-type="string" table:number-columns-spanned="14" table:number-rows-spanned="1">
            <text:p>@@医療保護-X-躁状態その他@@ </text:p>
          </table:table-cell>
          <table:covered-table-cell table:style-name="ce381"/>
          <table:covered-table-cell table:style-name="ce381"/>
          <table:covered-table-cell table:style-name="ce381"/>
          <table:covered-table-cell table:style-name="ce381"/>
          <table:covered-table-cell table:style-name="ce381"/>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1" office:value-type="float" office:value="9">
            <text:p>9</text:p>
          </table:table-cell>
          <table:table-cell table:style-name="ce344"/>
          <table:table-cell table:style-name="ce436" office:value-type="string">
            <text:p>自立支援医療における「重度かつ継続」について</text:p>
          </table:table-cell>
          <table:table-cell table:style-name="ce360" table:number-columns-repeated="16"/>
          <table:table-cell table:style-name="ce448" office:value-type="string">
            <text:p>※</text:p>
          </table:table-cell>
          <table:table-cell table:style-name="ce450" office:value-type="string">
            <text:p>自立支援医療を同時申請する場合記入。</text:p>
          </table:table-cell>
          <table:table-cell table:style-name="ce360" table:number-columns-repeated="16"/>
          <table:table-cell table:style-name="ce422"/>
          <table:table-cell table:number-columns-repeated="175"/>
        </table:table-row>
        <table:table-row table:style-name="ro3">
          <table:table-cell table:number-columns-repeated="4"/>
          <table:table-cell table:style-name="ce342"/>
          <table:table-cell table:style-name="ce353" office:value-type="string">
            <text:p>(3)</text:p>
          </table:table-cell>
          <table:table-cell table:style-name="ce353"/>
          <table:table-cell table:style-name="ce361" office:value-type="string">
            <text:p>幻覚妄想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15"/>
          <table:table-cell table:style-name="ce347"/>
          <table:table-cell table:style-name="ce447"/>
          <table:table-cell table:style-name="ce439"/>
          <table:table-cell table:style-name="ce439" office:value-type="string">
            <text:p>但し、主たる精神障害がF0～F3及びG40の場合は記入不要。</text:p>
          </table:table-cell>
          <table:table-cell table:style-name="ce349" table:number-columns-repeated="16"/>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幻覚</text:p>
          </table:table-cell>
          <table:table-cell table:style-name="ce349" table:number-columns-repeated="2"/>
          <table:table-cell table:style-name="ce366" office:value-type="string">
            <text:p>イ</text:p>
          </table:table-cell>
          <table:table-cell table:style-name="ce349" office:value-type="string">
            <text:p>妄想</text:p>
          </table:table-cell>
          <table:table-cell table:style-name="ce349" table:number-columns-repeated="2"/>
          <table:table-cell table:style-name="ce366" office:value-type="string">
            <text:p>ウ</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6" table:number-rows-spanned="1">
            <text:p>@@医療保護-X-幻覚妄想状態その他@@ </text:p>
          </table:table-cell>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office:value-type="string">
            <text:p>(1)</text:p>
          </table:table-cell>
          <table:table-cell table:style-name="ce349" office:value-type="string">
            <text:p>１病名(1)主たる精神障害のICDコードがF4～F9であって、情動及び行動の障害又は不安及び不穏状態に</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office:value-type="string">
            <text:p>(4)</text:p>
          </table:table-cell>
          <table:table-cell table:style-name="ce353"/>
          <table:table-cell table:style-name="ce353" office:value-type="string">
            <text:p>精神運動興奮及び昏迷の障害</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office:value-type="string">
            <text:p>該当し計画的・集中的継続的治療を要する場合に、該当事項に「レ」を記入してください。</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興奮</text:p>
          </table:table-cell>
          <table:table-cell table:style-name="ce349" table:number-columns-repeated="2"/>
          <table:table-cell table:style-name="ce366" office:value-type="string">
            <text:p>イ</text:p>
          </table:table-cell>
          <table:table-cell table:style-name="ce349" office:value-type="string">
            <text:p>昏迷</text:p>
          </table:table-cell>
          <table:table-cell table:style-name="ce349" table:number-columns-repeated="2"/>
          <table:table-cell table:style-name="ce366" office:value-type="string">
            <text:p>ウ</text:p>
          </table:table-cell>
          <table:table-cell table:style-name="ce349" office:value-type="string">
            <text:p>拒絶</text:p>
          </table:table-cell>
          <table:table-cell table:style-name="ce349" table:number-columns-repeated="2"/>
          <table:table-cell table:style-name="ce366"/>
          <table:table-cell table:style-name="ce349" table:number-columns-repeated="7"/>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437" table:formula="of:=IF(&quot;@@医療保護-X-自立支援重度継続病名@@&quot;=&quot;症状等が持続している&quot;;&quot;レ&quot;;&quot;&quot;)">
            <text:p/>
          </table:table-cell>
          <table:table-cell table:style-name="ce349" office:value-type="string">
            <text:p>症状等が持続する</text:p>
          </table:table-cell>
          <table:table-cell table:style-name="ce349" table:number-columns-repeated="7"/>
          <table:table-cell table:style-name="ce437" table:formula="of:=IF(&quot;@@医療保護-X-自立支援重度継続病名@@&quot;=&quot;症状等が消長を繰り返している&quot;;&quot;レ&quot;;&quot;&quot;)">
            <text:p/>
          </table:table-cell>
          <table:table-cell table:style-name="ce349" office:value-type="string">
            <text:p>症状等が消長を繰り返す</text:p>
          </table:table-cell>
          <table:table-cell table:style-name="ce349" table:number-columns-repeated="4"/>
          <table:table-cell table:style-name="ce347"/>
          <table:table-cell table:style-name="ce349" table:number-columns-repeated="3"/>
          <table:table-cell table:style-name="ce437" table:formula="of:=IF(&quot;@@医療保護-X-自立支援重度継続病名@@&quot;=&quot;症状等の持続又は消長の繰り返しはない&quot;;&quot;レ&quot;;&quot;&quot;)">
            <text:p/>
          </table:table-cell>
          <table:table-cell table:style-name="ce349" office:value-type="string">
            <text:p>症状等の持続又は消長の繰り返しはない</text:p>
          </table:table-cell>
          <table:table-cell table:style-name="ce349" table:number-columns-repeated="14"/>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66" office:value-type="string">
            <text:p>（</text:p>
          </table:table-cell>
          <table:table-cell table:style-name="ce374" office:value-type="string" table:number-columns-spanned="14" table:number-rows-spanned="1">
            <text:p>@@医療保護-X-興奮昏迷状態その他@@ </text:p>
          </table:table-cell>
          <table:covered-table-cell table:style-name="ce349"/>
          <table:covered-table-cell table:style-name="ce349"/>
          <table:covered-table-cell table:style-name="ce366"/>
          <table:covered-table-cell table:style-name="ce349"/>
          <table:covered-table-cell table:style-name="ce349"/>
          <table:covered-table-cell table:style-name="ce349"/>
          <table:covered-table-cell table:style-name="ce366"/>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office:value-type="string">
            <text:p>(2)</text:p>
          </table:table-cell>
          <table:table-cell table:style-name="ce349" office:value-type="string">
            <text:p>(1)は、3年以上の精神医療の経験を有する医師の診断となるため、該当する項目に「レ」を記載してください。</text:p>
          </table:table-cell>
          <table:table-cell table:style-name="ce349" table:number-columns-repeated="14"/>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office:value-type="string">
            <text:p>(5)</text:p>
          </table:table-cell>
          <table:table-cell table:style-name="ce353"/>
          <table:table-cell table:style-name="ce353" office:value-type="string">
            <text:p>統合失調症等残遺状態</text:p>
          </table:table-cell>
          <table:table-cell table:style-name="ce349" table:number-columns-repeated="18"/>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437"/>
          <table:table-cell table:style-name="ce349" office:value-type="string">
            <text:p>精神保健指定医</text:p>
          </table:table-cell>
          <table:table-cell table:style-name="ce349" table:number-columns-repeated="6"/>
          <table:table-cell table:style-name="ce362" office:value-type="string">
            <text:p>精神保健指定医の証　第</text:p>
          </table:table-cell>
          <table:table-cell table:style-name="ce362" table:number-columns-repeated="8"/>
          <table:table-cell table:style-name="ce449" office:value-type="string" table:number-columns-spanned="6" table:number-rows-spanned="1">
            <text:p>@@医療保護-X-自立支援精神保健指定医@@</text:p>
          </table:table-cell>
          <table:covered-table-cell table:style-name="ce362"/>
          <table:covered-table-cell table:style-name="ce362"/>
          <table:covered-table-cell table:style-name="ce362"/>
          <table:covered-table-cell table:style-name="ce362"/>
          <table:covered-table-cell table:style-name="ce362"/>
          <table:table-cell table:style-name="ce362" office:value-type="string">
            <text:p>号</text:p>
          </table:table-cell>
          <table:table-cell table:style-name="ce439" office:value-type="string">
            <text:p>(指定医番号をご記入ください。）</text:p>
          </table:table-cell>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自閉</text:p>
          </table:table-cell>
          <table:table-cell table:style-name="ce349" table:number-columns-repeated="2"/>
          <table:table-cell table:style-name="ce366" office:value-type="string">
            <text:p>イ</text:p>
          </table:table-cell>
          <table:table-cell table:style-name="ce349" office:value-type="string">
            <text:p>感情鈍麻</text:p>
          </table:table-cell>
          <table:table-cell table:style-name="ce349" table:number-columns-repeated="3"/>
          <table:table-cell table:style-name="ce366" office:value-type="string">
            <text:p>ウ</text:p>
          </table:table-cell>
          <table:table-cell table:style-name="ce349" office:value-type="string">
            <text:p>意欲の減退</text:p>
          </table:table-cell>
          <table:table-cell table:style-name="ce349" table:number-columns-repeated="9"/>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353"/>
          <table:table-cell table:style-name="ce349" table:number-columns-repeated="15"/>
          <table:table-cell table:style-name="ce347"/>
          <table:table-cell table:style-name="ce349" table:number-columns-repeated="19"/>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統合失調症等残遺状態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398"/>
          <table:covered-table-cell table:style-name="ce427"/>
          <table:table-cell table:number-columns-repeated="3"/>
          <table:table-cell table:style-name="ce342"/>
          <table:table-cell table:style-name="ce431"/>
          <table:table-cell table:style-name="ce438"/>
          <table:table-cell table:style-name="ce347" office:value-type="string">
            <text:p>精神医療に従事した経験年数3年以上</text:p>
          </table:table-cell>
          <table:table-cell table:style-name="ce347" table:number-columns-repeated="13"/>
          <table:table-cell table:style-name="ce347" office:value-type="string">
            <text:p>@@医療保護-X-自立支援医師年数@@</text:p>
          </table:table-cell>
          <table:table-cell table:style-name="ce347"/>
          <table:table-cell table:style-name="ce347" office:value-type="string">
            <text:p><text:s/></text:p>
          </table:table-cell>
          <table:table-cell table:style-name="ce347" table:number-columns-repeated="7"/>
          <table:table-cell table:style-name="ce349" table:number-columns-repeated="10"/>
          <table:table-cell table:style-name="ce423"/>
          <table:table-cell table:number-columns-repeated="175"/>
        </table:table-row>
        <table:table-row table:style-name="ro3">
          <table:table-cell table:number-columns-repeated="4"/>
          <table:table-cell table:style-name="ce342"/>
          <table:table-cell table:style-name="ce353" office:value-type="string">
            <text:p>(6)</text:p>
          </table:table-cell>
          <table:table-cell table:style-name="ce353"/>
          <table:table-cell table:style-name="ce353" office:value-type="string">
            <text:p>情動及び行動の障害</text:p>
          </table:table-cell>
          <table:table-cell table:style-name="ce349" table:number-columns-repeated="18"/>
          <table:table-cell table:style-name="ce394" office:value-type="string">
            <text:p><text:span text:style-name="T8">6</text:span> 現在の治療内容</text:p>
          </table:table-cell>
          <table:table-cell table:style-name="ce360" table:number-columns-repeated="5"/>
          <table:table-cell table:style-name="ce415" office:value-type="string">
            <text:p>※</text:p>
          </table:table-cell>
          <table:table-cell table:style-name="ce416" office:value-type="string">
            <text:p>自立支援医療を同時申請</text:p>
          </table:table-cell>
          <table:table-cell table:style-name="ce416"/>
          <table:table-cell table:style-name="ce360" table:number-columns-repeated="4"/>
          <table:table-cell table:style-name="ce422"/>
          <table:table-cell table:number-columns-repeated="3"/>
          <table:table-cell table:style-name="ce342"/>
          <table:table-cell table:style-name="ce349" table:number-columns-repeated="36"/>
          <table:table-cell table:style-name="ce423"/>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爆発性</text:p>
          </table:table-cell>
          <table:table-cell table:style-name="ce349" table:number-columns-repeated="3"/>
          <table:table-cell table:style-name="ce366" office:value-type="string">
            <text:p>イ</text:p>
          </table:table-cell>
          <table:table-cell table:style-name="ce349" office:value-type="string">
            <text:p>暴力・衝動行為</text:p>
          </table:table-cell>
          <table:table-cell table:style-name="ce349" table:number-columns-repeated="6"/>
          <table:table-cell table:style-name="ce366" office:value-type="string">
            <text:p>ウ</text:p>
          </table:table-cell>
          <table:table-cell table:style-name="ce349" office:value-type="string">
            <text:p>多動</text:p>
          </table:table-cell>
          <table:table-cell table:style-name="ce349" table:number-columns-repeated="5"/>
          <table:table-cell table:style-name="ce342"/>
          <table:table-cell table:style-name="ce349" table:number-columns-repeated="5"/>
          <table:table-cell table:style-name="ce412"/>
          <table:table-cell table:style-name="ce412" office:value-type="string">
            <text:p>する場合に記入。</text:p>
          </table:table-cell>
          <table:table-cell table:style-name="ce412"/>
          <table:table-cell table:style-name="ce349" table:number-columns-repeated="4"/>
          <table:table-cell table:style-name="ce423"/>
          <table:table-cell table:number-columns-repeated="3"/>
          <table:table-cell table:style-name="ce430" office:value-type="float" office:value="10">
            <text:p>10</text:p>
          </table:table-cell>
          <table:table-cell table:style-name="ce344"/>
          <table:table-cell table:style-name="ce360" office:value-type="string">
            <text:p>備　　考</text:p>
          </table:table-cell>
          <table:table-cell table:style-name="ce360" table:number-columns-repeated="34"/>
          <table:table-cell table:style-name="ce422"/>
          <table:table-cell table:style-name="ce346"/>
          <table:table-cell table:number-columns-repeated="174"/>
        </table:table-row>
        <table:table-row table:style-name="ro3">
          <table:table-cell table:number-columns-repeated="4"/>
          <table:table-cell table:style-name="ce342"/>
          <table:table-cell table:style-name="ce353"/>
          <table:table-cell table:style-name="ce353" office:value-type="string">
            <text:p>エ</text:p>
          </table:table-cell>
          <table:table-cell table:style-name="ce361" office:value-type="string">
            <text:p>食行動の異常</text:p>
          </table:table-cell>
          <table:table-cell table:style-name="ce349" table:number-columns-repeated="5"/>
          <table:table-cell table:style-name="ce349" office:value-type="string">
            <text:p>オ</text:p>
          </table:table-cell>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7" table:number-rows-spanned="1">
            <text:p>@@医療保護-X-情動行動障害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42" office:value-type="string">
            <text:p>(1)</text:p>
          </table:table-cell>
          <table:table-cell table:style-name="ce349" office:value-type="string">
            <text:p>投薬内容</text:p>
          </table:table-cell>
          <table:table-cell table:style-name="ce349" table:number-columns-repeated="11"/>
          <table:table-cell table:style-name="ce423"/>
          <table:table-cell table:number-columns-repeated="3"/>
          <table:table-cell table:style-name="ce338"/>
          <table:table-cell table:style-name="ce432" office:value-type="string" table:number-columns-spanned="37" table:number-rows-spanned="6">
            <text:p>@@医療保護-X-手帳診断書備考@@</text:p>
          </table:table-cell>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office:value-type="string">
            <text:p>(7)</text:p>
          </table:table-cell>
          <table:table-cell table:style-name="ce353"/>
          <table:table-cell table:style-name="ce353" office:value-type="string">
            <text:p>不安及び不穏</text:p>
          </table:table-cell>
          <table:table-cell table:style-name="ce349" table:number-columns-repeated="18"/>
          <table:table-cell table:style-name="ce338"/>
          <table:table-cell table:style-name="ce397" office:value-type="string" table:number-columns-spanned="13" table:number-rows-spanned="6">
            <text:p>@@医療保護-X-投薬内容@@</text:p>
          </table:table-cell>
          <table:covered-table-cell table:number-columns-repeated="11"/>
          <table:covered-table-cell table:style-name="ce425"/>
          <table:table-cell table:number-columns-repeated="3"/>
          <table:table-cell table:style-name="ce338"/>
          <table:covered-table-cell table:style-name="ce433"/>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強度の不安・恐怖感</text:p>
          </table:table-cell>
          <table:table-cell table:style-name="ce349" table:number-columns-repeated="4"/>
          <table:table-cell table:style-name="ce366"/>
          <table:table-cell table:style-name="ce349" table:number-columns-repeated="3"/>
          <table:table-cell table:style-name="ce349" office:value-type="string">
            <text:p>イ</text:p>
          </table:table-cell>
          <table:table-cell table:style-name="ce385" office:value-type="string">
            <text:p>強迫体験</text:p>
          </table:table-cell>
          <table:table-cell table:style-name="ce349" table:number-columns-repeated="8"/>
          <table:table-cell table:style-name="ce338"/>
          <table:covered-table-cell table:number-columns-repeated="12"/>
          <table:covered-table-cell table:style-name="ce425"/>
          <table:table-cell table:number-columns-repeated="3"/>
          <table:table-cell table:style-name="ce338"/>
          <table:covered-table-cell table:style-name="ce433"/>
          <table:covered-table-cell table:number-columns-repeated="35"/>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ウ</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不安不穏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number-columns-repeated="12"/>
          <table:covered-table-cell table:style-name="ce425"/>
          <table:table-cell table:number-columns-repeated="3"/>
          <table:table-cell table:style-name="ce338"/>
          <table:covered-table-cell table:style-name="ce433"/>
          <table:covered-table-cell table:number-columns-repeated="20"/>
          <table:covered-table-cell table:style-name="ce452"/>
          <table:covered-table-cell table:number-columns-repeated="14"/>
          <table:covered-table-cell table:style-name="ce425"/>
          <table:table-cell table:number-columns-repeated="175"/>
        </table:table-row>
        <table:table-row table:style-name="ro3">
          <table:table-cell table:number-columns-repeated="4"/>
          <table:table-cell table:style-name="ce342"/>
          <table:table-cell table:style-name="ce353" office:value-type="string">
            <text:p>(8)</text:p>
          </table:table-cell>
          <table:table-cell table:style-name="ce353"/>
          <table:table-cell table:style-name="ce353" office:value-type="string">
            <text:p>けいれん及び意識障害</text:p>
          </table:table-cell>
          <table:table-cell table:style-name="ce349" table:number-columns-repeated="18"/>
          <table:table-cell table:style-name="ce338"/>
          <table:covered-table-cell table:number-columns-repeated="12"/>
          <table:covered-table-cell table:style-name="ce425"/>
          <table:table-cell table:number-columns-repeated="3"/>
          <table:table-cell table:style-name="ce338"/>
          <table:covered-table-cell table:number-columns-repeated="36"/>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けいれん </text:p>
          </table:table-cell>
          <table:table-cell table:style-name="ce349" table:number-columns-repeated="2"/>
          <table:table-cell table:style-name="ce366"/>
          <table:table-cell table:style-name="ce349" office:value-type="string">
            <text:p>イ</text:p>
          </table:table-cell>
          <table:table-cell table:style-name="ce349" office:value-type="string">
            <text:p>意識障害</text:p>
          </table:table-cell>
          <table:table-cell table:style-name="ce349"/>
          <table:table-cell table:style-name="ce366"/>
          <table:table-cell table:style-name="ce349"/>
          <table:table-cell table:style-name="ce366"/>
          <table:table-cell table:style-name="ce349" table:number-columns-repeated="3"/>
          <table:table-cell table:style-name="ce366"/>
          <table:table-cell table:style-name="ce349" table:number-columns-repeated="5"/>
          <table:table-cell table:style-name="ce338"/>
          <table:covered-table-cell table:number-columns-repeated="12"/>
          <table:covered-table-cell table:style-name="ce425"/>
          <table:table-cell table:number-columns-repeated="3"/>
          <table:table-cell table:style-name="ce338"/>
          <table:covered-table-cell table:style-name="ce434"/>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346"/>
          <table:covered-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ウ</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3" office:value-type="string" table:number-columns-spanned="14" table:number-rows-spanned="1">
            <text:p>@@医療保護-X-痙攣意識障害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38"/>
          <table:covered-table-cell table:number-columns-repeated="12"/>
          <table:covered-table-cell table:style-name="ce425"/>
          <table:table-cell table:number-columns-repeated="3"/>
          <table:table-cell table:style-name="ce339"/>
          <table:table-cell table:style-name="ce377" table:number-columns-spanned="6" table:number-rows-spanned="1"/>
          <table:covered-table-cell table:style-name="ce377"/>
          <table:covered-table-cell table:style-name="ce377"/>
          <table:covered-table-cell table:style-name="ce377"/>
          <table:covered-table-cell table:style-name="ce377"/>
          <table:covered-table-cell table:style-name="ce377"/>
          <table:table-cell table:style-name="ce377"/>
          <table:table-cell table:style-name="ce377" office:value-type="string">
            <text:p>（※診断日は「2 初診年月日」から6か月以上を経過した時点となります。）</text:p>
          </table:table-cell>
          <table:table-cell table:style-name="ce344" table:number-columns-repeated="28"/>
          <table:table-cell table:style-name="ce424"/>
          <table:table-cell table:number-columns-repeated="175"/>
        </table:table-row>
        <table:table-row table:style-name="ro3">
          <table:table-cell table:number-columns-repeated="4"/>
          <table:table-cell table:style-name="ce342"/>
          <table:table-cell table:style-name="ce353" office:value-type="string">
            <text:p>(9)</text:p>
          </table:table-cell>
          <table:table-cell table:style-name="ce353"/>
          <table:table-cell table:style-name="ce353" office:value-type="string">
            <text:p>精神作用物質の乱用及び依存</text:p>
          </table:table-cell>
          <table:table-cell table:style-name="ce349" table:number-columns-repeated="18"/>
          <table:table-cell table:style-name="ce342" office:value-type="string">
            <text:p>(2)</text:p>
          </table:table-cell>
          <table:table-cell table:style-name="ce349" office:value-type="string">
            <text:p>精神療法等</text:p>
          </table:table-cell>
          <table:table-cell table:style-name="ce349" table:number-columns-repeated="3"/>
          <table:table-cell table:style-name="ce412" office:value-type="string">
            <text:p>(該当項目を○で囲んでください。）</text:p>
          </table:table-cell>
          <table:table-cell table:style-name="ce349" table:number-columns-repeated="7"/>
          <table:table-cell table:style-name="ce423"/>
          <table:table-cell table:number-columns-repeated="3"/>
          <table:table-cell table:style-name="ce338"/>
          <table:table-cell table:style-name="ce433"/>
          <table:table-cell table:number-columns-repeated="35"/>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アルコール</text:p>
          </table:table-cell>
          <table:table-cell table:style-name="ce349" table:number-columns-repeated="4"/>
          <table:table-cell table:style-name="ce366" office:value-type="string">
            <text:p>イ</text:p>
          </table:table-cell>
          <table:table-cell table:style-name="ce349" office:value-type="string">
            <text:p>覚せい剤</text:p>
          </table:table-cell>
          <table:table-cell table:style-name="ce349" table:number-columns-repeated="3"/>
          <table:table-cell table:style-name="ce366" office:value-type="string">
            <text:p>ウ</text:p>
          </table:table-cell>
          <table:table-cell table:style-name="ce349" office:value-type="string">
            <text:p>有機溶剤</text:p>
          </table:table-cell>
          <table:table-cell table:style-name="ce349" table:number-columns-repeated="7"/>
          <table:table-cell table:style-name="ce342"/>
          <table:table-cell table:style-name="ce349" office:value-type="string">
            <text:p>通院精神療法</text:p>
          </table:table-cell>
          <table:table-cell table:style-name="ce349" table:number-columns-repeated="5"/>
          <table:table-cell table:style-name="ce349" office:value-type="string">
            <text:p>・精神分析療法</text:p>
          </table:table-cell>
          <table:table-cell table:style-name="ce349" table:number-columns-repeated="5"/>
          <table:table-cell table:style-name="ce423"/>
          <table:table-cell table:number-columns-repeated="3"/>
          <table:table-cell table:style-name="ce338"/>
          <table:table-cell table:style-name="ce349" table:number-columns-repeated="7"/>
          <table:table-cell table:style-name="ce440" office:value-type="string" table:number-columns-spanned="12" table:number-rows-spanned="1">
            <text:p>@@システム.CORPORATION_NAME@@</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number-columns-repeated="2"/>
          <table:table-cell table:number-columns-repeated="15"/>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エ</text:p>
          </table:table-cell>
          <table:table-cell table:style-name="ce353"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14" table:number-rows-spanned="1">
            <text:p>@@医療保護-X-物質乱用依存その他@@ </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office:value-type="string">
            <text:p>）</text:p>
          </table:covered-table-cell>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office:value-type="string">
            <text:p>）</text:p>
          </table:table-cell>
          <table:table-cell table:style-name="ce342"/>
          <table:table-cell table:style-name="ce349" office:value-type="string">
            <text:p>精神科作業療法</text:p>
          </table:table-cell>
          <table:table-cell table:style-name="ce349" table:number-columns-repeated="5"/>
          <table:table-cell table:style-name="ce349" office:value-type="string">
            <text:p>・精神科デイケア</text:p>
          </table:table-cell>
          <table:table-cell table:style-name="ce349" table:number-columns-repeated="5"/>
          <table:table-cell table:style-name="ce423"/>
          <table:table-cell table:number-columns-repeated="3"/>
          <table:table-cell table:style-name="ce338"/>
          <table:table-cell table:style-name="ce353" office:value-type="string">
            <text:p>医療機関の名称</text:p>
          </table:table-cell>
          <table:table-cell table:style-name="ce349" table:number-columns-repeated="6"/>
          <table:table-cell table:style-name="ce440" office:value-type="string" table:number-columns-spanned="12" table:number-rows-spanned="1">
            <text:p>@@システム.HOSPITAL_NAME@@</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table-cell table:style-name="ce349" office:value-type="string">
            <text:p>診療担当科名</text:p>
          </table:table-cell>
          <table:table-cell table:number-columns-repeated="5"/>
          <table:table-cell table:style-name="ce349" office:value-type="string">
            <text:p>精神神経科</text:p>
          </table:table-cell>
          <table:table-cell table:style-name="ce349" table:number-columns-repeated="9"/>
          <table:table-cell table:style-name="ce425"/>
          <table:table-cell table:number-columns-repeated="175"/>
        </table:table-row>
        <table:table-row table:style-name="ro3">
          <table:table-cell table:number-columns-repeated="4"/>
          <table:table-cell table:style-name="ce342"/>
          <table:table-cell table:style-name="ce353" office:value-type="string">
            <text:p>(10)</text:p>
          </table:table-cell>
          <table:table-cell table:style-name="ce353"/>
          <table:table-cell table:style-name="ce353" office:value-type="string">
            <text:p>知能障害</text:p>
          </table:table-cell>
          <table:table-cell table:style-name="ce349" table:number-columns-repeated="18"/>
          <table:table-cell table:style-name="ce342"/>
          <table:table-cell table:style-name="ce349" office:value-type="string">
            <text:p>その他</text:p>
          </table:table-cell>
          <table:table-cell table:style-name="ce349" table:number-columns-repeated="2"/>
          <table:table-cell table:style-name="ce349" office:value-type="string">
            <text:p>（</text:p>
          </table:table-cell>
          <table:table-cell table:style-name="ce375" office:value-type="string" table:number-columns-spanned="5" table:number-rows-spanned="1">
            <text:p>@@医療保護-X-精神療法その他@@</text:p>
          </table:table-cell>
          <table:covered-table-cell table:style-name="ce349"/>
          <table:covered-table-cell table:style-name="ce349"/>
          <table:covered-table-cell table:style-name="ce349"/>
          <table:covered-table-cell table:style-name="ce349"/>
          <table:table-cell table:style-name="ce349" office:value-type="string">
            <text:p>） ・ なし</text:p>
          </table:table-cell>
          <table:table-cell table:style-name="ce349" table:number-columns-repeated="2"/>
          <table:table-cell table:style-name="ce423"/>
          <table:table-cell table:number-columns-repeated="3"/>
          <table:table-cell table:style-name="ce338"/>
          <table:table-cell table:style-name="ce349" table:number-columns-repeated="7"/>
          <table:table-cell table:style-name="ce441" office:value-type="string" table:number-columns-spanned="5" table:number-rows-spanned="1">
            <text:p>@@システム.HOSPITAL_ZIP@@</text:p>
          </table:table-cell>
          <table:covered-table-cell table:style-name="ce349"/>
          <table:covered-table-cell table:style-name="ce349"/>
          <table:covered-table-cell table:style-name="ce349"/>
          <table:covered-table-cell table:style-name="ce349"/>
          <table:table-cell table:style-name="ce349" table:number-columns-repeated="9"/>
          <table:table-cell table:number-columns-repeated="5"/>
          <table:table-cell table:style-name="ce349" table:number-columns-repeated="8"/>
          <table:table-cell table:style-name="ce349">
            <draw:custom-shape table:end-cell-address="精神障害者保健福祉手帳用診断書_3.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9"/>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ア</text:p>
          </table:table-cell>
          <table:table-cell table:style-name="ce353" office:value-type="string">
            <text:p>知的障害(精神遅滞）</text:p>
          </table:table-cell>
          <table:table-cell table:style-name="ce349" table:number-columns-repeated="3"/>
          <table:table-cell table:style-name="ce366"/>
          <table:table-cell table:style-name="ce349" table:number-columns-repeated="3"/>
          <table:table-cell table:style-name="ce349" office:value-type="string">
            <text:p>(ｱ)</text:p>
          </table:table-cell>
          <table:table-cell table:style-name="ce349" office:value-type="string">
            <text:p>軽度</text:p>
          </table:table-cell>
          <table:table-cell table:style-name="ce349" table:number-columns-repeated="2"/>
          <table:table-cell table:style-name="ce349" office:value-type="string">
            <text:p>(ｲ)</text:p>
          </table:table-cell>
          <table:table-cell table:style-name="ce349" office:value-type="string">
            <text:p>中等度</text:p>
          </table:table-cell>
          <table:table-cell table:style-name="ce349" table:number-columns-repeated="2"/>
          <table:table-cell table:style-name="ce349" office:value-type="string">
            <text:p>(ｳ)</text:p>
          </table:table-cell>
          <table:table-cell table:style-name="ce349" office:value-type="string">
            <text:p>重度</text:p>
          </table:table-cell>
          <table:table-cell table:style-name="ce349"/>
          <table:table-cell table:style-name="ce342"/>
          <table:table-cell table:style-name="ce349" table:number-columns-repeated="12"/>
          <table:table-cell table:style-name="ce423"/>
          <table:table-cell table:number-columns-repeated="3"/>
          <table:table-cell table:style-name="ce338"/>
          <table:table-cell table:style-name="ce349" table:number-columns-repeated="7"/>
          <table:table-cell table:style-name="ce442" office:value-type="string" table:number-columns-spanned="12" table:number-rows-spanned="1">
            <text:p>@@システム.HOSPITAL_ADDR@@</text:p>
          </table:table-cell>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covered-table-cell table:style-name="ce349"/>
          <table:table-cell table:style-name="ce349"/>
          <table:table-cell table:style-name="ce353" office:value-type="string">
            <text:p>医 師 氏 名</text:p>
          </table:table-cell>
          <table:table-cell table:number-columns-repeated="5"/>
          <table:table-cell table:style-name="ce349" table:number-columns-repeated="9"/>
          <table:table-cell table:style-name="ce349" office:value-type="string">
            <text:p>印</text:p>
          </table:table-cell>
          <table:table-cell table:style-name="ce425"/>
          <table:table-cell table:number-columns-repeated="175"/>
        </table:table-row>
        <table:table-row table:style-name="ro3">
          <table:table-cell table:number-columns-repeated="4"/>
          <table:table-cell table:style-name="ce342"/>
          <table:table-cell table:style-name="ce353"/>
          <table:table-cell table:style-name="ce353" office:value-type="string">
            <text:p>イ</text:p>
          </table:table-cell>
          <table:table-cell table:style-name="ce353" office:value-type="string">
            <text:p>認知症</text:p>
          </table:table-cell>
          <table:table-cell table:style-name="ce349" table:number-columns-repeated="7"/>
          <table:table-cell table:style-name="ce349" office:value-type="string">
            <text:p>(ｱ)</text:p>
          </table:table-cell>
          <table:table-cell table:style-name="ce349" office:value-type="string">
            <text:p>軽度</text:p>
          </table:table-cell>
          <table:table-cell table:style-name="ce349" table:number-columns-repeated="2"/>
          <table:table-cell table:style-name="ce349" office:value-type="string">
            <text:p>(ｲ)</text:p>
          </table:table-cell>
          <table:table-cell table:style-name="ce349" office:value-type="string">
            <text:p>中等度</text:p>
          </table:table-cell>
          <table:table-cell table:style-name="ce349" table:number-columns-repeated="2"/>
          <table:table-cell table:style-name="ce349" office:value-type="string">
            <text:p>(ｳ)</text:p>
          </table:table-cell>
          <table:table-cell table:style-name="ce349" office:value-type="string">
            <text:p>重度</text:p>
          </table:table-cell>
          <table:table-cell table:style-name="ce347"/>
          <table:table-cell table:style-name="ce342" office:value-type="string">
            <text:p>(3)</text:p>
          </table:table-cell>
          <table:table-cell table:style-name="ce347" office:value-type="string">
            <text:p>訪問看護指示の有無</text:p>
          </table:table-cell>
          <table:table-cell table:style-name="ce349"/>
          <table:table-cell table:style-name="ce347" table:number-columns-repeated="6"/>
          <table:table-cell table:style-name="ce347" office:value-type="string">
            <text:p>【 無 ・ 有 】</text:p>
          </table:table-cell>
          <table:table-cell table:style-name="ce347" table:number-columns-repeated="3"/>
          <table:table-cell table:style-name="ce423"/>
          <table:table-cell table:number-columns-repeated="3"/>
          <table:table-cell table:style-name="ce338"/>
          <table:table-cell table:style-name="ce353" office:value-type="string">
            <text:p>所在地・電話番号</text:p>
          </table:table-cell>
          <table:table-cell table:style-name="ce347" table:number-columns-repeated="6"/>
          <table:table-cell table:style-name="ce347" office:value-type="string">
            <text:p>TEL</text:p>
          </table:table-cell>
          <table:table-cell table:style-name="ce347"/>
          <table:table-cell table:style-name="ce443" office:value-type="string" table:number-columns-spanned="6" table:number-rows-spanned="1">
            <text:p>@@システム.HOSPITAL_TEL@@</text:p>
          </table:table-cell>
          <table:covered-table-cell table:style-name="ce347"/>
          <table:covered-table-cell table:style-name="ce347"/>
          <table:covered-table-cell table:style-name="ce347"/>
          <table:covered-table-cell table:style-name="ce347"/>
          <table:covered-table-cell table:style-name="ce347"/>
          <table:table-cell table:style-name="ce347" table:number-columns-repeated="4"/>
          <table:table-cell table:style-name="ce451" office:value-type="string">
            <text:p>（自筆又は記名捺印）</text:p>
          </table:table-cell>
          <table:table-cell table:style-name="ce347"/>
          <table:table-cell table:style-name="ce346" table:number-columns-repeated="5"/>
          <table:table-cell table:style-name="ce347" table:number-columns-repeated="10"/>
          <table:table-cell table:style-name="ce425"/>
          <table:table-cell table:number-columns-repeated="175"/>
        </table:table-row>
        <table:table-row table:style-name="ro3">
          <table:table-cell table:number-columns-repeated="4"/>
          <table:table-cell table:style-name="ce343"/>
          <table:table-cell table:style-name="ce354" office:value-type="string">
            <text:p>(11)</text:p>
          </table:table-cell>
          <table:table-cell table:style-name="ce354"/>
          <table:table-cell table:style-name="ce354" office:value-type="string">
            <text:p>その他（</text:p>
          </table:table-cell>
          <table:table-cell table:style-name="ce362" table:number-columns-repeated="3"/>
          <table:table-cell table:style-name="ce376" office:value-type="string" table:number-columns-spanned="14" table:number-rows-spanned="1">
            <text:p>@@医療保護-X-現状態像その他@@</text:p>
          </table:table-cell>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covered-table-cell table:style-name="ce362"/>
          <table:table-cell table:style-name="ce362" office:value-type="string">
            <text:p>）</text:p>
          </table:table-cell>
          <table:table-cell table:style-name="ce396"/>
          <table:table-cell table:style-name="ce399" table:number-columns-repeated="12"/>
          <table:table-cell table:style-name="ce428"/>
          <table:table-cell table:number-columns-repeated="3"/>
          <table:table-cell table:style-name="ce396"/>
          <table:table-cell table:style-name="ce362" table:number-columns-repeated="7"/>
          <table:table-cell table:style-name="ce362" office:value-type="string">
            <text:p>FAX</text:p>
          </table:table-cell>
          <table:table-cell table:style-name="ce362"/>
          <table:table-cell table:style-name="ce444" office:value-type="string" table:number-columns-spanned="6" table:number-rows-spanned="1">
            <text:p>@@システム.HOSPITAL_FAX@@</text:p>
          </table:table-cell>
          <table:covered-table-cell table:style-name="ce362"/>
          <table:covered-table-cell table:style-name="ce362"/>
          <table:covered-table-cell table:style-name="ce362"/>
          <table:covered-table-cell table:style-name="ce362"/>
          <table:covered-table-cell table:style-name="ce362"/>
          <table:table-cell table:style-name="ce362" table:number-columns-repeated="6"/>
          <table:table-cell table:style-name="ce399" table:number-columns-repeated="15"/>
          <table:table-cell table:style-name="ce428"/>
          <table:table-cell table:number-columns-repeated="175"/>
        </table:table-row>
        <table:table-row table:style-name="ro3" table:number-rows-repeated="2">
          <table:table-cell table:number-columns-repeated="256"/>
        </table:table-row>
        <table:table-row table:style-name="ro3">
          <table:table-cell table:number-columns-repeated="27"/>
          <table:table-cell table:style-name="ce349"/>
          <table:table-cell table:number-columns-repeated="228"/>
        </table:table-row>
        <table:table-row table:style-name="ro3" table:number-rows-repeated="65474">
          <table:table-cell table:number-columns-repeated="256"/>
        </table:table-row>
        <table:table-row table:style-name="ro3">
          <table:table-cell table:number-columns-repeated="256"/>
        </table:table-row>
      </table:table>
      <table:table table:name="囲み位置" table:style-name="ta1" table:print="false">
        <office:forms form:automatic-focus="false" form:apply-design-mode="false"/>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5" table:number-columns-repeated="8" table:default-cell-style-name="Default"/>
        <table:table-row table:style-name="ro4">
          <table:table-cell office:value-type="string">
            <text:p>4</text:p>
          </table:table-cell>
          <table:table-cell office:value-type="string">
            <text:p>1</text:p>
          </table:table-cell>
          <table:table-cell office:value-type="string">
            <text:p>ｱ</text:p>
          </table:table-cell>
          <table:table-cell office:value-type="float" office:value="111">
            <text:p>111</text:p>
          </table:table-cell>
          <table:table-cell office:value-type="float" office:value="2000">
            <text:p>2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4" office:value-type="string">
            <text:p>@@患者台帳.生年月日@@</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office:value-type="string">
            <text:p>３：抑うつ気分</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ｲ</text:p>
          </table:table-cell>
          <table:table-cell office:value-type="float" office:value="30">
            <text:p>30</text:p>
          </table:table-cell>
          <table:table-cell office:value-type="float" office:value="5000">
            <text:p>5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office:value-type="string">
            <text:p>３：感情昂揚・刺激性</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ｳ</text:p>
          </table:table-cell>
          <table:table-cell table:style-name="ce453" office:value-type="string">
            <text:p>AT40</text:p>
          </table:table-cell>
          <table:table-cell office:value-type="float" office:value="7500">
            <text:p>75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1</text:p>
          </table:table-cell>
          <table:table-cell office:value-type="string">
            <text:p>ｴ</text:p>
          </table:table-cell>
          <table:table-cell table:style-name="ce453" office:value-type="string">
            <text:p>AT42</text:p>
          </table:table-cell>
          <table:table-cell office:value-type="float" office:value="9000">
            <text:p>9000</text:p>
          </table:table-cell>
          <table:table-cell office:value-type="float" office:value="13600">
            <text:p>13600</text:p>
          </table:table-cell>
          <table:table-cell office:value-type="float" office:value="1500">
            <text:p>1500</text:p>
          </table:table-cell>
          <table:table-cell office:value-type="float" office:value="500">
            <text:p>500</text:p>
          </table:table-cell>
          <table:table-cell table:style-name="ce455"/>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ｱ</text:p>
          </table:table-cell>
          <table:table-cell office:value-type="float" office:value="28">
            <text:p>28</text:p>
          </table:table-cell>
          <table:table-cell office:value-type="float" office:value="2000">
            <text:p>2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style-name="ce456"/>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ｲ</text:p>
          </table:table-cell>
          <table:table-cell office:value-type="string">
            <text:p>AC15</text:p>
          </table:table-cell>
          <table:table-cell office:value-type="float" office:value="4000">
            <text:p>4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style-name="ce456"/>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2"/>
        </table:table-row>
        <table:table-row table:style-name="ro4">
          <table:table-cell office:value-type="string">
            <text:p>4</text:p>
          </table:table-cell>
          <table:table-cell office:value-type="string">
            <text:p>2</text:p>
          </table:table-cell>
          <table:table-cell office:value-type="string">
            <text:p>ｳ</text:p>
          </table:table-cell>
          <table:table-cell office:value-type="string">
            <text:p>AC16</text:p>
          </table:table-cell>
          <table:table-cell office:value-type="float" office:value="5200">
            <text:p>52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2</text:p>
          </table:table-cell>
          <table:table-cell office:value-type="string">
            <text:p>ｴ</text:p>
          </table:table-cell>
          <table:table-cell office:value-type="float" office:value="29">
            <text:p>29</text:p>
          </table:table-cell>
          <table:table-cell office:value-type="float" office:value="8000">
            <text:p>8000</text:p>
          </table:table-cell>
          <table:table-cell office:value-type="float" office:value="14500">
            <text:p>145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3</text:p>
          </table:table-cell>
          <table:table-cell office:value-type="string">
            <text:p>ｱ</text:p>
          </table:table-cell>
          <table:table-cell/>
          <table:table-cell office:value-type="float" office:value="2000">
            <text:p>2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3</text:p>
          </table:table-cell>
          <table:table-cell office:value-type="string">
            <text:p>ｲ</text:p>
          </table:table-cell>
          <table:table-cell/>
          <table:table-cell office:value-type="float" office:value="3000">
            <text:p>3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知的障害（精神遅滞）</text:p>
          </table:table-cell>
          <table:table-cell table:number-columns-repeated="6"/>
        </table:table-row>
        <table:table-row table:style-name="ro4">
          <table:table-cell office:value-type="string">
            <text:p>4</text:p>
          </table:table-cell>
          <table:table-cell office:value-type="string">
            <text:p>3</text:p>
          </table:table-cell>
          <table:table-cell office:value-type="string">
            <text:p>ｳ</text:p>
          </table:table-cell>
          <table:table-cell office:value-type="string">
            <text:p>-1</text:p>
          </table:table-cell>
          <table:table-cell office:value-type="float" office:value="4000">
            <text:p>4000</text:p>
          </table:table-cell>
          <table:table-cell office:value-type="float" office:value="15500">
            <text:p>155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ｱ</text:p>
          </table:table-cell>
          <table:table-cell/>
          <table:table-cell office:value-type="float" office:value="2000">
            <text:p>2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text:p>
          </table:table-cell>
          <table:table-cell table:number-columns-repeated="6"/>
        </table:table-row>
        <table:table-row table:style-name="ro4">
          <table:table-cell table:number-columns-repeated="2" office:value-type="string">
            <text:p>4</text:p>
          </table:table-cell>
          <table:table-cell office:value-type="string">
            <text:p>ｲ</text:p>
          </table:table-cell>
          <table:table-cell/>
          <table:table-cell office:value-type="float" office:value="3000">
            <text:p>3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ｳ</text:p>
          </table:table-cell>
          <table:table-cell/>
          <table:table-cell office:value-type="float" office:value="4000">
            <text:p>4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精神療法@@</text:p>
          </table:table-cell>
          <table:table-cell office:value-type="string">
            <text:p>通院精神療法</text:p>
          </table:table-cell>
          <table:table-cell office:value-type="string">
            <text:p>精神分析療法</text:p>
          </table:table-cell>
          <table:table-cell office:value-type="string">
            <text:p>精神科作業療法</text:p>
          </table:table-cell>
          <table:table-cell office:value-type="string">
            <text:p>精神科デイケア</text:p>
          </table:table-cell>
          <table:table-cell office:value-type="string">
            <text:p>てんかん指導料</text:p>
          </table:table-cell>
          <table:table-cell office:value-type="string">
            <text:p>その他</text:p>
          </table:table-cell>
          <table:table-cell office:value-type="string">
            <text:p>なし</text:p>
          </table:table-cell>
        </table:table-row>
        <table:table-row table:style-name="ro4">
          <table:table-cell table:number-columns-repeated="2" office:value-type="string">
            <text:p>4</text:p>
          </table:table-cell>
          <table:table-cell office:value-type="string">
            <text:p>ｴ</text:p>
          </table:table-cell>
          <table:table-cell/>
          <table:table-cell office:value-type="float" office:value="5000">
            <text:p>5000</text:p>
          </table:table-cell>
          <table:table-cell office:value-type="float" office:value="16500">
            <text:p>1650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訪問介護の有無@@</text:p>
          </table:table-cell>
          <table:table-cell office:value-type="string">
            <text:p>無</text:p>
          </table:table-cell>
          <table:table-cell office:value-type="string">
            <text:p>有</text:p>
          </table:table-cell>
          <table:table-cell table:number-columns-repeated="5"/>
        </table:table-row>
        <table:table-row table:style-name="ro4">
          <table:table-cell office:value-type="string">
            <text:p>4</text:p>
          </table:table-cell>
          <table:table-cell office:value-type="string">
            <text:p>5</text:p>
          </table:table-cell>
          <table:table-cell office:value-type="string">
            <text:p>ｱ</text:p>
          </table:table-cell>
          <table:table-cell/>
          <table:table-cell office:value-type="float" office:value="2000">
            <text:p>2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ｲ</text:p>
          </table:table-cell>
          <table:table-cell/>
          <table:table-cell office:value-type="float" office:value="3000">
            <text:p>3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office:value-type="string">
            <text:p>@@医療保護-X-日常食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ｳ</text:p>
          </table:table-cell>
          <table:table-cell/>
          <table:table-cell office:value-type="float" office:value="4000">
            <text:p>4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ｴ</text:p>
          </table:table-cell>
          <table:table-cell/>
          <table:table-cell office:value-type="float" office:value="5000">
            <text:p>5000</text:p>
          </table:table-cell>
          <table:table-cell office:value-type="float" office:value="17500">
            <text:p>175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ｱ</text:p>
          </table:table-cell>
          <table:table-cell/>
          <table:table-cell office:value-type="float" office:value="2000">
            <text:p>2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66">
            <text:p>66</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ｲ</text:p>
          </table:table-cell>
          <table:table-cell/>
          <table:table-cell office:value-type="float" office:value="3000">
            <text:p>3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ｳ</text:p>
          </table:table-cell>
          <table:table-cell/>
          <table:table-cell office:value-type="float" office:value="4000">
            <text:p>4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ｴ</text:p>
          </table:table-cell>
          <table:table-cell/>
          <table:table-cell office:value-type="float" office:value="5000">
            <text:p>5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ｵ</text:p>
          </table:table-cell>
          <table:table-cell/>
          <table:table-cell office:value-type="float" office:value="6000">
            <text:p>6000</text:p>
          </table:table-cell>
          <table:table-cell office:value-type="float" office:value="18500">
            <text:p>185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ｱ</text:p>
          </table:table-cell>
          <table:table-cell/>
          <table:table-cell office:value-type="float" office:value="2000">
            <text:p>2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2"/>
        </table:table-row>
        <table:table-row table:style-name="ro4">
          <table:table-cell office:value-type="string">
            <text:p>4</text:p>
          </table:table-cell>
          <table:table-cell office:value-type="string">
            <text:p>7</text:p>
          </table:table-cell>
          <table:table-cell office:value-type="string">
            <text:p>ｲ</text:p>
          </table:table-cell>
          <table:table-cell/>
          <table:table-cell office:value-type="float" office:value="4000">
            <text:p>4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91">
            <text:p>91</text:p>
          </table:table-cell>
          <table:table-cell table:style-name="ce457" office:value-type="string">
            <text:p>@@医療保護-X-入所施設@@ </text:p>
          </table:table-cell>
          <table:table-cell office:value-type="string">
            <text:p>生活訓練施設（援護寮）</text:p>
          </table:table-cell>
          <table:table-cell office:value-type="string">
            <text:p>福祉ホーム</text:p>
          </table:table-cell>
          <table:table-cell office:value-type="string">
            <text:p>グループホーム</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ｳ</text:p>
          </table:table-cell>
          <table:table-cell/>
          <table:table-cell office:value-type="float" office:value="6000">
            <text:p>6000</text:p>
          </table:table-cell>
          <table:table-cell office:value-type="float" office:value="19500">
            <text:p>19500</text:p>
          </table:table-cell>
          <table:table-cell office:value-type="float" office:value="1500">
            <text:p>1500</text:p>
          </table:table-cell>
          <table:table-cell office:value-type="float" office:value="500">
            <text:p>500</text:p>
          </table:table-cell>
          <table:table-cell/>
          <table:table-cell office:value-type="float" office:value="95">
            <text:p>95</text:p>
          </table:table-cell>
          <table:table-cell table:style-name="ce457" office:value-type="string">
            <text:p>@@医療保護-X-通所施設@@ </text:p>
          </table:table-cell>
          <table:table-cell office:value-type="string">
            <text:p>通所授産施設</text:p>
          </table:table-cell>
          <table:table-cell office:value-type="string">
            <text:p>小規模授産施設</text:p>
          </table:table-cell>
          <table:table-cell office:value-type="string">
            <text:p>地域作業所</text:p>
          </table:table-cell>
          <table:table-cell office:value-type="string">
            <text:p>生活支援センター</text:p>
          </table:table-cell>
          <table:table-cell office:value-type="string">
            <text:p>その他</text:p>
          </table:table-cell>
          <table:table-cell table:number-columns-repeated="2"/>
        </table:table-row>
        <table:table-row table:style-name="ro4">
          <table:table-cell office:value-type="string">
            <text:p>4</text:p>
          </table:table-cell>
          <table:table-cell office:value-type="string">
            <text:p>8</text:p>
          </table:table-cell>
          <table:table-cell office:value-type="string">
            <text:p>1</text:p>
          </table:table-cell>
          <table:table-cell/>
          <table:table-cell office:value-type="float" office:value="2000">
            <text:p>2000</text:p>
          </table:table-cell>
          <table:table-cell office:value-type="float" office:value="22000">
            <text:p>2200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table:style-name="ce457" office:value-type="string">
            <text:p>@@医療保護-X-在宅サービス@@ </text:p>
          </table:table-cell>
          <table:table-cell office:value-type="string">
            <text:p>訪問介護（ホームヘルプサービス）</text:p>
          </table:table-cell>
          <table:table-cell office:value-type="string">
            <text:p>保健所による相談、訪問(訪問指導）</text:p>
          </table:table-cell>
          <table:table-cell office:value-type="string">
            <text:p>その他</text:p>
          </table:table-cell>
          <table:table-cell table:number-columns-repeated="4"/>
        </table:table-row>
        <table:table-row table:style-name="ro4">
          <table:table-cell office:value-type="string">
            <text:p>4</text:p>
          </table:table-cell>
          <table:table-cell office:value-type="string">
            <text:p>8</text:p>
          </table:table-cell>
          <table:table-cell office:value-type="string">
            <text:p>2</text:p>
          </table:table-cell>
          <table:table-cell/>
          <table:table-cell office:value-type="float" office:value="4000">
            <text:p>4000</text:p>
          </table:table-cell>
          <table:table-cell office:value-type="float" office:value="22000">
            <text:p>22000</text:p>
          </table:table-cell>
          <table:table-cell office:value-type="float" office:value="1300">
            <text:p>1300</text:p>
          </table:table-cell>
          <table:table-cell office:value-type="float" office:value="500">
            <text:p>500</text:p>
          </table:table-cell>
          <table:table-cell/>
          <table:table-cell office:value-type="float" office:value="103">
            <text:p>103</text:p>
          </table:table-cell>
          <table:table-cell table:style-name="ce457" office:value-type="string">
            <text:p>@@医療保護-X-自立支援医師@@</text:p>
          </table:table-cell>
          <table:table-cell office:value-type="string">
            <text:p>指定</text:p>
          </table:table-cell>
          <table:table-cell office:value-type="string">
            <text:p>年</text:p>
          </table:table-cell>
          <table:table-cell table:number-columns-repeated="5"/>
        </table:table-row>
        <table:table-row table:style-name="ro4">
          <table:table-cell office:value-type="string">
            <text:p>4</text:p>
          </table:table-cell>
          <table:table-cell office:value-type="string">
            <text:p>8</text:p>
          </table:table-cell>
          <table:table-cell office:value-type="string">
            <text:p>3</text:p>
          </table:table-cell>
          <table:table-cell/>
          <table:table-cell office:value-type="float" office:value="6000">
            <text:p>6000</text:p>
          </table:table-cell>
          <table:table-cell office:value-type="float" office:value="22000">
            <text:p>22000</text:p>
          </table:table-cell>
          <table:table-cell office:value-type="float" office:value="1200">
            <text:p>1200</text:p>
          </table:table-cell>
          <table:table-cell office:value-type="float" office:value="500">
            <text:p>500</text:p>
          </table:table-cell>
          <table:table-cell/>
          <table:table-cell office:value-type="float" office:value="105">
            <text:p>105</text:p>
          </table:table-cell>
          <table:table-cell table:style-name="ce457" office:value-type="string">
            <text:p>@@医療保護-X-初診日確認方法@@</text:p>
          </table:table-cell>
          <table:table-cell office:value-type="string">
            <text:p>診療</text:p>
          </table:table-cell>
          <table:table-cell office:value-type="string">
            <text:p>本人</text:p>
          </table:table-cell>
          <table:table-cell table:number-columns-repeated="5"/>
        </table:table-row>
        <table:table-row table:style-name="ro4">
          <table:table-cell office:value-type="string">
            <text:p>4</text:p>
          </table:table-cell>
          <table:table-cell office:value-type="string">
            <text:p>9</text:p>
          </table:table-cell>
          <table:table-cell office:value-type="string">
            <text:p>ｱ</text:p>
          </table:table-cell>
          <table:table-cell/>
          <table:table-cell office:value-type="float" office:value="2000">
            <text:p>2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07">
            <text:p>107</text:p>
          </table:table-cell>
          <table:table-cell table:style-name="ce457" office:value-type="string">
            <text:p>XXX</text:p>
          </table:table-cell>
          <table:table-cell table:number-columns-repeated="7"/>
        </table:table-row>
        <table:table-row table:style-name="ro4">
          <table:table-cell office:value-type="string">
            <text:p>4</text:p>
          </table:table-cell>
          <table:table-cell office:value-type="string">
            <text:p>9</text:p>
          </table:table-cell>
          <table:table-cell office:value-type="string">
            <text:p>ｲ</text:p>
          </table:table-cell>
          <table:table-cell/>
          <table:table-cell office:value-type="float" office:value="3000">
            <text:p>3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ｳ</text:p>
          </table:table-cell>
          <table:table-cell/>
          <table:table-cell office:value-type="float" office:value="4000">
            <text:p>40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ｴ</text:p>
          </table:table-cell>
          <table:table-cell/>
          <table:table-cell office:value-type="float" office:value="5000">
            <text:p>50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text:p>
          </table:table-cell>
          <table:table-cell/>
          <table:table-cell office:value-type="float" office:value="3400">
            <text:p>3400</text:p>
          </table:table-cell>
          <table:table-cell office:value-type="float" office:value="27050">
            <text:p>27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ｱ</text:p>
          </table:table-cell>
          <table:table-cell/>
          <table:table-cell office:value-type="float" office:value="7900">
            <text:p>7900</text:p>
          </table:table-cell>
          <table:table-cell office:value-type="float" office:value="27050">
            <text:p>270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ｲ</text:p>
          </table:table-cell>
          <table:table-cell/>
          <table:table-cell office:value-type="float" office:value="9900">
            <text:p>9900</text:p>
          </table:table-cell>
          <table:table-cell office:value-type="float" office:value="27050">
            <text:p>270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ｳ</text:p>
          </table:table-cell>
          <table:table-cell/>
          <table:table-cell office:value-type="float" office:value="11800">
            <text:p>11800</text:p>
          </table:table-cell>
          <table:table-cell office:value-type="float" office:value="27050">
            <text:p>270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ｱ</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ｲ</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ｳ</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13300">
            <text:p>13300</text:p>
          </table:table-cell>
          <table:table-cell office:value-type="float" office:value="25550">
            <text:p>25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6</text:p>
          </table:table-cell>
          <table:table-cell table:number-columns-repeated="2" office:value-type="string">
            <text:p>2</text:p>
          </table:table-cell>
          <table:table-cell/>
          <table:table-cell office:value-type="float" office:value="17300">
            <text:p>173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13300">
            <text:p>13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17300">
            <text:p>17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5</text:p>
          </table:table-cell>
          <table:table-cell/>
          <table:table-cell office:value-type="float" office:value="13300">
            <text:p>133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6</text:p>
          </table:table-cell>
          <table:table-cell/>
          <table:table-cell office:value-type="float" office:value="19000">
            <text:p>19000</text:p>
          </table:table-cell>
          <table:table-cell office:value-type="float" office:value="26550">
            <text:p>26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1</text:p>
          </table:table-cell>
          <table:table-cell/>
          <table:table-cell office:value-type="float" office:value="18000">
            <text:p>18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2</text:p>
          </table:table-cell>
          <table:table-cell/>
          <table:table-cell office:value-type="float" office:value="19000">
            <text:p>19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1</text:p>
          </table:table-cell>
          <table:table-cell/>
          <table:table-cell office:value-type="float" office:value="25800">
            <text:p>25800</text:p>
          </table:table-cell>
          <table:table-cell office:value-type="float" office:value="2000">
            <text:p>20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34500">
            <text:p>345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36000">
            <text:p>360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4950">
            <text:p>4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5950">
            <text:p>5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7100">
            <text:p>7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8100">
            <text:p>8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9100">
            <text:p>9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0100">
            <text:p>10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1100">
            <text:p>11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2100">
            <text:p>12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1</text:p>
          </table:table-cell>
          <table:table-cell/>
          <table:table-cell office:value-type="float" office:value="34500">
            <text:p>34500</text:p>
          </table:table-cell>
          <table:table-cell office:value-type="float" office:value="4950">
            <text:p>495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2</text:p>
          </table:table-cell>
          <table:table-cell/>
          <table:table-cell office:value-type="float" office:value="34500">
            <text:p>34500</text:p>
          </table:table-cell>
          <table:table-cell office:value-type="float" office:value="6600">
            <text:p>6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3</text:p>
          </table:table-cell>
          <table:table-cell/>
          <table:table-cell office:value-type="float" office:value="34500">
            <text:p>34500</text:p>
          </table:table-cell>
          <table:table-cell office:value-type="float" office:value="8100">
            <text:p>8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4</text:p>
          </table:table-cell>
          <table:table-cell/>
          <table:table-cell office:value-type="float" office:value="34500">
            <text:p>34500</text:p>
          </table:table-cell>
          <table:table-cell office:value-type="float" office:value="10100">
            <text:p>10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5</text:p>
          </table:table-cell>
          <table:table-cell/>
          <table:table-cell office:value-type="float" office:value="34500">
            <text:p>34500</text:p>
          </table:table-cell>
          <table:table-cell office:value-type="float" office:value="11600">
            <text:p>11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1</text:p>
          </table:table-cell>
          <table:table-cell/>
          <table:table-cell office:value-type="float" office:value="25000">
            <text:p>25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2</text:p>
          </table:table-cell>
          <table:table-cell/>
          <table:table-cell office:value-type="float" office:value="28500">
            <text:p>28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3</text:p>
          </table:table-cell>
          <table:table-cell/>
          <table:table-cell office:value-type="float" office:value="30500">
            <text:p>30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1</text:p>
          </table:table-cell>
          <table:table-cell/>
          <table:table-cell office:value-type="float" office:value="25000">
            <text:p>25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2</text:p>
          </table:table-cell>
          <table:table-cell/>
          <table:table-cell office:value-type="float" office:value="27500">
            <text:p>27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3</text:p>
          </table:table-cell>
          <table:table-cell/>
          <table:table-cell office:value-type="float" office:value="29500">
            <text:p>29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5</text:p>
          </table:table-cell>
          <table:table-cell/>
          <table:table-cell office:value-type="float" office:value="34500">
            <text:p>34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2</text:p>
          </table:table-cell>
          <table:table-cell/>
          <table:table-cell office:value-type="float" office:value="30500">
            <text:p>30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3</text:p>
          </table:table-cell>
          <table:table-cell/>
          <table:table-cell office:value-type="float" office:value="34500">
            <text:p>34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4">
          <table:table-cell office:value-type="string">
            <text:p>EOF</text:p>
          </table:table-cell>
          <table:table-cell table:number-columns-repeated="17"/>
        </table:table-row>
        <table:table-row table:style-name="ro4">
          <table:table-cell table:number-columns-repeated="18"/>
        </table:table-row>
        <table:table-row table:style-name="ro4">
          <table:table-cell office:value-type="string">
            <text:p>1</text:p>
          </table:table-cell>
          <table:table-cell table:number-columns-repeated="3"/>
          <table:table-cell office:value-type="float" office:value="2000">
            <text:p>2000</text:p>
          </table:table-cell>
          <table:table-cell office:value-type="float" office:value="13000">
            <text:p>1300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7"/>
        </table:table-row>
        <table:table-row table:style-name="ro4">
          <table:table-cell office:value-type="string">
            <text:p>2</text:p>
          </table:table-cell>
          <table:table-cell table:number-columns-repeated="3"/>
          <table:table-cell office:value-type="float" office:value="2000">
            <text:p>2000</text:p>
          </table:table-cell>
          <table:table-cell office:value-type="float" office:value="14000">
            <text:p>14000</text:p>
          </table:table-cell>
          <table:table-cell table:number-columns-repeated="2" office:value-type="float" office:value="600">
            <text:p>600</text:p>
          </table:table-cell>
          <table:table-cell table:number-columns-repeated="10"/>
        </table:table-row>
        <table:table-row table:style-name="ro4">
          <table:table-cell office:value-type="string">
            <text:p>3</text:p>
          </table:table-cell>
          <table:table-cell table:number-columns-repeated="3"/>
          <table:table-cell office:value-type="float" office:value="2000">
            <text:p>2000</text:p>
          </table:table-cell>
          <table:table-cell office:value-type="float" office:value="15000">
            <text:p>15000</text:p>
          </table:table-cell>
          <table:table-cell table:number-columns-repeated="2" office:value-type="float" office:value="600">
            <text:p>600</text:p>
          </table:table-cell>
          <table:table-cell table:number-columns-repeated="10"/>
        </table:table-row>
        <table:table-row table:style-name="ro4">
          <table:table-cell office:value-type="string">
            <text:p>4</text:p>
          </table:table-cell>
          <table:table-cell table:number-columns-repeated="3"/>
          <table:table-cell office:value-type="float" office:value="2000">
            <text:p>2000</text:p>
          </table:table-cell>
          <table:table-cell office:value-type="float" office:value="16000">
            <text:p>16000</text:p>
          </table:table-cell>
          <table:table-cell table:number-columns-repeated="2" office:value-type="float" office:value="600">
            <text:p>600</text:p>
          </table:table-cell>
          <table:table-cell table:number-columns-repeated="10"/>
        </table:table-row>
        <table:table-row table:style-name="ro4">
          <table:table-cell office:value-type="string">
            <text:p>5</text:p>
          </table:table-cell>
          <table:table-cell table:number-columns-repeated="3"/>
          <table:table-cell office:value-type="float" office:value="2000">
            <text:p>2000</text:p>
          </table:table-cell>
          <table:table-cell office:value-type="float" office:value="17000">
            <text:p>17000</text:p>
          </table:table-cell>
          <table:table-cell table:number-columns-repeated="2" office:value-type="float" office:value="600">
            <text:p>600</text:p>
          </table:table-cell>
          <table:table-cell table:number-columns-repeated="10"/>
        </table:table-row>
        <table:table-row table:style-name="ro4">
          <table:table-cell office:value-type="string">
            <text:p>6</text:p>
          </table:table-cell>
          <table:table-cell table:number-columns-repeated="3"/>
          <table:table-cell office:value-type="float" office:value="2000">
            <text:p>2000</text:p>
          </table:table-cell>
          <table:table-cell office:value-type="float" office:value="18000">
            <text:p>18000</text:p>
          </table:table-cell>
          <table:table-cell table:number-columns-repeated="2" office:value-type="float" office:value="600">
            <text:p>600</text:p>
          </table:table-cell>
          <table:table-cell table:number-columns-repeated="10"/>
        </table:table-row>
        <table:table-row table:style-name="ro4">
          <table:table-cell office:value-type="string">
            <text:p>7</text:p>
          </table:table-cell>
          <table:table-cell table:number-columns-repeated="3"/>
          <table:table-cell office:value-type="float" office:value="2000">
            <text:p>2000</text:p>
          </table:table-cell>
          <table:table-cell office:value-type="float" office:value="19000">
            <text:p>19000</text:p>
          </table:table-cell>
          <table:table-cell table:number-columns-repeated="2" office:value-type="float" office:value="600">
            <text:p>600</text:p>
          </table:table-cell>
          <table:table-cell table:number-columns-repeated="10"/>
        </table:table-row>
        <table:table-row table:style-name="ro4">
          <table:table-cell office:value-type="string">
            <text:p>8</text:p>
          </table:table-cell>
          <table:table-cell table:number-columns-repeated="3"/>
          <table:table-cell office:value-type="float" office:value="2000">
            <text:p>2000</text:p>
          </table:table-cell>
          <table:table-cell office:value-type="float" office:value="20500">
            <text:p>20500</text:p>
          </table:table-cell>
          <table:table-cell table:number-columns-repeated="2" office:value-type="float" office:value="600">
            <text:p>600</text:p>
          </table:table-cell>
          <table:table-cell table:number-columns-repeated="10"/>
        </table:table-row>
        <table:table-row table:style-name="ro4">
          <table:table-cell office:value-type="string">
            <text:p>9</text:p>
          </table:table-cell>
          <table:table-cell table:number-columns-repeated="3"/>
          <table:table-cell office:value-type="float" office:value="2000">
            <text:p>2000</text:p>
          </table:table-cell>
          <table:table-cell office:value-type="float" office:value="20000">
            <text:p>20000</text:p>
          </table:table-cell>
          <table:table-cell table:number-columns-repeated="2" office:value-type="float" office:value="600">
            <text:p>600</text:p>
          </table:table-cell>
          <table:table-cell table:number-columns-repeated="10"/>
        </table:table-row>
        <table:table-row table:style-name="ro4">
          <table:table-cell office:value-type="string">
            <text:p>10</text:p>
          </table:table-cell>
          <table:table-cell table:number-columns-repeated="3"/>
          <table:table-cell office:value-type="float" office:value="2000">
            <text:p>2000</text:p>
          </table:table-cell>
          <table:table-cell office:value-type="float" office:value="32000">
            <text:p>3200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office:value-type="string">
            <text:p>11</text:p>
          </table:table-cell>
          <table:table-cell table:number-columns-repeated="2"/>
          <table:table-cell office:value-type="string">
            <text:p><text:s/></text:p>
          </table:table-cell>
          <table:table-cell office:value-type="float" office:value="2000">
            <text:p>2000</text:p>
          </table:table-cell>
          <table:table-cell office:value-type="float" office:value="33000">
            <text:p>3300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table:number-columns-repeated="3" office:value-type="string">
            <text:p>EOF</text:p>
          </table:table-cell>
          <table:table-cell table:number-columns-repeated="15"/>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さざなみ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P0" style:volatile="true">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number:text>-</number:text>
      <number:number number:decimal-places="2"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style:text-properties fo:color="#ff0000"/>
      <number:text>-</number:text>
      <number:number number:decimal-places="2" number:min-integer-digits="1" number:grouping="true"/>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2P0" style:volatile="true">
      <number:number number:decimal-places="0" number:min-integer-digits="1"/>
      <number:text> </number:text>
    </number:number-style>
    <number:number-style style:name="N152">
      <number:text>(</number:text>
      <number:number number:decimal-places="0" number:min-integer-digits="1"/>
      <number:text>)</number:text>
      <style:map style:condition="value()&gt;=0" style:apply-style-name="N152P0"/>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1-10-27">2011/10/27</text:date>, <text:time>07:09: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7T07:09:16</dc:date>
    <meta:print-date>2008-12-03T17:42:00</meta:print-date>
    <meta:editing-cycles>136</meta:editing-cycles>
    <meta:editing-duration>PT65H27M18S</meta:editing-duration>
    <dc:creator>medex </dc:creator>
    <meta:document-statistic meta:table-count="4" meta:cell-count="2066" meta:object-count="55"/>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8,9),tx(28,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知的障害（精神遅滞）"
     ss(10,0) = "ア：軽度"
     ss(10,1) = "イ：中等度"
     ss(10,2) = "ウ：重度"
     ss(11,0) = "２：認知症"
     ss(12,0) = "ア：軽度"
     ss(12,1) = "イ：中等度"
     ss(12,2) = "ウ：重度"
     ss(13,0) = "通院精神療法"
     ss(13,1) = "精神分析療法"
     ss(13,2) = "精神科作業療法"
     ss(13,3) = "精神科デイケア"
     ss(13,4) = "てんかん指導料"
     ss(13,5) = "その他"
     ss(13,6) = "なし"
     ss(14,0) = "無"
     ss(14,1) = "有"
     ss(15,0) = "入院"
     ss(15,1) = "入所（施設名）"
     ss(15,2) = "在宅"
     ss(15,3) = "その他"
     ss(16,0) = "自発的にできる"
     ss(16,1) = "自発的にできるが援助が必要"
     ss(16,2) = "援助があればできる"
     ss(16,3) = "できない"
     ss(17,0) = "自発的にできる"
     ss(17,1) = "自発的にできるが援助が必要"
     ss(17,2) = "援助があればできる"
     ss(17,3) = "できない"
     ss(18,0) = "適切にできる"
     ss(18,1) = "概ねできるが援助が必要"
     ss(18,2) = "援助があればできる"
     ss(18,3) = "できない"
     ss(19,0) = "適切にできる"
     ss(19,1) = "概ねできるが援助が必要"
     ss(19,2) = "援助があればできる"
     ss(19,3) = "できない"
     ss(20,0) = "適切にできる"
     ss(20,1) = "概ねできるが援助が必要"
     ss(20,2) = "援助があればできる"
     ss(20,3) = "できない"
     ss(21,0) = "適切にできる"
     ss(21,1) = "概ねできるが援助が必要"
     ss(21,2) = "援助があればできる"
     ss(21,3) = "できない"
     ss(22,0) = "適切にできる"
     ss(22,1) = "概ねできるが援助が必要"
     ss(22,2) = "援助があればできる"
     ss(22,3) = "できない"
     ss(23,0) = "適切にできる"
     ss(23,1) = "概ねできるが援助が必要"
     ss(23,2) = "援助があればできる"
     ss(23,3) = "できない"
     ss(24,0) = "ア　"
     ss(24,1) = "イ　"
     ss(24,2) = "ウ　"
     ss(24,3) = "エ　"
     ss(24,4) = "オ　"
     ss(25,0) = "生活訓練施設（援護寮）"
     ss(25,1) = "福祉ホーム"
     ss(25,2) = "グループホーム"
     ss(25,3) = "その他"
     ss(26,0) = "通所授産施設"
     ss(26,1) = "小規模授産施設"
     ss(26,2) = "地域作業所"
     ss(26,3) = "生活支援センター"
     ss(26,4) = "その他"
     ss(27,0) = "訪問介護（ホームヘルプサービス）"
     ss(27,1) = "保健所による相談、訪問(訪問指導）"
     ss(27,2) = "その他"

   Sheet = ThisComponent.Sheets(3)   
  ii =0 
' 30 is maxindex+1

  do until ii = 28
   jj=0
   do until jj=10
    
   Sheet.getCellByPosition(11+jj,ii).String = ss(ii,jj)
   jj= jj+1
   loop
   
   ii=ii+1
   loop
   
 honban:

   ' shoki-settei


     
     
 
 Sheet = ThisComponent.Sheets(3)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Sheet0.getCellRangeByName(siteii3).String = "レ"
   	 		Sheet1.getCellRangeByName(siteii3).String = "レ"
   	 		Sheet2.getCellRangeByName(siteii3).String = "レ"
    	end if
   	 	if cols=1 then
     				Sheet0.getCellRangeByName(siteii4).String = "レ"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0.getCellRangeByName("CV11").String = age
	
	Sheet = ThisComponent.Sheets(1)
	Sheet.getCellByPosition(31,5).String = age
	
	Sheet = ThisComponent.Sheets(2)
	Sheet.getCellByPosition(31,5).String = age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